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 style:data-style-name="N118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8"/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18">
      <style:table-cell-properties fo:background-color="#ffff00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10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time=</text:p>
          </table:table-cell>
          <table:table-cell office:value-type="float" office:value="6286" calcext:value-type="float">
            <text:p>628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time=</text:p>
          </table:table-cell>
          <table:table-cell office:value-type="float" office:value="6360" calcext:value-type="float">
            <text:p>6360</text:p>
          </table:table-cell>
          <table:table-cell table:formula="of:=1000*([.B2]-[.B1])/[.I2]" office:value-type="float" office:value="148.648648648649" calcext:value-type="float">
            <text:p>148.6486486486</text:p>
          </table:table-cell>
          <table:table-cell table:formula="of:=1000*([.D2]-[.D1])/[.I2]" office:value-type="float" office:value="189.189189189189" calcext:value-type="float">
            <text:p>189.1891891892</text:p>
          </table:table-cell>
          <table:table-cell table:formula="of:=[.F2]-[.F1]" office:value-type="float" office:value="74" calcext:value-type="float">
            <text:p>74</text:p>
          </table:table-cell>
          <table:table-cell table:formula="of:=10/[.G2]" office:value-type="float" office:value="0.0672727272727273" calcext:value-type="float">
            <text:p>0.0672727273</text:p>
          </table:table-cell>
          <table:table-cell table:formula="of:=10/[.H2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time=</text:p>
          </table:table-cell>
          <table:table-cell office:value-type="float" office:value="6433" calcext:value-type="float">
            <text:p>6433</text:p>
          </table:table-cell>
          <table:table-cell table:formula="of:=1000*([.B3]-[.B2])/[.I3]" office:value-type="float" office:value="164.383561643836" calcext:value-type="float">
            <text:p>164.3835616438</text:p>
          </table:table-cell>
          <table:table-cell table:formula="of:=1000*([.D3]-[.D2])/[.I3]" office:value-type="float" office:value="191.780821917808" calcext:value-type="float">
            <text:p>191.7808219178</text:p>
          </table:table-cell>
          <table:table-cell table:formula="of:=[.F3]-[.F2]" office:value-type="float" office:value="73" calcext:value-type="float">
            <text:p>73</text:p>
          </table:table-cell>
          <table:table-cell table:formula="of:=10/[.G3]" office:value-type="float" office:value="0.0608333333333333" calcext:value-type="float">
            <text:p>0.0608333333</text:p>
          </table:table-cell>
          <table:table-cell table:formula="of:=10/[.H3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time=</text:p>
          </table:table-cell>
          <table:table-cell office:value-type="float" office:value="6507" calcext:value-type="float">
            <text:p>6507</text:p>
          </table:table-cell>
          <table:table-cell table:formula="of:=1000*([.B4]-[.B3])/[.I4]" office:value-type="float" office:value="162.162162162162" calcext:value-type="float">
            <text:p>162.1621621622</text:p>
          </table:table-cell>
          <table:table-cell table:formula="of:=1000*([.D4]-[.D3])/[.I4]" office:value-type="float" office:value="189.189189189189" calcext:value-type="float">
            <text:p>189.1891891892</text:p>
          </table:table-cell>
          <table:table-cell table:formula="of:=[.F4]-[.F3]" office:value-type="float" office:value="74" calcext:value-type="float">
            <text:p>74</text:p>
          </table:table-cell>
          <table:table-cell table:formula="of:=10/[.G4]" office:value-type="float" office:value="0.0616666666666667" calcext:value-type="float">
            <text:p>0.0616666667</text:p>
          </table:table-cell>
          <table:table-cell table:formula="of:=10/[.H4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time=</text:p>
          </table:table-cell>
          <table:table-cell office:value-type="float" office:value="6581" calcext:value-type="float">
            <text:p>6581</text:p>
          </table:table-cell>
          <table:table-cell table:formula="of:=1000*([.B5]-[.B4])/[.I5]" office:value-type="float" office:value="162.162162162162" calcext:value-type="float">
            <text:p>162.1621621622</text:p>
          </table:table-cell>
          <table:table-cell table:formula="of:=1000*([.D5]-[.D4])/[.I5]" office:value-type="float" office:value="189.189189189189" calcext:value-type="float">
            <text:p>189.1891891892</text:p>
          </table:table-cell>
          <table:table-cell table:formula="of:=[.F5]-[.F4]" office:value-type="float" office:value="74" calcext:value-type="float">
            <text:p>74</text:p>
          </table:table-cell>
          <table:table-cell table:formula="of:=10/[.G5]" office:value-type="float" office:value="0.0616666666666667" calcext:value-type="float">
            <text:p>0.0616666667</text:p>
          </table:table-cell>
          <table:table-cell table:formula="of:=10/[.H5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/>time=</text:p>
          </table:table-cell>
          <table:table-cell office:value-type="float" office:value="6654" calcext:value-type="float">
            <text:p>6654</text:p>
          </table:table-cell>
          <table:table-cell table:formula="of:=1000*([.B6]-[.B5])/[.I6]" office:value-type="float" office:value="164.383561643836" calcext:value-type="float">
            <text:p>164.3835616438</text:p>
          </table:table-cell>
          <table:table-cell table:formula="of:=1000*([.D6]-[.D5])/[.I6]" office:value-type="float" office:value="191.780821917808" calcext:value-type="float">
            <text:p>191.7808219178</text:p>
          </table:table-cell>
          <table:table-cell table:formula="of:=[.F6]-[.F5]" office:value-type="float" office:value="73" calcext:value-type="float">
            <text:p>73</text:p>
          </table:table-cell>
          <table:table-cell table:formula="of:=10/[.G6]" office:value-type="float" office:value="0.0608333333333333" calcext:value-type="float">
            <text:p>0.0608333333</text:p>
          </table:table-cell>
          <table:table-cell table:formula="of:=10/[.H6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time=</text:p>
          </table:table-cell>
          <table:table-cell office:value-type="float" office:value="6728" calcext:value-type="float">
            <text:p>6728</text:p>
          </table:table-cell>
          <table:table-cell table:formula="of:=1000*([.B7]-[.B6])/[.I7]" office:value-type="float" office:value="148.648648648649" calcext:value-type="float">
            <text:p>148.6486486486</text:p>
          </table:table-cell>
          <table:table-cell table:formula="of:=1000*([.D7]-[.D6])/[.I7]" office:value-type="float" office:value="189.189189189189" calcext:value-type="float">
            <text:p>189.1891891892</text:p>
          </table:table-cell>
          <table:table-cell table:formula="of:=[.F7]-[.F6]" office:value-type="float" office:value="74" calcext:value-type="float">
            <text:p>74</text:p>
          </table:table-cell>
          <table:table-cell table:formula="of:=10/[.G7]" office:value-type="float" office:value="0.0672727272727273" calcext:value-type="float">
            <text:p>0.0672727273</text:p>
          </table:table-cell>
          <table:table-cell table:formula="of:=10/[.H7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time=</text:p>
          </table:table-cell>
          <table:table-cell office:value-type="float" office:value="6803" calcext:value-type="float">
            <text:p>6803</text:p>
          </table:table-cell>
          <table:table-cell table:formula="of:=1000*([.B8]-[.B7])/[.I8]" office:value-type="float" office:value="160" calcext:value-type="float">
            <text:p>160</text:p>
          </table:table-cell>
          <table:table-cell table:formula="of:=1000*([.D8]-[.D7])/[.I8]" office:value-type="float" office:value="186.666666666667" calcext:value-type="float">
            <text:p>186.6666666667</text:p>
          </table:table-cell>
          <table:table-cell table:formula="of:=[.F8]-[.F7]" office:value-type="float" office:value="75" calcext:value-type="float">
            <text:p>75</text:p>
          </table:table-cell>
          <table:table-cell table:formula="of:=10/[.G8]" office:value-type="float" office:value="0.0625" calcext:value-type="float">
            <text:p>0.0625</text:p>
          </table:table-cell>
          <table:table-cell table:formula="of:=10/[.H8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time=</text:p>
          </table:table-cell>
          <table:table-cell office:value-type="float" office:value="6877" calcext:value-type="float">
            <text:p>6877</text:p>
          </table:table-cell>
          <table:table-cell table:formula="of:=1000*([.B9]-[.B8])/[.I9]" office:value-type="float" office:value="162.162162162162" calcext:value-type="float">
            <text:p>162.1621621622</text:p>
          </table:table-cell>
          <table:table-cell table:formula="of:=1000*([.D9]-[.D8])/[.I9]" office:value-type="float" office:value="189.189189189189" calcext:value-type="float">
            <text:p>189.1891891892</text:p>
          </table:table-cell>
          <table:table-cell table:formula="of:=[.F9]-[.F8]" office:value-type="float" office:value="74" calcext:value-type="float">
            <text:p>74</text:p>
          </table:table-cell>
          <table:table-cell table:formula="of:=10/[.G9]" office:value-type="float" office:value="0.0616666666666667" calcext:value-type="float">
            <text:p>0.0616666667</text:p>
          </table:table-cell>
          <table:table-cell table:formula="of:=10/[.H9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time=</text:p>
          </table:table-cell>
          <table:table-cell office:value-type="float" office:value="6950" calcext:value-type="float">
            <text:p>6950</text:p>
          </table:table-cell>
          <table:table-cell table:formula="of:=1000*([.B10]-[.B9])/[.I10]" office:value-type="float" office:value="164.383561643836" calcext:value-type="float">
            <text:p>164.3835616438</text:p>
          </table:table-cell>
          <table:table-cell table:formula="of:=1000*([.D10]-[.D9])/[.I10]" office:value-type="float" office:value="191.780821917808" calcext:value-type="float">
            <text:p>191.7808219178</text:p>
          </table:table-cell>
          <table:table-cell table:formula="of:=[.F10]-[.F9]" office:value-type="float" office:value="73" calcext:value-type="float">
            <text:p>73</text:p>
          </table:table-cell>
          <table:table-cell table:formula="of:=10/[.G10]" office:value-type="float" office:value="0.0608333333333333" calcext:value-type="float">
            <text:p>0.0608333333</text:p>
          </table:table-cell>
          <table:table-cell table:formula="of:=10/[.H10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<text:s/>time=</text:p>
          </table:table-cell>
          <table:table-cell office:value-type="float" office:value="7024" calcext:value-type="float">
            <text:p>7024</text:p>
          </table:table-cell>
          <table:table-cell table:formula="of:=1000*([.B11]-[.B10])/[.I11]" office:value-type="float" office:value="162.162162162162" calcext:value-type="float">
            <text:p>162.1621621622</text:p>
          </table:table-cell>
          <table:table-cell table:formula="of:=1000*([.D11]-[.D10])/[.I11]" office:value-type="float" office:value="189.189189189189" calcext:value-type="float">
            <text:p>189.1891891892</text:p>
          </table:table-cell>
          <table:table-cell table:formula="of:=[.F11]-[.F10]" office:value-type="float" office:value="74" calcext:value-type="float">
            <text:p>74</text:p>
          </table:table-cell>
          <table:table-cell table:formula="of:=10/[.G11]" office:value-type="float" office:value="0.0616666666666667" calcext:value-type="float">
            <text:p>0.0616666667</text:p>
          </table:table-cell>
          <table:table-cell table:formula="of:=10/[.H11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time=</text:p>
          </table:table-cell>
          <table:table-cell office:value-type="float" office:value="7098" calcext:value-type="float">
            <text:p>7098</text:p>
          </table:table-cell>
          <table:table-cell table:formula="of:=1000*([.B12]-[.B11])/[.I12]" office:value-type="float" office:value="162.162162162162" calcext:value-type="float">
            <text:p>162.1621621622</text:p>
          </table:table-cell>
          <table:table-cell table:formula="of:=1000*([.D12]-[.D11])/[.I12]" office:value-type="float" office:value="202.702702702703" calcext:value-type="float">
            <text:p>202.7027027027</text:p>
          </table:table-cell>
          <table:table-cell table:formula="of:=[.F12]-[.F11]" office:value-type="float" office:value="74" calcext:value-type="float">
            <text:p>74</text:p>
          </table:table-cell>
          <table:table-cell table:formula="of:=10/[.G12]" office:value-type="float" office:value="0.0616666666666667" calcext:value-type="float">
            <text:p>0.0616666667</text:p>
          </table:table-cell>
          <table:table-cell table:formula="of:=10/[.H12]" office:value-type="float" office:value="0.0493333333333333" calcext:value-type="float">
            <text:p>0.0493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time=</text:p>
          </table:table-cell>
          <table:table-cell office:value-type="float" office:value="7172" calcext:value-type="float">
            <text:p>7172</text:p>
          </table:table-cell>
          <table:table-cell table:formula="of:=1000*([.B13]-[.B12])/[.I13]" office:value-type="float" office:value="162.162162162162" calcext:value-type="float">
            <text:p>162.1621621622</text:p>
          </table:table-cell>
          <table:table-cell table:formula="of:=1000*([.D13]-[.D12])/[.I13]" office:value-type="float" office:value="189.189189189189" calcext:value-type="float">
            <text:p>189.1891891892</text:p>
          </table:table-cell>
          <table:table-cell table:formula="of:=[.F13]-[.F12]" office:value-type="float" office:value="74" calcext:value-type="float">
            <text:p>74</text:p>
          </table:table-cell>
          <table:table-cell table:formula="of:=10/[.G13]" office:value-type="float" office:value="0.0616666666666667" calcext:value-type="float">
            <text:p>0.0616666667</text:p>
          </table:table-cell>
          <table:table-cell table:formula="of:=10/[.H13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time=</text:p>
          </table:table-cell>
          <table:table-cell office:value-type="float" office:value="7245" calcext:value-type="float">
            <text:p>7245</text:p>
          </table:table-cell>
          <table:table-cell table:formula="of:=1000*([.B14]-[.B13])/[.I14]" office:value-type="float" office:value="150.684931506849" calcext:value-type="float">
            <text:p>150.6849315069</text:p>
          </table:table-cell>
          <table:table-cell table:formula="of:=1000*([.D14]-[.D13])/[.I14]" office:value-type="float" office:value="191.780821917808" calcext:value-type="float">
            <text:p>191.7808219178</text:p>
          </table:table-cell>
          <table:table-cell table:formula="of:=[.F14]-[.F13]" office:value-type="float" office:value="73" calcext:value-type="float">
            <text:p>73</text:p>
          </table:table-cell>
          <table:table-cell table:formula="of:=10/[.G14]" office:value-type="float" office:value="0.0663636363636364" calcext:value-type="float">
            <text:p>0.0663636364</text:p>
          </table:table-cell>
          <table:table-cell table:formula="of:=10/[.H14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time=</text:p>
          </table:table-cell>
          <table:table-cell office:value-type="float" office:value="7319" calcext:value-type="float">
            <text:p>7319</text:p>
          </table:table-cell>
          <table:table-cell table:formula="of:=1000*([.B15]-[.B14])/[.I15]" office:value-type="float" office:value="162.162162162162" calcext:value-type="float">
            <text:p>162.1621621622</text:p>
          </table:table-cell>
          <table:table-cell table:formula="of:=1000*([.D15]-[.D14])/[.I15]" office:value-type="float" office:value="189.189189189189" calcext:value-type="float">
            <text:p>189.1891891892</text:p>
          </table:table-cell>
          <table:table-cell table:formula="of:=[.F15]-[.F14]" office:value-type="float" office:value="74" calcext:value-type="float">
            <text:p>74</text:p>
          </table:table-cell>
          <table:table-cell table:formula="of:=10/[.G15]" office:value-type="float" office:value="0.0616666666666667" calcext:value-type="float">
            <text:p>0.0616666667</text:p>
          </table:table-cell>
          <table:table-cell table:formula="of:=10/[.H15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time=</text:p>
          </table:table-cell>
          <table:table-cell office:value-type="float" office:value="7393" calcext:value-type="float">
            <text:p>7393</text:p>
          </table:table-cell>
          <table:table-cell table:formula="of:=1000*([.B16]-[.B15])/[.I16]" office:value-type="float" office:value="162.162162162162" calcext:value-type="float">
            <text:p>162.1621621622</text:p>
          </table:table-cell>
          <table:table-cell table:formula="of:=1000*([.D16]-[.D15])/[.I16]" office:value-type="float" office:value="189.189189189189" calcext:value-type="float">
            <text:p>189.1891891892</text:p>
          </table:table-cell>
          <table:table-cell table:formula="of:=[.F16]-[.F15]" office:value-type="float" office:value="74" calcext:value-type="float">
            <text:p>74</text:p>
          </table:table-cell>
          <table:table-cell table:formula="of:=10/[.G16]" office:value-type="float" office:value="0.0616666666666667" calcext:value-type="float">
            <text:p>0.0616666667</text:p>
          </table:table-cell>
          <table:table-cell table:formula="of:=10/[.H16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<text:s/>time=</text:p>
          </table:table-cell>
          <table:table-cell office:value-type="float" office:value="7467" calcext:value-type="float">
            <text:p>7467</text:p>
          </table:table-cell>
          <table:table-cell table:formula="of:=1000*([.B17]-[.B16])/[.I17]" office:value-type="float" office:value="162.162162162162" calcext:value-type="float">
            <text:p>162.1621621622</text:p>
          </table:table-cell>
          <table:table-cell table:formula="of:=1000*([.D17]-[.D16])/[.I17]" office:value-type="float" office:value="189.189189189189" calcext:value-type="float">
            <text:p>189.1891891892</text:p>
          </table:table-cell>
          <table:table-cell table:formula="of:=[.F17]-[.F16]" office:value-type="float" office:value="74" calcext:value-type="float">
            <text:p>74</text:p>
          </table:table-cell>
          <table:table-cell table:formula="of:=10/[.G17]" office:value-type="float" office:value="0.0616666666666667" calcext:value-type="float">
            <text:p>0.0616666667</text:p>
          </table:table-cell>
          <table:table-cell table:formula="of:=10/[.H17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<text:s/>time=</text:p>
          </table:table-cell>
          <table:table-cell office:value-type="float" office:value="7541" calcext:value-type="float">
            <text:p>7541</text:p>
          </table:table-cell>
          <table:table-cell table:formula="of:=1000*([.B18]-[.B17])/[.I18]" office:value-type="float" office:value="148.648648648649" calcext:value-type="float">
            <text:p>148.6486486486</text:p>
          </table:table-cell>
          <table:table-cell table:formula="of:=1000*([.D18]-[.D17])/[.I18]" office:value-type="float" office:value="189.189189189189" calcext:value-type="float">
            <text:p>189.1891891892</text:p>
          </table:table-cell>
          <table:table-cell table:formula="of:=[.F18]-[.F17]" office:value-type="float" office:value="74" calcext:value-type="float">
            <text:p>74</text:p>
          </table:table-cell>
          <table:table-cell table:formula="of:=10/[.G18]" office:value-type="float" office:value="0.0672727272727273" calcext:value-type="float">
            <text:p>0.0672727273</text:p>
          </table:table-cell>
          <table:table-cell table:formula="of:=10/[.H18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<text:s/>time=</text:p>
          </table:table-cell>
          <table:table-cell office:value-type="float" office:value="7615" calcext:value-type="float">
            <text:p>7615</text:p>
          </table:table-cell>
          <table:table-cell table:formula="of:=1000*([.B19]-[.B18])/[.I19]" office:value-type="float" office:value="162.162162162162" calcext:value-type="float">
            <text:p>162.1621621622</text:p>
          </table:table-cell>
          <table:table-cell table:formula="of:=1000*([.D19]-[.D18])/[.I19]" office:value-type="float" office:value="189.189189189189" calcext:value-type="float">
            <text:p>189.1891891892</text:p>
          </table:table-cell>
          <table:table-cell table:formula="of:=[.F19]-[.F18]" office:value-type="float" office:value="74" calcext:value-type="float">
            <text:p>74</text:p>
          </table:table-cell>
          <table:table-cell table:formula="of:=10/[.G19]" office:value-type="float" office:value="0.0616666666666667" calcext:value-type="float">
            <text:p>0.0616666667</text:p>
          </table:table-cell>
          <table:table-cell table:formula="of:=10/[.H19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time=</text:p>
          </table:table-cell>
          <table:table-cell office:value-type="float" office:value="7689" calcext:value-type="float">
            <text:p>7689</text:p>
          </table:table-cell>
          <table:table-cell table:formula="of:=1000*([.B20]-[.B19])/[.I20]" office:value-type="float" office:value="162.162162162162" calcext:value-type="float">
            <text:p>162.1621621622</text:p>
          </table:table-cell>
          <table:table-cell table:formula="of:=1000*([.D20]-[.D19])/[.I20]" office:value-type="float" office:value="189.189189189189" calcext:value-type="float">
            <text:p>189.1891891892</text:p>
          </table:table-cell>
          <table:table-cell table:formula="of:=[.F20]-[.F19]" office:value-type="float" office:value="74" calcext:value-type="float">
            <text:p>74</text:p>
          </table:table-cell>
          <table:table-cell table:formula="of:=10/[.G20]" office:value-type="float" office:value="0.0616666666666667" calcext:value-type="float">
            <text:p>0.0616666667</text:p>
          </table:table-cell>
          <table:table-cell table:formula="of:=10/[.H20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<text:s/>time=</text:p>
          </table:table-cell>
          <table:table-cell office:value-type="float" office:value="7762" calcext:value-type="float">
            <text:p>7762</text:p>
          </table:table-cell>
          <table:table-cell table:formula="of:=1000*([.B21]-[.B20])/[.I21]" office:value-type="float" office:value="164.383561643836" calcext:value-type="float">
            <text:p>164.3835616438</text:p>
          </table:table-cell>
          <table:table-cell table:formula="of:=1000*([.D21]-[.D20])/[.I21]" office:value-type="float" office:value="191.780821917808" calcext:value-type="float">
            <text:p>191.7808219178</text:p>
          </table:table-cell>
          <table:table-cell table:formula="of:=[.F21]-[.F20]" office:value-type="float" office:value="73" calcext:value-type="float">
            <text:p>73</text:p>
          </table:table-cell>
          <table:table-cell table:formula="of:=10/[.G21]" office:value-type="float" office:value="0.0608333333333333" calcext:value-type="float">
            <text:p>0.0608333333</text:p>
          </table:table-cell>
          <table:table-cell table:formula="of:=10/[.H21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<text:s/>time=</text:p>
          </table:table-cell>
          <table:table-cell office:value-type="float" office:value="7836" calcext:value-type="float">
            <text:p>7836</text:p>
          </table:table-cell>
          <table:table-cell table:formula="of:=1000*([.B22]-[.B21])/[.I22]" office:value-type="float" office:value="162.162162162162" calcext:value-type="float">
            <text:p>162.1621621622</text:p>
          </table:table-cell>
          <table:table-cell table:formula="of:=1000*([.D22]-[.D21])/[.I22]" office:value-type="float" office:value="189.189189189189" calcext:value-type="float">
            <text:p>189.1891891892</text:p>
          </table:table-cell>
          <table:table-cell table:formula="of:=[.F22]-[.F21]" office:value-type="float" office:value="74" calcext:value-type="float">
            <text:p>74</text:p>
          </table:table-cell>
          <table:table-cell table:formula="of:=10/[.G22]" office:value-type="float" office:value="0.0616666666666667" calcext:value-type="float">
            <text:p>0.0616666667</text:p>
          </table:table-cell>
          <table:table-cell table:formula="of:=10/[.H22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<text:s/>time=</text:p>
          </table:table-cell>
          <table:table-cell office:value-type="float" office:value="7910" calcext:value-type="float">
            <text:p>7910</text:p>
          </table:table-cell>
          <table:table-cell table:formula="of:=1000*([.B23]-[.B22])/[.I23]" office:value-type="float" office:value="162.162162162162" calcext:value-type="float">
            <text:p>162.1621621622</text:p>
          </table:table-cell>
          <table:table-cell table:formula="of:=1000*([.D23]-[.D22])/[.I23]" office:value-type="float" office:value="189.189189189189" calcext:value-type="float">
            <text:p>189.1891891892</text:p>
          </table:table-cell>
          <table:table-cell table:formula="of:=[.F23]-[.F22]" office:value-type="float" office:value="74" calcext:value-type="float">
            <text:p>74</text:p>
          </table:table-cell>
          <table:table-cell table:formula="of:=10/[.G23]" office:value-type="float" office:value="0.0616666666666667" calcext:value-type="float">
            <text:p>0.0616666667</text:p>
          </table:table-cell>
          <table:table-cell table:formula="of:=10/[.H23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<text:s/>time=</text:p>
          </table:table-cell>
          <table:table-cell office:value-type="float" office:value="7984" calcext:value-type="float">
            <text:p>7984</text:p>
          </table:table-cell>
          <table:table-cell table:formula="of:=1000*([.B24]-[.B23])/[.I24]" office:value-type="float" office:value="148.648648648649" calcext:value-type="float">
            <text:p>148.6486486486</text:p>
          </table:table-cell>
          <table:table-cell table:formula="of:=1000*([.D24]-[.D23])/[.I24]" office:value-type="float" office:value="189.189189189189" calcext:value-type="float">
            <text:p>189.1891891892</text:p>
          </table:table-cell>
          <table:table-cell table:formula="of:=[.F24]-[.F23]" office:value-type="float" office:value="74" calcext:value-type="float">
            <text:p>74</text:p>
          </table:table-cell>
          <table:table-cell table:formula="of:=10/[.G24]" office:value-type="float" office:value="0.0672727272727273" calcext:value-type="float">
            <text:p>0.0672727273</text:p>
          </table:table-cell>
          <table:table-cell table:formula="of:=10/[.H24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<text:s/>time=</text:p>
          </table:table-cell>
          <table:table-cell office:value-type="float" office:value="8057" calcext:value-type="float">
            <text:p>8057</text:p>
          </table:table-cell>
          <table:table-cell table:formula="of:=1000*([.B25]-[.B24])/[.I25]" office:value-type="float" office:value="164.383561643836" calcext:value-type="float">
            <text:p>164.3835616438</text:p>
          </table:table-cell>
          <table:table-cell table:formula="of:=1000*([.D25]-[.D24])/[.I25]" office:value-type="float" office:value="191.780821917808" calcext:value-type="float">
            <text:p>191.7808219178</text:p>
          </table:table-cell>
          <table:table-cell table:formula="of:=[.F25]-[.F24]" office:value-type="float" office:value="73" calcext:value-type="float">
            <text:p>73</text:p>
          </table:table-cell>
          <table:table-cell table:formula="of:=10/[.G25]" office:value-type="float" office:value="0.0608333333333333" calcext:value-type="float">
            <text:p>0.0608333333</text:p>
          </table:table-cell>
          <table:table-cell table:formula="of:=10/[.H25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<text:s/>time=</text:p>
          </table:table-cell>
          <table:table-cell office:value-type="float" office:value="8131" calcext:value-type="float">
            <text:p>8131</text:p>
          </table:table-cell>
          <table:table-cell table:formula="of:=1000*([.B26]-[.B25])/[.I26]" office:value-type="float" office:value="162.162162162162" calcext:value-type="float">
            <text:p>162.1621621622</text:p>
          </table:table-cell>
          <table:table-cell table:formula="of:=1000*([.D26]-[.D25])/[.I26]" office:value-type="float" office:value="189.189189189189" calcext:value-type="float">
            <text:p>189.1891891892</text:p>
          </table:table-cell>
          <table:table-cell table:formula="of:=[.F26]-[.F25]" office:value-type="float" office:value="74" calcext:value-type="float">
            <text:p>74</text:p>
          </table:table-cell>
          <table:table-cell table:formula="of:=10/[.G26]" office:value-type="float" office:value="0.0616666666666667" calcext:value-type="float">
            <text:p>0.0616666667</text:p>
          </table:table-cell>
          <table:table-cell table:formula="of:=10/[.H26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time=</text:p>
          </table:table-cell>
          <table:table-cell office:value-type="float" office:value="8206" calcext:value-type="float">
            <text:p>8206</text:p>
          </table:table-cell>
          <table:table-cell table:formula="of:=1000*([.B27]-[.B26])/[.I27]" office:value-type="float" office:value="160" calcext:value-type="float">
            <text:p>160</text:p>
          </table:table-cell>
          <table:table-cell table:formula="of:=1000*([.D27]-[.D26])/[.I27]" office:value-type="float" office:value="186.666666666667" calcext:value-type="float">
            <text:p>186.6666666667</text:p>
          </table:table-cell>
          <table:table-cell table:formula="of:=[.F27]-[.F26]" office:value-type="float" office:value="75" calcext:value-type="float">
            <text:p>75</text:p>
          </table:table-cell>
          <table:table-cell table:formula="of:=10/[.G27]" office:value-type="float" office:value="0.0625" calcext:value-type="float">
            <text:p>0.0625</text:p>
          </table:table-cell>
          <table:table-cell table:formula="of:=10/[.H27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time=</text:p>
          </table:table-cell>
          <table:table-cell office:value-type="float" office:value="8280" calcext:value-type="float">
            <text:p>8280</text:p>
          </table:table-cell>
          <table:table-cell table:formula="of:=1000*([.B28]-[.B27])/[.I28]" office:value-type="float" office:value="148.648648648649" calcext:value-type="float">
            <text:p>148.6486486486</text:p>
          </table:table-cell>
          <table:table-cell table:formula="of:=1000*([.D28]-[.D27])/[.I28]" office:value-type="float" office:value="189.189189189189" calcext:value-type="float">
            <text:p>189.1891891892</text:p>
          </table:table-cell>
          <table:table-cell table:formula="of:=[.F28]-[.F27]" office:value-type="float" office:value="74" calcext:value-type="float">
            <text:p>74</text:p>
          </table:table-cell>
          <table:table-cell table:formula="of:=10/[.G28]" office:value-type="float" office:value="0.0672727272727273" calcext:value-type="float">
            <text:p>0.0672727273</text:p>
          </table:table-cell>
          <table:table-cell table:formula="of:=10/[.H28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time=</text:p>
          </table:table-cell>
          <table:table-cell office:value-type="float" office:value="8353" calcext:value-type="float">
            <text:p>8353</text:p>
          </table:table-cell>
          <table:table-cell table:formula="of:=1000*([.B29]-[.B28])/[.I29]" office:value-type="float" office:value="164.383561643836" calcext:value-type="float">
            <text:p>164.3835616438</text:p>
          </table:table-cell>
          <table:table-cell table:formula="of:=1000*([.D29]-[.D28])/[.I29]" office:value-type="float" office:value="191.780821917808" calcext:value-type="float">
            <text:p>191.7808219178</text:p>
          </table:table-cell>
          <table:table-cell table:formula="of:=[.F29]-[.F28]" office:value-type="float" office:value="73" calcext:value-type="float">
            <text:p>73</text:p>
          </table:table-cell>
          <table:table-cell table:formula="of:=10/[.G29]" office:value-type="float" office:value="0.0608333333333333" calcext:value-type="float">
            <text:p>0.0608333333</text:p>
          </table:table-cell>
          <table:table-cell table:formula="of:=10/[.H29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<text:s/>time=</text:p>
          </table:table-cell>
          <table:table-cell office:value-type="float" office:value="8427" calcext:value-type="float">
            <text:p>8427</text:p>
          </table:table-cell>
          <table:table-cell table:formula="of:=1000*([.B30]-[.B29])/[.I30]" office:value-type="float" office:value="162.162162162162" calcext:value-type="float">
            <text:p>162.1621621622</text:p>
          </table:table-cell>
          <table:table-cell table:formula="of:=1000*([.D30]-[.D29])/[.I30]" office:value-type="float" office:value="202.702702702703" calcext:value-type="float">
            <text:p>202.7027027027</text:p>
          </table:table-cell>
          <table:table-cell table:formula="of:=[.F30]-[.F29]" office:value-type="float" office:value="74" calcext:value-type="float">
            <text:p>74</text:p>
          </table:table-cell>
          <table:table-cell table:formula="of:=10/[.G30]" office:value-type="float" office:value="0.0616666666666667" calcext:value-type="float">
            <text:p>0.0616666667</text:p>
          </table:table-cell>
          <table:table-cell table:formula="of:=10/[.H30]" office:value-type="float" office:value="0.0493333333333333" calcext:value-type="float">
            <text:p>0.0493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<text:s/>time=</text:p>
          </table:table-cell>
          <table:table-cell office:value-type="float" office:value="8501" calcext:value-type="float">
            <text:p>8501</text:p>
          </table:table-cell>
          <table:table-cell table:formula="of:=1000*([.B31]-[.B30])/[.I31]" office:value-type="float" office:value="162.162162162162" calcext:value-type="float">
            <text:p>162.1621621622</text:p>
          </table:table-cell>
          <table:table-cell table:formula="of:=1000*([.D31]-[.D30])/[.I31]" office:value-type="float" office:value="189.189189189189" calcext:value-type="float">
            <text:p>189.1891891892</text:p>
          </table:table-cell>
          <table:table-cell table:formula="of:=[.F31]-[.F30]" office:value-type="float" office:value="74" calcext:value-type="float">
            <text:p>74</text:p>
          </table:table-cell>
          <table:table-cell table:formula="of:=10/[.G31]" office:value-type="float" office:value="0.0616666666666667" calcext:value-type="float">
            <text:p>0.0616666667</text:p>
          </table:table-cell>
          <table:table-cell table:formula="of:=10/[.H31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time=</text:p>
          </table:table-cell>
          <table:table-cell office:value-type="float" office:value="8574" calcext:value-type="float">
            <text:p>8574</text:p>
          </table:table-cell>
          <table:table-cell table:formula="of:=1000*([.B32]-[.B31])/[.I32]" office:value-type="float" office:value="164.383561643836" calcext:value-type="float">
            <text:p>164.3835616438</text:p>
          </table:table-cell>
          <table:table-cell table:formula="of:=1000*([.D32]-[.D31])/[.I32]" office:value-type="float" office:value="191.780821917808" calcext:value-type="float">
            <text:p>191.7808219178</text:p>
          </table:table-cell>
          <table:table-cell table:formula="of:=[.F32]-[.F31]" office:value-type="float" office:value="73" calcext:value-type="float">
            <text:p>73</text:p>
          </table:table-cell>
          <table:table-cell table:formula="of:=10/[.G32]" office:value-type="float" office:value="0.0608333333333333" calcext:value-type="float">
            <text:p>0.0608333333</text:p>
          </table:table-cell>
          <table:table-cell table:formula="of:=10/[.H32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<text:s/>time=</text:p>
          </table:table-cell>
          <table:table-cell office:value-type="float" office:value="8648" calcext:value-type="float">
            <text:p>8648</text:p>
          </table:table-cell>
          <table:table-cell table:formula="of:=1000*([.B33]-[.B32])/[.I33]" office:value-type="float" office:value="162.162162162162" calcext:value-type="float">
            <text:p>162.1621621622</text:p>
          </table:table-cell>
          <table:table-cell table:formula="of:=1000*([.D33]-[.D32])/[.I33]" office:value-type="float" office:value="189.189189189189" calcext:value-type="float">
            <text:p>189.1891891892</text:p>
          </table:table-cell>
          <table:table-cell table:formula="of:=[.F33]-[.F32]" office:value-type="float" office:value="74" calcext:value-type="float">
            <text:p>74</text:p>
          </table:table-cell>
          <table:table-cell table:formula="of:=10/[.G33]" office:value-type="float" office:value="0.0616666666666667" calcext:value-type="float">
            <text:p>0.0616666667</text:p>
          </table:table-cell>
          <table:table-cell table:formula="of:=10/[.H33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<text:s/>time=</text:p>
          </table:table-cell>
          <table:table-cell office:value-type="float" office:value="8722" calcext:value-type="float">
            <text:p>8722</text:p>
          </table:table-cell>
          <table:table-cell table:formula="of:=1000*([.B34]-[.B33])/[.I34]" office:value-type="float" office:value="148.648648648649" calcext:value-type="float">
            <text:p>148.6486486486</text:p>
          </table:table-cell>
          <table:table-cell table:formula="of:=1000*([.D34]-[.D33])/[.I34]" office:value-type="float" office:value="189.189189189189" calcext:value-type="float">
            <text:p>189.1891891892</text:p>
          </table:table-cell>
          <table:table-cell table:formula="of:=[.F34]-[.F33]" office:value-type="float" office:value="74" calcext:value-type="float">
            <text:p>74</text:p>
          </table:table-cell>
          <table:table-cell table:formula="of:=10/[.G34]" office:value-type="float" office:value="0.0672727272727273" calcext:value-type="float">
            <text:p>0.0672727273</text:p>
          </table:table-cell>
          <table:table-cell table:formula="of:=10/[.H34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<text:s/>time=</text:p>
          </table:table-cell>
          <table:table-cell office:value-type="float" office:value="8796" calcext:value-type="float">
            <text:p>8796</text:p>
          </table:table-cell>
          <table:table-cell table:formula="of:=1000*([.B35]-[.B34])/[.I35]" office:value-type="float" office:value="162.162162162162" calcext:value-type="float">
            <text:p>162.1621621622</text:p>
          </table:table-cell>
          <table:table-cell table:formula="of:=1000*([.D35]-[.D34])/[.I35]" office:value-type="float" office:value="189.189189189189" calcext:value-type="float">
            <text:p>189.1891891892</text:p>
          </table:table-cell>
          <table:table-cell table:formula="of:=[.F35]-[.F34]" office:value-type="float" office:value="74" calcext:value-type="float">
            <text:p>74</text:p>
          </table:table-cell>
          <table:table-cell table:formula="of:=10/[.G35]" office:value-type="float" office:value="0.0616666666666667" calcext:value-type="float">
            <text:p>0.0616666667</text:p>
          </table:table-cell>
          <table:table-cell table:formula="of:=10/[.H35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<text:s/>time=</text:p>
          </table:table-cell>
          <table:table-cell office:value-type="float" office:value="8870" calcext:value-type="float">
            <text:p>8870</text:p>
          </table:table-cell>
          <table:table-cell table:formula="of:=1000*([.B36]-[.B35])/[.I36]" office:value-type="float" office:value="162.162162162162" calcext:value-type="float">
            <text:p>162.1621621622</text:p>
          </table:table-cell>
          <table:table-cell table:formula="of:=1000*([.D36]-[.D35])/[.I36]" office:value-type="float" office:value="189.189189189189" calcext:value-type="float">
            <text:p>189.1891891892</text:p>
          </table:table-cell>
          <table:table-cell table:formula="of:=[.F36]-[.F35]" office:value-type="float" office:value="74" calcext:value-type="float">
            <text:p>74</text:p>
          </table:table-cell>
          <table:table-cell table:formula="of:=10/[.G36]" office:value-type="float" office:value="0.0616666666666667" calcext:value-type="float">
            <text:p>0.0616666667</text:p>
          </table:table-cell>
          <table:table-cell table:formula="of:=10/[.H36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<text:s/>time=</text:p>
          </table:table-cell>
          <table:table-cell office:value-type="float" office:value="8944" calcext:value-type="float">
            <text:p>8944</text:p>
          </table:table-cell>
          <table:table-cell table:formula="of:=1000*([.B37]-[.B36])/[.I37]" office:value-type="float" office:value="162.162162162162" calcext:value-type="float">
            <text:p>162.1621621622</text:p>
          </table:table-cell>
          <table:table-cell table:formula="of:=1000*([.D37]-[.D36])/[.I37]" office:value-type="float" office:value="189.189189189189" calcext:value-type="float">
            <text:p>189.1891891892</text:p>
          </table:table-cell>
          <table:table-cell table:formula="of:=[.F37]-[.F36]" office:value-type="float" office:value="74" calcext:value-type="float">
            <text:p>74</text:p>
          </table:table-cell>
          <table:table-cell table:formula="of:=10/[.G37]" office:value-type="float" office:value="0.0616666666666667" calcext:value-type="float">
            <text:p>0.0616666667</text:p>
          </table:table-cell>
          <table:table-cell table:formula="of:=10/[.H37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<text:s/>time=</text:p>
          </table:table-cell>
          <table:table-cell office:value-type="float" office:value="9018" calcext:value-type="float">
            <text:p>9018</text:p>
          </table:table-cell>
          <table:table-cell table:formula="of:=1000*([.B38]-[.B37])/[.I38]" office:value-type="float" office:value="148.648648648649" calcext:value-type="float">
            <text:p>148.6486486486</text:p>
          </table:table-cell>
          <table:table-cell table:formula="of:=1000*([.D38]-[.D37])/[.I38]" office:value-type="float" office:value="189.189189189189" calcext:value-type="float">
            <text:p>189.1891891892</text:p>
          </table:table-cell>
          <table:table-cell table:formula="of:=[.F38]-[.F37]" office:value-type="float" office:value="74" calcext:value-type="float">
            <text:p>74</text:p>
          </table:table-cell>
          <table:table-cell table:formula="of:=10/[.G38]" office:value-type="float" office:value="0.0672727272727273" calcext:value-type="float">
            <text:p>0.0672727273</text:p>
          </table:table-cell>
          <table:table-cell table:formula="of:=10/[.H38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<text:s/>time=</text:p>
          </table:table-cell>
          <table:table-cell office:value-type="float" office:value="9092" calcext:value-type="float">
            <text:p>9092</text:p>
          </table:table-cell>
          <table:table-cell table:formula="of:=1000*([.B39]-[.B38])/[.I39]" office:value-type="float" office:value="162.162162162162" calcext:value-type="float">
            <text:p>162.1621621622</text:p>
          </table:table-cell>
          <table:table-cell table:formula="of:=1000*([.D39]-[.D38])/[.I39]" office:value-type="float" office:value="189.189189189189" calcext:value-type="float">
            <text:p>189.1891891892</text:p>
          </table:table-cell>
          <table:table-cell table:formula="of:=[.F39]-[.F38]" office:value-type="float" office:value="74" calcext:value-type="float">
            <text:p>74</text:p>
          </table:table-cell>
          <table:table-cell table:formula="of:=10/[.G39]" office:value-type="float" office:value="0.0616666666666667" calcext:value-type="float">
            <text:p>0.0616666667</text:p>
          </table:table-cell>
          <table:table-cell table:formula="of:=10/[.H39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<text:s/>time=</text:p>
          </table:table-cell>
          <table:table-cell office:value-type="float" office:value="9165" calcext:value-type="float">
            <text:p>9165</text:p>
          </table:table-cell>
          <table:table-cell table:formula="of:=1000*([.B40]-[.B39])/[.I40]" office:value-type="float" office:value="164.383561643836" calcext:value-type="float">
            <text:p>164.3835616438</text:p>
          </table:table-cell>
          <table:table-cell table:formula="of:=1000*([.D40]-[.D39])/[.I40]" office:value-type="float" office:value="191.780821917808" calcext:value-type="float">
            <text:p>191.7808219178</text:p>
          </table:table-cell>
          <table:table-cell table:formula="of:=[.F40]-[.F39]" office:value-type="float" office:value="73" calcext:value-type="float">
            <text:p>73</text:p>
          </table:table-cell>
          <table:table-cell table:formula="of:=10/[.G40]" office:value-type="float" office:value="0.0608333333333333" calcext:value-type="float">
            <text:p>0.0608333333</text:p>
          </table:table-cell>
          <table:table-cell table:formula="of:=10/[.H40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time=</text:p>
          </table:table-cell>
          <table:table-cell office:value-type="float" office:value="9239" calcext:value-type="float">
            <text:p>9239</text:p>
          </table:table-cell>
          <table:table-cell table:formula="of:=1000*([.B41]-[.B40])/[.I41]" office:value-type="float" office:value="162.162162162162" calcext:value-type="float">
            <text:p>162.1621621622</text:p>
          </table:table-cell>
          <table:table-cell table:formula="of:=1000*([.D41]-[.D40])/[.I41]" office:value-type="float" office:value="189.189189189189" calcext:value-type="float">
            <text:p>189.1891891892</text:p>
          </table:table-cell>
          <table:table-cell table:formula="of:=[.F41]-[.F40]" office:value-type="float" office:value="74" calcext:value-type="float">
            <text:p>74</text:p>
          </table:table-cell>
          <table:table-cell table:formula="of:=10/[.G41]" office:value-type="float" office:value="0.0616666666666667" calcext:value-type="float">
            <text:p>0.0616666667</text:p>
          </table:table-cell>
          <table:table-cell table:formula="of:=10/[.H41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<text:s/>time=</text:p>
          </table:table-cell>
          <table:table-cell office:value-type="float" office:value="9313" calcext:value-type="float">
            <text:p>9313</text:p>
          </table:table-cell>
          <table:table-cell table:formula="of:=1000*([.B42]-[.B41])/[.I42]" office:value-type="float" office:value="162.162162162162" calcext:value-type="float">
            <text:p>162.1621621622</text:p>
          </table:table-cell>
          <table:table-cell table:formula="of:=1000*([.D42]-[.D41])/[.I42]" office:value-type="float" office:value="189.189189189189" calcext:value-type="float">
            <text:p>189.1891891892</text:p>
          </table:table-cell>
          <table:table-cell table:formula="of:=[.F42]-[.F41]" office:value-type="float" office:value="74" calcext:value-type="float">
            <text:p>74</text:p>
          </table:table-cell>
          <table:table-cell table:formula="of:=10/[.G42]" office:value-type="float" office:value="0.0616666666666667" calcext:value-type="float">
            <text:p>0.0616666667</text:p>
          </table:table-cell>
          <table:table-cell table:formula="of:=10/[.H42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<text:s/>time=</text:p>
          </table:table-cell>
          <table:table-cell office:value-type="float" office:value="9387" calcext:value-type="float">
            <text:p>9387</text:p>
          </table:table-cell>
          <table:table-cell table:formula="of:=1000*([.B43]-[.B42])/[.I43]" office:value-type="float" office:value="162.162162162162" calcext:value-type="float">
            <text:p>162.1621621622</text:p>
          </table:table-cell>
          <table:table-cell table:formula="of:=1000*([.D43]-[.D42])/[.I43]" office:value-type="float" office:value="189.189189189189" calcext:value-type="float">
            <text:p>189.1891891892</text:p>
          </table:table-cell>
          <table:table-cell table:formula="of:=[.F43]-[.F42]" office:value-type="float" office:value="74" calcext:value-type="float">
            <text:p>74</text:p>
          </table:table-cell>
          <table:table-cell table:formula="of:=10/[.G43]" office:value-type="float" office:value="0.0616666666666667" calcext:value-type="float">
            <text:p>0.0616666667</text:p>
          </table:table-cell>
          <table:table-cell table:formula="of:=10/[.H43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<text:s/>time=</text:p>
          </table:table-cell>
          <table:table-cell office:value-type="float" office:value="9460" calcext:value-type="float">
            <text:p>9460</text:p>
          </table:table-cell>
          <table:table-cell table:formula="of:=1000*([.B44]-[.B43])/[.I44]" office:value-type="float" office:value="150.684931506849" calcext:value-type="float">
            <text:p>150.6849315069</text:p>
          </table:table-cell>
          <table:table-cell table:formula="of:=1000*([.D44]-[.D43])/[.I44]" office:value-type="float" office:value="191.780821917808" calcext:value-type="float">
            <text:p>191.7808219178</text:p>
          </table:table-cell>
          <table:table-cell table:formula="of:=[.F44]-[.F43]" office:value-type="float" office:value="73" calcext:value-type="float">
            <text:p>73</text:p>
          </table:table-cell>
          <table:table-cell table:formula="of:=10/[.G44]" office:value-type="float" office:value="0.0663636363636364" calcext:value-type="float">
            <text:p>0.0663636364</text:p>
          </table:table-cell>
          <table:table-cell table:formula="of:=10/[.H44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<text:s/>time=</text:p>
          </table:table-cell>
          <table:table-cell office:value-type="float" office:value="9535" calcext:value-type="float">
            <text:p>9535</text:p>
          </table:table-cell>
          <table:table-cell table:formula="of:=1000*([.B45]-[.B44])/[.I45]" office:value-type="float" office:value="160" calcext:value-type="float">
            <text:p>160</text:p>
          </table:table-cell>
          <table:table-cell table:formula="of:=1000*([.D45]-[.D44])/[.I45]" office:value-type="float" office:value="186.666666666667" calcext:value-type="float">
            <text:p>186.6666666667</text:p>
          </table:table-cell>
          <table:table-cell table:formula="of:=[.F45]-[.F44]" office:value-type="float" office:value="75" calcext:value-type="float">
            <text:p>75</text:p>
          </table:table-cell>
          <table:table-cell table:formula="of:=10/[.G45]" office:value-type="float" office:value="0.0625" calcext:value-type="float">
            <text:p>0.0625</text:p>
          </table:table-cell>
          <table:table-cell table:formula="of:=10/[.H45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time=</text:p>
          </table:table-cell>
          <table:table-cell office:value-type="float" office:value="9609" calcext:value-type="float">
            <text:p>9609</text:p>
          </table:table-cell>
          <table:table-cell table:formula="of:=1000*([.B46]-[.B45])/[.I46]" office:value-type="float" office:value="162.162162162162" calcext:value-type="float">
            <text:p>162.1621621622</text:p>
          </table:table-cell>
          <table:table-cell table:formula="of:=1000*([.D46]-[.D45])/[.I46]" office:value-type="float" office:value="189.189189189189" calcext:value-type="float">
            <text:p>189.1891891892</text:p>
          </table:table-cell>
          <table:table-cell table:formula="of:=[.F46]-[.F45]" office:value-type="float" office:value="74" calcext:value-type="float">
            <text:p>74</text:p>
          </table:table-cell>
          <table:table-cell table:formula="of:=10/[.G46]" office:value-type="float" office:value="0.0616666666666667" calcext:value-type="float">
            <text:p>0.0616666667</text:p>
          </table:table-cell>
          <table:table-cell table:formula="of:=10/[.H46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time=</text:p>
          </table:table-cell>
          <table:table-cell office:value-type="float" office:value="9682" calcext:value-type="float">
            <text:p>9682</text:p>
          </table:table-cell>
          <table:table-cell table:formula="of:=1000*([.B47]-[.B46])/[.I47]" office:value-type="float" office:value="150.684931506849" calcext:value-type="float">
            <text:p>150.6849315069</text:p>
          </table:table-cell>
          <table:table-cell table:formula="of:=1000*([.D47]-[.D46])/[.I47]" office:value-type="float" office:value="191.780821917808" calcext:value-type="float">
            <text:p>191.7808219178</text:p>
          </table:table-cell>
          <table:table-cell table:formula="of:=[.F47]-[.F46]" office:value-type="float" office:value="73" calcext:value-type="float">
            <text:p>73</text:p>
          </table:table-cell>
          <table:table-cell table:formula="of:=10/[.G47]" office:value-type="float" office:value="0.0663636363636364" calcext:value-type="float">
            <text:p>0.0663636364</text:p>
          </table:table-cell>
          <table:table-cell table:formula="of:=10/[.H47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<text:s/>time=</text:p>
          </table:table-cell>
          <table:table-cell office:value-type="float" office:value="9756" calcext:value-type="float">
            <text:p>9756</text:p>
          </table:table-cell>
          <table:table-cell table:formula="of:=1000*([.B48]-[.B47])/[.I48]" office:value-type="float" office:value="162.162162162162" calcext:value-type="float">
            <text:p>162.1621621622</text:p>
          </table:table-cell>
          <table:table-cell table:formula="of:=1000*([.D48]-[.D47])/[.I48]" office:value-type="float" office:value="189.189189189189" calcext:value-type="float">
            <text:p>189.1891891892</text:p>
          </table:table-cell>
          <table:table-cell table:formula="of:=[.F48]-[.F47]" office:value-type="float" office:value="74" calcext:value-type="float">
            <text:p>74</text:p>
          </table:table-cell>
          <table:table-cell table:formula="of:=10/[.G48]" office:value-type="float" office:value="0.0616666666666667" calcext:value-type="float">
            <text:p>0.0616666667</text:p>
          </table:table-cell>
          <table:table-cell table:formula="of:=10/[.H48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<text:s/>time=</text:p>
          </table:table-cell>
          <table:table-cell office:value-type="float" office:value="9830" calcext:value-type="float">
            <text:p>9830</text:p>
          </table:table-cell>
          <table:table-cell table:formula="of:=1000*([.B49]-[.B48])/[.I49]" office:value-type="float" office:value="162.162162162162" calcext:value-type="float">
            <text:p>162.1621621622</text:p>
          </table:table-cell>
          <table:table-cell table:formula="of:=1000*([.D49]-[.D48])/[.I49]" office:value-type="float" office:value="202.702702702703" calcext:value-type="float">
            <text:p>202.7027027027</text:p>
          </table:table-cell>
          <table:table-cell table:formula="of:=[.F49]-[.F48]" office:value-type="float" office:value="74" calcext:value-type="float">
            <text:p>74</text:p>
          </table:table-cell>
          <table:table-cell table:formula="of:=10/[.G49]" office:value-type="float" office:value="0.0616666666666667" calcext:value-type="float">
            <text:p>0.0616666667</text:p>
          </table:table-cell>
          <table:table-cell table:formula="of:=10/[.H49]" office:value-type="float" office:value="0.0493333333333333" calcext:value-type="float">
            <text:p>0.0493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time=</text:p>
          </table:table-cell>
          <table:table-cell office:value-type="float" office:value="9904" calcext:value-type="float">
            <text:p>9904</text:p>
          </table:table-cell>
          <table:table-cell table:formula="of:=1000*([.B50]-[.B49])/[.I50]" office:value-type="float" office:value="162.162162162162" calcext:value-type="float">
            <text:p>162.1621621622</text:p>
          </table:table-cell>
          <table:table-cell table:formula="of:=1000*([.D50]-[.D49])/[.I50]" office:value-type="float" office:value="189.189189189189" calcext:value-type="float">
            <text:p>189.1891891892</text:p>
          </table:table-cell>
          <table:table-cell table:formula="of:=[.F50]-[.F49]" office:value-type="float" office:value="74" calcext:value-type="float">
            <text:p>74</text:p>
          </table:table-cell>
          <table:table-cell table:formula="of:=10/[.G50]" office:value-type="float" office:value="0.0616666666666667" calcext:value-type="float">
            <text:p>0.0616666667</text:p>
          </table:table-cell>
          <table:table-cell table:formula="of:=10/[.H50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time=</text:p>
          </table:table-cell>
          <table:table-cell office:value-type="float" office:value="9977" calcext:value-type="float">
            <text:p>9977</text:p>
          </table:table-cell>
          <table:table-cell table:formula="of:=1000*([.B51]-[.B50])/[.I51]" office:value-type="float" office:value="164.383561643836" calcext:value-type="float">
            <text:p>164.3835616438</text:p>
          </table:table-cell>
          <table:table-cell table:formula="of:=1000*([.D51]-[.D50])/[.I51]" office:value-type="float" office:value="191.780821917808" calcext:value-type="float">
            <text:p>191.7808219178</text:p>
          </table:table-cell>
          <table:table-cell table:formula="of:=[.F51]-[.F50]" office:value-type="float" office:value="73" calcext:value-type="float">
            <text:p>73</text:p>
          </table:table-cell>
          <table:table-cell table:formula="of:=10/[.G51]" office:value-type="float" office:value="0.0608333333333333" calcext:value-type="float">
            <text:p>0.0608333333</text:p>
          </table:table-cell>
          <table:table-cell table:formula="of:=10/[.H51]" office:value-type="float" office:value="0.0521428571428571" calcext:value-type="float">
            <text:p>0.052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time=</text:p>
          </table:table-cell>
          <table:table-cell office:value-type="float" office:value="10051" calcext:value-type="float">
            <text:p>10051</text:p>
          </table:table-cell>
          <table:table-cell table:formula="of:=1000*([.B52]-[.B51])/[.I52]" office:value-type="float" office:value="162.162162162162" calcext:value-type="float">
            <text:p>162.1621621622</text:p>
          </table:table-cell>
          <table:table-cell table:formula="of:=1000*([.D52]-[.D51])/[.I52]" office:value-type="float" office:value="189.189189189189" calcext:value-type="float">
            <text:p>189.1891891892</text:p>
          </table:table-cell>
          <table:table-cell table:formula="of:=[.F52]-[.F51]" office:value-type="float" office:value="74" calcext:value-type="float">
            <text:p>74</text:p>
          </table:table-cell>
          <table:table-cell table:formula="of:=10/[.G52]" office:value-type="float" office:value="0.0616666666666667" calcext:value-type="float">
            <text:p>0.0616666667</text:p>
          </table:table-cell>
          <table:table-cell table:formula="of:=10/[.H52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<text:s/>time=</text:p>
          </table:table-cell>
          <table:table-cell office:value-type="float" office:value="10126" calcext:value-type="float">
            <text:p>10126</text:p>
          </table:table-cell>
          <table:table-cell table:formula="of:=1000*([.B53]-[.B52])/[.I53]" office:value-type="float" office:value="146.666666666667" calcext:value-type="float">
            <text:p>146.6666666667</text:p>
          </table:table-cell>
          <table:table-cell table:formula="of:=1000*([.D53]-[.D52])/[.I53]" office:value-type="float" office:value="186.666666666667" calcext:value-type="float">
            <text:p>186.6666666667</text:p>
          </table:table-cell>
          <table:table-cell table:formula="of:=[.F53]-[.F52]" office:value-type="float" office:value="75" calcext:value-type="float">
            <text:p>75</text:p>
          </table:table-cell>
          <table:table-cell table:formula="of:=10/[.G53]" office:value-type="float" office:value="0.0681818181818182" calcext:value-type="float">
            <text:p>0.0681818182</text:p>
          </table:table-cell>
          <table:table-cell table:formula="of:=10/[.H53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<text:s/>time=</text:p>
          </table:table-cell>
          <table:table-cell office:value-type="float" office:value="10202" calcext:value-type="float">
            <text:p>10202</text:p>
          </table:table-cell>
          <table:table-cell table:formula="of:=1000*([.B54]-[.B53])/[.I54]" office:value-type="float" office:value="157.894736842105" calcext:value-type="float">
            <text:p>157.8947368421</text:p>
          </table:table-cell>
          <table:table-cell table:formula="of:=1000*([.D54]-[.D53])/[.I54]" office:value-type="float" office:value="184.210526315789" calcext:value-type="float">
            <text:p>184.2105263158</text:p>
          </table:table-cell>
          <table:table-cell table:formula="of:=[.F54]-[.F53]" office:value-type="float" office:value="76" calcext:value-type="float">
            <text:p>76</text:p>
          </table:table-cell>
          <table:table-cell table:formula="of:=10/[.G54]" office:value-type="float" office:value="0.0633333333333333" calcext:value-type="float">
            <text:p>0.0633333333</text:p>
          </table:table-cell>
          <table:table-cell table:formula="of:=10/[.H54]" office:value-type="float" office:value="0.0542857142857143" calcext:value-type="float">
            <text:p>0.05428571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<text:s/>time=</text:p>
          </table:table-cell>
          <table:table-cell office:value-type="float" office:value="10276" calcext:value-type="float">
            <text:p>10276</text:p>
          </table:table-cell>
          <table:table-cell table:formula="of:=1000*([.B55]-[.B54])/[.I55]" office:value-type="float" office:value="162.162162162162" calcext:value-type="float">
            <text:p>162.1621621622</text:p>
          </table:table-cell>
          <table:table-cell table:formula="of:=1000*([.D55]-[.D54])/[.I55]" office:value-type="float" office:value="202.702702702703" calcext:value-type="float">
            <text:p>202.7027027027</text:p>
          </table:table-cell>
          <table:table-cell table:formula="of:=[.F55]-[.F54]" office:value-type="float" office:value="74" calcext:value-type="float">
            <text:p>74</text:p>
          </table:table-cell>
          <table:table-cell table:formula="of:=10/[.G55]" office:value-type="float" office:value="0.0616666666666667" calcext:value-type="float">
            <text:p>0.0616666667</text:p>
          </table:table-cell>
          <table:table-cell table:formula="of:=10/[.H55]" office:value-type="float" office:value="0.0493333333333333" calcext:value-type="float">
            <text:p>0.0493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<text:s/>time=</text:p>
          </table:table-cell>
          <table:table-cell office:value-type="float" office:value="10351" calcext:value-type="float">
            <text:p>10351</text:p>
          </table:table-cell>
          <table:table-cell table:formula="of:=1000*([.B56]-[.B55])/[.I56]" office:value-type="float" office:value="160" calcext:value-type="float">
            <text:p>160</text:p>
          </table:table-cell>
          <table:table-cell table:formula="of:=1000*([.D56]-[.D55])/[.I56]" office:value-type="float" office:value="186.666666666667" calcext:value-type="float">
            <text:p>186.6666666667</text:p>
          </table:table-cell>
          <table:table-cell table:formula="of:=[.F56]-[.F55]" office:value-type="float" office:value="75" calcext:value-type="float">
            <text:p>75</text:p>
          </table:table-cell>
          <table:table-cell table:formula="of:=10/[.G56]" office:value-type="float" office:value="0.0625" calcext:value-type="float">
            <text:p>0.0625</text:p>
          </table:table-cell>
          <table:table-cell table:formula="of:=10/[.H56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time=</text:p>
          </table:table-cell>
          <table:table-cell office:value-type="float" office:value="10426" calcext:value-type="float">
            <text:p>10426</text:p>
          </table:table-cell>
          <table:table-cell table:formula="of:=1000*([.B57]-[.B56])/[.I57]" office:value-type="float" office:value="160" calcext:value-type="float">
            <text:p>160</text:p>
          </table:table-cell>
          <table:table-cell table:formula="of:=1000*([.D57]-[.D56])/[.I57]" office:value-type="float" office:value="186.666666666667" calcext:value-type="float">
            <text:p>186.6666666667</text:p>
          </table:table-cell>
          <table:table-cell table:formula="of:=[.F57]-[.F56]" office:value-type="float" office:value="75" calcext:value-type="float">
            <text:p>75</text:p>
          </table:table-cell>
          <table:table-cell table:formula="of:=10/[.G57]" office:value-type="float" office:value="0.0625" calcext:value-type="float">
            <text:p>0.0625</text:p>
          </table:table-cell>
          <table:table-cell table:formula="of:=10/[.H57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time=</text:p>
          </table:table-cell>
          <table:table-cell office:value-type="float" office:value="10501" calcext:value-type="float">
            <text:p>10501</text:p>
          </table:table-cell>
          <table:table-cell table:formula="of:=1000*([.B58]-[.B57])/[.I58]" office:value-type="float" office:value="160" calcext:value-type="float">
            <text:p>160</text:p>
          </table:table-cell>
          <table:table-cell table:formula="of:=1000*([.D58]-[.D57])/[.I58]" office:value-type="float" office:value="186.666666666667" calcext:value-type="float">
            <text:p>186.6666666667</text:p>
          </table:table-cell>
          <table:table-cell table:formula="of:=[.F58]-[.F57]" office:value-type="float" office:value="75" calcext:value-type="float">
            <text:p>75</text:p>
          </table:table-cell>
          <table:table-cell table:formula="of:=10/[.G58]" office:value-type="float" office:value="0.0625" calcext:value-type="float">
            <text:p>0.0625</text:p>
          </table:table-cell>
          <table:table-cell table:formula="of:=10/[.H58]" office:value-type="float" office:value="0.0535714285714286" calcext:value-type="float">
            <text:p>0.0535714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time=</text:p>
          </table:table-cell>
          <table:table-cell office:value-type="float" office:value="10575" calcext:value-type="float">
            <text:p>10575</text:p>
          </table:table-cell>
          <table:table-cell table:formula="of:=1000*([.B59]-[.B58])/[.I59]" office:value-type="float" office:value="162.162162162162" calcext:value-type="float">
            <text:p>162.1621621622</text:p>
          </table:table-cell>
          <table:table-cell table:formula="of:=1000*([.D59]-[.D58])/[.I59]" office:value-type="float" office:value="189.189189189189" calcext:value-type="float">
            <text:p>189.1891891892</text:p>
          </table:table-cell>
          <table:table-cell table:formula="of:=[.F59]-[.F58]" office:value-type="float" office:value="74" calcext:value-type="float">
            <text:p>74</text:p>
          </table:table-cell>
          <table:table-cell table:formula="of:=10/[.G59]" office:value-type="float" office:value="0.0616666666666667" calcext:value-type="float">
            <text:p>0.0616666667</text:p>
          </table:table-cell>
          <table:table-cell table:formula="of:=10/[.H59]" office:value-type="float" office:value="0.0528571428571429" calcext:value-type="float">
            <text:p>0.05285714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time=</text:p>
          </table:table-cell>
          <table:table-cell office:value-type="float" office:value="10650" calcext:value-type="float">
            <text:p>10650</text:p>
          </table:table-cell>
          <table:table-cell table:formula="of:=1000*([.B60]-[.B59])/[.I60]" office:value-type="float" office:value="160" calcext:value-type="float">
            <text:p>160</text:p>
          </table:table-cell>
          <table:table-cell table:formula="of:=1000*([.D60]-[.D59])/[.I60]" office:value-type="float" office:value="200" calcext:value-type="float">
            <text:p>200</text:p>
          </table:table-cell>
          <table:table-cell table:formula="of:=[.F60]-[.F59]" office:value-type="float" office:value="75" calcext:value-type="float">
            <text:p>75</text:p>
          </table:table-cell>
          <table:table-cell table:formula="of:=10/[.G60]" office:value-type="float" office:value="0.0625" calcext:value-type="float">
            <text:p>0.0625</text:p>
          </table:table-cell>
          <table:table-cell table:formula="of:=10/[.H60]" office:value-type="float" office:value="0.05" calcext:value-type="float">
            <text:p>0.0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2" table:formula="of:=AVERAGE([.J2:.J60])" office:value-type="float" office:value="0.0626810477657935" calcext:value-type="float">
            <text:p>0.0627</text:p>
          </table:table-cell>
          <table:table-cell table:style-name="ce2" table:formula="of:=AVERAGE([.K2:.K60])" office:value-type="float" office:value="0.0525334947538337" calcext:value-type="float">
            <text:p>0.0525</text:p>
          </table:table-cell>
        </table:table-row>
        <table:table-row table:style-name="ro1">
          <table:table-cell table:number-columns-repeated="9"/>
          <table:table-cell table:style-name="ce2" table:formula="of:=COM.MICROSOFT.STDEV.P([.J2:.J60])" office:value-type="float" office:value="0.00218549493268654" calcext:value-type="float">
            <text:p>0.0022</text:p>
          </table:table-cell>
          <table:table-cell table:style-name="ce2" table:formula="of:=COM.MICROSOFT.STDEV.P([.K2:.K60])" office:value-type="float" office:value="0.00103650942772721" calcext:value-type="float">
            <text:p>0.0010</text:p>
          </table:table-cell>
        </table:table-row>
        <table:table-row table:style-name="ro1">
          <table:table-cell table:number-columns-repeated="9"/>
          <table:table-cell table:style-name="ce3" table:formula="of:=[.J64]/[.J63]" office:value-type="percentage" office:value="0.034866917682241" calcext:value-type="percentage">
            <text:p>3.49%</text:p>
          </table:table-cell>
          <table:table-cell table:style-name="ce3" table:formula="of:=[.K64]/[.K63]" office:value-type="percentage" office:value="0.0197304487848026" calcext:value-type="percentage">
            <text:p>1.97%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5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<text:s/>time=</text:p>
          </table:table-cell>
          <table:table-cell office:value-type="float" office:value="4119" calcext:value-type="float">
            <text:p>411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time=</text:p>
          </table:table-cell>
          <table:table-cell office:value-type="float" office:value="4193" calcext:value-type="float">
            <text:p>4193</text:p>
          </table:table-cell>
          <table:table-cell table:formula="of:=1000*([.B2]-[.B1])/[.I2]" office:value-type="float" office:value="486.486486486487" calcext:value-type="float">
            <text:p>486.4864864865</text:p>
          </table:table-cell>
          <table:table-cell table:formula="of:=1000*([.D2]-[.D1])/[.I2]" office:value-type="float" office:value="513.513513513514" calcext:value-type="float">
            <text:p>513.5135135135</text:p>
          </table:table-cell>
          <table:table-cell table:formula="of:=[.F2]-[.F1]" office:value-type="float" office:value="74" calcext:value-type="float">
            <text:p>74</text:p>
          </table:table-cell>
          <table:table-cell table:formula="of:=25/[.G2]" office:value-type="float" office:value="0.0513888888888889" calcext:value-type="float">
            <text:p>0.0513888889</text:p>
          </table:table-cell>
          <table:table-cell table:formula="of:=25/[.H2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<text:s/>time=</text:p>
          </table:table-cell>
          <table:table-cell office:value-type="float" office:value="4267" calcext:value-type="float">
            <text:p>4267</text:p>
          </table:table-cell>
          <table:table-cell table:formula="of:=1000*([.B3]-[.B2])/[.I3]" office:value-type="float" office:value="486.486486486487" calcext:value-type="float">
            <text:p>486.4864864865</text:p>
          </table:table-cell>
          <table:table-cell table:formula="of:=1000*([.D3]-[.D2])/[.I3]" office:value-type="float" office:value="513.513513513514" calcext:value-type="float">
            <text:p>513.5135135135</text:p>
          </table:table-cell>
          <table:table-cell table:formula="of:=[.F3]-[.F2]" office:value-type="float" office:value="74" calcext:value-type="float">
            <text:p>74</text:p>
          </table:table-cell>
          <table:table-cell table:formula="of:=25/[.G3]" office:value-type="float" office:value="0.0513888888888889" calcext:value-type="float">
            <text:p>0.0513888889</text:p>
          </table:table-cell>
          <table:table-cell table:formula="of:=25/[.H3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<text:s/>time=</text:p>
          </table:table-cell>
          <table:table-cell office:value-type="float" office:value="4341" calcext:value-type="float">
            <text:p>4341</text:p>
          </table:table-cell>
          <table:table-cell table:formula="of:=1000*([.B4]-[.B3])/[.I4]" office:value-type="float" office:value="486.486486486487" calcext:value-type="float">
            <text:p>486.4864864865</text:p>
          </table:table-cell>
          <table:table-cell table:formula="of:=1000*([.D4]-[.D3])/[.I4]" office:value-type="float" office:value="513.513513513514" calcext:value-type="float">
            <text:p>513.5135135135</text:p>
          </table:table-cell>
          <table:table-cell table:formula="of:=[.F4]-[.F3]" office:value-type="float" office:value="74" calcext:value-type="float">
            <text:p>74</text:p>
          </table:table-cell>
          <table:table-cell table:formula="of:=25/[.G4]" office:value-type="float" office:value="0.0513888888888889" calcext:value-type="float">
            <text:p>0.0513888889</text:p>
          </table:table-cell>
          <table:table-cell table:formula="of:=25/[.H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time=</text:p>
          </table:table-cell>
          <table:table-cell office:value-type="float" office:value="4415" calcext:value-type="float">
            <text:p>4415</text:p>
          </table:table-cell>
          <table:table-cell table:formula="of:=1000*([.B5]-[.B4])/[.I5]" office:value-type="float" office:value="500" calcext:value-type="float">
            <text:p>500</text:p>
          </table:table-cell>
          <table:table-cell table:formula="of:=1000*([.D5]-[.D4])/[.I5]" office:value-type="float" office:value="500" calcext:value-type="float">
            <text:p>500</text:p>
          </table:table-cell>
          <table:table-cell table:formula="of:=[.F5]-[.F4]" office:value-type="float" office:value="74" calcext:value-type="float">
            <text:p>74</text:p>
          </table:table-cell>
          <table:table-cell table:formula="of:=25/[.G5]" office:value-type="float" office:value="0.05" calcext:value-type="float">
            <text:p>0.05</text:p>
          </table:table-cell>
          <table:table-cell table:formula="of:=25/[.H5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time=</text:p>
          </table:table-cell>
          <table:table-cell office:value-type="float" office:value="4489" calcext:value-type="float">
            <text:p>4489</text:p>
          </table:table-cell>
          <table:table-cell table:formula="of:=1000*([.B6]-[.B5])/[.I6]" office:value-type="float" office:value="486.486486486487" calcext:value-type="float">
            <text:p>486.4864864865</text:p>
          </table:table-cell>
          <table:table-cell table:formula="of:=1000*([.D6]-[.D5])/[.I6]" office:value-type="float" office:value="527.027027027027" calcext:value-type="float">
            <text:p>527.027027027</text:p>
          </table:table-cell>
          <table:table-cell table:formula="of:=[.F6]-[.F5]" office:value-type="float" office:value="74" calcext:value-type="float">
            <text:p>74</text:p>
          </table:table-cell>
          <table:table-cell table:formula="of:=25/[.G6]" office:value-type="float" office:value="0.0513888888888889" calcext:value-type="float">
            <text:p>0.0513888889</text:p>
          </table:table-cell>
          <table:table-cell table:formula="of:=25/[.H6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<text:s/>time=</text:p>
          </table:table-cell>
          <table:table-cell office:value-type="float" office:value="4562" calcext:value-type="float">
            <text:p>4562</text:p>
          </table:table-cell>
          <table:table-cell table:formula="of:=1000*([.B7]-[.B6])/[.I7]" office:value-type="float" office:value="493.150684931507" calcext:value-type="float">
            <text:p>493.1506849315</text:p>
          </table:table-cell>
          <table:table-cell table:formula="of:=1000*([.D7]-[.D6])/[.I7]" office:value-type="float" office:value="520.547945205479" calcext:value-type="float">
            <text:p>520.5479452055</text:p>
          </table:table-cell>
          <table:table-cell table:formula="of:=[.F7]-[.F6]" office:value-type="float" office:value="73" calcext:value-type="float">
            <text:p>73</text:p>
          </table:table-cell>
          <table:table-cell table:formula="of:=25/[.G7]" office:value-type="float" office:value="0.0506944444444444" calcext:value-type="float">
            <text:p>0.0506944444</text:p>
          </table:table-cell>
          <table:table-cell table:formula="of:=25/[.H7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<text:s/>time=</text:p>
          </table:table-cell>
          <table:table-cell office:value-type="float" office:value="4636" calcext:value-type="float">
            <text:p>4636</text:p>
          </table:table-cell>
          <table:table-cell table:formula="of:=1000*([.B8]-[.B7])/[.I8]" office:value-type="float" office:value="486.486486486487" calcext:value-type="float">
            <text:p>486.4864864865</text:p>
          </table:table-cell>
          <table:table-cell table:formula="of:=1000*([.D8]-[.D7])/[.I8]" office:value-type="float" office:value="513.513513513514" calcext:value-type="float">
            <text:p>513.5135135135</text:p>
          </table:table-cell>
          <table:table-cell table:formula="of:=[.F8]-[.F7]" office:value-type="float" office:value="74" calcext:value-type="float">
            <text:p>74</text:p>
          </table:table-cell>
          <table:table-cell table:formula="of:=25/[.G8]" office:value-type="float" office:value="0.0513888888888889" calcext:value-type="float">
            <text:p>0.0513888889</text:p>
          </table:table-cell>
          <table:table-cell table:formula="of:=25/[.H8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<text:s/>time=</text:p>
          </table:table-cell>
          <table:table-cell office:value-type="float" office:value="4710" calcext:value-type="float">
            <text:p>4710</text:p>
          </table:table-cell>
          <table:table-cell table:formula="of:=1000*([.B9]-[.B8])/[.I9]" office:value-type="float" office:value="486.486486486487" calcext:value-type="float">
            <text:p>486.4864864865</text:p>
          </table:table-cell>
          <table:table-cell table:formula="of:=1000*([.D9]-[.D8])/[.I9]" office:value-type="float" office:value="500" calcext:value-type="float">
            <text:p>500</text:p>
          </table:table-cell>
          <table:table-cell table:formula="of:=[.F9]-[.F8]" office:value-type="float" office:value="74" calcext:value-type="float">
            <text:p>74</text:p>
          </table:table-cell>
          <table:table-cell table:formula="of:=25/[.G9]" office:value-type="float" office:value="0.0513888888888889" calcext:value-type="float">
            <text:p>0.0513888889</text:p>
          </table:table-cell>
          <table:table-cell table:formula="of:=25/[.H9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time=</text:p>
          </table:table-cell>
          <table:table-cell office:value-type="float" office:value="4784" calcext:value-type="float">
            <text:p>4784</text:p>
          </table:table-cell>
          <table:table-cell table:formula="of:=1000*([.B10]-[.B9])/[.I10]" office:value-type="float" office:value="500" calcext:value-type="float">
            <text:p>500</text:p>
          </table:table-cell>
          <table:table-cell table:formula="of:=1000*([.D10]-[.D9])/[.I10]" office:value-type="float" office:value="527.027027027027" calcext:value-type="float">
            <text:p>527.027027027</text:p>
          </table:table-cell>
          <table:table-cell table:formula="of:=[.F10]-[.F9]" office:value-type="float" office:value="74" calcext:value-type="float">
            <text:p>74</text:p>
          </table:table-cell>
          <table:table-cell table:formula="of:=25/[.G10]" office:value-type="float" office:value="0.05" calcext:value-type="float">
            <text:p>0.05</text:p>
          </table:table-cell>
          <table:table-cell table:formula="of:=25/[.H10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<text:s/>time=</text:p>
          </table:table-cell>
          <table:table-cell office:value-type="float" office:value="4857" calcext:value-type="float">
            <text:p>4857</text:p>
          </table:table-cell>
          <table:table-cell table:formula="of:=1000*([.B11]-[.B10])/[.I11]" office:value-type="float" office:value="493.150684931507" calcext:value-type="float">
            <text:p>493.1506849315</text:p>
          </table:table-cell>
          <table:table-cell table:formula="of:=1000*([.D11]-[.D10])/[.I11]" office:value-type="float" office:value="520.547945205479" calcext:value-type="float">
            <text:p>520.5479452055</text:p>
          </table:table-cell>
          <table:table-cell table:formula="of:=[.F11]-[.F10]" office:value-type="float" office:value="73" calcext:value-type="float">
            <text:p>73</text:p>
          </table:table-cell>
          <table:table-cell table:formula="of:=25/[.G11]" office:value-type="float" office:value="0.0506944444444444" calcext:value-type="float">
            <text:p>0.0506944444</text:p>
          </table:table-cell>
          <table:table-cell table:formula="of:=25/[.H11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<text:s/>time=</text:p>
          </table:table-cell>
          <table:table-cell office:value-type="float" office:value="4931" calcext:value-type="float">
            <text:p>4931</text:p>
          </table:table-cell>
          <table:table-cell table:formula="of:=1000*([.B12]-[.B11])/[.I12]" office:value-type="float" office:value="486.486486486487" calcext:value-type="float">
            <text:p>486.4864864865</text:p>
          </table:table-cell>
          <table:table-cell table:formula="of:=1000*([.D12]-[.D11])/[.I12]" office:value-type="float" office:value="500" calcext:value-type="float">
            <text:p>500</text:p>
          </table:table-cell>
          <table:table-cell table:formula="of:=[.F12]-[.F11]" office:value-type="float" office:value="74" calcext:value-type="float">
            <text:p>74</text:p>
          </table:table-cell>
          <table:table-cell table:formula="of:=25/[.G12]" office:value-type="float" office:value="0.0513888888888889" calcext:value-type="float">
            <text:p>0.0513888889</text:p>
          </table:table-cell>
          <table:table-cell table:formula="of:=25/[.H1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/>time=</text:p>
          </table:table-cell>
          <table:table-cell office:value-type="float" office:value="5005" calcext:value-type="float">
            <text:p>5005</text:p>
          </table:table-cell>
          <table:table-cell table:formula="of:=1000*([.B13]-[.B12])/[.I13]" office:value-type="float" office:value="486.486486486487" calcext:value-type="float">
            <text:p>486.4864864865</text:p>
          </table:table-cell>
          <table:table-cell table:formula="of:=1000*([.D13]-[.D12])/[.I13]" office:value-type="float" office:value="513.513513513514" calcext:value-type="float">
            <text:p>513.5135135135</text:p>
          </table:table-cell>
          <table:table-cell table:formula="of:=[.F13]-[.F12]" office:value-type="float" office:value="74" calcext:value-type="float">
            <text:p>74</text:p>
          </table:table-cell>
          <table:table-cell table:formula="of:=25/[.G13]" office:value-type="float" office:value="0.0513888888888889" calcext:value-type="float">
            <text:p>0.0513888889</text:p>
          </table:table-cell>
          <table:table-cell table:formula="of:=25/[.H13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<text:s/>time=</text:p>
          </table:table-cell>
          <table:table-cell office:value-type="float" office:value="5080" calcext:value-type="float">
            <text:p>5080</text:p>
          </table:table-cell>
          <table:table-cell table:formula="of:=1000*([.B14]-[.B13])/[.I14]" office:value-type="float" office:value="480" calcext:value-type="float">
            <text:p>480</text:p>
          </table:table-cell>
          <table:table-cell table:formula="of:=1000*([.D14]-[.D13])/[.I14]" office:value-type="float" office:value="506.666666666667" calcext:value-type="float">
            <text:p>506.6666666667</text:p>
          </table:table-cell>
          <table:table-cell table:formula="of:=[.F14]-[.F13]" office:value-type="float" office:value="75" calcext:value-type="float">
            <text:p>75</text:p>
          </table:table-cell>
          <table:table-cell table:formula="of:=25/[.G14]" office:value-type="float" office:value="0.0520833333333333" calcext:value-type="float">
            <text:p>0.0520833333</text:p>
          </table:table-cell>
          <table:table-cell table:formula="of:=25/[.H14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<text:s/>time=</text:p>
          </table:table-cell>
          <table:table-cell office:value-type="float" office:value="5153" calcext:value-type="float">
            <text:p>5153</text:p>
          </table:table-cell>
          <table:table-cell table:formula="of:=1000*([.B15]-[.B14])/[.I15]" office:value-type="float" office:value="506.849315068493" calcext:value-type="float">
            <text:p>506.8493150685</text:p>
          </table:table-cell>
          <table:table-cell table:formula="of:=1000*([.D15]-[.D14])/[.I15]" office:value-type="float" office:value="520.547945205479" calcext:value-type="float">
            <text:p>520.5479452055</text:p>
          </table:table-cell>
          <table:table-cell table:formula="of:=[.F15]-[.F14]" office:value-type="float" office:value="73" calcext:value-type="float">
            <text:p>73</text:p>
          </table:table-cell>
          <table:table-cell table:formula="of:=25/[.G15]" office:value-type="float" office:value="0.0493243243243243" calcext:value-type="float">
            <text:p>0.0493243243</text:p>
          </table:table-cell>
          <table:table-cell table:formula="of:=25/[.H15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<text:s/>time=</text:p>
          </table:table-cell>
          <table:table-cell office:value-type="float" office:value="5227" calcext:value-type="float">
            <text:p>5227</text:p>
          </table:table-cell>
          <table:table-cell table:formula="of:=1000*([.B16]-[.B15])/[.I16]" office:value-type="float" office:value="486.486486486487" calcext:value-type="float">
            <text:p>486.4864864865</text:p>
          </table:table-cell>
          <table:table-cell table:formula="of:=1000*([.D16]-[.D15])/[.I16]" office:value-type="float" office:value="513.513513513514" calcext:value-type="float">
            <text:p>513.5135135135</text:p>
          </table:table-cell>
          <table:table-cell table:formula="of:=[.F16]-[.F15]" office:value-type="float" office:value="74" calcext:value-type="float">
            <text:p>74</text:p>
          </table:table-cell>
          <table:table-cell table:formula="of:=25/[.G16]" office:value-type="float" office:value="0.0513888888888889" calcext:value-type="float">
            <text:p>0.0513888889</text:p>
          </table:table-cell>
          <table:table-cell table:formula="of:=25/[.H16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<text:s/>time=</text:p>
          </table:table-cell>
          <table:table-cell office:value-type="float" office:value="5301" calcext:value-type="float">
            <text:p>5301</text:p>
          </table:table-cell>
          <table:table-cell table:formula="of:=1000*([.B17]-[.B16])/[.I17]" office:value-type="float" office:value="486.486486486487" calcext:value-type="float">
            <text:p>486.4864864865</text:p>
          </table:table-cell>
          <table:table-cell table:formula="of:=1000*([.D17]-[.D16])/[.I17]" office:value-type="float" office:value="513.513513513514" calcext:value-type="float">
            <text:p>513.5135135135</text:p>
          </table:table-cell>
          <table:table-cell table:formula="of:=[.F17]-[.F16]" office:value-type="float" office:value="74" calcext:value-type="float">
            <text:p>74</text:p>
          </table:table-cell>
          <table:table-cell table:formula="of:=25/[.G17]" office:value-type="float" office:value="0.0513888888888889" calcext:value-type="float">
            <text:p>0.0513888889</text:p>
          </table:table-cell>
          <table:table-cell table:formula="of:=25/[.H17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<text:s/>time=</text:p>
          </table:table-cell>
          <table:table-cell office:value-type="float" office:value="5374" calcext:value-type="float">
            <text:p>5374</text:p>
          </table:table-cell>
          <table:table-cell table:formula="of:=1000*([.B18]-[.B17])/[.I18]" office:value-type="float" office:value="493.150684931507" calcext:value-type="float">
            <text:p>493.1506849315</text:p>
          </table:table-cell>
          <table:table-cell table:formula="of:=1000*([.D18]-[.D17])/[.I18]" office:value-type="float" office:value="520.547945205479" calcext:value-type="float">
            <text:p>520.5479452055</text:p>
          </table:table-cell>
          <table:table-cell table:formula="of:=[.F18]-[.F17]" office:value-type="float" office:value="73" calcext:value-type="float">
            <text:p>73</text:p>
          </table:table-cell>
          <table:table-cell table:formula="of:=25/[.G18]" office:value-type="float" office:value="0.0506944444444444" calcext:value-type="float">
            <text:p>0.0506944444</text:p>
          </table:table-cell>
          <table:table-cell table:formula="of:=25/[.H18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<text:s/>time=</text:p>
          </table:table-cell>
          <table:table-cell office:value-type="float" office:value="5448" calcext:value-type="float">
            <text:p>5448</text:p>
          </table:table-cell>
          <table:table-cell table:formula="of:=1000*([.B19]-[.B18])/[.I19]" office:value-type="float" office:value="486.486486486487" calcext:value-type="float">
            <text:p>486.4864864865</text:p>
          </table:table-cell>
          <table:table-cell table:formula="of:=1000*([.D19]-[.D18])/[.I19]" office:value-type="float" office:value="500" calcext:value-type="float">
            <text:p>500</text:p>
          </table:table-cell>
          <table:table-cell table:formula="of:=[.F19]-[.F18]" office:value-type="float" office:value="74" calcext:value-type="float">
            <text:p>74</text:p>
          </table:table-cell>
          <table:table-cell table:formula="of:=25/[.G19]" office:value-type="float" office:value="0.0513888888888889" calcext:value-type="float">
            <text:p>0.0513888889</text:p>
          </table:table-cell>
          <table:table-cell table:formula="of:=25/[.H19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<text:s/>time=</text:p>
          </table:table-cell>
          <table:table-cell office:value-type="float" office:value="5522" calcext:value-type="float">
            <text:p>5522</text:p>
          </table:table-cell>
          <table:table-cell table:formula="of:=1000*([.B20]-[.B19])/[.I20]" office:value-type="float" office:value="500" calcext:value-type="float">
            <text:p>500</text:p>
          </table:table-cell>
          <table:table-cell table:formula="of:=1000*([.D20]-[.D19])/[.I20]" office:value-type="float" office:value="513.513513513514" calcext:value-type="float">
            <text:p>513.5135135135</text:p>
          </table:table-cell>
          <table:table-cell table:formula="of:=[.F20]-[.F19]" office:value-type="float" office:value="74" calcext:value-type="float">
            <text:p>74</text:p>
          </table:table-cell>
          <table:table-cell table:formula="of:=25/[.G20]" office:value-type="float" office:value="0.05" calcext:value-type="float">
            <text:p>0.05</text:p>
          </table:table-cell>
          <table:table-cell table:formula="of:=25/[.H20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<text:s/>time=</text:p>
          </table:table-cell>
          <table:table-cell office:value-type="float" office:value="5596" calcext:value-type="float">
            <text:p>5596</text:p>
          </table:table-cell>
          <table:table-cell table:formula="of:=1000*([.B21]-[.B20])/[.I21]" office:value-type="float" office:value="486.486486486487" calcext:value-type="float">
            <text:p>486.4864864865</text:p>
          </table:table-cell>
          <table:table-cell table:formula="of:=1000*([.D21]-[.D20])/[.I21]" office:value-type="float" office:value="513.513513513514" calcext:value-type="float">
            <text:p>513.5135135135</text:p>
          </table:table-cell>
          <table:table-cell table:formula="of:=[.F21]-[.F20]" office:value-type="float" office:value="74" calcext:value-type="float">
            <text:p>74</text:p>
          </table:table-cell>
          <table:table-cell table:formula="of:=25/[.G21]" office:value-type="float" office:value="0.0513888888888889" calcext:value-type="float">
            <text:p>0.0513888889</text:p>
          </table:table-cell>
          <table:table-cell table:formula="of:=25/[.H21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<text:s/>time=</text:p>
          </table:table-cell>
          <table:table-cell office:value-type="float" office:value="5669" calcext:value-type="float">
            <text:p>5669</text:p>
          </table:table-cell>
          <table:table-cell table:formula="of:=1000*([.B22]-[.B21])/[.I22]" office:value-type="float" office:value="493.150684931507" calcext:value-type="float">
            <text:p>493.1506849315</text:p>
          </table:table-cell>
          <table:table-cell table:formula="of:=1000*([.D22]-[.D21])/[.I22]" office:value-type="float" office:value="520.547945205479" calcext:value-type="float">
            <text:p>520.5479452055</text:p>
          </table:table-cell>
          <table:table-cell table:formula="of:=[.F22]-[.F21]" office:value-type="float" office:value="73" calcext:value-type="float">
            <text:p>73</text:p>
          </table:table-cell>
          <table:table-cell table:formula="of:=25/[.G22]" office:value-type="float" office:value="0.0506944444444444" calcext:value-type="float">
            <text:p>0.0506944444</text:p>
          </table:table-cell>
          <table:table-cell table:formula="of:=25/[.H22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/>time=</text:p>
          </table:table-cell>
          <table:table-cell office:value-type="float" office:value="5744" calcext:value-type="float">
            <text:p>5744</text:p>
          </table:table-cell>
          <table:table-cell table:formula="of:=1000*([.B23]-[.B22])/[.I23]" office:value-type="float" office:value="480" calcext:value-type="float">
            <text:p>480</text:p>
          </table:table-cell>
          <table:table-cell table:formula="of:=1000*([.D23]-[.D22])/[.I23]" office:value-type="float" office:value="506.666666666667" calcext:value-type="float">
            <text:p>506.6666666667</text:p>
          </table:table-cell>
          <table:table-cell table:formula="of:=[.F23]-[.F22]" office:value-type="float" office:value="75" calcext:value-type="float">
            <text:p>75</text:p>
          </table:table-cell>
          <table:table-cell table:formula="of:=25/[.G23]" office:value-type="float" office:value="0.0520833333333333" calcext:value-type="float">
            <text:p>0.0520833333</text:p>
          </table:table-cell>
          <table:table-cell table:formula="of:=25/[.H23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<text:s/>time=</text:p>
          </table:table-cell>
          <table:table-cell office:value-type="float" office:value="5818" calcext:value-type="float">
            <text:p>5818</text:p>
          </table:table-cell>
          <table:table-cell table:formula="of:=1000*([.B24]-[.B23])/[.I24]" office:value-type="float" office:value="486.486486486487" calcext:value-type="float">
            <text:p>486.4864864865</text:p>
          </table:table-cell>
          <table:table-cell table:formula="of:=1000*([.D24]-[.D23])/[.I24]" office:value-type="float" office:value="513.513513513514" calcext:value-type="float">
            <text:p>513.5135135135</text:p>
          </table:table-cell>
          <table:table-cell table:formula="of:=[.F24]-[.F23]" office:value-type="float" office:value="74" calcext:value-type="float">
            <text:p>74</text:p>
          </table:table-cell>
          <table:table-cell table:formula="of:=25/[.G24]" office:value-type="float" office:value="0.0513888888888889" calcext:value-type="float">
            <text:p>0.0513888889</text:p>
          </table:table-cell>
          <table:table-cell table:formula="of:=25/[.H2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<text:s/>time=</text:p>
          </table:table-cell>
          <table:table-cell office:value-type="float" office:value="5892" calcext:value-type="float">
            <text:p>5892</text:p>
          </table:table-cell>
          <table:table-cell table:formula="of:=1000*([.B25]-[.B24])/[.I25]" office:value-type="float" office:value="500" calcext:value-type="float">
            <text:p>500</text:p>
          </table:table-cell>
          <table:table-cell table:formula="of:=1000*([.D25]-[.D24])/[.I25]" office:value-type="float" office:value="513.513513513514" calcext:value-type="float">
            <text:p>513.5135135135</text:p>
          </table:table-cell>
          <table:table-cell table:formula="of:=[.F25]-[.F24]" office:value-type="float" office:value="74" calcext:value-type="float">
            <text:p>74</text:p>
          </table:table-cell>
          <table:table-cell table:formula="of:=25/[.G25]" office:value-type="float" office:value="0.05" calcext:value-type="float">
            <text:p>0.05</text:p>
          </table:table-cell>
          <table:table-cell table:formula="of:=25/[.H25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<text:s/>time=</text:p>
          </table:table-cell>
          <table:table-cell office:value-type="float" office:value="5965" calcext:value-type="float">
            <text:p>5965</text:p>
          </table:table-cell>
          <table:table-cell table:formula="of:=1000*([.B26]-[.B25])/[.I26]" office:value-type="float" office:value="493.150684931507" calcext:value-type="float">
            <text:p>493.1506849315</text:p>
          </table:table-cell>
          <table:table-cell table:formula="of:=1000*([.D26]-[.D25])/[.I26]" office:value-type="float" office:value="520.547945205479" calcext:value-type="float">
            <text:p>520.5479452055</text:p>
          </table:table-cell>
          <table:table-cell table:formula="of:=[.F26]-[.F25]" office:value-type="float" office:value="73" calcext:value-type="float">
            <text:p>73</text:p>
          </table:table-cell>
          <table:table-cell table:formula="of:=25/[.G26]" office:value-type="float" office:value="0.0506944444444444" calcext:value-type="float">
            <text:p>0.0506944444</text:p>
          </table:table-cell>
          <table:table-cell table:formula="of:=25/[.H26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<text:s/>time=</text:p>
          </table:table-cell>
          <table:table-cell office:value-type="float" office:value="6039" calcext:value-type="float">
            <text:p>6039</text:p>
          </table:table-cell>
          <table:table-cell table:formula="of:=1000*([.B27]-[.B26])/[.I27]" office:value-type="float" office:value="486.486486486487" calcext:value-type="float">
            <text:p>486.4864864865</text:p>
          </table:table-cell>
          <table:table-cell table:formula="of:=1000*([.D27]-[.D26])/[.I27]" office:value-type="float" office:value="513.513513513514" calcext:value-type="float">
            <text:p>513.5135135135</text:p>
          </table:table-cell>
          <table:table-cell table:formula="of:=[.F27]-[.F26]" office:value-type="float" office:value="74" calcext:value-type="float">
            <text:p>74</text:p>
          </table:table-cell>
          <table:table-cell table:formula="of:=25/[.G27]" office:value-type="float" office:value="0.0513888888888889" calcext:value-type="float">
            <text:p>0.0513888889</text:p>
          </table:table-cell>
          <table:table-cell table:formula="of:=25/[.H27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<text:s/>time=</text:p>
          </table:table-cell>
          <table:table-cell office:value-type="float" office:value="6113" calcext:value-type="float">
            <text:p>6113</text:p>
          </table:table-cell>
          <table:table-cell table:formula="of:=1000*([.B28]-[.B27])/[.I28]" office:value-type="float" office:value="486.486486486487" calcext:value-type="float">
            <text:p>486.4864864865</text:p>
          </table:table-cell>
          <table:table-cell table:formula="of:=1000*([.D28]-[.D27])/[.I28]" office:value-type="float" office:value="513.513513513514" calcext:value-type="float">
            <text:p>513.5135135135</text:p>
          </table:table-cell>
          <table:table-cell table:formula="of:=[.F28]-[.F27]" office:value-type="float" office:value="74" calcext:value-type="float">
            <text:p>74</text:p>
          </table:table-cell>
          <table:table-cell table:formula="of:=25/[.G28]" office:value-type="float" office:value="0.0513888888888889" calcext:value-type="float">
            <text:p>0.0513888889</text:p>
          </table:table-cell>
          <table:table-cell table:formula="of:=25/[.H28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<text:s/>time=</text:p>
          </table:table-cell>
          <table:table-cell office:value-type="float" office:value="6187" calcext:value-type="float">
            <text:p>6187</text:p>
          </table:table-cell>
          <table:table-cell table:formula="of:=1000*([.B29]-[.B28])/[.I29]" office:value-type="float" office:value="486.486486486487" calcext:value-type="float">
            <text:p>486.4864864865</text:p>
          </table:table-cell>
          <table:table-cell table:formula="of:=1000*([.D29]-[.D28])/[.I29]" office:value-type="float" office:value="513.513513513514" calcext:value-type="float">
            <text:p>513.5135135135</text:p>
          </table:table-cell>
          <table:table-cell table:formula="of:=[.F29]-[.F28]" office:value-type="float" office:value="74" calcext:value-type="float">
            <text:p>74</text:p>
          </table:table-cell>
          <table:table-cell table:formula="of:=25/[.G29]" office:value-type="float" office:value="0.0513888888888889" calcext:value-type="float">
            <text:p>0.0513888889</text:p>
          </table:table-cell>
          <table:table-cell table:formula="of:=25/[.H29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time=</text:p>
          </table:table-cell>
          <table:table-cell office:value-type="float" office:value="6260" calcext:value-type="float">
            <text:p>6260</text:p>
          </table:table-cell>
          <table:table-cell table:formula="of:=1000*([.B30]-[.B29])/[.I30]" office:value-type="float" office:value="506.849315068493" calcext:value-type="float">
            <text:p>506.8493150685</text:p>
          </table:table-cell>
          <table:table-cell table:formula="of:=1000*([.D30]-[.D29])/[.I30]" office:value-type="float" office:value="506.849315068493" calcext:value-type="float">
            <text:p>506.8493150685</text:p>
          </table:table-cell>
          <table:table-cell table:formula="of:=[.F30]-[.F29]" office:value-type="float" office:value="73" calcext:value-type="float">
            <text:p>73</text:p>
          </table:table-cell>
          <table:table-cell table:formula="of:=25/[.G30]" office:value-type="float" office:value="0.0493243243243243" calcext:value-type="float">
            <text:p>0.0493243243</text:p>
          </table:table-cell>
          <table:table-cell table:formula="of:=25/[.H30]" office:value-type="float" office:value="0.0493243243243243" calcext:value-type="float">
            <text:p>0.04932432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<text:s/>time=</text:p>
          </table:table-cell>
          <table:table-cell office:value-type="float" office:value="6334" calcext:value-type="float">
            <text:p>6334</text:p>
          </table:table-cell>
          <table:table-cell table:formula="of:=1000*([.B31]-[.B30])/[.I31]" office:value-type="float" office:value="486.486486486487" calcext:value-type="float">
            <text:p>486.4864864865</text:p>
          </table:table-cell>
          <table:table-cell table:formula="of:=1000*([.D31]-[.D30])/[.I31]" office:value-type="float" office:value="513.513513513514" calcext:value-type="float">
            <text:p>513.5135135135</text:p>
          </table:table-cell>
          <table:table-cell table:formula="of:=[.F31]-[.F30]" office:value-type="float" office:value="74" calcext:value-type="float">
            <text:p>74</text:p>
          </table:table-cell>
          <table:table-cell table:formula="of:=25/[.G31]" office:value-type="float" office:value="0.0513888888888889" calcext:value-type="float">
            <text:p>0.0513888889</text:p>
          </table:table-cell>
          <table:table-cell table:formula="of:=25/[.H31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<text:s/>time=</text:p>
          </table:table-cell>
          <table:table-cell office:value-type="float" office:value="6409" calcext:value-type="float">
            <text:p>6409</text:p>
          </table:table-cell>
          <table:table-cell table:formula="of:=1000*([.B32]-[.B31])/[.I32]" office:value-type="float" office:value="480" calcext:value-type="float">
            <text:p>480</text:p>
          </table:table-cell>
          <table:table-cell table:formula="of:=1000*([.D32]-[.D31])/[.I32]" office:value-type="float" office:value="520" calcext:value-type="float">
            <text:p>520</text:p>
          </table:table-cell>
          <table:table-cell table:formula="of:=[.F32]-[.F31]" office:value-type="float" office:value="75" calcext:value-type="float">
            <text:p>75</text:p>
          </table:table-cell>
          <table:table-cell table:formula="of:=25/[.G32]" office:value-type="float" office:value="0.0520833333333333" calcext:value-type="float">
            <text:p>0.0520833333</text:p>
          </table:table-cell>
          <table:table-cell table:formula="of:=25/[.H32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<text:s/>time=</text:p>
          </table:table-cell>
          <table:table-cell office:value-type="float" office:value="6482" calcext:value-type="float">
            <text:p>6482</text:p>
          </table:table-cell>
          <table:table-cell table:formula="of:=1000*([.B33]-[.B32])/[.I33]" office:value-type="float" office:value="493.150684931507" calcext:value-type="float">
            <text:p>493.1506849315</text:p>
          </table:table-cell>
          <table:table-cell table:formula="of:=1000*([.D33]-[.D32])/[.I33]" office:value-type="float" office:value="506.849315068493" calcext:value-type="float">
            <text:p>506.8493150685</text:p>
          </table:table-cell>
          <table:table-cell table:formula="of:=[.F33]-[.F32]" office:value-type="float" office:value="73" calcext:value-type="float">
            <text:p>73</text:p>
          </table:table-cell>
          <table:table-cell table:formula="of:=25/[.G33]" office:value-type="float" office:value="0.0506944444444444" calcext:value-type="float">
            <text:p>0.0506944444</text:p>
          </table:table-cell>
          <table:table-cell table:formula="of:=25/[.H33]" office:value-type="float" office:value="0.0493243243243243" calcext:value-type="float">
            <text:p>0.04932432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time=</text:p>
          </table:table-cell>
          <table:table-cell office:value-type="float" office:value="6556" calcext:value-type="float">
            <text:p>6556</text:p>
          </table:table-cell>
          <table:table-cell table:formula="of:=1000*([.B34]-[.B33])/[.I34]" office:value-type="float" office:value="486.486486486487" calcext:value-type="float">
            <text:p>486.4864864865</text:p>
          </table:table-cell>
          <table:table-cell table:formula="of:=1000*([.D34]-[.D33])/[.I34]" office:value-type="float" office:value="513.513513513514" calcext:value-type="float">
            <text:p>513.5135135135</text:p>
          </table:table-cell>
          <table:table-cell table:formula="of:=[.F34]-[.F33]" office:value-type="float" office:value="74" calcext:value-type="float">
            <text:p>74</text:p>
          </table:table-cell>
          <table:table-cell table:formula="of:=25/[.G34]" office:value-type="float" office:value="0.0513888888888889" calcext:value-type="float">
            <text:p>0.0513888889</text:p>
          </table:table-cell>
          <table:table-cell table:formula="of:=25/[.H3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<text:s/>time=</text:p>
          </table:table-cell>
          <table:table-cell office:value-type="float" office:value="6630" calcext:value-type="float">
            <text:p>6630</text:p>
          </table:table-cell>
          <table:table-cell table:formula="of:=1000*([.B35]-[.B34])/[.I35]" office:value-type="float" office:value="486.486486486487" calcext:value-type="float">
            <text:p>486.4864864865</text:p>
          </table:table-cell>
          <table:table-cell table:formula="of:=1000*([.D35]-[.D34])/[.I35]" office:value-type="float" office:value="513.513513513514" calcext:value-type="float">
            <text:p>513.5135135135</text:p>
          </table:table-cell>
          <table:table-cell table:formula="of:=[.F35]-[.F34]" office:value-type="float" office:value="74" calcext:value-type="float">
            <text:p>74</text:p>
          </table:table-cell>
          <table:table-cell table:formula="of:=25/[.G35]" office:value-type="float" office:value="0.0513888888888889" calcext:value-type="float">
            <text:p>0.0513888889</text:p>
          </table:table-cell>
          <table:table-cell table:formula="of:=25/[.H35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time=</text:p>
          </table:table-cell>
          <table:table-cell office:value-type="float" office:value="6704" calcext:value-type="float">
            <text:p>6704</text:p>
          </table:table-cell>
          <table:table-cell table:formula="of:=1000*([.B36]-[.B35])/[.I36]" office:value-type="float" office:value="500" calcext:value-type="float">
            <text:p>500</text:p>
          </table:table-cell>
          <table:table-cell table:formula="of:=1000*([.D36]-[.D35])/[.I36]" office:value-type="float" office:value="513.513513513514" calcext:value-type="float">
            <text:p>513.5135135135</text:p>
          </table:table-cell>
          <table:table-cell table:formula="of:=[.F36]-[.F35]" office:value-type="float" office:value="74" calcext:value-type="float">
            <text:p>74</text:p>
          </table:table-cell>
          <table:table-cell table:formula="of:=25/[.G36]" office:value-type="float" office:value="0.05" calcext:value-type="float">
            <text:p>0.05</text:p>
          </table:table-cell>
          <table:table-cell table:formula="of:=25/[.H36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<text:s/>time=</text:p>
          </table:table-cell>
          <table:table-cell office:value-type="float" office:value="6777" calcext:value-type="float">
            <text:p>6777</text:p>
          </table:table-cell>
          <table:table-cell table:formula="of:=1000*([.B37]-[.B36])/[.I37]" office:value-type="float" office:value="493.150684931507" calcext:value-type="float">
            <text:p>493.1506849315</text:p>
          </table:table-cell>
          <table:table-cell table:formula="of:=1000*([.D37]-[.D36])/[.I37]" office:value-type="float" office:value="520.547945205479" calcext:value-type="float">
            <text:p>520.5479452055</text:p>
          </table:table-cell>
          <table:table-cell table:formula="of:=[.F37]-[.F36]" office:value-type="float" office:value="73" calcext:value-type="float">
            <text:p>73</text:p>
          </table:table-cell>
          <table:table-cell table:formula="of:=25/[.G37]" office:value-type="float" office:value="0.0506944444444444" calcext:value-type="float">
            <text:p>0.0506944444</text:p>
          </table:table-cell>
          <table:table-cell table:formula="of:=25/[.H37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<text:s/>time=</text:p>
          </table:table-cell>
          <table:table-cell office:value-type="float" office:value="6851" calcext:value-type="float">
            <text:p>6851</text:p>
          </table:table-cell>
          <table:table-cell table:formula="of:=1000*([.B38]-[.B37])/[.I38]" office:value-type="float" office:value="486.486486486487" calcext:value-type="float">
            <text:p>486.4864864865</text:p>
          </table:table-cell>
          <table:table-cell table:formula="of:=1000*([.D38]-[.D37])/[.I38]" office:value-type="float" office:value="513.513513513514" calcext:value-type="float">
            <text:p>513.5135135135</text:p>
          </table:table-cell>
          <table:table-cell table:formula="of:=[.F38]-[.F37]" office:value-type="float" office:value="74" calcext:value-type="float">
            <text:p>74</text:p>
          </table:table-cell>
          <table:table-cell table:formula="of:=25/[.G38]" office:value-type="float" office:value="0.0513888888888889" calcext:value-type="float">
            <text:p>0.0513888889</text:p>
          </table:table-cell>
          <table:table-cell table:formula="of:=25/[.H38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<text:s/>time=</text:p>
          </table:table-cell>
          <table:table-cell office:value-type="float" office:value="6925" calcext:value-type="float">
            <text:p>6925</text:p>
          </table:table-cell>
          <table:table-cell table:formula="of:=1000*([.B39]-[.B38])/[.I39]" office:value-type="float" office:value="500" calcext:value-type="float">
            <text:p>500</text:p>
          </table:table-cell>
          <table:table-cell table:formula="of:=1000*([.D39]-[.D38])/[.I39]" office:value-type="float" office:value="513.513513513514" calcext:value-type="float">
            <text:p>513.5135135135</text:p>
          </table:table-cell>
          <table:table-cell table:formula="of:=[.F39]-[.F38]" office:value-type="float" office:value="74" calcext:value-type="float">
            <text:p>74</text:p>
          </table:table-cell>
          <table:table-cell table:formula="of:=25/[.G39]" office:value-type="float" office:value="0.05" calcext:value-type="float">
            <text:p>0.05</text:p>
          </table:table-cell>
          <table:table-cell table:formula="of:=25/[.H39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<text:s/>time=</text:p>
          </table:table-cell>
          <table:table-cell office:value-type="float" office:value="6999" calcext:value-type="float">
            <text:p>6999</text:p>
          </table:table-cell>
          <table:table-cell table:formula="of:=1000*([.B40]-[.B39])/[.I40]" office:value-type="float" office:value="486.486486486487" calcext:value-type="float">
            <text:p>486.4864864865</text:p>
          </table:table-cell>
          <table:table-cell table:formula="of:=1000*([.D40]-[.D39])/[.I40]" office:value-type="float" office:value="513.513513513514" calcext:value-type="float">
            <text:p>513.5135135135</text:p>
          </table:table-cell>
          <table:table-cell table:formula="of:=[.F40]-[.F39]" office:value-type="float" office:value="74" calcext:value-type="float">
            <text:p>74</text:p>
          </table:table-cell>
          <table:table-cell table:formula="of:=25/[.G40]" office:value-type="float" office:value="0.0513888888888889" calcext:value-type="float">
            <text:p>0.0513888889</text:p>
          </table:table-cell>
          <table:table-cell table:formula="of:=25/[.H40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<text:s/>time=</text:p>
          </table:table-cell>
          <table:table-cell office:value-type="float" office:value="7073" calcext:value-type="float">
            <text:p>7073</text:p>
          </table:table-cell>
          <table:table-cell table:formula="of:=1000*([.B41]-[.B40])/[.I41]" office:value-type="float" office:value="486.486486486487" calcext:value-type="float">
            <text:p>486.4864864865</text:p>
          </table:table-cell>
          <table:table-cell table:formula="of:=1000*([.D41]-[.D40])/[.I41]" office:value-type="float" office:value="500" calcext:value-type="float">
            <text:p>500</text:p>
          </table:table-cell>
          <table:table-cell table:formula="of:=[.F41]-[.F40]" office:value-type="float" office:value="74" calcext:value-type="float">
            <text:p>74</text:p>
          </table:table-cell>
          <table:table-cell table:formula="of:=25/[.G41]" office:value-type="float" office:value="0.0513888888888889" calcext:value-type="float">
            <text:p>0.0513888889</text:p>
          </table:table-cell>
          <table:table-cell table:formula="of:=25/[.H41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<text:s/>time=</text:p>
          </table:table-cell>
          <table:table-cell office:value-type="float" office:value="7147" calcext:value-type="float">
            <text:p>7147</text:p>
          </table:table-cell>
          <table:table-cell table:formula="of:=1000*([.B42]-[.B41])/[.I42]" office:value-type="float" office:value="486.486486486487" calcext:value-type="float">
            <text:p>486.4864864865</text:p>
          </table:table-cell>
          <table:table-cell table:formula="of:=1000*([.D42]-[.D41])/[.I42]" office:value-type="float" office:value="513.513513513514" calcext:value-type="float">
            <text:p>513.5135135135</text:p>
          </table:table-cell>
          <table:table-cell table:formula="of:=[.F42]-[.F41]" office:value-type="float" office:value="74" calcext:value-type="float">
            <text:p>74</text:p>
          </table:table-cell>
          <table:table-cell table:formula="of:=25/[.G42]" office:value-type="float" office:value="0.0513888888888889" calcext:value-type="float">
            <text:p>0.0513888889</text:p>
          </table:table-cell>
          <table:table-cell table:formula="of:=25/[.H42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<text:s/>time=</text:p>
          </table:table-cell>
          <table:table-cell office:value-type="float" office:value="7221" calcext:value-type="float">
            <text:p>7221</text:p>
          </table:table-cell>
          <table:table-cell table:formula="of:=1000*([.B43]-[.B42])/[.I43]" office:value-type="float" office:value="486.486486486487" calcext:value-type="float">
            <text:p>486.4864864865</text:p>
          </table:table-cell>
          <table:table-cell table:formula="of:=1000*([.D43]-[.D42])/[.I43]" office:value-type="float" office:value="513.513513513514" calcext:value-type="float">
            <text:p>513.5135135135</text:p>
          </table:table-cell>
          <table:table-cell table:formula="of:=[.F43]-[.F42]" office:value-type="float" office:value="74" calcext:value-type="float">
            <text:p>74</text:p>
          </table:table-cell>
          <table:table-cell table:formula="of:=25/[.G43]" office:value-type="float" office:value="0.0513888888888889" calcext:value-type="float">
            <text:p>0.0513888889</text:p>
          </table:table-cell>
          <table:table-cell table:formula="of:=25/[.H43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<text:s/>time=</text:p>
          </table:table-cell>
          <table:table-cell office:value-type="float" office:value="7294" calcext:value-type="float">
            <text:p>7294</text:p>
          </table:table-cell>
          <table:table-cell table:formula="of:=1000*([.B44]-[.B43])/[.I44]" office:value-type="float" office:value="493.150684931507" calcext:value-type="float">
            <text:p>493.1506849315</text:p>
          </table:table-cell>
          <table:table-cell table:formula="of:=1000*([.D44]-[.D43])/[.I44]" office:value-type="float" office:value="520.547945205479" calcext:value-type="float">
            <text:p>520.5479452055</text:p>
          </table:table-cell>
          <table:table-cell table:formula="of:=[.F44]-[.F43]" office:value-type="float" office:value="73" calcext:value-type="float">
            <text:p>73</text:p>
          </table:table-cell>
          <table:table-cell table:formula="of:=25/[.G44]" office:value-type="float" office:value="0.0506944444444444" calcext:value-type="float">
            <text:p>0.0506944444</text:p>
          </table:table-cell>
          <table:table-cell table:formula="of:=25/[.H44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<text:s/>time=</text:p>
          </table:table-cell>
          <table:table-cell office:value-type="float" office:value="7368" calcext:value-type="float">
            <text:p>7368</text:p>
          </table:table-cell>
          <table:table-cell table:formula="of:=1000*([.B45]-[.B44])/[.I45]" office:value-type="float" office:value="486.486486486487" calcext:value-type="float">
            <text:p>486.4864864865</text:p>
          </table:table-cell>
          <table:table-cell table:formula="of:=1000*([.D45]-[.D44])/[.I45]" office:value-type="float" office:value="513.513513513514" calcext:value-type="float">
            <text:p>513.5135135135</text:p>
          </table:table-cell>
          <table:table-cell table:formula="of:=[.F45]-[.F44]" office:value-type="float" office:value="74" calcext:value-type="float">
            <text:p>74</text:p>
          </table:table-cell>
          <table:table-cell table:formula="of:=25/[.G45]" office:value-type="float" office:value="0.0513888888888889" calcext:value-type="float">
            <text:p>0.0513888889</text:p>
          </table:table-cell>
          <table:table-cell table:formula="of:=25/[.H45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<text:s/>time=</text:p>
          </table:table-cell>
          <table:table-cell office:value-type="float" office:value="7442" calcext:value-type="float">
            <text:p>7442</text:p>
          </table:table-cell>
          <table:table-cell table:formula="of:=1000*([.B46]-[.B45])/[.I46]" office:value-type="float" office:value="500" calcext:value-type="float">
            <text:p>500</text:p>
          </table:table-cell>
          <table:table-cell table:formula="of:=1000*([.D46]-[.D45])/[.I46]" office:value-type="float" office:value="513.513513513514" calcext:value-type="float">
            <text:p>513.5135135135</text:p>
          </table:table-cell>
          <table:table-cell table:formula="of:=[.F46]-[.F45]" office:value-type="float" office:value="74" calcext:value-type="float">
            <text:p>74</text:p>
          </table:table-cell>
          <table:table-cell table:formula="of:=25/[.G46]" office:value-type="float" office:value="0.05" calcext:value-type="float">
            <text:p>0.05</text:p>
          </table:table-cell>
          <table:table-cell table:formula="of:=25/[.H46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<text:s/>time=</text:p>
          </table:table-cell>
          <table:table-cell office:value-type="float" office:value="7516" calcext:value-type="float">
            <text:p>7516</text:p>
          </table:table-cell>
          <table:table-cell table:formula="of:=1000*([.B47]-[.B46])/[.I47]" office:value-type="float" office:value="486.486486486487" calcext:value-type="float">
            <text:p>486.4864864865</text:p>
          </table:table-cell>
          <table:table-cell table:formula="of:=1000*([.D47]-[.D46])/[.I47]" office:value-type="float" office:value="513.513513513514" calcext:value-type="float">
            <text:p>513.5135135135</text:p>
          </table:table-cell>
          <table:table-cell table:formula="of:=[.F47]-[.F46]" office:value-type="float" office:value="74" calcext:value-type="float">
            <text:p>74</text:p>
          </table:table-cell>
          <table:table-cell table:formula="of:=25/[.G47]" office:value-type="float" office:value="0.0513888888888889" calcext:value-type="float">
            <text:p>0.0513888889</text:p>
          </table:table-cell>
          <table:table-cell table:formula="of:=25/[.H47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<text:s/>time=</text:p>
          </table:table-cell>
          <table:table-cell office:value-type="float" office:value="7589" calcext:value-type="float">
            <text:p>7589</text:p>
          </table:table-cell>
          <table:table-cell table:formula="of:=1000*([.B48]-[.B47])/[.I48]" office:value-type="float" office:value="493.150684931507" calcext:value-type="float">
            <text:p>493.1506849315</text:p>
          </table:table-cell>
          <table:table-cell table:formula="of:=1000*([.D48]-[.D47])/[.I48]" office:value-type="float" office:value="506.849315068493" calcext:value-type="float">
            <text:p>506.8493150685</text:p>
          </table:table-cell>
          <table:table-cell table:formula="of:=[.F48]-[.F47]" office:value-type="float" office:value="73" calcext:value-type="float">
            <text:p>73</text:p>
          </table:table-cell>
          <table:table-cell table:formula="of:=25/[.G48]" office:value-type="float" office:value="0.0506944444444444" calcext:value-type="float">
            <text:p>0.0506944444</text:p>
          </table:table-cell>
          <table:table-cell table:formula="of:=25/[.H48]" office:value-type="float" office:value="0.0493243243243243" calcext:value-type="float">
            <text:p>0.04932432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<text:s/>time=</text:p>
          </table:table-cell>
          <table:table-cell office:value-type="float" office:value="7663" calcext:value-type="float">
            <text:p>7663</text:p>
          </table:table-cell>
          <table:table-cell table:formula="of:=1000*([.B49]-[.B48])/[.I49]" office:value-type="float" office:value="486.486486486487" calcext:value-type="float">
            <text:p>486.4864864865</text:p>
          </table:table-cell>
          <table:table-cell table:formula="of:=1000*([.D49]-[.D48])/[.I49]" office:value-type="float" office:value="513.513513513514" calcext:value-type="float">
            <text:p>513.5135135135</text:p>
          </table:table-cell>
          <table:table-cell table:formula="of:=[.F49]-[.F48]" office:value-type="float" office:value="74" calcext:value-type="float">
            <text:p>74</text:p>
          </table:table-cell>
          <table:table-cell table:formula="of:=25/[.G49]" office:value-type="float" office:value="0.0513888888888889" calcext:value-type="float">
            <text:p>0.0513888889</text:p>
          </table:table-cell>
          <table:table-cell table:formula="of:=25/[.H49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<text:s/>time=</text:p>
          </table:table-cell>
          <table:table-cell office:value-type="float" office:value="7738" calcext:value-type="float">
            <text:p>7738</text:p>
          </table:table-cell>
          <table:table-cell table:formula="of:=1000*([.B50]-[.B49])/[.I50]" office:value-type="float" office:value="493.333333333333" calcext:value-type="float">
            <text:p>493.3333333333</text:p>
          </table:table-cell>
          <table:table-cell table:formula="of:=1000*([.D50]-[.D49])/[.I50]" office:value-type="float" office:value="506.666666666667" calcext:value-type="float">
            <text:p>506.6666666667</text:p>
          </table:table-cell>
          <table:table-cell table:formula="of:=[.F50]-[.F49]" office:value-type="float" office:value="75" calcext:value-type="float">
            <text:p>75</text:p>
          </table:table-cell>
          <table:table-cell table:formula="of:=25/[.G50]" office:value-type="float" office:value="0.0506756756756757" calcext:value-type="float">
            <text:p>0.0506756757</text:p>
          </table:table-cell>
          <table:table-cell table:formula="of:=25/[.H50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<text:s/>time=</text:p>
          </table:table-cell>
          <table:table-cell office:value-type="float" office:value="7812" calcext:value-type="float">
            <text:p>7812</text:p>
          </table:table-cell>
          <table:table-cell table:formula="of:=1000*([.B51]-[.B50])/[.I51]" office:value-type="float" office:value="486.486486486487" calcext:value-type="float">
            <text:p>486.4864864865</text:p>
          </table:table-cell>
          <table:table-cell table:formula="of:=1000*([.D51]-[.D50])/[.I51]" office:value-type="float" office:value="513.513513513514" calcext:value-type="float">
            <text:p>513.5135135135</text:p>
          </table:table-cell>
          <table:table-cell table:formula="of:=[.F51]-[.F50]" office:value-type="float" office:value="74" calcext:value-type="float">
            <text:p>74</text:p>
          </table:table-cell>
          <table:table-cell table:formula="of:=25/[.G51]" office:value-type="float" office:value="0.0513888888888889" calcext:value-type="float">
            <text:p>0.0513888889</text:p>
          </table:table-cell>
          <table:table-cell table:formula="of:=25/[.H51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<text:s/>time=</text:p>
          </table:table-cell>
          <table:table-cell office:value-type="float" office:value="7885" calcext:value-type="float">
            <text:p>7885</text:p>
          </table:table-cell>
          <table:table-cell table:formula="of:=1000*([.B52]-[.B51])/[.I52]" office:value-type="float" office:value="493.150684931507" calcext:value-type="float">
            <text:p>493.1506849315</text:p>
          </table:table-cell>
          <table:table-cell table:formula="of:=1000*([.D52]-[.D51])/[.I52]" office:value-type="float" office:value="520.547945205479" calcext:value-type="float">
            <text:p>520.5479452055</text:p>
          </table:table-cell>
          <table:table-cell table:formula="of:=[.F52]-[.F51]" office:value-type="float" office:value="73" calcext:value-type="float">
            <text:p>73</text:p>
          </table:table-cell>
          <table:table-cell table:formula="of:=25/[.G52]" office:value-type="float" office:value="0.0506944444444444" calcext:value-type="float">
            <text:p>0.0506944444</text:p>
          </table:table-cell>
          <table:table-cell table:formula="of:=25/[.H52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<text:s/>time=</text:p>
          </table:table-cell>
          <table:table-cell office:value-type="float" office:value="7959" calcext:value-type="float">
            <text:p>7959</text:p>
          </table:table-cell>
          <table:table-cell table:formula="of:=1000*([.B53]-[.B52])/[.I53]" office:value-type="float" office:value="486.486486486487" calcext:value-type="float">
            <text:p>486.4864864865</text:p>
          </table:table-cell>
          <table:table-cell table:formula="of:=1000*([.D53]-[.D52])/[.I53]" office:value-type="float" office:value="513.513513513514" calcext:value-type="float">
            <text:p>513.5135135135</text:p>
          </table:table-cell>
          <table:table-cell table:formula="of:=[.F53]-[.F52]" office:value-type="float" office:value="74" calcext:value-type="float">
            <text:p>74</text:p>
          </table:table-cell>
          <table:table-cell table:formula="of:=25/[.G53]" office:value-type="float" office:value="0.0513888888888889" calcext:value-type="float">
            <text:p>0.0513888889</text:p>
          </table:table-cell>
          <table:table-cell table:formula="of:=25/[.H53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<text:s/>time=</text:p>
          </table:table-cell>
          <table:table-cell office:value-type="float" office:value="8033" calcext:value-type="float">
            <text:p>8033</text:p>
          </table:table-cell>
          <table:table-cell table:formula="of:=1000*([.B54]-[.B53])/[.I54]" office:value-type="float" office:value="486.486486486487" calcext:value-type="float">
            <text:p>486.4864864865</text:p>
          </table:table-cell>
          <table:table-cell table:formula="of:=1000*([.D54]-[.D53])/[.I54]" office:value-type="float" office:value="513.513513513514" calcext:value-type="float">
            <text:p>513.5135135135</text:p>
          </table:table-cell>
          <table:table-cell table:formula="of:=[.F54]-[.F53]" office:value-type="float" office:value="74" calcext:value-type="float">
            <text:p>74</text:p>
          </table:table-cell>
          <table:table-cell table:formula="of:=25/[.G54]" office:value-type="float" office:value="0.0513888888888889" calcext:value-type="float">
            <text:p>0.0513888889</text:p>
          </table:table-cell>
          <table:table-cell table:formula="of:=25/[.H5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<text:s/>time=</text:p>
          </table:table-cell>
          <table:table-cell office:value-type="float" office:value="8107" calcext:value-type="float">
            <text:p>8107</text:p>
          </table:table-cell>
          <table:table-cell table:formula="of:=1000*([.B55]-[.B54])/[.I55]" office:value-type="float" office:value="500" calcext:value-type="float">
            <text:p>500</text:p>
          </table:table-cell>
          <table:table-cell table:formula="of:=1000*([.D55]-[.D54])/[.I55]" office:value-type="float" office:value="500" calcext:value-type="float">
            <text:p>500</text:p>
          </table:table-cell>
          <table:table-cell table:formula="of:=[.F55]-[.F54]" office:value-type="float" office:value="74" calcext:value-type="float">
            <text:p>74</text:p>
          </table:table-cell>
          <table:table-cell table:formula="of:=25/[.G55]" office:value-type="float" office:value="0.05" calcext:value-type="float">
            <text:p>0.05</text:p>
          </table:table-cell>
          <table:table-cell table:formula="of:=25/[.H55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<text:s/>time=</text:p>
          </table:table-cell>
          <table:table-cell office:value-type="float" office:value="8180" calcext:value-type="float">
            <text:p>8180</text:p>
          </table:table-cell>
          <table:table-cell table:formula="of:=1000*([.B56]-[.B55])/[.I56]" office:value-type="float" office:value="493.150684931507" calcext:value-type="float">
            <text:p>493.1506849315</text:p>
          </table:table-cell>
          <table:table-cell table:formula="of:=1000*([.D56]-[.D55])/[.I56]" office:value-type="float" office:value="534.246575342466" calcext:value-type="float">
            <text:p>534.2465753425</text:p>
          </table:table-cell>
          <table:table-cell table:formula="of:=[.F56]-[.F55]" office:value-type="float" office:value="73" calcext:value-type="float">
            <text:p>73</text:p>
          </table:table-cell>
          <table:table-cell table:formula="of:=25/[.G56]" office:value-type="float" office:value="0.0506944444444444" calcext:value-type="float">
            <text:p>0.0506944444</text:p>
          </table:table-cell>
          <table:table-cell table:formula="of:=25/[.H56]" office:value-type="float" office:value="0.0467948717948718" calcext:value-type="float">
            <text:p>0.046794871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<text:s/>time=</text:p>
          </table:table-cell>
          <table:table-cell office:value-type="float" office:value="8254" calcext:value-type="float">
            <text:p>8254</text:p>
          </table:table-cell>
          <table:table-cell table:formula="of:=1000*([.B57]-[.B56])/[.I57]" office:value-type="float" office:value="486.486486486487" calcext:value-type="float">
            <text:p>486.4864864865</text:p>
          </table:table-cell>
          <table:table-cell table:formula="of:=1000*([.D57]-[.D56])/[.I57]" office:value-type="float" office:value="513.513513513514" calcext:value-type="float">
            <text:p>513.5135135135</text:p>
          </table:table-cell>
          <table:table-cell table:formula="of:=[.F57]-[.F56]" office:value-type="float" office:value="74" calcext:value-type="float">
            <text:p>74</text:p>
          </table:table-cell>
          <table:table-cell table:formula="of:=25/[.G57]" office:value-type="float" office:value="0.0513888888888889" calcext:value-type="float">
            <text:p>0.0513888889</text:p>
          </table:table-cell>
          <table:table-cell table:formula="of:=25/[.H57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<text:s/>time=</text:p>
          </table:table-cell>
          <table:table-cell office:value-type="float" office:value="8328" calcext:value-type="float">
            <text:p>8328</text:p>
          </table:table-cell>
          <table:table-cell table:formula="of:=1000*([.B58]-[.B57])/[.I58]" office:value-type="float" office:value="486.486486486487" calcext:value-type="float">
            <text:p>486.4864864865</text:p>
          </table:table-cell>
          <table:table-cell table:formula="of:=1000*([.D58]-[.D57])/[.I58]" office:value-type="float" office:value="500" calcext:value-type="float">
            <text:p>500</text:p>
          </table:table-cell>
          <table:table-cell table:formula="of:=[.F58]-[.F57]" office:value-type="float" office:value="74" calcext:value-type="float">
            <text:p>74</text:p>
          </table:table-cell>
          <table:table-cell table:formula="of:=25/[.G58]" office:value-type="float" office:value="0.0513888888888889" calcext:value-type="float">
            <text:p>0.0513888889</text:p>
          </table:table-cell>
          <table:table-cell table:formula="of:=25/[.H58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<text:s/>time=</text:p>
          </table:table-cell>
          <table:table-cell office:value-type="float" office:value="8402" calcext:value-type="float">
            <text:p>8402</text:p>
          </table:table-cell>
          <table:table-cell table:formula="of:=1000*([.B59]-[.B58])/[.I59]" office:value-type="float" office:value="486.486486486487" calcext:value-type="float">
            <text:p>486.4864864865</text:p>
          </table:table-cell>
          <table:table-cell table:formula="of:=1000*([.D59]-[.D58])/[.I59]" office:value-type="float" office:value="527.027027027027" calcext:value-type="float">
            <text:p>527.027027027</text:p>
          </table:table-cell>
          <table:table-cell table:formula="of:=[.F59]-[.F58]" office:value-type="float" office:value="74" calcext:value-type="float">
            <text:p>74</text:p>
          </table:table-cell>
          <table:table-cell table:formula="of:=25/[.G59]" office:value-type="float" office:value="0.0513888888888889" calcext:value-type="float">
            <text:p>0.0513888889</text:p>
          </table:table-cell>
          <table:table-cell table:formula="of:=25/[.H59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<text:s/>time=</text:p>
          </table:table-cell>
          <table:table-cell office:value-type="float" office:value="8476" calcext:value-type="float">
            <text:p>8476</text:p>
          </table:table-cell>
          <table:table-cell table:formula="of:=1000*([.B60]-[.B59])/[.I60]" office:value-type="float" office:value="500" calcext:value-type="float">
            <text:p>500</text:p>
          </table:table-cell>
          <table:table-cell table:formula="of:=1000*([.D60]-[.D59])/[.I60]" office:value-type="float" office:value="513.513513513514" calcext:value-type="float">
            <text:p>513.5135135135</text:p>
          </table:table-cell>
          <table:table-cell table:formula="of:=[.F60]-[.F59]" office:value-type="float" office:value="74" calcext:value-type="float">
            <text:p>74</text:p>
          </table:table-cell>
          <table:table-cell table:formula="of:=25/[.G60]" office:value-type="float" office:value="0.05" calcext:value-type="float">
            <text:p>0.05</text:p>
          </table:table-cell>
          <table:table-cell table:formula="of:=25/[.H60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<text:s/>time=</text:p>
          </table:table-cell>
          <table:table-cell office:value-type="float" office:value="8550" calcext:value-type="float">
            <text:p>8550</text:p>
          </table:table-cell>
          <table:table-cell table:formula="of:=1000*([.B61]-[.B60])/[.I61]" office:value-type="float" office:value="486.486486486487" calcext:value-type="float">
            <text:p>486.4864864865</text:p>
          </table:table-cell>
          <table:table-cell table:formula="of:=1000*([.D61]-[.D60])/[.I61]" office:value-type="float" office:value="513.513513513514" calcext:value-type="float">
            <text:p>513.5135135135</text:p>
          </table:table-cell>
          <table:table-cell table:formula="of:=[.F61]-[.F60]" office:value-type="float" office:value="74" calcext:value-type="float">
            <text:p>74</text:p>
          </table:table-cell>
          <table:table-cell table:formula="of:=25/[.G61]" office:value-type="float" office:value="0.0513888888888889" calcext:value-type="float">
            <text:p>0.0513888889</text:p>
          </table:table-cell>
          <table:table-cell table:formula="of:=25/[.H61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<text:s/>time=</text:p>
          </table:table-cell>
          <table:table-cell office:value-type="float" office:value="8624" calcext:value-type="float">
            <text:p>8624</text:p>
          </table:table-cell>
          <table:table-cell table:formula="of:=1000*([.B62]-[.B61])/[.I62]" office:value-type="float" office:value="486.486486486487" calcext:value-type="float">
            <text:p>486.4864864865</text:p>
          </table:table-cell>
          <table:table-cell table:formula="of:=1000*([.D62]-[.D61])/[.I62]" office:value-type="float" office:value="500" calcext:value-type="float">
            <text:p>500</text:p>
          </table:table-cell>
          <table:table-cell table:formula="of:=[.F62]-[.F61]" office:value-type="float" office:value="74" calcext:value-type="float">
            <text:p>74</text:p>
          </table:table-cell>
          <table:table-cell table:formula="of:=25/[.G62]" office:value-type="float" office:value="0.0513888888888889" calcext:value-type="float">
            <text:p>0.0513888889</text:p>
          </table:table-cell>
          <table:table-cell table:formula="of:=25/[.H6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<text:s/>time=</text:p>
          </table:table-cell>
          <table:table-cell office:value-type="float" office:value="8697" calcext:value-type="float">
            <text:p>8697</text:p>
          </table:table-cell>
          <table:table-cell table:formula="of:=1000*([.B63]-[.B62])/[.I63]" office:value-type="float" office:value="493.150684931507" calcext:value-type="float">
            <text:p>493.1506849315</text:p>
          </table:table-cell>
          <table:table-cell table:formula="of:=1000*([.D63]-[.D62])/[.I63]" office:value-type="float" office:value="520.547945205479" calcext:value-type="float">
            <text:p>520.5479452055</text:p>
          </table:table-cell>
          <table:table-cell table:formula="of:=[.F63]-[.F62]" office:value-type="float" office:value="73" calcext:value-type="float">
            <text:p>73</text:p>
          </table:table-cell>
          <table:table-cell table:formula="of:=25/[.G63]" office:value-type="float" office:value="0.0506944444444444" calcext:value-type="float">
            <text:p>0.0506944444</text:p>
          </table:table-cell>
          <table:table-cell table:formula="of:=25/[.H63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<text:s/>time=</text:p>
          </table:table-cell>
          <table:table-cell office:value-type="float" office:value="8771" calcext:value-type="float">
            <text:p>8771</text:p>
          </table:table-cell>
          <table:table-cell table:formula="of:=1000*([.B64]-[.B63])/[.I64]" office:value-type="float" office:value="486.486486486487" calcext:value-type="float">
            <text:p>486.4864864865</text:p>
          </table:table-cell>
          <table:table-cell table:formula="of:=1000*([.D64]-[.D63])/[.I64]" office:value-type="float" office:value="513.513513513514" calcext:value-type="float">
            <text:p>513.5135135135</text:p>
          </table:table-cell>
          <table:table-cell table:formula="of:=[.F64]-[.F63]" office:value-type="float" office:value="74" calcext:value-type="float">
            <text:p>74</text:p>
          </table:table-cell>
          <table:table-cell table:formula="of:=25/[.G64]" office:value-type="float" office:value="0.0513888888888889" calcext:value-type="float">
            <text:p>0.0513888889</text:p>
          </table:table-cell>
          <table:table-cell table:formula="of:=25/[.H6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<text:s/>time=</text:p>
          </table:table-cell>
          <table:table-cell office:value-type="float" office:value="8845" calcext:value-type="float">
            <text:p>8845</text:p>
          </table:table-cell>
          <table:table-cell table:formula="of:=1000*([.B65]-[.B64])/[.I65]" office:value-type="float" office:value="486.486486486487" calcext:value-type="float">
            <text:p>486.4864864865</text:p>
          </table:table-cell>
          <table:table-cell table:formula="of:=1000*([.D65]-[.D64])/[.I65]" office:value-type="float" office:value="513.513513513514" calcext:value-type="float">
            <text:p>513.5135135135</text:p>
          </table:table-cell>
          <table:table-cell table:formula="of:=[.F65]-[.F64]" office:value-type="float" office:value="74" calcext:value-type="float">
            <text:p>74</text:p>
          </table:table-cell>
          <table:table-cell table:formula="of:=25/[.G65]" office:value-type="float" office:value="0.0513888888888889" calcext:value-type="float">
            <text:p>0.0513888889</text:p>
          </table:table-cell>
          <table:table-cell table:formula="of:=25/[.H65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<text:s/>time=</text:p>
          </table:table-cell>
          <table:table-cell office:value-type="float" office:value="8919" calcext:value-type="float">
            <text:p>8919</text:p>
          </table:table-cell>
          <table:table-cell table:formula="of:=1000*([.B66]-[.B65])/[.I66]" office:value-type="float" office:value="500" calcext:value-type="float">
            <text:p>500</text:p>
          </table:table-cell>
          <table:table-cell table:formula="of:=1000*([.D66]-[.D65])/[.I66]" office:value-type="float" office:value="513.513513513514" calcext:value-type="float">
            <text:p>513.5135135135</text:p>
          </table:table-cell>
          <table:table-cell table:formula="of:=[.F66]-[.F65]" office:value-type="float" office:value="74" calcext:value-type="float">
            <text:p>74</text:p>
          </table:table-cell>
          <table:table-cell table:formula="of:=25/[.G66]" office:value-type="float" office:value="0.05" calcext:value-type="float">
            <text:p>0.05</text:p>
          </table:table-cell>
          <table:table-cell table:formula="of:=25/[.H66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08" calcext:value-type="float">
            <text:p>44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<text:s/>time=</text:p>
          </table:table-cell>
          <table:table-cell office:value-type="float" office:value="8992" calcext:value-type="float">
            <text:p>8992</text:p>
          </table:table-cell>
          <table:table-cell table:formula="of:=1000*([.B67]-[.B66])/[.I67]" office:value-type="float" office:value="493.150684931507" calcext:value-type="float">
            <text:p>493.1506849315</text:p>
          </table:table-cell>
          <table:table-cell table:formula="of:=1000*([.D67]-[.D66])/[.I67]" office:value-type="float" office:value="520.547945205479" calcext:value-type="float">
            <text:p>520.5479452055</text:p>
          </table:table-cell>
          <table:table-cell table:formula="of:=[.F67]-[.F66]" office:value-type="float" office:value="73" calcext:value-type="float">
            <text:p>73</text:p>
          </table:table-cell>
          <table:table-cell table:formula="of:=25/[.G67]" office:value-type="float" office:value="0.0506944444444444" calcext:value-type="float">
            <text:p>0.0506944444</text:p>
          </table:table-cell>
          <table:table-cell table:formula="of:=25/[.H67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<text:s/>time=</text:p>
          </table:table-cell>
          <table:table-cell office:value-type="float" office:value="9067" calcext:value-type="float">
            <text:p>9067</text:p>
          </table:table-cell>
          <table:table-cell table:formula="of:=1000*([.B68]-[.B67])/[.I68]" office:value-type="float" office:value="480" calcext:value-type="float">
            <text:p>480</text:p>
          </table:table-cell>
          <table:table-cell table:formula="of:=1000*([.D68]-[.D67])/[.I68]" office:value-type="float" office:value="506.666666666667" calcext:value-type="float">
            <text:p>506.6666666667</text:p>
          </table:table-cell>
          <table:table-cell table:formula="of:=[.F68]-[.F67]" office:value-type="float" office:value="75" calcext:value-type="float">
            <text:p>75</text:p>
          </table:table-cell>
          <table:table-cell table:formula="of:=25/[.G68]" office:value-type="float" office:value="0.0520833333333333" calcext:value-type="float">
            <text:p>0.0520833333</text:p>
          </table:table-cell>
          <table:table-cell table:formula="of:=25/[.H68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<text:s/>time=</text:p>
          </table:table-cell>
          <table:table-cell office:value-type="float" office:value="9141" calcext:value-type="float">
            <text:p>9141</text:p>
          </table:table-cell>
          <table:table-cell table:formula="of:=1000*([.B69]-[.B68])/[.I69]" office:value-type="float" office:value="486.486486486487" calcext:value-type="float">
            <text:p>486.4864864865</text:p>
          </table:table-cell>
          <table:table-cell table:formula="of:=1000*([.D69]-[.D68])/[.I69]" office:value-type="float" office:value="500" calcext:value-type="float">
            <text:p>500</text:p>
          </table:table-cell>
          <table:table-cell table:formula="of:=[.F69]-[.F68]" office:value-type="float" office:value="74" calcext:value-type="float">
            <text:p>74</text:p>
          </table:table-cell>
          <table:table-cell table:formula="of:=25/[.G69]" office:value-type="float" office:value="0.0513888888888889" calcext:value-type="float">
            <text:p>0.0513888889</text:p>
          </table:table-cell>
          <table:table-cell table:formula="of:=25/[.H69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time=</text:p>
          </table:table-cell>
          <table:table-cell office:value-type="float" office:value="9214" calcext:value-type="float">
            <text:p>9214</text:p>
          </table:table-cell>
          <table:table-cell table:formula="of:=1000*([.B70]-[.B69])/[.I70]" office:value-type="float" office:value="493.150684931507" calcext:value-type="float">
            <text:p>493.1506849315</text:p>
          </table:table-cell>
          <table:table-cell table:formula="of:=1000*([.D70]-[.D69])/[.I70]" office:value-type="float" office:value="520.547945205479" calcext:value-type="float">
            <text:p>520.5479452055</text:p>
          </table:table-cell>
          <table:table-cell table:formula="of:=[.F70]-[.F69]" office:value-type="float" office:value="73" calcext:value-type="float">
            <text:p>73</text:p>
          </table:table-cell>
          <table:table-cell table:formula="of:=25/[.G70]" office:value-type="float" office:value="0.0506944444444444" calcext:value-type="float">
            <text:p>0.0506944444</text:p>
          </table:table-cell>
          <table:table-cell table:formula="of:=25/[.H70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<text:s/>time=</text:p>
          </table:table-cell>
          <table:table-cell office:value-type="float" office:value="9288" calcext:value-type="float">
            <text:p>9288</text:p>
          </table:table-cell>
          <table:table-cell table:formula="of:=1000*([.B71]-[.B70])/[.I71]" office:value-type="float" office:value="500" calcext:value-type="float">
            <text:p>500</text:p>
          </table:table-cell>
          <table:table-cell table:formula="of:=1000*([.D71]-[.D70])/[.I71]" office:value-type="float" office:value="513.513513513514" calcext:value-type="float">
            <text:p>513.5135135135</text:p>
          </table:table-cell>
          <table:table-cell table:formula="of:=[.F71]-[.F70]" office:value-type="float" office:value="74" calcext:value-type="float">
            <text:p>74</text:p>
          </table:table-cell>
          <table:table-cell table:formula="of:=25/[.G71]" office:value-type="float" office:value="0.05" calcext:value-type="float">
            <text:p>0.05</text:p>
          </table:table-cell>
          <table:table-cell table:formula="of:=25/[.H71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89" calcext:value-type="float">
            <text:p>45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<text:s/>time=</text:p>
          </table:table-cell>
          <table:table-cell office:value-type="float" office:value="9362" calcext:value-type="float">
            <text:p>9362</text:p>
          </table:table-cell>
          <table:table-cell table:formula="of:=1000*([.B72]-[.B71])/[.I72]" office:value-type="float" office:value="486.486486486487" calcext:value-type="float">
            <text:p>486.4864864865</text:p>
          </table:table-cell>
          <table:table-cell table:formula="of:=1000*([.D72]-[.D71])/[.I72]" office:value-type="float" office:value="513.513513513514" calcext:value-type="float">
            <text:p>513.5135135135</text:p>
          </table:table-cell>
          <table:table-cell table:formula="of:=[.F72]-[.F71]" office:value-type="float" office:value="74" calcext:value-type="float">
            <text:p>74</text:p>
          </table:table-cell>
          <table:table-cell table:formula="of:=25/[.G72]" office:value-type="float" office:value="0.0513888888888889" calcext:value-type="float">
            <text:p>0.0513888889</text:p>
          </table:table-cell>
          <table:table-cell table:formula="of:=25/[.H72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<text:s/>time=</text:p>
          </table:table-cell>
          <table:table-cell office:value-type="float" office:value="9436" calcext:value-type="float">
            <text:p>9436</text:p>
          </table:table-cell>
          <table:table-cell table:formula="of:=1000*([.B73]-[.B72])/[.I73]" office:value-type="float" office:value="486.486486486487" calcext:value-type="float">
            <text:p>486.4864864865</text:p>
          </table:table-cell>
          <table:table-cell table:formula="of:=1000*([.D73]-[.D72])/[.I73]" office:value-type="float" office:value="513.513513513514" calcext:value-type="float">
            <text:p>513.5135135135</text:p>
          </table:table-cell>
          <table:table-cell table:formula="of:=[.F73]-[.F72]" office:value-type="float" office:value="74" calcext:value-type="float">
            <text:p>74</text:p>
          </table:table-cell>
          <table:table-cell table:formula="of:=25/[.G73]" office:value-type="float" office:value="0.0513888888888889" calcext:value-type="float">
            <text:p>0.0513888889</text:p>
          </table:table-cell>
          <table:table-cell table:formula="of:=25/[.H73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61" calcext:value-type="float">
            <text:p>46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<text:s/>time=</text:p>
          </table:table-cell>
          <table:table-cell office:value-type="float" office:value="9509" calcext:value-type="float">
            <text:p>9509</text:p>
          </table:table-cell>
          <table:table-cell table:formula="of:=1000*([.B74]-[.B73])/[.I74]" office:value-type="float" office:value="493.150684931507" calcext:value-type="float">
            <text:p>493.1506849315</text:p>
          </table:table-cell>
          <table:table-cell table:formula="of:=1000*([.D74]-[.D73])/[.I74]" office:value-type="float" office:value="520.547945205479" calcext:value-type="float">
            <text:p>520.5479452055</text:p>
          </table:table-cell>
          <table:table-cell table:formula="of:=[.F74]-[.F73]" office:value-type="float" office:value="73" calcext:value-type="float">
            <text:p>73</text:p>
          </table:table-cell>
          <table:table-cell table:formula="of:=25/[.G74]" office:value-type="float" office:value="0.0506944444444444" calcext:value-type="float">
            <text:p>0.0506944444</text:p>
          </table:table-cell>
          <table:table-cell table:formula="of:=25/[.H74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<text:s/>time=</text:p>
          </table:table-cell>
          <table:table-cell office:value-type="float" office:value="9583" calcext:value-type="float">
            <text:p>9583</text:p>
          </table:table-cell>
          <table:table-cell table:formula="of:=1000*([.B75]-[.B74])/[.I75]" office:value-type="float" office:value="486.486486486487" calcext:value-type="float">
            <text:p>486.4864864865</text:p>
          </table:table-cell>
          <table:table-cell table:formula="of:=1000*([.D75]-[.D74])/[.I75]" office:value-type="float" office:value="513.513513513514" calcext:value-type="float">
            <text:p>513.5135135135</text:p>
          </table:table-cell>
          <table:table-cell table:formula="of:=[.F75]-[.F74]" office:value-type="float" office:value="74" calcext:value-type="float">
            <text:p>74</text:p>
          </table:table-cell>
          <table:table-cell table:formula="of:=25/[.G75]" office:value-type="float" office:value="0.0513888888888889" calcext:value-type="float">
            <text:p>0.0513888889</text:p>
          </table:table-cell>
          <table:table-cell table:formula="of:=25/[.H75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<text:s/>time=</text:p>
          </table:table-cell>
          <table:table-cell office:value-type="float" office:value="9657" calcext:value-type="float">
            <text:p>9657</text:p>
          </table:table-cell>
          <table:table-cell table:formula="of:=1000*([.B76]-[.B75])/[.I76]" office:value-type="float" office:value="486.486486486487" calcext:value-type="float">
            <text:p>486.4864864865</text:p>
          </table:table-cell>
          <table:table-cell table:formula="of:=1000*([.D76]-[.D75])/[.I76]" office:value-type="float" office:value="500" calcext:value-type="float">
            <text:p>500</text:p>
          </table:table-cell>
          <table:table-cell table:formula="of:=[.F76]-[.F75]" office:value-type="float" office:value="74" calcext:value-type="float">
            <text:p>74</text:p>
          </table:table-cell>
          <table:table-cell table:formula="of:=25/[.G76]" office:value-type="float" office:value="0.0513888888888889" calcext:value-type="float">
            <text:p>0.0513888889</text:p>
          </table:table-cell>
          <table:table-cell table:formula="of:=25/[.H76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<text:s/>time=</text:p>
          </table:table-cell>
          <table:table-cell office:value-type="float" office:value="9731" calcext:value-type="float">
            <text:p>9731</text:p>
          </table:table-cell>
          <table:table-cell table:formula="of:=1000*([.B77]-[.B76])/[.I77]" office:value-type="float" office:value="500" calcext:value-type="float">
            <text:p>500</text:p>
          </table:table-cell>
          <table:table-cell table:formula="of:=1000*([.D77]-[.D76])/[.I77]" office:value-type="float" office:value="527.027027027027" calcext:value-type="float">
            <text:p>527.027027027</text:p>
          </table:table-cell>
          <table:table-cell table:formula="of:=[.F77]-[.F76]" office:value-type="float" office:value="74" calcext:value-type="float">
            <text:p>74</text:p>
          </table:table-cell>
          <table:table-cell table:formula="of:=25/[.G77]" office:value-type="float" office:value="0.05" calcext:value-type="float">
            <text:p>0.05</text:p>
          </table:table-cell>
          <table:table-cell table:formula="of:=25/[.H77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<text:s/>time=</text:p>
          </table:table-cell>
          <table:table-cell office:value-type="float" office:value="9805" calcext:value-type="float">
            <text:p>9805</text:p>
          </table:table-cell>
          <table:table-cell table:formula="of:=1000*([.B78]-[.B77])/[.I78]" office:value-type="float" office:value="486.486486486487" calcext:value-type="float">
            <text:p>486.4864864865</text:p>
          </table:table-cell>
          <table:table-cell table:formula="of:=1000*([.D78]-[.D77])/[.I78]" office:value-type="float" office:value="513.513513513514" calcext:value-type="float">
            <text:p>513.5135135135</text:p>
          </table:table-cell>
          <table:table-cell table:formula="of:=[.F78]-[.F77]" office:value-type="float" office:value="74" calcext:value-type="float">
            <text:p>74</text:p>
          </table:table-cell>
          <table:table-cell table:formula="of:=25/[.G78]" office:value-type="float" office:value="0.0513888888888889" calcext:value-type="float">
            <text:p>0.0513888889</text:p>
          </table:table-cell>
          <table:table-cell table:formula="of:=25/[.H78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<text:s/>time=</text:p>
          </table:table-cell>
          <table:table-cell office:value-type="float" office:value="9879" calcext:value-type="float">
            <text:p>9879</text:p>
          </table:table-cell>
          <table:table-cell table:formula="of:=1000*([.B79]-[.B78])/[.I79]" office:value-type="float" office:value="486.486486486487" calcext:value-type="float">
            <text:p>486.4864864865</text:p>
          </table:table-cell>
          <table:table-cell table:formula="of:=1000*([.D79]-[.D78])/[.I79]" office:value-type="float" office:value="513.513513513514" calcext:value-type="float">
            <text:p>513.5135135135</text:p>
          </table:table-cell>
          <table:table-cell table:formula="of:=[.F79]-[.F78]" office:value-type="float" office:value="74" calcext:value-type="float">
            <text:p>74</text:p>
          </table:table-cell>
          <table:table-cell table:formula="of:=25/[.G79]" office:value-type="float" office:value="0.0513888888888889" calcext:value-type="float">
            <text:p>0.0513888889</text:p>
          </table:table-cell>
          <table:table-cell table:formula="of:=25/[.H79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78" calcext:value-type="float">
            <text:p>48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<text:s/>time=</text:p>
          </table:table-cell>
          <table:table-cell office:value-type="float" office:value="9953" calcext:value-type="float">
            <text:p>9953</text:p>
          </table:table-cell>
          <table:table-cell table:formula="of:=1000*([.B80]-[.B79])/[.I80]" office:value-type="float" office:value="486.486486486487" calcext:value-type="float">
            <text:p>486.4864864865</text:p>
          </table:table-cell>
          <table:table-cell table:formula="of:=1000*([.D80]-[.D79])/[.I80]" office:value-type="float" office:value="500" calcext:value-type="float">
            <text:p>500</text:p>
          </table:table-cell>
          <table:table-cell table:formula="of:=[.F80]-[.F79]" office:value-type="float" office:value="74" calcext:value-type="float">
            <text:p>74</text:p>
          </table:table-cell>
          <table:table-cell table:formula="of:=25/[.G80]" office:value-type="float" office:value="0.0513888888888889" calcext:value-type="float">
            <text:p>0.0513888889</text:p>
          </table:table-cell>
          <table:table-cell table:formula="of:=25/[.H80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<text:s/>time=</text:p>
          </table:table-cell>
          <table:table-cell office:value-type="float" office:value="10027" calcext:value-type="float">
            <text:p>10027</text:p>
          </table:table-cell>
          <table:table-cell table:formula="of:=1000*([.B81]-[.B80])/[.I81]" office:value-type="float" office:value="500" calcext:value-type="float">
            <text:p>500</text:p>
          </table:table-cell>
          <table:table-cell table:formula="of:=1000*([.D81]-[.D80])/[.I81]" office:value-type="float" office:value="527.027027027027" calcext:value-type="float">
            <text:p>527.027027027</text:p>
          </table:table-cell>
          <table:table-cell table:formula="of:=[.F81]-[.F80]" office:value-type="float" office:value="74" calcext:value-type="float">
            <text:p>74</text:p>
          </table:table-cell>
          <table:table-cell table:formula="of:=25/[.G81]" office:value-type="float" office:value="0.05" calcext:value-type="float">
            <text:p>0.05</text:p>
          </table:table-cell>
          <table:table-cell table:formula="of:=25/[.H81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<text:s/>time=</text:p>
          </table:table-cell>
          <table:table-cell office:value-type="float" office:value="10101" calcext:value-type="float">
            <text:p>10101</text:p>
          </table:table-cell>
          <table:table-cell table:formula="of:=1000*([.B82]-[.B81])/[.I82]" office:value-type="float" office:value="486.486486486487" calcext:value-type="float">
            <text:p>486.4864864865</text:p>
          </table:table-cell>
          <table:table-cell table:formula="of:=1000*([.D82]-[.D81])/[.I82]" office:value-type="float" office:value="513.513513513514" calcext:value-type="float">
            <text:p>513.5135135135</text:p>
          </table:table-cell>
          <table:table-cell table:formula="of:=[.F82]-[.F81]" office:value-type="float" office:value="74" calcext:value-type="float">
            <text:p>74</text:p>
          </table:table-cell>
          <table:table-cell table:formula="of:=25/[.G82]" office:value-type="float" office:value="0.0513888888888889" calcext:value-type="float">
            <text:p>0.0513888889</text:p>
          </table:table-cell>
          <table:table-cell table:formula="of:=25/[.H82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<text:s/>time=</text:p>
          </table:table-cell>
          <table:table-cell office:value-type="float" office:value="10176" calcext:value-type="float">
            <text:p>10176</text:p>
          </table:table-cell>
          <table:table-cell table:formula="of:=1000*([.B83]-[.B82])/[.I83]" office:value-type="float" office:value="493.333333333333" calcext:value-type="float">
            <text:p>493.3333333333</text:p>
          </table:table-cell>
          <table:table-cell table:formula="of:=1000*([.D83]-[.D82])/[.I83]" office:value-type="float" office:value="506.666666666667" calcext:value-type="float">
            <text:p>506.6666666667</text:p>
          </table:table-cell>
          <table:table-cell table:formula="of:=[.F83]-[.F82]" office:value-type="float" office:value="75" calcext:value-type="float">
            <text:p>75</text:p>
          </table:table-cell>
          <table:table-cell table:formula="of:=25/[.G83]" office:value-type="float" office:value="0.0506756756756757" calcext:value-type="float">
            <text:p>0.0506756757</text:p>
          </table:table-cell>
          <table:table-cell table:formula="of:=25/[.H83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<text:s/>time=</text:p>
          </table:table-cell>
          <table:table-cell office:value-type="float" office:value="10251" calcext:value-type="float">
            <text:p>10251</text:p>
          </table:table-cell>
          <table:table-cell table:formula="of:=1000*([.B84]-[.B83])/[.I84]" office:value-type="float" office:value="493.333333333333" calcext:value-type="float">
            <text:p>493.3333333333</text:p>
          </table:table-cell>
          <table:table-cell table:formula="of:=1000*([.D84]-[.D83])/[.I84]" office:value-type="float" office:value="520" calcext:value-type="float">
            <text:p>520</text:p>
          </table:table-cell>
          <table:table-cell table:formula="of:=[.F84]-[.F83]" office:value-type="float" office:value="75" calcext:value-type="float">
            <text:p>75</text:p>
          </table:table-cell>
          <table:table-cell table:formula="of:=25/[.G84]" office:value-type="float" office:value="0.0506756756756757" calcext:value-type="float">
            <text:p>0.0506756757</text:p>
          </table:table-cell>
          <table:table-cell table:formula="of:=25/[.H84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<text:s/>time=</text:p>
          </table:table-cell>
          <table:table-cell office:value-type="float" office:value="10326" calcext:value-type="float">
            <text:p>10326</text:p>
          </table:table-cell>
          <table:table-cell table:formula="of:=1000*([.B85]-[.B84])/[.I85]" office:value-type="float" office:value="480" calcext:value-type="float">
            <text:p>480</text:p>
          </table:table-cell>
          <table:table-cell table:formula="of:=1000*([.D85]-[.D84])/[.I85]" office:value-type="float" office:value="506.666666666667" calcext:value-type="float">
            <text:p>506.6666666667</text:p>
          </table:table-cell>
          <table:table-cell table:formula="of:=[.F85]-[.F84]" office:value-type="float" office:value="75" calcext:value-type="float">
            <text:p>75</text:p>
          </table:table-cell>
          <table:table-cell table:formula="of:=25/[.G85]" office:value-type="float" office:value="0.0520833333333333" calcext:value-type="float">
            <text:p>0.0520833333</text:p>
          </table:table-cell>
          <table:table-cell table:formula="of:=25/[.H85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<text:s/>time=</text:p>
          </table:table-cell>
          <table:table-cell office:value-type="float" office:value="10401" calcext:value-type="float">
            <text:p>10401</text:p>
          </table:table-cell>
          <table:table-cell table:formula="of:=1000*([.B86]-[.B85])/[.I86]" office:value-type="float" office:value="493.333333333333" calcext:value-type="float">
            <text:p>493.3333333333</text:p>
          </table:table-cell>
          <table:table-cell table:formula="of:=1000*([.D86]-[.D85])/[.I86]" office:value-type="float" office:value="520" calcext:value-type="float">
            <text:p>520</text:p>
          </table:table-cell>
          <table:table-cell table:formula="of:=[.F86]-[.F85]" office:value-type="float" office:value="75" calcext:value-type="float">
            <text:p>75</text:p>
          </table:table-cell>
          <table:table-cell table:formula="of:=25/[.G86]" office:value-type="float" office:value="0.0506756756756757" calcext:value-type="float">
            <text:p>0.0506756757</text:p>
          </table:table-cell>
          <table:table-cell table:formula="of:=25/[.H86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<text:s/>time=</text:p>
          </table:table-cell>
          <table:table-cell office:value-type="float" office:value="10476" calcext:value-type="float">
            <text:p>10476</text:p>
          </table:table-cell>
          <table:table-cell table:formula="of:=1000*([.B87]-[.B86])/[.I87]" office:value-type="float" office:value="493.333333333333" calcext:value-type="float">
            <text:p>493.3333333333</text:p>
          </table:table-cell>
          <table:table-cell table:formula="of:=1000*([.D87]-[.D86])/[.I87]" office:value-type="float" office:value="506.666666666667" calcext:value-type="float">
            <text:p>506.6666666667</text:p>
          </table:table-cell>
          <table:table-cell table:formula="of:=[.F87]-[.F86]" office:value-type="float" office:value="75" calcext:value-type="float">
            <text:p>75</text:p>
          </table:table-cell>
          <table:table-cell table:formula="of:=25/[.G87]" office:value-type="float" office:value="0.0506756756756757" calcext:value-type="float">
            <text:p>0.0506756757</text:p>
          </table:table-cell>
          <table:table-cell table:formula="of:=25/[.H87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<text:s/>time=</text:p>
          </table:table-cell>
          <table:table-cell office:value-type="float" office:value="10551" calcext:value-type="float">
            <text:p>10551</text:p>
          </table:table-cell>
          <table:table-cell table:formula="of:=1000*([.B88]-[.B87])/[.I88]" office:value-type="float" office:value="480" calcext:value-type="float">
            <text:p>480</text:p>
          </table:table-cell>
          <table:table-cell table:formula="of:=1000*([.D88]-[.D87])/[.I88]" office:value-type="float" office:value="520" calcext:value-type="float">
            <text:p>520</text:p>
          </table:table-cell>
          <table:table-cell table:formula="of:=[.F88]-[.F87]" office:value-type="float" office:value="75" calcext:value-type="float">
            <text:p>75</text:p>
          </table:table-cell>
          <table:table-cell table:formula="of:=25/[.G88]" office:value-type="float" office:value="0.0520833333333333" calcext:value-type="float">
            <text:p>0.0520833333</text:p>
          </table:table-cell>
          <table:table-cell table:formula="of:=25/[.H88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<text:s/>time=</text:p>
          </table:table-cell>
          <table:table-cell office:value-type="float" office:value="10626" calcext:value-type="float">
            <text:p>10626</text:p>
          </table:table-cell>
          <table:table-cell table:formula="of:=1000*([.B89]-[.B88])/[.I89]" office:value-type="float" office:value="493.333333333333" calcext:value-type="float">
            <text:p>493.3333333333</text:p>
          </table:table-cell>
          <table:table-cell table:formula="of:=1000*([.D89]-[.D88])/[.I89]" office:value-type="float" office:value="520" calcext:value-type="float">
            <text:p>520</text:p>
          </table:table-cell>
          <table:table-cell table:formula="of:=[.F89]-[.F88]" office:value-type="float" office:value="75" calcext:value-type="float">
            <text:p>75</text:p>
          </table:table-cell>
          <table:table-cell table:formula="of:=25/[.G89]" office:value-type="float" office:value="0.0506756756756757" calcext:value-type="float">
            <text:p>0.0506756757</text:p>
          </table:table-cell>
          <table:table-cell table:formula="of:=25/[.H89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<text:s/>time=</text:p>
          </table:table-cell>
          <table:table-cell office:value-type="float" office:value="10700" calcext:value-type="float">
            <text:p>10700</text:p>
          </table:table-cell>
          <table:table-cell table:formula="of:=1000*([.B90]-[.B89])/[.I90]" office:value-type="float" office:value="500" calcext:value-type="float">
            <text:p>500</text:p>
          </table:table-cell>
          <table:table-cell table:formula="of:=1000*([.D90]-[.D89])/[.I90]" office:value-type="float" office:value="500" calcext:value-type="float">
            <text:p>500</text:p>
          </table:table-cell>
          <table:table-cell table:formula="of:=[.F90]-[.F89]" office:value-type="float" office:value="74" calcext:value-type="float">
            <text:p>74</text:p>
          </table:table-cell>
          <table:table-cell table:formula="of:=25/[.G90]" office:value-type="float" office:value="0.05" calcext:value-type="float">
            <text:p>0.05</text:p>
          </table:table-cell>
          <table:table-cell table:formula="of:=25/[.H90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<text:s/>time=</text:p>
          </table:table-cell>
          <table:table-cell office:value-type="float" office:value="10775" calcext:value-type="float">
            <text:p>10775</text:p>
          </table:table-cell>
          <table:table-cell table:formula="of:=1000*([.B91]-[.B90])/[.I91]" office:value-type="float" office:value="493.333333333333" calcext:value-type="float">
            <text:p>493.3333333333</text:p>
          </table:table-cell>
          <table:table-cell table:formula="of:=1000*([.D91]-[.D90])/[.I91]" office:value-type="float" office:value="520" calcext:value-type="float">
            <text:p>520</text:p>
          </table:table-cell>
          <table:table-cell table:formula="of:=[.F91]-[.F90]" office:value-type="float" office:value="75" calcext:value-type="float">
            <text:p>75</text:p>
          </table:table-cell>
          <table:table-cell table:formula="of:=25/[.G91]" office:value-type="float" office:value="0.0506756756756757" calcext:value-type="float">
            <text:p>0.0506756757</text:p>
          </table:table-cell>
          <table:table-cell table:formula="of:=25/[.H91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<text:s/>time=</text:p>
          </table:table-cell>
          <table:table-cell office:value-type="float" office:value="10850" calcext:value-type="float">
            <text:p>10850</text:p>
          </table:table-cell>
          <table:table-cell table:formula="of:=1000*([.B92]-[.B91])/[.I92]" office:value-type="float" office:value="480" calcext:value-type="float">
            <text:p>480</text:p>
          </table:table-cell>
          <table:table-cell table:formula="of:=1000*([.D92]-[.D91])/[.I92]" office:value-type="float" office:value="520" calcext:value-type="float">
            <text:p>520</text:p>
          </table:table-cell>
          <table:table-cell table:formula="of:=[.F92]-[.F91]" office:value-type="float" office:value="75" calcext:value-type="float">
            <text:p>75</text:p>
          </table:table-cell>
          <table:table-cell table:formula="of:=25/[.G92]" office:value-type="float" office:value="0.0520833333333333" calcext:value-type="float">
            <text:p>0.0520833333</text:p>
          </table:table-cell>
          <table:table-cell table:formula="of:=25/[.H92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<text:s/>time=</text:p>
          </table:table-cell>
          <table:table-cell office:value-type="float" office:value="10925" calcext:value-type="float">
            <text:p>10925</text:p>
          </table:table-cell>
          <table:table-cell table:formula="of:=1000*([.B93]-[.B92])/[.I93]" office:value-type="float" office:value="493.333333333333" calcext:value-type="float">
            <text:p>493.3333333333</text:p>
          </table:table-cell>
          <table:table-cell table:formula="of:=1000*([.D93]-[.D92])/[.I93]" office:value-type="float" office:value="506.666666666667" calcext:value-type="float">
            <text:p>506.6666666667</text:p>
          </table:table-cell>
          <table:table-cell table:formula="of:=[.F93]-[.F92]" office:value-type="float" office:value="75" calcext:value-type="float">
            <text:p>75</text:p>
          </table:table-cell>
          <table:table-cell table:formula="of:=25/[.G93]" office:value-type="float" office:value="0.0506756756756757" calcext:value-type="float">
            <text:p>0.0506756757</text:p>
          </table:table-cell>
          <table:table-cell table:formula="of:=25/[.H93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<text:s/>time=</text:p>
          </table:table-cell>
          <table:table-cell office:value-type="float" office:value="11000" calcext:value-type="float">
            <text:p>11000</text:p>
          </table:table-cell>
          <table:table-cell table:formula="of:=1000*([.B94]-[.B93])/[.I94]" office:value-type="float" office:value="493.333333333333" calcext:value-type="float">
            <text:p>493.3333333333</text:p>
          </table:table-cell>
          <table:table-cell table:formula="of:=1000*([.D94]-[.D93])/[.I94]" office:value-type="float" office:value="520" calcext:value-type="float">
            <text:p>520</text:p>
          </table:table-cell>
          <table:table-cell table:formula="of:=[.F94]-[.F93]" office:value-type="float" office:value="75" calcext:value-type="float">
            <text:p>75</text:p>
          </table:table-cell>
          <table:table-cell table:formula="of:=25/[.G94]" office:value-type="float" office:value="0.0506756756756757" calcext:value-type="float">
            <text:p>0.0506756757</text:p>
          </table:table-cell>
          <table:table-cell table:formula="of:=25/[.H94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<text:s/>time=</text:p>
          </table:table-cell>
          <table:table-cell office:value-type="float" office:value="11075" calcext:value-type="float">
            <text:p>11075</text:p>
          </table:table-cell>
          <table:table-cell table:formula="of:=1000*([.B95]-[.B94])/[.I95]" office:value-type="float" office:value="480" calcext:value-type="float">
            <text:p>480</text:p>
          </table:table-cell>
          <table:table-cell table:formula="of:=1000*([.D95]-[.D94])/[.I95]" office:value-type="float" office:value="506.666666666667" calcext:value-type="float">
            <text:p>506.6666666667</text:p>
          </table:table-cell>
          <table:table-cell table:formula="of:=[.F95]-[.F94]" office:value-type="float" office:value="75" calcext:value-type="float">
            <text:p>75</text:p>
          </table:table-cell>
          <table:table-cell table:formula="of:=25/[.G95]" office:value-type="float" office:value="0.0520833333333333" calcext:value-type="float">
            <text:p>0.0520833333</text:p>
          </table:table-cell>
          <table:table-cell table:formula="of:=25/[.H95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<text:s/>time=</text:p>
          </table:table-cell>
          <table:table-cell office:value-type="float" office:value="11150" calcext:value-type="float">
            <text:p>11150</text:p>
          </table:table-cell>
          <table:table-cell table:formula="of:=1000*([.B96]-[.B95])/[.I96]" office:value-type="float" office:value="493.333333333333" calcext:value-type="float">
            <text:p>493.3333333333</text:p>
          </table:table-cell>
          <table:table-cell table:formula="of:=1000*([.D96]-[.D95])/[.I96]" office:value-type="float" office:value="520" calcext:value-type="float">
            <text:p>520</text:p>
          </table:table-cell>
          <table:table-cell table:formula="of:=[.F96]-[.F95]" office:value-type="float" office:value="75" calcext:value-type="float">
            <text:p>75</text:p>
          </table:table-cell>
          <table:table-cell table:formula="of:=25/[.G96]" office:value-type="float" office:value="0.0506756756756757" calcext:value-type="float">
            <text:p>0.0506756757</text:p>
          </table:table-cell>
          <table:table-cell table:formula="of:=25/[.H96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771" calcext:value-type="float">
            <text:p>5771</text:p>
          </table:table-cell>
          <table:table-cell office:value-type="string" calcext:value-type="string">
            <text:p><text:s/>time=</text:p>
          </table:table-cell>
          <table:table-cell office:value-type="float" office:value="11225" calcext:value-type="float">
            <text:p>11225</text:p>
          </table:table-cell>
          <table:table-cell table:formula="of:=1000*([.B97]-[.B96])/[.I97]" office:value-type="float" office:value="493.333333333333" calcext:value-type="float">
            <text:p>493.3333333333</text:p>
          </table:table-cell>
          <table:table-cell table:formula="of:=1000*([.D97]-[.D96])/[.I97]" office:value-type="float" office:value="506.666666666667" calcext:value-type="float">
            <text:p>506.6666666667</text:p>
          </table:table-cell>
          <table:table-cell table:formula="of:=[.F97]-[.F96]" office:value-type="float" office:value="75" calcext:value-type="float">
            <text:p>75</text:p>
          </table:table-cell>
          <table:table-cell table:formula="of:=25/[.G97]" office:value-type="float" office:value="0.0506756756756757" calcext:value-type="float">
            <text:p>0.0506756757</text:p>
          </table:table-cell>
          <table:table-cell table:formula="of:=25/[.H97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39" calcext:value-type="float">
            <text:p>55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<text:s/>time=</text:p>
          </table:table-cell>
          <table:table-cell office:value-type="float" office:value="11299" calcext:value-type="float">
            <text:p>11299</text:p>
          </table:table-cell>
          <table:table-cell table:formula="of:=1000*([.B98]-[.B97])/[.I98]" office:value-type="float" office:value="500" calcext:value-type="float">
            <text:p>500</text:p>
          </table:table-cell>
          <table:table-cell table:formula="of:=1000*([.D98]-[.D97])/[.I98]" office:value-type="float" office:value="513.513513513514" calcext:value-type="float">
            <text:p>513.5135135135</text:p>
          </table:table-cell>
          <table:table-cell table:formula="of:=[.F98]-[.F97]" office:value-type="float" office:value="74" calcext:value-type="float">
            <text:p>74</text:p>
          </table:table-cell>
          <table:table-cell table:formula="of:=25/[.G98]" office:value-type="float" office:value="0.05" calcext:value-type="float">
            <text:p>0.05</text:p>
          </table:table-cell>
          <table:table-cell table:formula="of:=25/[.H98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848" calcext:value-type="float">
            <text:p>5848</text:p>
          </table:table-cell>
          <table:table-cell office:value-type="string" calcext:value-type="string">
            <text:p><text:s/>time=</text:p>
          </table:table-cell>
          <table:table-cell office:value-type="float" office:value="11374" calcext:value-type="float">
            <text:p>11374</text:p>
          </table:table-cell>
          <table:table-cell table:formula="of:=1000*([.B99]-[.B98])/[.I99]" office:value-type="float" office:value="480" calcext:value-type="float">
            <text:p>480</text:p>
          </table:table-cell>
          <table:table-cell table:formula="of:=1000*([.D99]-[.D98])/[.I99]" office:value-type="float" office:value="520" calcext:value-type="float">
            <text:p>520</text:p>
          </table:table-cell>
          <table:table-cell table:formula="of:=[.F99]-[.F98]" office:value-type="float" office:value="75" calcext:value-type="float">
            <text:p>75</text:p>
          </table:table-cell>
          <table:table-cell table:formula="of:=25/[.G99]" office:value-type="float" office:value="0.0520833333333333" calcext:value-type="float">
            <text:p>0.0520833333</text:p>
          </table:table-cell>
          <table:table-cell table:formula="of:=25/[.H99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<text:s/>time=</text:p>
          </table:table-cell>
          <table:table-cell office:value-type="float" office:value="11449" calcext:value-type="float">
            <text:p>11449</text:p>
          </table:table-cell>
          <table:table-cell table:formula="of:=1000*([.B100]-[.B99])/[.I100]" office:value-type="float" office:value="493.333333333333" calcext:value-type="float">
            <text:p>493.3333333333</text:p>
          </table:table-cell>
          <table:table-cell table:formula="of:=1000*([.D100]-[.D99])/[.I100]" office:value-type="float" office:value="506.666666666667" calcext:value-type="float">
            <text:p>506.6666666667</text:p>
          </table:table-cell>
          <table:table-cell table:formula="of:=[.F100]-[.F99]" office:value-type="float" office:value="75" calcext:value-type="float">
            <text:p>75</text:p>
          </table:table-cell>
          <table:table-cell table:formula="of:=25/[.G100]" office:value-type="float" office:value="0.0506756756756757" calcext:value-type="float">
            <text:p>0.0506756757</text:p>
          </table:table-cell>
          <table:table-cell table:formula="of:=25/[.H100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49" calcext:value-type="float">
            <text:p>56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<text:s/>time=</text:p>
          </table:table-cell>
          <table:table-cell office:value-type="float" office:value="11524" calcext:value-type="float">
            <text:p>11524</text:p>
          </table:table-cell>
          <table:table-cell table:formula="of:=1000*([.B101]-[.B100])/[.I101]" office:value-type="float" office:value="493.333333333333" calcext:value-type="float">
            <text:p>493.3333333333</text:p>
          </table:table-cell>
          <table:table-cell table:formula="of:=1000*([.D101]-[.D100])/[.I101]" office:value-type="float" office:value="520" calcext:value-type="float">
            <text:p>520</text:p>
          </table:table-cell>
          <table:table-cell table:formula="of:=[.F101]-[.F100]" office:value-type="float" office:value="75" calcext:value-type="float">
            <text:p>75</text:p>
          </table:table-cell>
          <table:table-cell table:formula="of:=25/[.G101]" office:value-type="float" office:value="0.0506756756756757" calcext:value-type="float">
            <text:p>0.0506756757</text:p>
          </table:table-cell>
          <table:table-cell table:formula="of:=25/[.H101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85" calcext:value-type="float">
            <text:p>56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<text:s/>time=</text:p>
          </table:table-cell>
          <table:table-cell office:value-type="float" office:value="11599" calcext:value-type="float">
            <text:p>11599</text:p>
          </table:table-cell>
          <table:table-cell table:formula="of:=1000*([.B102]-[.B101])/[.I102]" office:value-type="float" office:value="480" calcext:value-type="float">
            <text:p>480</text:p>
          </table:table-cell>
          <table:table-cell table:formula="of:=1000*([.D102]-[.D101])/[.I102]" office:value-type="float" office:value="506.666666666667" calcext:value-type="float">
            <text:p>506.6666666667</text:p>
          </table:table-cell>
          <table:table-cell table:formula="of:=[.F102]-[.F101]" office:value-type="float" office:value="75" calcext:value-type="float">
            <text:p>75</text:p>
          </table:table-cell>
          <table:table-cell table:formula="of:=25/[.G102]" office:value-type="float" office:value="0.0520833333333333" calcext:value-type="float">
            <text:p>0.0520833333</text:p>
          </table:table-cell>
          <table:table-cell table:formula="of:=25/[.H102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22" calcext:value-type="float">
            <text:p>57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<text:s/>time=</text:p>
          </table:table-cell>
          <table:table-cell office:value-type="float" office:value="11674" calcext:value-type="float">
            <text:p>11674</text:p>
          </table:table-cell>
          <table:table-cell table:formula="of:=1000*([.B103]-[.B102])/[.I103]" office:value-type="float" office:value="493.333333333333" calcext:value-type="float">
            <text:p>493.3333333333</text:p>
          </table:table-cell>
          <table:table-cell table:formula="of:=1000*([.D103]-[.D102])/[.I103]" office:value-type="float" office:value="520" calcext:value-type="float">
            <text:p>520</text:p>
          </table:table-cell>
          <table:table-cell table:formula="of:=[.F103]-[.F102]" office:value-type="float" office:value="75" calcext:value-type="float">
            <text:p>75</text:p>
          </table:table-cell>
          <table:table-cell table:formula="of:=25/[.G103]" office:value-type="float" office:value="0.0506756756756757" calcext:value-type="float">
            <text:p>0.0506756757</text:p>
          </table:table-cell>
          <table:table-cell table:formula="of:=25/[.H103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<text:s/>time=</text:p>
          </table:table-cell>
          <table:table-cell office:value-type="float" office:value="11749" calcext:value-type="float">
            <text:p>11749</text:p>
          </table:table-cell>
          <table:table-cell table:formula="of:=1000*([.B104]-[.B103])/[.I104]" office:value-type="float" office:value="493.333333333333" calcext:value-type="float">
            <text:p>493.3333333333</text:p>
          </table:table-cell>
          <table:table-cell table:formula="of:=1000*([.D104]-[.D103])/[.I104]" office:value-type="float" office:value="506.666666666667" calcext:value-type="float">
            <text:p>506.6666666667</text:p>
          </table:table-cell>
          <table:table-cell table:formula="of:=[.F104]-[.F103]" office:value-type="float" office:value="75" calcext:value-type="float">
            <text:p>75</text:p>
          </table:table-cell>
          <table:table-cell table:formula="of:=25/[.G104]" office:value-type="float" office:value="0.0506756756756757" calcext:value-type="float">
            <text:p>0.0506756757</text:p>
          </table:table-cell>
          <table:table-cell table:formula="of:=25/[.H104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<text:s/>time=</text:p>
          </table:table-cell>
          <table:table-cell office:value-type="float" office:value="11824" calcext:value-type="float">
            <text:p>11824</text:p>
          </table:table-cell>
          <table:table-cell table:formula="of:=1000*([.B105]-[.B104])/[.I105]" office:value-type="float" office:value="480" calcext:value-type="float">
            <text:p>480</text:p>
          </table:table-cell>
          <table:table-cell table:formula="of:=1000*([.D105]-[.D104])/[.I105]" office:value-type="float" office:value="506.666666666667" calcext:value-type="float">
            <text:p>506.6666666667</text:p>
          </table:table-cell>
          <table:table-cell table:formula="of:=[.F105]-[.F104]" office:value-type="float" office:value="75" calcext:value-type="float">
            <text:p>75</text:p>
          </table:table-cell>
          <table:table-cell table:formula="of:=25/[.G105]" office:value-type="float" office:value="0.0520833333333333" calcext:value-type="float">
            <text:p>0.0520833333</text:p>
          </table:table-cell>
          <table:table-cell table:formula="of:=25/[.H105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<text:s/>time=</text:p>
          </table:table-cell>
          <table:table-cell office:value-type="float" office:value="11898" calcext:value-type="float">
            <text:p>11898</text:p>
          </table:table-cell>
          <table:table-cell table:formula="of:=1000*([.B106]-[.B105])/[.I106]" office:value-type="float" office:value="500" calcext:value-type="float">
            <text:p>500</text:p>
          </table:table-cell>
          <table:table-cell table:formula="of:=1000*([.D106]-[.D105])/[.I106]" office:value-type="float" office:value="527.027027027027" calcext:value-type="float">
            <text:p>527.027027027</text:p>
          </table:table-cell>
          <table:table-cell table:formula="of:=[.F106]-[.F105]" office:value-type="float" office:value="74" calcext:value-type="float">
            <text:p>74</text:p>
          </table:table-cell>
          <table:table-cell table:formula="of:=25/[.G106]" office:value-type="float" office:value="0.05" calcext:value-type="float">
            <text:p>0.05</text:p>
          </table:table-cell>
          <table:table-cell table:formula="of:=25/[.H106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<text:s/>time=</text:p>
          </table:table-cell>
          <table:table-cell office:value-type="float" office:value="11973" calcext:value-type="float">
            <text:p>11973</text:p>
          </table:table-cell>
          <table:table-cell table:formula="of:=1000*([.B107]-[.B106])/[.I107]" office:value-type="float" office:value="493.333333333333" calcext:value-type="float">
            <text:p>493.3333333333</text:p>
          </table:table-cell>
          <table:table-cell table:formula="of:=1000*([.D107]-[.D106])/[.I107]" office:value-type="float" office:value="506.666666666667" calcext:value-type="float">
            <text:p>506.6666666667</text:p>
          </table:table-cell>
          <table:table-cell table:formula="of:=[.F107]-[.F106]" office:value-type="float" office:value="75" calcext:value-type="float">
            <text:p>75</text:p>
          </table:table-cell>
          <table:table-cell table:formula="of:=25/[.G107]" office:value-type="float" office:value="0.0506756756756757" calcext:value-type="float">
            <text:p>0.0506756757</text:p>
          </table:table-cell>
          <table:table-cell table:formula="of:=25/[.H107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<text:s/>time=</text:p>
          </table:table-cell>
          <table:table-cell office:value-type="float" office:value="12048" calcext:value-type="float">
            <text:p>12048</text:p>
          </table:table-cell>
          <table:table-cell table:formula="of:=1000*([.B108]-[.B107])/[.I108]" office:value-type="float" office:value="493.333333333333" calcext:value-type="float">
            <text:p>493.3333333333</text:p>
          </table:table-cell>
          <table:table-cell table:formula="of:=1000*([.D108]-[.D107])/[.I108]" office:value-type="float" office:value="520" calcext:value-type="float">
            <text:p>520</text:p>
          </table:table-cell>
          <table:table-cell table:formula="of:=[.F108]-[.F107]" office:value-type="float" office:value="75" calcext:value-type="float">
            <text:p>75</text:p>
          </table:table-cell>
          <table:table-cell table:formula="of:=25/[.G108]" office:value-type="float" office:value="0.0506756756756757" calcext:value-type="float">
            <text:p>0.0506756757</text:p>
          </table:table-cell>
          <table:table-cell table:formula="of:=25/[.H108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233" calcext:value-type="float">
            <text:p>6233</text:p>
          </table:table-cell>
          <table:table-cell office:value-type="string" calcext:value-type="string">
            <text:p><text:s/>time=</text:p>
          </table:table-cell>
          <table:table-cell office:value-type="float" office:value="12123" calcext:value-type="float">
            <text:p>12123</text:p>
          </table:table-cell>
          <table:table-cell table:formula="of:=1000*([.B109]-[.B108])/[.I109]" office:value-type="float" office:value="480" calcext:value-type="float">
            <text:p>480</text:p>
          </table:table-cell>
          <table:table-cell table:formula="of:=1000*([.D109]-[.D108])/[.I109]" office:value-type="float" office:value="520" calcext:value-type="float">
            <text:p>520</text:p>
          </table:table-cell>
          <table:table-cell table:formula="of:=[.F109]-[.F108]" office:value-type="float" office:value="75" calcext:value-type="float">
            <text:p>75</text:p>
          </table:table-cell>
          <table:table-cell table:formula="of:=25/[.G109]" office:value-type="float" office:value="0.0520833333333333" calcext:value-type="float">
            <text:p>0.0520833333</text:p>
          </table:table-cell>
          <table:table-cell table:formula="of:=25/[.H109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<text:s/>time=</text:p>
          </table:table-cell>
          <table:table-cell office:value-type="float" office:value="12198" calcext:value-type="float">
            <text:p>12198</text:p>
          </table:table-cell>
          <table:table-cell table:formula="of:=1000*([.B110]-[.B109])/[.I110]" office:value-type="float" office:value="493.333333333333" calcext:value-type="float">
            <text:p>493.3333333333</text:p>
          </table:table-cell>
          <table:table-cell table:formula="of:=1000*([.D110]-[.D109])/[.I110]" office:value-type="float" office:value="520" calcext:value-type="float">
            <text:p>520</text:p>
          </table:table-cell>
          <table:table-cell table:formula="of:=[.F110]-[.F109]" office:value-type="float" office:value="75" calcext:value-type="float">
            <text:p>75</text:p>
          </table:table-cell>
          <table:table-cell table:formula="of:=25/[.G110]" office:value-type="float" office:value="0.0506756756756757" calcext:value-type="float">
            <text:p>0.0506756757</text:p>
          </table:table-cell>
          <table:table-cell table:formula="of:=25/[.H110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<text:s/>time=</text:p>
          </table:table-cell>
          <table:table-cell office:value-type="float" office:value="12273" calcext:value-type="float">
            <text:p>12273</text:p>
          </table:table-cell>
          <table:table-cell table:formula="of:=1000*([.B111]-[.B110])/[.I111]" office:value-type="float" office:value="480" calcext:value-type="float">
            <text:p>480</text:p>
          </table:table-cell>
          <table:table-cell table:formula="of:=1000*([.D111]-[.D110])/[.I111]" office:value-type="float" office:value="506.666666666667" calcext:value-type="float">
            <text:p>506.6666666667</text:p>
          </table:table-cell>
          <table:table-cell table:formula="of:=[.F111]-[.F110]" office:value-type="float" office:value="75" calcext:value-type="float">
            <text:p>75</text:p>
          </table:table-cell>
          <table:table-cell table:formula="of:=25/[.G111]" office:value-type="float" office:value="0.0520833333333333" calcext:value-type="float">
            <text:p>0.0520833333</text:p>
          </table:table-cell>
          <table:table-cell table:formula="of:=25/[.H111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<text:s/>time=</text:p>
          </table:table-cell>
          <table:table-cell office:value-type="float" office:value="12348" calcext:value-type="float">
            <text:p>12348</text:p>
          </table:table-cell>
          <table:table-cell table:formula="of:=1000*([.B112]-[.B111])/[.I112]" office:value-type="float" office:value="506.666666666667" calcext:value-type="float">
            <text:p>506.6666666667</text:p>
          </table:table-cell>
          <table:table-cell table:formula="of:=1000*([.D112]-[.D111])/[.I112]" office:value-type="float" office:value="506.666666666667" calcext:value-type="float">
            <text:p>506.6666666667</text:p>
          </table:table-cell>
          <table:table-cell table:formula="of:=[.F112]-[.F111]" office:value-type="float" office:value="75" calcext:value-type="float">
            <text:p>75</text:p>
          </table:table-cell>
          <table:table-cell table:formula="of:=25/[.G112]" office:value-type="float" office:value="0.0493421052631579" calcext:value-type="float">
            <text:p>0.0493421053</text:p>
          </table:table-cell>
          <table:table-cell table:formula="of:=25/[.H112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<text:s/>time=</text:p>
          </table:table-cell>
          <table:table-cell office:value-type="float" office:value="12423" calcext:value-type="float">
            <text:p>12423</text:p>
          </table:table-cell>
          <table:table-cell table:formula="of:=1000*([.B113]-[.B112])/[.I113]" office:value-type="float" office:value="480" calcext:value-type="float">
            <text:p>480</text:p>
          </table:table-cell>
          <table:table-cell table:formula="of:=1000*([.D113]-[.D112])/[.I113]" office:value-type="float" office:value="520" calcext:value-type="float">
            <text:p>520</text:p>
          </table:table-cell>
          <table:table-cell table:formula="of:=[.F113]-[.F112]" office:value-type="float" office:value="75" calcext:value-type="float">
            <text:p>75</text:p>
          </table:table-cell>
          <table:table-cell table:formula="of:=25/[.G113]" office:value-type="float" office:value="0.0520833333333333" calcext:value-type="float">
            <text:p>0.0520833333</text:p>
          </table:table-cell>
          <table:table-cell table:formula="of:=25/[.H113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<text:s/>time=</text:p>
          </table:table-cell>
          <table:table-cell office:value-type="float" office:value="12497" calcext:value-type="float">
            <text:p>12497</text:p>
          </table:table-cell>
          <table:table-cell table:formula="of:=1000*([.B114]-[.B113])/[.I114]" office:value-type="float" office:value="500" calcext:value-type="float">
            <text:p>500</text:p>
          </table:table-cell>
          <table:table-cell table:formula="of:=1000*([.D114]-[.D113])/[.I114]" office:value-type="float" office:value="513.513513513514" calcext:value-type="float">
            <text:p>513.5135135135</text:p>
          </table:table-cell>
          <table:table-cell table:formula="of:=[.F114]-[.F113]" office:value-type="float" office:value="74" calcext:value-type="float">
            <text:p>74</text:p>
          </table:table-cell>
          <table:table-cell table:formula="of:=25/[.G114]" office:value-type="float" office:value="0.05" calcext:value-type="float">
            <text:p>0.05</text:p>
          </table:table-cell>
          <table:table-cell table:formula="of:=25/[.H11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464" calcext:value-type="float">
            <text:p>6464</text:p>
          </table:table-cell>
          <table:table-cell office:value-type="string" calcext:value-type="string">
            <text:p><text:s/>time=</text:p>
          </table:table-cell>
          <table:table-cell office:value-type="float" office:value="12572" calcext:value-type="float">
            <text:p>12572</text:p>
          </table:table-cell>
          <table:table-cell table:formula="of:=1000*([.B115]-[.B114])/[.I115]" office:value-type="float" office:value="493.333333333333" calcext:value-type="float">
            <text:p>493.3333333333</text:p>
          </table:table-cell>
          <table:table-cell table:formula="of:=1000*([.D115]-[.D114])/[.I115]" office:value-type="float" office:value="520" calcext:value-type="float">
            <text:p>520</text:p>
          </table:table-cell>
          <table:table-cell table:formula="of:=[.F115]-[.F114]" office:value-type="float" office:value="75" calcext:value-type="float">
            <text:p>75</text:p>
          </table:table-cell>
          <table:table-cell table:formula="of:=25/[.G115]" office:value-type="float" office:value="0.0506756756756757" calcext:value-type="float">
            <text:p>0.0506756757</text:p>
          </table:table-cell>
          <table:table-cell table:formula="of:=25/[.H115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<text:s/>time=</text:p>
          </table:table-cell>
          <table:table-cell office:value-type="float" office:value="12647" calcext:value-type="float">
            <text:p>12647</text:p>
          </table:table-cell>
          <table:table-cell table:formula="of:=1000*([.B116]-[.B115])/[.I116]" office:value-type="float" office:value="480" calcext:value-type="float">
            <text:p>480</text:p>
          </table:table-cell>
          <table:table-cell table:formula="of:=1000*([.D116]-[.D115])/[.I116]" office:value-type="float" office:value="520" calcext:value-type="float">
            <text:p>520</text:p>
          </table:table-cell>
          <table:table-cell table:formula="of:=[.F116]-[.F115]" office:value-type="float" office:value="75" calcext:value-type="float">
            <text:p>75</text:p>
          </table:table-cell>
          <table:table-cell table:formula="of:=25/[.G116]" office:value-type="float" office:value="0.0520833333333333" calcext:value-type="float">
            <text:p>0.0520833333</text:p>
          </table:table-cell>
          <table:table-cell table:formula="of:=25/[.H116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<text:s/>time=</text:p>
          </table:table-cell>
          <table:table-cell office:value-type="float" office:value="12722" calcext:value-type="float">
            <text:p>12722</text:p>
          </table:table-cell>
          <table:table-cell table:formula="of:=1000*([.B117]-[.B116])/[.I117]" office:value-type="float" office:value="493.333333333333" calcext:value-type="float">
            <text:p>493.3333333333</text:p>
          </table:table-cell>
          <table:table-cell table:formula="of:=1000*([.D117]-[.D116])/[.I117]" office:value-type="float" office:value="506.666666666667" calcext:value-type="float">
            <text:p>506.6666666667</text:p>
          </table:table-cell>
          <table:table-cell table:formula="of:=[.F117]-[.F116]" office:value-type="float" office:value="75" calcext:value-type="float">
            <text:p>75</text:p>
          </table:table-cell>
          <table:table-cell table:formula="of:=25/[.G117]" office:value-type="float" office:value="0.0506756756756757" calcext:value-type="float">
            <text:p>0.0506756757</text:p>
          </table:table-cell>
          <table:table-cell table:formula="of:=25/[.H117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579" calcext:value-type="float">
            <text:p>6579</text:p>
          </table:table-cell>
          <table:table-cell office:value-type="string" calcext:value-type="string">
            <text:p><text:s/>time=</text:p>
          </table:table-cell>
          <table:table-cell office:value-type="float" office:value="12797" calcext:value-type="float">
            <text:p>12797</text:p>
          </table:table-cell>
          <table:table-cell table:formula="of:=1000*([.B118]-[.B117])/[.I118]" office:value-type="float" office:value="480" calcext:value-type="float">
            <text:p>480</text:p>
          </table:table-cell>
          <table:table-cell table:formula="of:=1000*([.D118]-[.D117])/[.I118]" office:value-type="float" office:value="506.666666666667" calcext:value-type="float">
            <text:p>506.6666666667</text:p>
          </table:table-cell>
          <table:table-cell table:formula="of:=[.F118]-[.F117]" office:value-type="float" office:value="75" calcext:value-type="float">
            <text:p>75</text:p>
          </table:table-cell>
          <table:table-cell table:formula="of:=25/[.G118]" office:value-type="float" office:value="0.0520833333333333" calcext:value-type="float">
            <text:p>0.0520833333</text:p>
          </table:table-cell>
          <table:table-cell table:formula="of:=25/[.H118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618" calcext:value-type="float">
            <text:p>6618</text:p>
          </table:table-cell>
          <table:table-cell office:value-type="string" calcext:value-type="string">
            <text:p><text:s/>time=</text:p>
          </table:table-cell>
          <table:table-cell office:value-type="float" office:value="12872" calcext:value-type="float">
            <text:p>12872</text:p>
          </table:table-cell>
          <table:table-cell table:formula="of:=1000*([.B119]-[.B118])/[.I119]" office:value-type="float" office:value="493.333333333333" calcext:value-type="float">
            <text:p>493.3333333333</text:p>
          </table:table-cell>
          <table:table-cell table:formula="of:=1000*([.D119]-[.D118])/[.I119]" office:value-type="float" office:value="520" calcext:value-type="float">
            <text:p>520</text:p>
          </table:table-cell>
          <table:table-cell table:formula="of:=[.F119]-[.F118]" office:value-type="float" office:value="75" calcext:value-type="float">
            <text:p>75</text:p>
          </table:table-cell>
          <table:table-cell table:formula="of:=25/[.G119]" office:value-type="float" office:value="0.0506756756756757" calcext:value-type="float">
            <text:p>0.0506756757</text:p>
          </table:table-cell>
          <table:table-cell table:formula="of:=25/[.H119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<text:s/>time=</text:p>
          </table:table-cell>
          <table:table-cell office:value-type="float" office:value="12947" calcext:value-type="float">
            <text:p>12947</text:p>
          </table:table-cell>
          <table:table-cell table:formula="of:=1000*([.B120]-[.B119])/[.I120]" office:value-type="float" office:value="493.333333333333" calcext:value-type="float">
            <text:p>493.3333333333</text:p>
          </table:table-cell>
          <table:table-cell table:formula="of:=1000*([.D120]-[.D119])/[.I120]" office:value-type="float" office:value="506.666666666667" calcext:value-type="float">
            <text:p>506.6666666667</text:p>
          </table:table-cell>
          <table:table-cell table:formula="of:=[.F120]-[.F119]" office:value-type="float" office:value="75" calcext:value-type="float">
            <text:p>75</text:p>
          </table:table-cell>
          <table:table-cell table:formula="of:=25/[.G120]" office:value-type="float" office:value="0.0506756756756757" calcext:value-type="float">
            <text:p>0.0506756757</text:p>
          </table:table-cell>
          <table:table-cell table:formula="of:=25/[.H120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383" calcext:value-type="float">
            <text:p>63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695" calcext:value-type="float">
            <text:p>6695</text:p>
          </table:table-cell>
          <table:table-cell office:value-type="string" calcext:value-type="string">
            <text:p><text:s/>time=</text:p>
          </table:table-cell>
          <table:table-cell office:value-type="float" office:value="13022" calcext:value-type="float">
            <text:p>13022</text:p>
          </table:table-cell>
          <table:table-cell table:formula="of:=1000*([.B121]-[.B120])/[.I121]" office:value-type="float" office:value="493.333333333333" calcext:value-type="float">
            <text:p>493.3333333333</text:p>
          </table:table-cell>
          <table:table-cell table:formula="of:=1000*([.D121]-[.D120])/[.I121]" office:value-type="float" office:value="520" calcext:value-type="float">
            <text:p>520</text:p>
          </table:table-cell>
          <table:table-cell table:formula="of:=[.F121]-[.F120]" office:value-type="float" office:value="75" calcext:value-type="float">
            <text:p>75</text:p>
          </table:table-cell>
          <table:table-cell table:formula="of:=25/[.G121]" office:value-type="float" office:value="0.0506756756756757" calcext:value-type="float">
            <text:p>0.0506756757</text:p>
          </table:table-cell>
          <table:table-cell table:formula="of:=25/[.H121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419" calcext:value-type="float">
            <text:p>64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733" calcext:value-type="float">
            <text:p>6733</text:p>
          </table:table-cell>
          <table:table-cell office:value-type="string" calcext:value-type="string">
            <text:p><text:s/>time=</text:p>
          </table:table-cell>
          <table:table-cell office:value-type="float" office:value="13096" calcext:value-type="float">
            <text:p>13096</text:p>
          </table:table-cell>
          <table:table-cell table:formula="of:=1000*([.B122]-[.B121])/[.I122]" office:value-type="float" office:value="486.486486486487" calcext:value-type="float">
            <text:p>486.4864864865</text:p>
          </table:table-cell>
          <table:table-cell table:formula="of:=1000*([.D122]-[.D121])/[.I122]" office:value-type="float" office:value="513.513513513514" calcext:value-type="float">
            <text:p>513.5135135135</text:p>
          </table:table-cell>
          <table:table-cell table:formula="of:=[.F122]-[.F121]" office:value-type="float" office:value="74" calcext:value-type="float">
            <text:p>74</text:p>
          </table:table-cell>
          <table:table-cell table:formula="of:=25/[.G122]" office:value-type="float" office:value="0.0513888888888889" calcext:value-type="float">
            <text:p>0.0513888889</text:p>
          </table:table-cell>
          <table:table-cell table:formula="of:=25/[.H122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771" calcext:value-type="float">
            <text:p>6771</text:p>
          </table:table-cell>
          <table:table-cell office:value-type="string" calcext:value-type="string">
            <text:p><text:s/>time=</text:p>
          </table:table-cell>
          <table:table-cell office:value-type="float" office:value="13171" calcext:value-type="float">
            <text:p>13171</text:p>
          </table:table-cell>
          <table:table-cell table:formula="of:=1000*([.B123]-[.B122])/[.I123]" office:value-type="float" office:value="493.333333333333" calcext:value-type="float">
            <text:p>493.3333333333</text:p>
          </table:table-cell>
          <table:table-cell table:formula="of:=1000*([.D123]-[.D122])/[.I123]" office:value-type="float" office:value="506.666666666667" calcext:value-type="float">
            <text:p>506.6666666667</text:p>
          </table:table-cell>
          <table:table-cell table:formula="of:=[.F123]-[.F122]" office:value-type="float" office:value="75" calcext:value-type="float">
            <text:p>75</text:p>
          </table:table-cell>
          <table:table-cell table:formula="of:=25/[.G123]" office:value-type="float" office:value="0.0506756756756757" calcext:value-type="float">
            <text:p>0.0506756757</text:p>
          </table:table-cell>
          <table:table-cell table:formula="of:=25/[.H123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493" calcext:value-type="float">
            <text:p>64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<text:s/>time=</text:p>
          </table:table-cell>
          <table:table-cell office:value-type="float" office:value="13246" calcext:value-type="float">
            <text:p>13246</text:p>
          </table:table-cell>
          <table:table-cell table:formula="of:=1000*([.B124]-[.B123])/[.I124]" office:value-type="float" office:value="493.333333333333" calcext:value-type="float">
            <text:p>493.3333333333</text:p>
          </table:table-cell>
          <table:table-cell table:formula="of:=1000*([.D124]-[.D123])/[.I124]" office:value-type="float" office:value="520" calcext:value-type="float">
            <text:p>520</text:p>
          </table:table-cell>
          <table:table-cell table:formula="of:=[.F124]-[.F123]" office:value-type="float" office:value="75" calcext:value-type="float">
            <text:p>75</text:p>
          </table:table-cell>
          <table:table-cell table:formula="of:=25/[.G124]" office:value-type="float" office:value="0.0506756756756757" calcext:value-type="float">
            <text:p>0.0506756757</text:p>
          </table:table-cell>
          <table:table-cell table:formula="of:=25/[.H124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<text:s/>time=</text:p>
          </table:table-cell>
          <table:table-cell office:value-type="float" office:value="13321" calcext:value-type="float">
            <text:p>13321</text:p>
          </table:table-cell>
          <table:table-cell table:formula="of:=1000*([.B125]-[.B124])/[.I125]" office:value-type="float" office:value="480" calcext:value-type="float">
            <text:p>480</text:p>
          </table:table-cell>
          <table:table-cell table:formula="of:=1000*([.D125]-[.D124])/[.I125]" office:value-type="float" office:value="506.666666666667" calcext:value-type="float">
            <text:p>506.6666666667</text:p>
          </table:table-cell>
          <table:table-cell table:formula="of:=[.F125]-[.F124]" office:value-type="float" office:value="75" calcext:value-type="float">
            <text:p>75</text:p>
          </table:table-cell>
          <table:table-cell table:formula="of:=25/[.G125]" office:value-type="float" office:value="0.0520833333333333" calcext:value-type="float">
            <text:p>0.0520833333</text:p>
          </table:table-cell>
          <table:table-cell table:formula="of:=25/[.H125]" office:value-type="float" office:value="0.0493421052631579" calcext:value-type="float">
            <text:p>0.049342105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<text:s/>time=</text:p>
          </table:table-cell>
          <table:table-cell office:value-type="float" office:value="13396" calcext:value-type="float">
            <text:p>13396</text:p>
          </table:table-cell>
          <table:table-cell table:formula="of:=1000*([.B126]-[.B125])/[.I126]" office:value-type="float" office:value="493.333333333333" calcext:value-type="float">
            <text:p>493.3333333333</text:p>
          </table:table-cell>
          <table:table-cell table:formula="of:=1000*([.D126]-[.D125])/[.I126]" office:value-type="float" office:value="520" calcext:value-type="float">
            <text:p>520</text:p>
          </table:table-cell>
          <table:table-cell table:formula="of:=[.F126]-[.F125]" office:value-type="float" office:value="75" calcext:value-type="float">
            <text:p>75</text:p>
          </table:table-cell>
          <table:table-cell table:formula="of:=25/[.G126]" office:value-type="float" office:value="0.0506756756756757" calcext:value-type="float">
            <text:p>0.0506756757</text:p>
          </table:table-cell>
          <table:table-cell table:formula="of:=25/[.H126]" office:value-type="float" office:value="0.0480769230769231" calcext:value-type="float">
            <text:p>0.0480769231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AVERAGE([.J2:.J126])" office:value-type="float" office:value="0.0510133554607238" calcext:value-type="float">
            <text:p>0.0510</text:p>
          </table:table-cell>
          <table:table-cell table:style-name="ce2" table:formula="of:=AVERAGE([.K2:.K126])" office:value-type="float" office:value="0.0486913411387096" calcext:value-type="float">
            <text:p>0.048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COM.MICROSOFT.STDEV.P([.J2:.J126])" office:value-type="float" office:value="0.000672528460967573" calcext:value-type="float">
            <text:p>0.0007</text:p>
          </table:table-cell>
          <table:table-cell table:style-name="ce2" table:formula="of:=COM.MICROSOFT.STDEV.P([.K2:.K126])" office:value-type="float" office:value="0.000682233202610909" calcext:value-type="float">
            <text:p>0.000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formula="of:=[.J131]/[.J130]" office:value-type="percentage" office:value="0.0131833802127634" calcext:value-type="percentage">
            <text:p>1.32%</text:p>
          </table:table-cell>
          <table:table-cell table:style-name="ce3" table:formula="of:=[.K131]/[.K130]" office:value-type="percentage" office:value="0.0140113865557204" calcext:value-type="percentage">
            <text:p>1.40%</text:p>
          </table:table-cell>
        </table:table-row>
      </table:table>
      <table:table table:name="50 inpu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896" calcext:value-type="float">
            <text:p>8896</text:p>
          </table:table-cell>
          <table:table-cell office:value-type="string" calcext:value-type="string">
            <text:p><text:s/>time=</text:p>
          </table:table-cell>
          <table:table-cell office:value-type="float" office:value="8434" calcext:value-type="float">
            <text:p>8434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<text:s/>time=</text:p>
          </table:table-cell>
          <table:table-cell office:value-type="float" office:value="8508" calcext:value-type="float">
            <text:p>8508</text:p>
          </table:table-cell>
          <table:table-cell table:formula="of:=1000*([.B2]-[.B1])/[.I2]" office:value-type="float" office:value="972.972972972973" calcext:value-type="float">
            <text:p>972.972972973</text:p>
          </table:table-cell>
          <table:table-cell table:formula="of:=1000*([.D2]-[.D1])/[.I2]" office:value-type="float" office:value="1067.56756756757" calcext:value-type="float">
            <text:p>1067.5675675676</text:p>
          </table:table-cell>
          <table:table-cell table:formula="of:=[.F2]-[.F1]" office:value-type="float" office:value="74" calcext:value-type="float">
            <text:p>74</text:p>
          </table:table-cell>
          <table:table-cell table:formula="of:=50/[.G2]" office:value-type="float" office:value="0.0513888888888889" calcext:value-type="float">
            <text:p>0.0513888889</text:p>
          </table:table-cell>
          <table:table-cell table:formula="of:=50/[.H2]" office:value-type="float" office:value="0.0468354430379747" calcext:value-type="float">
            <text:p>0.0468354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051" calcext:value-type="float">
            <text:p>9051</text:p>
          </table:table-cell>
          <table:table-cell office:value-type="string" calcext:value-type="string">
            <text:p><text:s/>time=</text:p>
          </table:table-cell>
          <table:table-cell office:value-type="float" office:value="8582" calcext:value-type="float">
            <text:p>8582</text:p>
          </table:table-cell>
          <table:table-cell table:formula="of:=1000*([.B3]-[.B2])/[.I3]" office:value-type="float" office:value="986.486486486487" calcext:value-type="float">
            <text:p>986.4864864865</text:p>
          </table:table-cell>
          <table:table-cell table:formula="of:=1000*([.D3]-[.D2])/[.I3]" office:value-type="float" office:value="1027.02702702703" calcext:value-type="float">
            <text:p>1027.027027027</text:p>
          </table:table-cell>
          <table:table-cell table:formula="of:=[.F3]-[.F2]" office:value-type="float" office:value="74" calcext:value-type="float">
            <text:p>74</text:p>
          </table:table-cell>
          <table:table-cell table:formula="of:=50/[.G3]" office:value-type="float" office:value="0.0506849315068493" calcext:value-type="float">
            <text:p>0.0506849315</text:p>
          </table:table-cell>
          <table:table-cell table:formula="of:=50/[.H3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487" calcext:value-type="float">
            <text:p>84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<text:s/>time=</text:p>
          </table:table-cell>
          <table:table-cell office:value-type="float" office:value="8655" calcext:value-type="float">
            <text:p>8655</text:p>
          </table:table-cell>
          <table:table-cell table:formula="of:=1000*([.B4]-[.B3])/[.I4]" office:value-type="float" office:value="986.301369863014" calcext:value-type="float">
            <text:p>986.301369863</text:p>
          </table:table-cell>
          <table:table-cell table:formula="of:=1000*([.D4]-[.D3])/[.I4]" office:value-type="float" office:value="1068.49315068493" calcext:value-type="float">
            <text:p>1068.4931506849</text:p>
          </table:table-cell>
          <table:table-cell table:formula="of:=[.F4]-[.F3]" office:value-type="float" office:value="73" calcext:value-type="float">
            <text:p>73</text:p>
          </table:table-cell>
          <table:table-cell table:formula="of:=50/[.G4]" office:value-type="float" office:value="0.0506944444444444" calcext:value-type="float">
            <text:p>0.0506944444</text:p>
          </table:table-cell>
          <table:table-cell table:formula="of:=50/[.H4]" office:value-type="float" office:value="0.0467948717948718" calcext:value-type="float">
            <text:p>0.046794871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207" calcext:value-type="float">
            <text:p>9207</text:p>
          </table:table-cell>
          <table:table-cell office:value-type="string" calcext:value-type="string">
            <text:p><text:s/>time=</text:p>
          </table:table-cell>
          <table:table-cell office:value-type="float" office:value="8729" calcext:value-type="float">
            <text:p>8729</text:p>
          </table:table-cell>
          <table:table-cell table:formula="of:=1000*([.B5]-[.B4])/[.I5]" office:value-type="float" office:value="972.972972972973" calcext:value-type="float">
            <text:p>972.972972973</text:p>
          </table:table-cell>
          <table:table-cell table:formula="of:=1000*([.D5]-[.D4])/[.I5]" office:value-type="float" office:value="1054.05405405405" calcext:value-type="float">
            <text:p>1054.0540540541</text:p>
          </table:table-cell>
          <table:table-cell table:formula="of:=[.F5]-[.F4]" office:value-type="float" office:value="74" calcext:value-type="float">
            <text:p>74</text:p>
          </table:table-cell>
          <table:table-cell table:formula="of:=50/[.G5]" office:value-type="float" office:value="0.0513888888888889" calcext:value-type="float">
            <text:p>0.0513888889</text:p>
          </table:table-cell>
          <table:table-cell table:formula="of:=50/[.H5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<text:s/>time=</text:p>
          </table:table-cell>
          <table:table-cell office:value-type="float" office:value="8804" calcext:value-type="float">
            <text:p>8804</text:p>
          </table:table-cell>
          <table:table-cell table:formula="of:=1000*([.B6]-[.B5])/[.I6]" office:value-type="float" office:value="973.333333333333" calcext:value-type="float">
            <text:p>973.3333333333</text:p>
          </table:table-cell>
          <table:table-cell table:formula="of:=1000*([.D6]-[.D5])/[.I6]" office:value-type="float" office:value="1040" calcext:value-type="float">
            <text:p>1040</text:p>
          </table:table-cell>
          <table:table-cell table:formula="of:=[.F6]-[.F5]" office:value-type="float" office:value="75" calcext:value-type="float">
            <text:p>75</text:p>
          </table:table-cell>
          <table:table-cell table:formula="of:=50/[.G6]" office:value-type="float" office:value="0.0513698630136986" calcext:value-type="float">
            <text:p>0.051369863</text:p>
          </table:table-cell>
          <table:table-cell table:formula="of:=50/[.H6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704" calcext:value-type="float">
            <text:p>87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361" calcext:value-type="float">
            <text:p>9361</text:p>
          </table:table-cell>
          <table:table-cell office:value-type="string" calcext:value-type="string">
            <text:p><text:s/>time=</text:p>
          </table:table-cell>
          <table:table-cell office:value-type="float" office:value="8878" calcext:value-type="float">
            <text:p>8878</text:p>
          </table:table-cell>
          <table:table-cell table:formula="of:=1000*([.B7]-[.B6])/[.I7]" office:value-type="float" office:value="972.972972972973" calcext:value-type="float">
            <text:p>972.972972973</text:p>
          </table:table-cell>
          <table:table-cell table:formula="of:=1000*([.D7]-[.D6])/[.I7]" office:value-type="float" office:value="1027.02702702703" calcext:value-type="float">
            <text:p>1027.027027027</text:p>
          </table:table-cell>
          <table:table-cell table:formula="of:=[.F7]-[.F6]" office:value-type="float" office:value="74" calcext:value-type="float">
            <text:p>74</text:p>
          </table:table-cell>
          <table:table-cell table:formula="of:=50/[.G7]" office:value-type="float" office:value="0.0513888888888889" calcext:value-type="float">
            <text:p>0.0513888889</text:p>
          </table:table-cell>
          <table:table-cell table:formula="of:=50/[.H7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<text:s/>time=</text:p>
          </table:table-cell>
          <table:table-cell office:value-type="float" office:value="8951" calcext:value-type="float">
            <text:p>8951</text:p>
          </table:table-cell>
          <table:table-cell table:formula="of:=1000*([.B8]-[.B7])/[.I8]" office:value-type="float" office:value="1000" calcext:value-type="float">
            <text:p>1000</text:p>
          </table:table-cell>
          <table:table-cell table:formula="of:=1000*([.D8]-[.D7])/[.I8]" office:value-type="float" office:value="1068.49315068493" calcext:value-type="float">
            <text:p>1068.4931506849</text:p>
          </table:table-cell>
          <table:table-cell table:formula="of:=[.F8]-[.F7]" office:value-type="float" office:value="73" calcext:value-type="float">
            <text:p>73</text:p>
          </table:table-cell>
          <table:table-cell table:formula="of:=50/[.G8]" office:value-type="float" office:value="0.05" calcext:value-type="float">
            <text:p>0.05</text:p>
          </table:table-cell>
          <table:table-cell table:formula="of:=50/[.H8]" office:value-type="float" office:value="0.0467948717948718" calcext:value-type="float">
            <text:p>0.046794871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849" calcext:value-type="float">
            <text:p>88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518" calcext:value-type="float">
            <text:p>9518</text:p>
          </table:table-cell>
          <table:table-cell office:value-type="string" calcext:value-type="string">
            <text:p><text:s/>time=</text:p>
          </table:table-cell>
          <table:table-cell office:value-type="float" office:value="9025" calcext:value-type="float">
            <text:p>9025</text:p>
          </table:table-cell>
          <table:table-cell table:formula="of:=1000*([.B9]-[.B8])/[.I9]" office:value-type="float" office:value="972.972972972973" calcext:value-type="float">
            <text:p>972.972972973</text:p>
          </table:table-cell>
          <table:table-cell table:formula="of:=1000*([.D9]-[.D8])/[.I9]" office:value-type="float" office:value="1067.56756756757" calcext:value-type="float">
            <text:p>1067.5675675676</text:p>
          </table:table-cell>
          <table:table-cell table:formula="of:=[.F9]-[.F8]" office:value-type="float" office:value="74" calcext:value-type="float">
            <text:p>74</text:p>
          </table:table-cell>
          <table:table-cell table:formula="of:=50/[.G9]" office:value-type="float" office:value="0.0513888888888889" calcext:value-type="float">
            <text:p>0.0513888889</text:p>
          </table:table-cell>
          <table:table-cell table:formula="of:=50/[.H9]" office:value-type="float" office:value="0.0468354430379747" calcext:value-type="float">
            <text:p>0.0468354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<text:s/>time=</text:p>
          </table:table-cell>
          <table:table-cell office:value-type="float" office:value="9099" calcext:value-type="float">
            <text:p>9099</text:p>
          </table:table-cell>
          <table:table-cell table:formula="of:=1000*([.B10]-[.B9])/[.I10]" office:value-type="float" office:value="972.972972972973" calcext:value-type="float">
            <text:p>972.972972973</text:p>
          </table:table-cell>
          <table:table-cell table:formula="of:=1000*([.D10]-[.D9])/[.I10]" office:value-type="float" office:value="1040.54054054054" calcext:value-type="float">
            <text:p>1040.5405405405</text:p>
          </table:table-cell>
          <table:table-cell table:formula="of:=[.F10]-[.F9]" office:value-type="float" office:value="74" calcext:value-type="float">
            <text:p>74</text:p>
          </table:table-cell>
          <table:table-cell table:formula="of:=50/[.G10]" office:value-type="float" office:value="0.0513888888888889" calcext:value-type="float">
            <text:p>0.0513888889</text:p>
          </table:table-cell>
          <table:table-cell table:formula="of:=50/[.H10]" office:value-type="float" office:value="0.048051948051948" calcext:value-type="float">
            <text:p>0.048051948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994" calcext:value-type="float">
            <text:p>89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<text:s/>time=</text:p>
          </table:table-cell>
          <table:table-cell office:value-type="float" office:value="9172" calcext:value-type="float">
            <text:p>9172</text:p>
          </table:table-cell>
          <table:table-cell table:formula="of:=1000*([.B11]-[.B10])/[.I11]" office:value-type="float" office:value="1000" calcext:value-type="float">
            <text:p>1000</text:p>
          </table:table-cell>
          <table:table-cell table:formula="of:=1000*([.D11]-[.D10])/[.I11]" office:value-type="float" office:value="1041.09589041096" calcext:value-type="float">
            <text:p>1041.095890411</text:p>
          </table:table-cell>
          <table:table-cell table:formula="of:=[.F11]-[.F10]" office:value-type="float" office:value="73" calcext:value-type="float">
            <text:p>73</text:p>
          </table:table-cell>
          <table:table-cell table:formula="of:=50/[.G11]" office:value-type="float" office:value="0.05" calcext:value-type="float">
            <text:p>0.05</text:p>
          </table:table-cell>
          <table:table-cell table:formula="of:=50/[.H11]" office:value-type="float" office:value="0.0480263157894737" calcext:value-type="float">
            <text:p>0.04802631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066" calcext:value-type="float">
            <text:p>90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<text:s/>time=</text:p>
          </table:table-cell>
          <table:table-cell office:value-type="float" office:value="9246" calcext:value-type="float">
            <text:p>9246</text:p>
          </table:table-cell>
          <table:table-cell table:formula="of:=1000*([.B12]-[.B11])/[.I12]" office:value-type="float" office:value="972.972972972973" calcext:value-type="float">
            <text:p>972.972972973</text:p>
          </table:table-cell>
          <table:table-cell table:formula="of:=1000*([.D12]-[.D11])/[.I12]" office:value-type="float" office:value="1067.56756756757" calcext:value-type="float">
            <text:p>1067.5675675676</text:p>
          </table:table-cell>
          <table:table-cell table:formula="of:=[.F12]-[.F11]" office:value-type="float" office:value="74" calcext:value-type="float">
            <text:p>74</text:p>
          </table:table-cell>
          <table:table-cell table:formula="of:=50/[.G12]" office:value-type="float" office:value="0.0513888888888889" calcext:value-type="float">
            <text:p>0.0513888889</text:p>
          </table:table-cell>
          <table:table-cell table:formula="of:=50/[.H12]" office:value-type="float" office:value="0.0468354430379747" calcext:value-type="float">
            <text:p>0.0468354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138" calcext:value-type="float">
            <text:p>91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<text:s/>time=</text:p>
          </table:table-cell>
          <table:table-cell office:value-type="float" office:value="9320" calcext:value-type="float">
            <text:p>9320</text:p>
          </table:table-cell>
          <table:table-cell table:formula="of:=1000*([.B13]-[.B12])/[.I13]" office:value-type="float" office:value="972.972972972973" calcext:value-type="float">
            <text:p>972.972972973</text:p>
          </table:table-cell>
          <table:table-cell table:formula="of:=1000*([.D13]-[.D12])/[.I13]" office:value-type="float" office:value="1054.05405405405" calcext:value-type="float">
            <text:p>1054.0540540541</text:p>
          </table:table-cell>
          <table:table-cell table:formula="of:=[.F13]-[.F12]" office:value-type="float" office:value="74" calcext:value-type="float">
            <text:p>74</text:p>
          </table:table-cell>
          <table:table-cell table:formula="of:=50/[.G13]" office:value-type="float" office:value="0.0513888888888889" calcext:value-type="float">
            <text:p>0.0513888889</text:p>
          </table:table-cell>
          <table:table-cell table:formula="of:=50/[.H13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904" calcext:value-type="float">
            <text:p>9904</text:p>
          </table:table-cell>
          <table:table-cell office:value-type="string" calcext:value-type="string">
            <text:p><text:s/>time=</text:p>
          </table:table-cell>
          <table:table-cell office:value-type="float" office:value="9394" calcext:value-type="float">
            <text:p>9394</text:p>
          </table:table-cell>
          <table:table-cell table:formula="of:=1000*([.B14]-[.B13])/[.I14]" office:value-type="float" office:value="986.486486486487" calcext:value-type="float">
            <text:p>986.4864864865</text:p>
          </table:table-cell>
          <table:table-cell table:formula="of:=1000*([.D14]-[.D13])/[.I14]" office:value-type="float" office:value="1027.02702702703" calcext:value-type="float">
            <text:p>1027.027027027</text:p>
          </table:table-cell>
          <table:table-cell table:formula="of:=[.F14]-[.F13]" office:value-type="float" office:value="74" calcext:value-type="float">
            <text:p>74</text:p>
          </table:table-cell>
          <table:table-cell table:formula="of:=50/[.G14]" office:value-type="float" office:value="0.0506849315068493" calcext:value-type="float">
            <text:p>0.0506849315</text:p>
          </table:table-cell>
          <table:table-cell table:formula="of:=50/[.H14]" office:value-type="float" office:value="0.0486842105263158" calcext:value-type="float">
            <text:p>0.04868421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982" calcext:value-type="float">
            <text:p>9982</text:p>
          </table:table-cell>
          <table:table-cell office:value-type="string" calcext:value-type="string">
            <text:p><text:s/>time=</text:p>
          </table:table-cell>
          <table:table-cell office:value-type="float" office:value="9468" calcext:value-type="float">
            <text:p>9468</text:p>
          </table:table-cell>
          <table:table-cell table:formula="of:=1000*([.B15]-[.B14])/[.I15]" office:value-type="float" office:value="972.972972972973" calcext:value-type="float">
            <text:p>972.972972973</text:p>
          </table:table-cell>
          <table:table-cell table:formula="of:=1000*([.D15]-[.D14])/[.I15]" office:value-type="float" office:value="1054.05405405405" calcext:value-type="float">
            <text:p>1054.0540540541</text:p>
          </table:table-cell>
          <table:table-cell table:formula="of:=[.F15]-[.F14]" office:value-type="float" office:value="74" calcext:value-type="float">
            <text:p>74</text:p>
          </table:table-cell>
          <table:table-cell table:formula="of:=50/[.G15]" office:value-type="float" office:value="0.0513888888888889" calcext:value-type="float">
            <text:p>0.0513888889</text:p>
          </table:table-cell>
          <table:table-cell table:formula="of:=50/[.H15]" office:value-type="float" office:value="0.0474358974358974" calcext:value-type="float">
            <text:p>0.04743589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061" calcext:value-type="float">
            <text:p>10061</text:p>
          </table:table-cell>
          <table:table-cell office:value-type="string" calcext:value-type="string">
            <text:p><text:s/>time=</text:p>
          </table:table-cell>
          <table:table-cell office:value-type="float" office:value="9542" calcext:value-type="float">
            <text:p>9542</text:p>
          </table:table-cell>
          <table:table-cell table:formula="of:=1000*([.B16]-[.B15])/[.I16]" office:value-type="float" office:value="986.486486486487" calcext:value-type="float">
            <text:p>986.4864864865</text:p>
          </table:table-cell>
          <table:table-cell table:formula="of:=1000*([.D16]-[.D15])/[.I16]" office:value-type="float" office:value="1067.56756756757" calcext:value-type="float">
            <text:p>1067.5675675676</text:p>
          </table:table-cell>
          <table:table-cell table:formula="of:=[.F16]-[.F15]" office:value-type="float" office:value="74" calcext:value-type="float">
            <text:p>74</text:p>
          </table:table-cell>
          <table:table-cell table:formula="of:=50/[.G16]" office:value-type="float" office:value="0.0506849315068493" calcext:value-type="float">
            <text:p>0.0506849315</text:p>
          </table:table-cell>
          <table:table-cell table:formula="of:=50/[.H16]" office:value-type="float" office:value="0.0468354430379747" calcext:value-type="float">
            <text:p>0.0468354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429" calcext:value-type="float">
            <text:p>94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139" calcext:value-type="float">
            <text:p>10139</text:p>
          </table:table-cell>
          <table:table-cell office:value-type="string" calcext:value-type="string">
            <text:p><text:s/>time=</text:p>
          </table:table-cell>
          <table:table-cell office:value-type="float" office:value="9617" calcext:value-type="float">
            <text:p>9617</text:p>
          </table:table-cell>
          <table:table-cell table:formula="of:=1000*([.B17]-[.B16])/[.I17]" office:value-type="float" office:value="973.333333333333" calcext:value-type="float">
            <text:p>973.3333333333</text:p>
          </table:table-cell>
          <table:table-cell table:formula="of:=1000*([.D17]-[.D16])/[.I17]" office:value-type="float" office:value="1040" calcext:value-type="float">
            <text:p>1040</text:p>
          </table:table-cell>
          <table:table-cell table:formula="of:=[.F17]-[.F16]" office:value-type="float" office:value="75" calcext:value-type="float">
            <text:p>75</text:p>
          </table:table-cell>
          <table:table-cell table:formula="of:=50/[.G17]" office:value-type="float" office:value="0.0513698630136986" calcext:value-type="float">
            <text:p>0.051369863</text:p>
          </table:table-cell>
          <table:table-cell table:formula="of:=50/[.H17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02" calcext:value-type="float">
            <text:p>95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217" calcext:value-type="float">
            <text:p>10217</text:p>
          </table:table-cell>
          <table:table-cell office:value-type="string" calcext:value-type="string">
            <text:p><text:s/>time=</text:p>
          </table:table-cell>
          <table:table-cell office:value-type="float" office:value="9692" calcext:value-type="float">
            <text:p>9692</text:p>
          </table:table-cell>
          <table:table-cell table:formula="of:=1000*([.B18]-[.B17])/[.I18]" office:value-type="float" office:value="973.333333333333" calcext:value-type="float">
            <text:p>973.3333333333</text:p>
          </table:table-cell>
          <table:table-cell table:formula="of:=1000*([.D18]-[.D17])/[.I18]" office:value-type="float" office:value="1040" calcext:value-type="float">
            <text:p>1040</text:p>
          </table:table-cell>
          <table:table-cell table:formula="of:=[.F18]-[.F17]" office:value-type="float" office:value="75" calcext:value-type="float">
            <text:p>75</text:p>
          </table:table-cell>
          <table:table-cell table:formula="of:=50/[.G18]" office:value-type="float" office:value="0.0513698630136986" calcext:value-type="float">
            <text:p>0.051369863</text:p>
          </table:table-cell>
          <table:table-cell table:formula="of:=50/[.H18]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297" calcext:value-type="float">
            <text:p>10297</text:p>
          </table:table-cell>
          <table:table-cell office:value-type="string" calcext:value-type="string">
            <text:p><text:s/>time=</text:p>
          </table:table-cell>
          <table:table-cell office:value-type="float" office:value="9766" calcext:value-type="float">
            <text:p>9766</text:p>
          </table:table-cell>
          <table:table-cell table:formula="of:=1000*([.B19]-[.B18])/[.I19]" office:value-type="float" office:value="1000" calcext:value-type="float">
            <text:p>1000</text:p>
          </table:table-cell>
          <table:table-cell table:formula="of:=1000*([.D19]-[.D18])/[.I19]" office:value-type="float" office:value="1081.08108108108" calcext:value-type="float">
            <text:p>1081.0810810811</text:p>
          </table:table-cell>
          <table:table-cell table:formula="of:=[.F19]-[.F18]" office:value-type="float" office:value="74" calcext:value-type="float">
            <text:p>74</text:p>
          </table:table-cell>
          <table:table-cell table:formula="of:=50/[.G19]" office:value-type="float" office:value="0.05" calcext:value-type="float">
            <text:p>0.05</text:p>
          </table:table-cell>
          <table:table-cell table:formula="of:=50/[.H19]" office:value-type="float" office:value="0.04625" calcext:value-type="float">
            <text:p>0.04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49" calcext:value-type="float">
            <text:p>96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<text:s/>time=</text:p>
          </table:table-cell>
          <table:table-cell office:value-type="float" office:value="9841" calcext:value-type="float">
            <text:p>9841</text:p>
          </table:table-cell>
          <table:table-cell table:formula="of:=1000*([.B20]-[.B19])/[.I20]" office:value-type="float" office:value="973.333333333333" calcext:value-type="float">
            <text:p>973.3333333333</text:p>
          </table:table-cell>
          <table:table-cell table:formula="of:=1000*([.D20]-[.D19])/[.I20]" office:value-type="float" office:value="1053.33333333333" calcext:value-type="float">
            <text:p>1053.3333333333</text:p>
          </table:table-cell>
          <table:table-cell table:formula="of:=[.F20]-[.F19]" office:value-type="float" office:value="75" calcext:value-type="float">
            <text:p>75</text:p>
          </table:table-cell>
          <table:table-cell table:formula="of:=50/[.G20]" office:value-type="float" office:value="0.0513698630136986" calcext:value-type="float">
            <text:p>0.051369863</text:p>
          </table:table-cell>
          <table:table-cell table:formula="of:=50/[.H20]" office:value-type="float" office:value="0.0474683544303798" calcext:value-type="float">
            <text:p>0.047468354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723" calcext:value-type="float">
            <text:p>97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453" calcext:value-type="float">
            <text:p>10453</text:p>
          </table:table-cell>
          <table:table-cell office:value-type="string" calcext:value-type="string">
            <text:p><text:s/>time=</text:p>
          </table:table-cell>
          <table:table-cell office:value-type="float" office:value="9916" calcext:value-type="float">
            <text:p>9916</text:p>
          </table:table-cell>
          <table:table-cell table:formula="of:=1000*([.B21]-[.B20])/[.I21]" office:value-type="float" office:value="986.666666666667" calcext:value-type="float">
            <text:p>986.6666666667</text:p>
          </table:table-cell>
          <table:table-cell table:formula="of:=1000*([.D21]-[.D20])/[.I21]" office:value-type="float" office:value="1026.66666666667" calcext:value-type="float">
            <text:p>1026.6666666667</text:p>
          </table:table-cell>
          <table:table-cell table:formula="of:=[.F21]-[.F20]" office:value-type="float" office:value="75" calcext:value-type="float">
            <text:p>75</text:p>
          </table:table-cell>
          <table:table-cell table:formula="of:=50/[.G21]" office:value-type="float" office:value="0.0506756756756757" calcext:value-type="float">
            <text:p>0.0506756757</text:p>
          </table:table-cell>
          <table:table-cell table:formula="of:=50/[.H21]" office:value-type="float" office:value="0.0487012987012987" calcext:value-type="float">
            <text:p>0.04870129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796" calcext:value-type="float">
            <text:p>97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533" calcext:value-type="float">
            <text:p>10533</text:p>
          </table:table-cell>
          <table:table-cell office:value-type="string" calcext:value-type="string">
            <text:p><text:s/>time=</text:p>
          </table:table-cell>
          <table:table-cell office:value-type="float" office:value="9991" calcext:value-type="float">
            <text:p>9991</text:p>
          </table:table-cell>
          <table:table-cell table:formula="of:=1000*([.B22]-[.B21])/[.I22]" office:value-type="float" office:value="973.333333333333" calcext:value-type="float">
            <text:p>973.3333333333</text:p>
          </table:table-cell>
          <table:table-cell table:formula="of:=1000*([.D22]-[.D21])/[.I22]" office:value-type="float" office:value="1066.66666666667" calcext:value-type="float">
            <text:p>1066.6666666667</text:p>
          </table:table-cell>
          <table:table-cell table:formula="of:=[.F22]-[.F21]" office:value-type="float" office:value="75" calcext:value-type="float">
            <text:p>75</text:p>
          </table:table-cell>
          <table:table-cell table:formula="of:=50/[.G22]" office:value-type="float" office:value="0.0513698630136986" calcext:value-type="float">
            <text:p>0.051369863</text:p>
          </table:table-cell>
          <table:table-cell table:formula="of:=50/[.H22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70" calcext:value-type="float">
            <text:p>98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<text:s/>time=</text:p>
          </table:table-cell>
          <table:table-cell office:value-type="float" office:value="10066" calcext:value-type="float">
            <text:p>10066</text:p>
          </table:table-cell>
          <table:table-cell table:formula="of:=1000*([.B23]-[.B22])/[.I23]" office:value-type="float" office:value="986.666666666667" calcext:value-type="float">
            <text:p>986.6666666667</text:p>
          </table:table-cell>
          <table:table-cell table:formula="of:=1000*([.D23]-[.D22])/[.I23]" office:value-type="float" office:value="1066.66666666667" calcext:value-type="float">
            <text:p>1066.6666666667</text:p>
          </table:table-cell>
          <table:table-cell table:formula="of:=[.F23]-[.F22]" office:value-type="float" office:value="75" calcext:value-type="float">
            <text:p>75</text:p>
          </table:table-cell>
          <table:table-cell table:formula="of:=50/[.G23]" office:value-type="float" office:value="0.0506756756756757" calcext:value-type="float">
            <text:p>0.0506756757</text:p>
          </table:table-cell>
          <table:table-cell table:formula="of:=50/[.H23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44" calcext:value-type="float">
            <text:p>99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692" calcext:value-type="float">
            <text:p>10692</text:p>
          </table:table-cell>
          <table:table-cell office:value-type="string" calcext:value-type="string">
            <text:p><text:s/>time=</text:p>
          </table:table-cell>
          <table:table-cell office:value-type="float" office:value="10142" calcext:value-type="float">
            <text:p>10142</text:p>
          </table:table-cell>
          <table:table-cell table:formula="of:=1000*([.B24]-[.B23])/[.I24]" office:value-type="float" office:value="973.684210526316" calcext:value-type="float">
            <text:p>973.6842105263</text:p>
          </table:table-cell>
          <table:table-cell table:formula="of:=1000*([.D24]-[.D23])/[.I24]" office:value-type="float" office:value="1039.47368421053" calcext:value-type="float">
            <text:p>1039.4736842105</text:p>
          </table:table-cell>
          <table:table-cell table:formula="of:=[.F24]-[.F23]" office:value-type="float" office:value="76" calcext:value-type="float">
            <text:p>76</text:p>
          </table:table-cell>
          <table:table-cell table:formula="of:=50/[.G24]" office:value-type="float" office:value="0.0513513513513513" calcext:value-type="float">
            <text:p>0.0513513514</text:p>
          </table:table-cell>
          <table:table-cell table:formula="of:=50/[.H24]" office:value-type="float" office:value="0.0481012658227848" calcext:value-type="float">
            <text:p>0.04810126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<text:s/>time=</text:p>
          </table:table-cell>
          <table:table-cell office:value-type="float" office:value="10218" calcext:value-type="float">
            <text:p>10218</text:p>
          </table:table-cell>
          <table:table-cell table:formula="of:=1000*([.B25]-[.B24])/[.I25]" office:value-type="float" office:value="973.684210526316" calcext:value-type="float">
            <text:p>973.6842105263</text:p>
          </table:table-cell>
          <table:table-cell table:formula="of:=1000*([.D25]-[.D24])/[.I25]" office:value-type="float" office:value="1052.63157894737" calcext:value-type="float">
            <text:p>1052.6315789474</text:p>
          </table:table-cell>
          <table:table-cell table:formula="of:=[.F25]-[.F24]" office:value-type="float" office:value="76" calcext:value-type="float">
            <text:p>76</text:p>
          </table:table-cell>
          <table:table-cell table:formula="of:=50/[.G25]" office:value-type="float" office:value="0.0513513513513513" calcext:value-type="float">
            <text:p>0.0513513514</text:p>
          </table:table-cell>
          <table:table-cell table:formula="of:=50/[.H25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855" calcext:value-type="float">
            <text:p>10855</text:p>
          </table:table-cell>
          <table:table-cell office:value-type="string" calcext:value-type="string">
            <text:p><text:s/>time=</text:p>
          </table:table-cell>
          <table:table-cell office:value-type="float" office:value="10295" calcext:value-type="float">
            <text:p>10295</text:p>
          </table:table-cell>
          <table:table-cell table:formula="of:=1000*([.B26]-[.B25])/[.I26]" office:value-type="float" office:value="987.012987012987" calcext:value-type="float">
            <text:p>987.012987013</text:p>
          </table:table-cell>
          <table:table-cell table:formula="of:=1000*([.D26]-[.D25])/[.I26]" office:value-type="float" office:value="1077.92207792208" calcext:value-type="float">
            <text:p>1077.9220779221</text:p>
          </table:table-cell>
          <table:table-cell table:formula="of:=[.F26]-[.F25]" office:value-type="float" office:value="77" calcext:value-type="float">
            <text:p>77</text:p>
          </table:table-cell>
          <table:table-cell table:formula="of:=50/[.G26]" office:value-type="float" office:value="0.0506578947368421" calcext:value-type="float">
            <text:p>0.0506578947</text:p>
          </table:table-cell>
          <table:table-cell table:formula="of:=50/[.H26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936" calcext:value-type="float">
            <text:p>10936</text:p>
          </table:table-cell>
          <table:table-cell office:value-type="string" calcext:value-type="string">
            <text:p><text:s/>time=</text:p>
          </table:table-cell>
          <table:table-cell office:value-type="float" office:value="10372" calcext:value-type="float">
            <text:p>10372</text:p>
          </table:table-cell>
          <table:table-cell table:formula="of:=1000*([.B27]-[.B26])/[.I27]" office:value-type="float" office:value="974.025974025974" calcext:value-type="float">
            <text:p>974.025974026</text:p>
          </table:table-cell>
          <table:table-cell table:formula="of:=1000*([.D27]-[.D26])/[.I27]" office:value-type="float" office:value="1051.94805194805" calcext:value-type="float">
            <text:p>1051.9480519481</text:p>
          </table:table-cell>
          <table:table-cell table:formula="of:=[.F27]-[.F26]" office:value-type="float" office:value="77" calcext:value-type="float">
            <text:p>77</text:p>
          </table:table-cell>
          <table:table-cell table:formula="of:=50/[.G27]" office:value-type="float" office:value="0.0513333333333333" calcext:value-type="float">
            <text:p>0.0513333333</text:p>
          </table:table-cell>
          <table:table-cell table:formula="of:=50/[.H27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245" calcext:value-type="float">
            <text:p>102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<text:s/>time=</text:p>
          </table:table-cell>
          <table:table-cell office:value-type="float" office:value="10448" calcext:value-type="float">
            <text:p>10448</text:p>
          </table:table-cell>
          <table:table-cell table:formula="of:=1000*([.B28]-[.B27])/[.I28]" office:value-type="float" office:value="1000" calcext:value-type="float">
            <text:p>1000</text:p>
          </table:table-cell>
          <table:table-cell table:formula="of:=1000*([.D28]-[.D27])/[.I28]" office:value-type="float" office:value="1039.47368421053" calcext:value-type="float">
            <text:p>1039.4736842105</text:p>
          </table:table-cell>
          <table:table-cell table:formula="of:=[.F28]-[.F27]" office:value-type="float" office:value="76" calcext:value-type="float">
            <text:p>76</text:p>
          </table:table-cell>
          <table:table-cell table:formula="of:=50/[.G28]" office:value-type="float" office:value="0.05" calcext:value-type="float">
            <text:p>0.05</text:p>
          </table:table-cell>
          <table:table-cell table:formula="of:=50/[.H28]" office:value-type="float" office:value="0.0481012658227848" calcext:value-type="float">
            <text:p>0.04810126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20" calcext:value-type="float">
            <text:p>103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097" calcext:value-type="float">
            <text:p>11097</text:p>
          </table:table-cell>
          <table:table-cell office:value-type="string" calcext:value-type="string">
            <text:p><text:s/>time=</text:p>
          </table:table-cell>
          <table:table-cell office:value-type="float" office:value="10525" calcext:value-type="float">
            <text:p>10525</text:p>
          </table:table-cell>
          <table:table-cell table:formula="of:=1000*([.B29]-[.B28])/[.I29]" office:value-type="float" office:value="974.025974025974" calcext:value-type="float">
            <text:p>974.025974026</text:p>
          </table:table-cell>
          <table:table-cell table:formula="of:=1000*([.D29]-[.D28])/[.I29]" office:value-type="float" office:value="1064.93506493506" calcext:value-type="float">
            <text:p>1064.9350649351</text:p>
          </table:table-cell>
          <table:table-cell table:formula="of:=[.F29]-[.F28]" office:value-type="float" office:value="77" calcext:value-type="float">
            <text:p>77</text:p>
          </table:table-cell>
          <table:table-cell table:formula="of:=50/[.G29]" office:value-type="float" office:value="0.0513333333333333" calcext:value-type="float">
            <text:p>0.0513333333</text:p>
          </table:table-cell>
          <table:table-cell table:formula="of:=50/[.H29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<text:s/>time=</text:p>
          </table:table-cell>
          <table:table-cell office:value-type="float" office:value="10603" calcext:value-type="float">
            <text:p>10603</text:p>
          </table:table-cell>
          <table:table-cell table:formula="of:=1000*([.B30]-[.B29])/[.I30]" office:value-type="float" office:value="974.358974358974" calcext:value-type="float">
            <text:p>974.358974359</text:p>
          </table:table-cell>
          <table:table-cell table:formula="of:=1000*([.D30]-[.D29])/[.I30]" office:value-type="float" office:value="1051.28205128205" calcext:value-type="float">
            <text:p>1051.2820512821</text:p>
          </table:table-cell>
          <table:table-cell table:formula="of:=[.F30]-[.F29]" office:value-type="float" office:value="78" calcext:value-type="float">
            <text:p>78</text:p>
          </table:table-cell>
          <table:table-cell table:formula="of:=50/[.G30]" office:value-type="float" office:value="0.0513157894736842" calcext:value-type="float">
            <text:p>0.0513157895</text:p>
          </table:table-cell>
          <table:table-cell table:formula="of:=50/[.H30]" office:value-type="float" office:value="0.0475609756097561" calcext:value-type="float">
            <text:p>0.04756097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471" calcext:value-type="float">
            <text:p>104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59" calcext:value-type="float">
            <text:p>11259</text:p>
          </table:table-cell>
          <table:table-cell office:value-type="string" calcext:value-type="string">
            <text:p><text:s/>time=</text:p>
          </table:table-cell>
          <table:table-cell office:value-type="float" office:value="10680" calcext:value-type="float">
            <text:p>10680</text:p>
          </table:table-cell>
          <table:table-cell table:formula="of:=1000*([.B31]-[.B30])/[.I31]" office:value-type="float" office:value="974.025974025974" calcext:value-type="float">
            <text:p>974.025974026</text:p>
          </table:table-cell>
          <table:table-cell table:formula="of:=1000*([.D31]-[.D30])/[.I31]" office:value-type="float" office:value="1038.96103896104" calcext:value-type="float">
            <text:p>1038.961038961</text:p>
          </table:table-cell>
          <table:table-cell table:formula="of:=[.F31]-[.F30]" office:value-type="float" office:value="77" calcext:value-type="float">
            <text:p>77</text:p>
          </table:table-cell>
          <table:table-cell table:formula="of:=50/[.G31]" office:value-type="float" office:value="0.0513333333333333" calcext:value-type="float">
            <text:p>0.0513333333</text:p>
          </table:table-cell>
          <table:table-cell table:formula="of:=50/[.H31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<text:s/>time=</text:p>
          </table:table-cell>
          <table:table-cell office:value-type="float" office:value="10757" calcext:value-type="float">
            <text:p>10757</text:p>
          </table:table-cell>
          <table:table-cell table:formula="of:=1000*([.B32]-[.B31])/[.I32]" office:value-type="float" office:value="987.012987012987" calcext:value-type="float">
            <text:p>987.012987013</text:p>
          </table:table-cell>
          <table:table-cell table:formula="of:=1000*([.D32]-[.D31])/[.I32]" office:value-type="float" office:value="1051.94805194805" calcext:value-type="float">
            <text:p>1051.9480519481</text:p>
          </table:table-cell>
          <table:table-cell table:formula="of:=[.F32]-[.F31]" office:value-type="float" office:value="77" calcext:value-type="float">
            <text:p>77</text:p>
          </table:table-cell>
          <table:table-cell table:formula="of:=50/[.G32]" office:value-type="float" office:value="0.0506578947368421" calcext:value-type="float">
            <text:p>0.0506578947</text:p>
          </table:table-cell>
          <table:table-cell table:formula="of:=50/[.H32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22" calcext:value-type="float">
            <text:p>106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422" calcext:value-type="float">
            <text:p>11422</text:p>
          </table:table-cell>
          <table:table-cell office:value-type="string" calcext:value-type="string">
            <text:p><text:s/>time=</text:p>
          </table:table-cell>
          <table:table-cell office:value-type="float" office:value="10833" calcext:value-type="float">
            <text:p>10833</text:p>
          </table:table-cell>
          <table:table-cell table:formula="of:=1000*([.B33]-[.B32])/[.I33]" office:value-type="float" office:value="986.842105263158" calcext:value-type="float">
            <text:p>986.8421052632</text:p>
          </table:table-cell>
          <table:table-cell table:formula="of:=1000*([.D33]-[.D32])/[.I33]" office:value-type="float" office:value="1078.94736842105" calcext:value-type="float">
            <text:p>1078.9473684211</text:p>
          </table:table-cell>
          <table:table-cell table:formula="of:=[.F33]-[.F32]" office:value-type="float" office:value="76" calcext:value-type="float">
            <text:p>76</text:p>
          </table:table-cell>
          <table:table-cell table:formula="of:=50/[.G33]" office:value-type="float" office:value="0.0506666666666667" calcext:value-type="float">
            <text:p>0.0506666667</text:p>
          </table:table-cell>
          <table:table-cell table:formula="of:=50/[.H33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97" calcext:value-type="float">
            <text:p>106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<text:s/>time=</text:p>
          </table:table-cell>
          <table:table-cell office:value-type="float" office:value="10910" calcext:value-type="float">
            <text:p>10910</text:p>
          </table:table-cell>
          <table:table-cell table:formula="of:=1000*([.B34]-[.B33])/[.I34]" office:value-type="float" office:value="974.025974025974" calcext:value-type="float">
            <text:p>974.025974026</text:p>
          </table:table-cell>
          <table:table-cell table:formula="of:=1000*([.D34]-[.D33])/[.I34]" office:value-type="float" office:value="1051.94805194805" calcext:value-type="float">
            <text:p>1051.9480519481</text:p>
          </table:table-cell>
          <table:table-cell table:formula="of:=[.F34]-[.F33]" office:value-type="float" office:value="77" calcext:value-type="float">
            <text:p>77</text:p>
          </table:table-cell>
          <table:table-cell table:formula="of:=50/[.G34]" office:value-type="float" office:value="0.0513333333333333" calcext:value-type="float">
            <text:p>0.0513333333</text:p>
          </table:table-cell>
          <table:table-cell table:formula="of:=50/[.H34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73" calcext:value-type="float">
            <text:p>107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82" calcext:value-type="float">
            <text:p>11582</text:p>
          </table:table-cell>
          <table:table-cell office:value-type="string" calcext:value-type="string">
            <text:p><text:s/>time=</text:p>
          </table:table-cell>
          <table:table-cell office:value-type="float" office:value="10987" calcext:value-type="float">
            <text:p>10987</text:p>
          </table:table-cell>
          <table:table-cell table:formula="of:=1000*([.B35]-[.B34])/[.I35]" office:value-type="float" office:value="987.012987012987" calcext:value-type="float">
            <text:p>987.012987013</text:p>
          </table:table-cell>
          <table:table-cell table:formula="of:=1000*([.D35]-[.D34])/[.I35]" office:value-type="float" office:value="1025.97402597403" calcext:value-type="float">
            <text:p>1025.974025974</text:p>
          </table:table-cell>
          <table:table-cell table:formula="of:=[.F35]-[.F34]" office:value-type="float" office:value="77" calcext:value-type="float">
            <text:p>77</text:p>
          </table:table-cell>
          <table:table-cell table:formula="of:=50/[.G35]" office:value-type="float" office:value="0.0506578947368421" calcext:value-type="float">
            <text:p>0.0506578947</text:p>
          </table:table-cell>
          <table:table-cell table:formula="of:=50/[.H35]" office:value-type="float" office:value="0.0487341772151899" calcext:value-type="float">
            <text:p>0.04873417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664" calcext:value-type="float">
            <text:p>11664</text:p>
          </table:table-cell>
          <table:table-cell office:value-type="string" calcext:value-type="string">
            <text:p><text:s/>time=</text:p>
          </table:table-cell>
          <table:table-cell office:value-type="float" office:value="11065" calcext:value-type="float">
            <text:p>11065</text:p>
          </table:table-cell>
          <table:table-cell table:formula="of:=1000*([.B36]-[.B35])/[.I36]" office:value-type="float" office:value="961.538461538462" calcext:value-type="float">
            <text:p>961.5384615385</text:p>
          </table:table-cell>
          <table:table-cell table:formula="of:=1000*([.D36]-[.D35])/[.I36]" office:value-type="float" office:value="1051.28205128205" calcext:value-type="float">
            <text:p>1051.2820512821</text:p>
          </table:table-cell>
          <table:table-cell table:formula="of:=[.F36]-[.F35]" office:value-type="float" office:value="78" calcext:value-type="float">
            <text:p>78</text:p>
          </table:table-cell>
          <table:table-cell table:formula="of:=50/[.G36]" office:value-type="float" office:value="0.052" calcext:value-type="float">
            <text:p>0.052</text:p>
          </table:table-cell>
          <table:table-cell table:formula="of:=50/[.H36]" office:value-type="float" office:value="0.0475609756097561" calcext:value-type="float">
            <text:p>0.04756097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746" calcext:value-type="float">
            <text:p>11746</text:p>
          </table:table-cell>
          <table:table-cell office:value-type="string" calcext:value-type="string">
            <text:p><text:s/>time=</text:p>
          </table:table-cell>
          <table:table-cell office:value-type="float" office:value="11142" calcext:value-type="float">
            <text:p>11142</text:p>
          </table:table-cell>
          <table:table-cell table:formula="of:=1000*([.B37]-[.B36])/[.I37]" office:value-type="float" office:value="987.012987012987" calcext:value-type="float">
            <text:p>987.012987013</text:p>
          </table:table-cell>
          <table:table-cell table:formula="of:=1000*([.D37]-[.D36])/[.I37]" office:value-type="float" office:value="1064.93506493506" calcext:value-type="float">
            <text:p>1064.9350649351</text:p>
          </table:table-cell>
          <table:table-cell table:formula="of:=[.F37]-[.F36]" office:value-type="float" office:value="77" calcext:value-type="float">
            <text:p>77</text:p>
          </table:table-cell>
          <table:table-cell table:formula="of:=50/[.G37]" office:value-type="float" office:value="0.0506578947368421" calcext:value-type="float">
            <text:p>0.0506578947</text:p>
          </table:table-cell>
          <table:table-cell table:formula="of:=50/[.H37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99" calcext:value-type="float">
            <text:p>109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825" calcext:value-type="float">
            <text:p>11825</text:p>
          </table:table-cell>
          <table:table-cell office:value-type="string" calcext:value-type="string">
            <text:p><text:s/>time=</text:p>
          </table:table-cell>
          <table:table-cell office:value-type="float" office:value="11218" calcext:value-type="float">
            <text:p>11218</text:p>
          </table:table-cell>
          <table:table-cell table:formula="of:=1000*([.B38]-[.B37])/[.I38]" office:value-type="float" office:value="986.842105263158" calcext:value-type="float">
            <text:p>986.8421052632</text:p>
          </table:table-cell>
          <table:table-cell table:formula="of:=1000*([.D38]-[.D37])/[.I38]" office:value-type="float" office:value="1039.47368421053" calcext:value-type="float">
            <text:p>1039.4736842105</text:p>
          </table:table-cell>
          <table:table-cell table:formula="of:=[.F38]-[.F37]" office:value-type="float" office:value="76" calcext:value-type="float">
            <text:p>76</text:p>
          </table:table-cell>
          <table:table-cell table:formula="of:=50/[.G38]" office:value-type="float" office:value="0.0506666666666667" calcext:value-type="float">
            <text:p>0.0506666667</text:p>
          </table:table-cell>
          <table:table-cell table:formula="of:=50/[.H38]" office:value-type="float" office:value="0.0481012658227848" calcext:value-type="float">
            <text:p>0.04810126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<text:s/>time=</text:p>
          </table:table-cell>
          <table:table-cell office:value-type="float" office:value="11295" calcext:value-type="float">
            <text:p>11295</text:p>
          </table:table-cell>
          <table:table-cell table:formula="of:=1000*([.B39]-[.B38])/[.I39]" office:value-type="float" office:value="987.012987012987" calcext:value-type="float">
            <text:p>987.012987013</text:p>
          </table:table-cell>
          <table:table-cell table:formula="of:=1000*([.D39]-[.D38])/[.I39]" office:value-type="float" office:value="1051.94805194805" calcext:value-type="float">
            <text:p>1051.9480519481</text:p>
          </table:table-cell>
          <table:table-cell table:formula="of:=[.F39]-[.F38]" office:value-type="float" office:value="77" calcext:value-type="float">
            <text:p>77</text:p>
          </table:table-cell>
          <table:table-cell table:formula="of:=50/[.G39]" office:value-type="float" office:value="0.0506578947368421" calcext:value-type="float">
            <text:p>0.0506578947</text:p>
          </table:table-cell>
          <table:table-cell table:formula="of:=50/[.H39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88" calcext:value-type="float">
            <text:p>11988</text:p>
          </table:table-cell>
          <table:table-cell office:value-type="string" calcext:value-type="string">
            <text:p><text:s/>time=</text:p>
          </table:table-cell>
          <table:table-cell office:value-type="float" office:value="11372" calcext:value-type="float">
            <text:p>11372</text:p>
          </table:table-cell>
          <table:table-cell table:formula="of:=1000*([.B40]-[.B39])/[.I40]" office:value-type="float" office:value="974.025974025974" calcext:value-type="float">
            <text:p>974.025974026</text:p>
          </table:table-cell>
          <table:table-cell table:formula="of:=1000*([.D40]-[.D39])/[.I40]" office:value-type="float" office:value="1064.93506493506" calcext:value-type="float">
            <text:p>1064.9350649351</text:p>
          </table:table-cell>
          <table:table-cell table:formula="of:=[.F40]-[.F39]" office:value-type="float" office:value="77" calcext:value-type="float">
            <text:p>77</text:p>
          </table:table-cell>
          <table:table-cell table:formula="of:=50/[.G40]" office:value-type="float" office:value="0.0513333333333333" calcext:value-type="float">
            <text:p>0.0513333333</text:p>
          </table:table-cell>
          <table:table-cell table:formula="of:=50/[.H40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<text:s/>time=</text:p>
          </table:table-cell>
          <table:table-cell office:value-type="float" office:value="11449" calcext:value-type="float">
            <text:p>11449</text:p>
          </table:table-cell>
          <table:table-cell table:formula="of:=1000*([.B41]-[.B40])/[.I41]" office:value-type="float" office:value="987.012987012987" calcext:value-type="float">
            <text:p>987.012987013</text:p>
          </table:table-cell>
          <table:table-cell table:formula="of:=1000*([.D41]-[.D40])/[.I41]" office:value-type="float" office:value="1038.96103896104" calcext:value-type="float">
            <text:p>1038.961038961</text:p>
          </table:table-cell>
          <table:table-cell table:formula="of:=[.F41]-[.F40]" office:value-type="float" office:value="77" calcext:value-type="float">
            <text:p>77</text:p>
          </table:table-cell>
          <table:table-cell table:formula="of:=50/[.G41]" office:value-type="float" office:value="0.0506578947368421" calcext:value-type="float">
            <text:p>0.0506578947</text:p>
          </table:table-cell>
          <table:table-cell table:formula="of:=50/[.H41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<text:s/>time=</text:p>
          </table:table-cell>
          <table:table-cell office:value-type="float" office:value="11526" calcext:value-type="float">
            <text:p>11526</text:p>
          </table:table-cell>
          <table:table-cell table:formula="of:=1000*([.B42]-[.B41])/[.I42]" office:value-type="float" office:value="974.025974025974" calcext:value-type="float">
            <text:p>974.025974026</text:p>
          </table:table-cell>
          <table:table-cell table:formula="of:=1000*([.D42]-[.D41])/[.I42]" office:value-type="float" office:value="1038.96103896104" calcext:value-type="float">
            <text:p>1038.961038961</text:p>
          </table:table-cell>
          <table:table-cell table:formula="of:=[.F42]-[.F41]" office:value-type="float" office:value="77" calcext:value-type="float">
            <text:p>77</text:p>
          </table:table-cell>
          <table:table-cell table:formula="of:=50/[.G42]" office:value-type="float" office:value="0.0513333333333333" calcext:value-type="float">
            <text:p>0.0513333333</text:p>
          </table:table-cell>
          <table:table-cell table:formula="of:=50/[.H42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377" calcext:value-type="float">
            <text:p>113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30" calcext:value-type="float">
            <text:p>12230</text:p>
          </table:table-cell>
          <table:table-cell office:value-type="string" calcext:value-type="string">
            <text:p><text:s/>time=</text:p>
          </table:table-cell>
          <table:table-cell office:value-type="float" office:value="11603" calcext:value-type="float">
            <text:p>11603</text:p>
          </table:table-cell>
          <table:table-cell table:formula="of:=1000*([.B43]-[.B42])/[.I43]" office:value-type="float" office:value="987.012987012987" calcext:value-type="float">
            <text:p>987.012987013</text:p>
          </table:table-cell>
          <table:table-cell table:formula="of:=1000*([.D43]-[.D42])/[.I43]" office:value-type="float" office:value="1064.93506493506" calcext:value-type="float">
            <text:p>1064.9350649351</text:p>
          </table:table-cell>
          <table:table-cell table:formula="of:=[.F43]-[.F42]" office:value-type="float" office:value="77" calcext:value-type="float">
            <text:p>77</text:p>
          </table:table-cell>
          <table:table-cell table:formula="of:=50/[.G43]" office:value-type="float" office:value="0.0506578947368421" calcext:value-type="float">
            <text:p>0.0506578947</text:p>
          </table:table-cell>
          <table:table-cell table:formula="of:=50/[.H43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52" calcext:value-type="float">
            <text:p>114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<text:s/>time=</text:p>
          </table:table-cell>
          <table:table-cell office:value-type="float" office:value="11680" calcext:value-type="float">
            <text:p>11680</text:p>
          </table:table-cell>
          <table:table-cell table:formula="of:=1000*([.B44]-[.B43])/[.I44]" office:value-type="float" office:value="974.025974025974" calcext:value-type="float">
            <text:p>974.025974026</text:p>
          </table:table-cell>
          <table:table-cell table:formula="of:=1000*([.D44]-[.D43])/[.I44]" office:value-type="float" office:value="1064.93506493506" calcext:value-type="float">
            <text:p>1064.9350649351</text:p>
          </table:table-cell>
          <table:table-cell table:formula="of:=[.F44]-[.F43]" office:value-type="float" office:value="77" calcext:value-type="float">
            <text:p>77</text:p>
          </table:table-cell>
          <table:table-cell table:formula="of:=50/[.G44]" office:value-type="float" office:value="0.0513333333333333" calcext:value-type="float">
            <text:p>0.0513333333</text:p>
          </table:table-cell>
          <table:table-cell table:formula="of:=50/[.H44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527" calcext:value-type="float">
            <text:p>115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391" calcext:value-type="float">
            <text:p>12391</text:p>
          </table:table-cell>
          <table:table-cell office:value-type="string" calcext:value-type="string">
            <text:p><text:s/>time=</text:p>
          </table:table-cell>
          <table:table-cell office:value-type="float" office:value="11757" calcext:value-type="float">
            <text:p>11757</text:p>
          </table:table-cell>
          <table:table-cell table:formula="of:=1000*([.B45]-[.B44])/[.I45]" office:value-type="float" office:value="974.025974025974" calcext:value-type="float">
            <text:p>974.025974026</text:p>
          </table:table-cell>
          <table:table-cell table:formula="of:=1000*([.D45]-[.D44])/[.I45]" office:value-type="float" office:value="1025.97402597403" calcext:value-type="float">
            <text:p>1025.974025974</text:p>
          </table:table-cell>
          <table:table-cell table:formula="of:=[.F45]-[.F44]" office:value-type="float" office:value="77" calcext:value-type="float">
            <text:p>77</text:p>
          </table:table-cell>
          <table:table-cell table:formula="of:=50/[.G45]" office:value-type="float" office:value="0.0513333333333333" calcext:value-type="float">
            <text:p>0.0513333333</text:p>
          </table:table-cell>
          <table:table-cell table:formula="of:=50/[.H45]" office:value-type="float" office:value="0.0487341772151899" calcext:value-type="float">
            <text:p>0.04873417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73" calcext:value-type="float">
            <text:p>12473</text:p>
          </table:table-cell>
          <table:table-cell office:value-type="string" calcext:value-type="string">
            <text:p><text:s/>time=</text:p>
          </table:table-cell>
          <table:table-cell office:value-type="float" office:value="11834" calcext:value-type="float">
            <text:p>11834</text:p>
          </table:table-cell>
          <table:table-cell table:formula="of:=1000*([.B46]-[.B45])/[.I46]" office:value-type="float" office:value="987.012987012987" calcext:value-type="float">
            <text:p>987.012987013</text:p>
          </table:table-cell>
          <table:table-cell table:formula="of:=1000*([.D46]-[.D45])/[.I46]" office:value-type="float" office:value="1064.93506493506" calcext:value-type="float">
            <text:p>1064.9350649351</text:p>
          </table:table-cell>
          <table:table-cell table:formula="of:=[.F46]-[.F45]" office:value-type="float" office:value="77" calcext:value-type="float">
            <text:p>77</text:p>
          </table:table-cell>
          <table:table-cell table:formula="of:=50/[.G46]" office:value-type="float" office:value="0.0506578947368421" calcext:value-type="float">
            <text:p>0.0506578947</text:p>
          </table:table-cell>
          <table:table-cell table:formula="of:=50/[.H46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78" calcext:value-type="float">
            <text:p>116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<text:s/>time=</text:p>
          </table:table-cell>
          <table:table-cell office:value-type="float" office:value="11911" calcext:value-type="float">
            <text:p>11911</text:p>
          </table:table-cell>
          <table:table-cell table:formula="of:=1000*([.B47]-[.B46])/[.I47]" office:value-type="float" office:value="974.025974025974" calcext:value-type="float">
            <text:p>974.025974026</text:p>
          </table:table-cell>
          <table:table-cell table:formula="of:=1000*([.D47]-[.D46])/[.I47]" office:value-type="float" office:value="1064.93506493506" calcext:value-type="float">
            <text:p>1064.9350649351</text:p>
          </table:table-cell>
          <table:table-cell table:formula="of:=[.F47]-[.F46]" office:value-type="float" office:value="77" calcext:value-type="float">
            <text:p>77</text:p>
          </table:table-cell>
          <table:table-cell table:formula="of:=50/[.G47]" office:value-type="float" office:value="0.0513333333333333" calcext:value-type="float">
            <text:p>0.0513333333</text:p>
          </table:table-cell>
          <table:table-cell table:formula="of:=50/[.H47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54" calcext:value-type="float">
            <text:p>117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<text:s/>time=</text:p>
          </table:table-cell>
          <table:table-cell office:value-type="float" office:value="11987" calcext:value-type="float">
            <text:p>11987</text:p>
          </table:table-cell>
          <table:table-cell table:formula="of:=1000*([.B48]-[.B47])/[.I48]" office:value-type="float" office:value="1000" calcext:value-type="float">
            <text:p>1000</text:p>
          </table:table-cell>
          <table:table-cell table:formula="of:=1000*([.D48]-[.D47])/[.I48]" office:value-type="float" office:value="1039.47368421053" calcext:value-type="float">
            <text:p>1039.4736842105</text:p>
          </table:table-cell>
          <table:table-cell table:formula="of:=[.F48]-[.F47]" office:value-type="float" office:value="76" calcext:value-type="float">
            <text:p>76</text:p>
          </table:table-cell>
          <table:table-cell table:formula="of:=50/[.G48]" office:value-type="float" office:value="0.05" calcext:value-type="float">
            <text:p>0.05</text:p>
          </table:table-cell>
          <table:table-cell table:formula="of:=50/[.H48]" office:value-type="float" office:value="0.0481012658227848" calcext:value-type="float">
            <text:p>0.048101265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829" calcext:value-type="float">
            <text:p>118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15" calcext:value-type="float">
            <text:p>12715</text:p>
          </table:table-cell>
          <table:table-cell office:value-type="string" calcext:value-type="string">
            <text:p><text:s/>time=</text:p>
          </table:table-cell>
          <table:table-cell office:value-type="float" office:value="12065" calcext:value-type="float">
            <text:p>12065</text:p>
          </table:table-cell>
          <table:table-cell table:formula="of:=1000*([.B49]-[.B48])/[.I49]" office:value-type="float" office:value="961.538461538462" calcext:value-type="float">
            <text:p>961.5384615385</text:p>
          </table:table-cell>
          <table:table-cell table:formula="of:=1000*([.D49]-[.D48])/[.I49]" office:value-type="float" office:value="1038.46153846154" calcext:value-type="float">
            <text:p>1038.4615384615</text:p>
          </table:table-cell>
          <table:table-cell table:formula="of:=[.F49]-[.F48]" office:value-type="float" office:value="78" calcext:value-type="float">
            <text:p>78</text:p>
          </table:table-cell>
          <table:table-cell table:formula="of:=50/[.G49]" office:value-type="float" office:value="0.052" calcext:value-type="float">
            <text:p>0.052</text:p>
          </table:table-cell>
          <table:table-cell table:formula="of:=50/[.H49]" office:value-type="float" office:value="0.0481481481481481" calcext:value-type="float">
            <text:p>0.048148148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05" calcext:value-type="float">
            <text:p>119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97" calcext:value-type="float">
            <text:p>12797</text:p>
          </table:table-cell>
          <table:table-cell office:value-type="string" calcext:value-type="string">
            <text:p><text:s/>time=</text:p>
          </table:table-cell>
          <table:table-cell office:value-type="float" office:value="12142" calcext:value-type="float">
            <text:p>12142</text:p>
          </table:table-cell>
          <table:table-cell table:formula="of:=1000*([.B50]-[.B49])/[.I50]" office:value-type="float" office:value="987.012987012987" calcext:value-type="float">
            <text:p>987.012987013</text:p>
          </table:table-cell>
          <table:table-cell table:formula="of:=1000*([.D50]-[.D49])/[.I50]" office:value-type="float" office:value="1064.93506493506" calcext:value-type="float">
            <text:p>1064.9350649351</text:p>
          </table:table-cell>
          <table:table-cell table:formula="of:=[.F50]-[.F49]" office:value-type="float" office:value="77" calcext:value-type="float">
            <text:p>77</text:p>
          </table:table-cell>
          <table:table-cell table:formula="of:=50/[.G50]" office:value-type="float" office:value="0.0506578947368421" calcext:value-type="float">
            <text:p>0.0506578947</text:p>
          </table:table-cell>
          <table:table-cell table:formula="of:=50/[.H50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80" calcext:value-type="float">
            <text:p>119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878" calcext:value-type="float">
            <text:p>12878</text:p>
          </table:table-cell>
          <table:table-cell office:value-type="string" calcext:value-type="string">
            <text:p><text:s/>time=</text:p>
          </table:table-cell>
          <table:table-cell office:value-type="float" office:value="12219" calcext:value-type="float">
            <text:p>12219</text:p>
          </table:table-cell>
          <table:table-cell table:formula="of:=1000*([.B51]-[.B50])/[.I51]" office:value-type="float" office:value="974.025974025974" calcext:value-type="float">
            <text:p>974.025974026</text:p>
          </table:table-cell>
          <table:table-cell table:formula="of:=1000*([.D51]-[.D50])/[.I51]" office:value-type="float" office:value="1051.94805194805" calcext:value-type="float">
            <text:p>1051.9480519481</text:p>
          </table:table-cell>
          <table:table-cell table:formula="of:=[.F51]-[.F50]" office:value-type="float" office:value="77" calcext:value-type="float">
            <text:p>77</text:p>
          </table:table-cell>
          <table:table-cell table:formula="of:=50/[.G51]" office:value-type="float" office:value="0.0513333333333333" calcext:value-type="float">
            <text:p>0.0513333333</text:p>
          </table:table-cell>
          <table:table-cell table:formula="of:=50/[.H51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58" calcext:value-type="float">
            <text:p>12958</text:p>
          </table:table-cell>
          <table:table-cell office:value-type="string" calcext:value-type="string">
            <text:p><text:s/>time=</text:p>
          </table:table-cell>
          <table:table-cell office:value-type="float" office:value="12296" calcext:value-type="float">
            <text:p>12296</text:p>
          </table:table-cell>
          <table:table-cell table:formula="of:=1000*([.B52]-[.B51])/[.I52]" office:value-type="float" office:value="987.012987012987" calcext:value-type="float">
            <text:p>987.012987013</text:p>
          </table:table-cell>
          <table:table-cell table:formula="of:=1000*([.D52]-[.D51])/[.I52]" office:value-type="float" office:value="1038.96103896104" calcext:value-type="float">
            <text:p>1038.961038961</text:p>
          </table:table-cell>
          <table:table-cell table:formula="of:=[.F52]-[.F51]" office:value-type="float" office:value="77" calcext:value-type="float">
            <text:p>77</text:p>
          </table:table-cell>
          <table:table-cell table:formula="of:=50/[.G52]" office:value-type="float" office:value="0.0506578947368421" calcext:value-type="float">
            <text:p>0.0506578947</text:p>
          </table:table-cell>
          <table:table-cell table:formula="of:=50/[.H52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040" calcext:value-type="float">
            <text:p>13040</text:p>
          </table:table-cell>
          <table:table-cell office:value-type="string" calcext:value-type="string">
            <text:p><text:s/>time=</text:p>
          </table:table-cell>
          <table:table-cell office:value-type="float" office:value="12372" calcext:value-type="float">
            <text:p>12372</text:p>
          </table:table-cell>
          <table:table-cell table:formula="of:=1000*([.B53]-[.B52])/[.I53]" office:value-type="float" office:value="986.842105263158" calcext:value-type="float">
            <text:p>986.8421052632</text:p>
          </table:table-cell>
          <table:table-cell table:formula="of:=1000*([.D53]-[.D52])/[.I53]" office:value-type="float" office:value="1078.94736842105" calcext:value-type="float">
            <text:p>1078.9473684211</text:p>
          </table:table-cell>
          <table:table-cell table:formula="of:=[.F53]-[.F52]" office:value-type="float" office:value="76" calcext:value-type="float">
            <text:p>76</text:p>
          </table:table-cell>
          <table:table-cell table:formula="of:=50/[.G53]" office:value-type="float" office:value="0.0506666666666667" calcext:value-type="float">
            <text:p>0.0506666667</text:p>
          </table:table-cell>
          <table:table-cell table:formula="of:=50/[.H53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07" calcext:value-type="float">
            <text:p>122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<text:s/>time=</text:p>
          </table:table-cell>
          <table:table-cell office:value-type="float" office:value="12449" calcext:value-type="float">
            <text:p>12449</text:p>
          </table:table-cell>
          <table:table-cell table:formula="of:=1000*([.B54]-[.B53])/[.I54]" office:value-type="float" office:value="987.012987012987" calcext:value-type="float">
            <text:p>987.012987013</text:p>
          </table:table-cell>
          <table:table-cell table:formula="of:=1000*([.D54]-[.D53])/[.I54]" office:value-type="float" office:value="1064.93506493506" calcext:value-type="float">
            <text:p>1064.9350649351</text:p>
          </table:table-cell>
          <table:table-cell table:formula="of:=[.F54]-[.F53]" office:value-type="float" office:value="77" calcext:value-type="float">
            <text:p>77</text:p>
          </table:table-cell>
          <table:table-cell table:formula="of:=50/[.G54]" office:value-type="float" office:value="0.0506578947368421" calcext:value-type="float">
            <text:p>0.0506578947</text:p>
          </table:table-cell>
          <table:table-cell table:formula="of:=50/[.H54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82" calcext:value-type="float">
            <text:p>122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01" calcext:value-type="float">
            <text:p>13201</text:p>
          </table:table-cell>
          <table:table-cell office:value-type="string" calcext:value-type="string">
            <text:p><text:s/>time=</text:p>
          </table:table-cell>
          <table:table-cell office:value-type="float" office:value="12526" calcext:value-type="float">
            <text:p>12526</text:p>
          </table:table-cell>
          <table:table-cell table:formula="of:=1000*([.B55]-[.B54])/[.I55]" office:value-type="float" office:value="974.025974025974" calcext:value-type="float">
            <text:p>974.025974026</text:p>
          </table:table-cell>
          <table:table-cell table:formula="of:=1000*([.D55]-[.D54])/[.I55]" office:value-type="float" office:value="1025.97402597403" calcext:value-type="float">
            <text:p>1025.974025974</text:p>
          </table:table-cell>
          <table:table-cell table:formula="of:=[.F55]-[.F54]" office:value-type="float" office:value="77" calcext:value-type="float">
            <text:p>77</text:p>
          </table:table-cell>
          <table:table-cell table:formula="of:=50/[.G55]" office:value-type="float" office:value="0.0513333333333333" calcext:value-type="float">
            <text:p>0.0513333333</text:p>
          </table:table-cell>
          <table:table-cell table:formula="of:=50/[.H55]" office:value-type="float" office:value="0.0487341772151899" calcext:value-type="float">
            <text:p>0.04873417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57" calcext:value-type="float">
            <text:p>123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<text:s/>time=</text:p>
          </table:table-cell>
          <table:table-cell office:value-type="float" office:value="12604" calcext:value-type="float">
            <text:p>12604</text:p>
          </table:table-cell>
          <table:table-cell table:formula="of:=1000*([.B56]-[.B55])/[.I56]" office:value-type="float" office:value="961.538461538462" calcext:value-type="float">
            <text:p>961.5384615385</text:p>
          </table:table-cell>
          <table:table-cell table:formula="of:=1000*([.D56]-[.D55])/[.I56]" office:value-type="float" office:value="1051.28205128205" calcext:value-type="float">
            <text:p>1051.2820512821</text:p>
          </table:table-cell>
          <table:table-cell table:formula="of:=[.F56]-[.F55]" office:value-type="float" office:value="78" calcext:value-type="float">
            <text:p>78</text:p>
          </table:table-cell>
          <table:table-cell table:formula="of:=50/[.G56]" office:value-type="float" office:value="0.052" calcext:value-type="float">
            <text:p>0.052</text:p>
          </table:table-cell>
          <table:table-cell table:formula="of:=50/[.H56]" office:value-type="float" office:value="0.0475609756097561" calcext:value-type="float">
            <text:p>0.04756097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433" calcext:value-type="float">
            <text:p>124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365" calcext:value-type="float">
            <text:p>13365</text:p>
          </table:table-cell>
          <table:table-cell office:value-type="string" calcext:value-type="string">
            <text:p><text:s/>time=</text:p>
          </table:table-cell>
          <table:table-cell office:value-type="float" office:value="12681" calcext:value-type="float">
            <text:p>12681</text:p>
          </table:table-cell>
          <table:table-cell table:formula="of:=1000*([.B57]-[.B56])/[.I57]" office:value-type="float" office:value="987.012987012987" calcext:value-type="float">
            <text:p>987.012987013</text:p>
          </table:table-cell>
          <table:table-cell table:formula="of:=1000*([.D57]-[.D56])/[.I57]" office:value-type="float" office:value="1064.93506493506" calcext:value-type="float">
            <text:p>1064.9350649351</text:p>
          </table:table-cell>
          <table:table-cell table:formula="of:=[.F57]-[.F56]" office:value-type="float" office:value="77" calcext:value-type="float">
            <text:p>77</text:p>
          </table:table-cell>
          <table:table-cell table:formula="of:=50/[.G57]" office:value-type="float" office:value="0.0506578947368421" calcext:value-type="float">
            <text:p>0.0506578947</text:p>
          </table:table-cell>
          <table:table-cell table:formula="of:=50/[.H57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08" calcext:value-type="float">
            <text:p>125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45" calcext:value-type="float">
            <text:p>13445</text:p>
          </table:table-cell>
          <table:table-cell office:value-type="string" calcext:value-type="string">
            <text:p><text:s/>time=</text:p>
          </table:table-cell>
          <table:table-cell office:value-type="float" office:value="12758" calcext:value-type="float">
            <text:p>12758</text:p>
          </table:table-cell>
          <table:table-cell table:formula="of:=1000*([.B58]-[.B57])/[.I58]" office:value-type="float" office:value="974.025974025974" calcext:value-type="float">
            <text:p>974.025974026</text:p>
          </table:table-cell>
          <table:table-cell table:formula="of:=1000*([.D58]-[.D57])/[.I58]" office:value-type="float" office:value="1038.96103896104" calcext:value-type="float">
            <text:p>1038.961038961</text:p>
          </table:table-cell>
          <table:table-cell table:formula="of:=[.F58]-[.F57]" office:value-type="float" office:value="77" calcext:value-type="float">
            <text:p>77</text:p>
          </table:table-cell>
          <table:table-cell table:formula="of:=50/[.G58]" office:value-type="float" office:value="0.0513333333333333" calcext:value-type="float">
            <text:p>0.0513333333</text:p>
          </table:table-cell>
          <table:table-cell table:formula="of:=50/[.H58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84" calcext:value-type="float">
            <text:p>125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25" calcext:value-type="float">
            <text:p>13525</text:p>
          </table:table-cell>
          <table:table-cell office:value-type="string" calcext:value-type="string">
            <text:p><text:s/>time=</text:p>
          </table:table-cell>
          <table:table-cell office:value-type="float" office:value="12834" calcext:value-type="float">
            <text:p>12834</text:p>
          </table:table-cell>
          <table:table-cell table:formula="of:=1000*([.B59]-[.B58])/[.I59]" office:value-type="float" office:value="1000" calcext:value-type="float">
            <text:p>1000</text:p>
          </table:table-cell>
          <table:table-cell table:formula="of:=1000*([.D59]-[.D58])/[.I59]" office:value-type="float" office:value="1052.63157894737" calcext:value-type="float">
            <text:p>1052.6315789474</text:p>
          </table:table-cell>
          <table:table-cell table:formula="of:=[.F59]-[.F58]" office:value-type="float" office:value="76" calcext:value-type="float">
            <text:p>76</text:p>
          </table:table-cell>
          <table:table-cell table:formula="of:=50/[.G59]" office:value-type="float" office:value="0.05" calcext:value-type="float">
            <text:p>0.05</text:p>
          </table:table-cell>
          <table:table-cell table:formula="of:=50/[.H59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659" calcext:value-type="float">
            <text:p>126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607" calcext:value-type="float">
            <text:p>13607</text:p>
          </table:table-cell>
          <table:table-cell office:value-type="string" calcext:value-type="string">
            <text:p><text:s/>time=</text:p>
          </table:table-cell>
          <table:table-cell office:value-type="float" office:value="12911" calcext:value-type="float">
            <text:p>12911</text:p>
          </table:table-cell>
          <table:table-cell table:formula="of:=1000*([.B60]-[.B59])/[.I60]" office:value-type="float" office:value="974.025974025974" calcext:value-type="float">
            <text:p>974.025974026</text:p>
          </table:table-cell>
          <table:table-cell table:formula="of:=1000*([.D60]-[.D59])/[.I60]" office:value-type="float" office:value="1064.93506493506" calcext:value-type="float">
            <text:p>1064.9350649351</text:p>
          </table:table-cell>
          <table:table-cell table:formula="of:=[.F60]-[.F59]" office:value-type="float" office:value="77" calcext:value-type="float">
            <text:p>77</text:p>
          </table:table-cell>
          <table:table-cell table:formula="of:=50/[.G60]" office:value-type="float" office:value="0.0513333333333333" calcext:value-type="float">
            <text:p>0.0513333333</text:p>
          </table:table-cell>
          <table:table-cell table:formula="of:=50/[.H60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35" calcext:value-type="float">
            <text:p>127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688" calcext:value-type="float">
            <text:p>13688</text:p>
          </table:table-cell>
          <table:table-cell office:value-type="string" calcext:value-type="string">
            <text:p><text:s/>time=</text:p>
          </table:table-cell>
          <table:table-cell office:value-type="float" office:value="12988" calcext:value-type="float">
            <text:p>12988</text:p>
          </table:table-cell>
          <table:table-cell table:formula="of:=1000*([.B61]-[.B60])/[.I61]" office:value-type="float" office:value="987.012987012987" calcext:value-type="float">
            <text:p>987.012987013</text:p>
          </table:table-cell>
          <table:table-cell table:formula="of:=1000*([.D61]-[.D60])/[.I61]" office:value-type="float" office:value="1051.94805194805" calcext:value-type="float">
            <text:p>1051.9480519481</text:p>
          </table:table-cell>
          <table:table-cell table:formula="of:=[.F61]-[.F60]" office:value-type="float" office:value="77" calcext:value-type="float">
            <text:p>77</text:p>
          </table:table-cell>
          <table:table-cell table:formula="of:=50/[.G61]" office:value-type="float" office:value="0.0506578947368421" calcext:value-type="float">
            <text:p>0.0506578947</text:p>
          </table:table-cell>
          <table:table-cell table:formula="of:=50/[.H61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10" calcext:value-type="float">
            <text:p>128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68" calcext:value-type="float">
            <text:p>13768</text:p>
          </table:table-cell>
          <table:table-cell office:value-type="string" calcext:value-type="string">
            <text:p><text:s/>time=</text:p>
          </table:table-cell>
          <table:table-cell office:value-type="float" office:value="13066" calcext:value-type="float">
            <text:p>13066</text:p>
          </table:table-cell>
          <table:table-cell table:formula="of:=1000*([.B62]-[.B61])/[.I62]" office:value-type="float" office:value="961.538461538462" calcext:value-type="float">
            <text:p>961.5384615385</text:p>
          </table:table-cell>
          <table:table-cell table:formula="of:=1000*([.D62]-[.D61])/[.I62]" office:value-type="float" office:value="1025.64102564103" calcext:value-type="float">
            <text:p>1025.641025641</text:p>
          </table:table-cell>
          <table:table-cell table:formula="of:=[.F62]-[.F61]" office:value-type="float" office:value="78" calcext:value-type="float">
            <text:p>78</text:p>
          </table:table-cell>
          <table:table-cell table:formula="of:=50/[.G62]" office:value-type="float" office:value="0.052" calcext:value-type="float">
            <text:p>0.052</text:p>
          </table:table-cell>
          <table:table-cell table:formula="of:=50/[.H62]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85" calcext:value-type="float">
            <text:p>128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850" calcext:value-type="float">
            <text:p>13850</text:p>
          </table:table-cell>
          <table:table-cell office:value-type="string" calcext:value-type="string">
            <text:p><text:s/>time=</text:p>
          </table:table-cell>
          <table:table-cell office:value-type="float" office:value="13143" calcext:value-type="float">
            <text:p>13143</text:p>
          </table:table-cell>
          <table:table-cell table:formula="of:=1000*([.B63]-[.B62])/[.I63]" office:value-type="float" office:value="974.025974025974" calcext:value-type="float">
            <text:p>974.025974026</text:p>
          </table:table-cell>
          <table:table-cell table:formula="of:=1000*([.D63]-[.D62])/[.I63]" office:value-type="float" office:value="1064.93506493506" calcext:value-type="float">
            <text:p>1064.9350649351</text:p>
          </table:table-cell>
          <table:table-cell table:formula="of:=[.F63]-[.F62]" office:value-type="float" office:value="77" calcext:value-type="float">
            <text:p>77</text:p>
          </table:table-cell>
          <table:table-cell table:formula="of:=50/[.G63]" office:value-type="float" office:value="0.0513333333333333" calcext:value-type="float">
            <text:p>0.0513333333</text:p>
          </table:table-cell>
          <table:table-cell table:formula="of:=50/[.H63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961" calcext:value-type="float">
            <text:p>129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32" calcext:value-type="float">
            <text:p>13932</text:p>
          </table:table-cell>
          <table:table-cell office:value-type="string" calcext:value-type="string">
            <text:p><text:s/>time=</text:p>
          </table:table-cell>
          <table:table-cell office:value-type="float" office:value="13219" calcext:value-type="float">
            <text:p>13219</text:p>
          </table:table-cell>
          <table:table-cell table:formula="of:=1000*([.B64]-[.B63])/[.I64]" office:value-type="float" office:value="1000" calcext:value-type="float">
            <text:p>1000</text:p>
          </table:table-cell>
          <table:table-cell table:formula="of:=1000*([.D64]-[.D63])/[.I64]" office:value-type="float" office:value="1078.94736842105" calcext:value-type="float">
            <text:p>1078.9473684211</text:p>
          </table:table-cell>
          <table:table-cell table:formula="of:=[.F64]-[.F63]" office:value-type="float" office:value="76" calcext:value-type="float">
            <text:p>76</text:p>
          </table:table-cell>
          <table:table-cell table:formula="of:=50/[.G64]" office:value-type="float" office:value="0.05" calcext:value-type="float">
            <text:p>0.05</text:p>
          </table:table-cell>
          <table:table-cell table:formula="of:=50/[.H64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036" calcext:value-type="float">
            <text:p>130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011" calcext:value-type="float">
            <text:p>14011</text:p>
          </table:table-cell>
          <table:table-cell office:value-type="string" calcext:value-type="string">
            <text:p><text:s/>time=</text:p>
          </table:table-cell>
          <table:table-cell office:value-type="float" office:value="13296" calcext:value-type="float">
            <text:p>13296</text:p>
          </table:table-cell>
          <table:table-cell table:formula="of:=1000*([.B65]-[.B64])/[.I65]" office:value-type="float" office:value="974.025974025974" calcext:value-type="float">
            <text:p>974.025974026</text:p>
          </table:table-cell>
          <table:table-cell table:formula="of:=1000*([.D65]-[.D64])/[.I65]" office:value-type="float" office:value="1025.97402597403" calcext:value-type="float">
            <text:p>1025.974025974</text:p>
          </table:table-cell>
          <table:table-cell table:formula="of:=[.F65]-[.F64]" office:value-type="float" office:value="77" calcext:value-type="float">
            <text:p>77</text:p>
          </table:table-cell>
          <table:table-cell table:formula="of:=50/[.G65]" office:value-type="float" office:value="0.0513333333333333" calcext:value-type="float">
            <text:p>0.0513333333</text:p>
          </table:table-cell>
          <table:table-cell table:formula="of:=50/[.H65]" office:value-type="float" office:value="0.0487341772151899" calcext:value-type="float">
            <text:p>0.04873417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12" calcext:value-type="float">
            <text:p>131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093" calcext:value-type="float">
            <text:p>14093</text:p>
          </table:table-cell>
          <table:table-cell office:value-type="string" calcext:value-type="string">
            <text:p><text:s/>time=</text:p>
          </table:table-cell>
          <table:table-cell office:value-type="float" office:value="13373" calcext:value-type="float">
            <text:p>13373</text:p>
          </table:table-cell>
          <table:table-cell table:formula="of:=1000*([.B66]-[.B65])/[.I66]" office:value-type="float" office:value="987.012987012987" calcext:value-type="float">
            <text:p>987.012987013</text:p>
          </table:table-cell>
          <table:table-cell table:formula="of:=1000*([.D66]-[.D65])/[.I66]" office:value-type="float" office:value="1064.93506493506" calcext:value-type="float">
            <text:p>1064.9350649351</text:p>
          </table:table-cell>
          <table:table-cell table:formula="of:=[.F66]-[.F65]" office:value-type="float" office:value="77" calcext:value-type="float">
            <text:p>77</text:p>
          </table:table-cell>
          <table:table-cell table:formula="of:=50/[.G66]" office:value-type="float" office:value="0.0506578947368421" calcext:value-type="float">
            <text:p>0.0506578947</text:p>
          </table:table-cell>
          <table:table-cell table:formula="of:=50/[.H66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87" calcext:value-type="float">
            <text:p>131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175" calcext:value-type="float">
            <text:p>14175</text:p>
          </table:table-cell>
          <table:table-cell office:value-type="string" calcext:value-type="string">
            <text:p><text:s/>time=</text:p>
          </table:table-cell>
          <table:table-cell office:value-type="float" office:value="13450" calcext:value-type="float">
            <text:p>13450</text:p>
          </table:table-cell>
          <table:table-cell table:formula="of:=1000*([.B67]-[.B66])/[.I67]" office:value-type="float" office:value="974.025974025974" calcext:value-type="float">
            <text:p>974.025974026</text:p>
          </table:table-cell>
          <table:table-cell table:formula="of:=1000*([.D67]-[.D66])/[.I67]" office:value-type="float" office:value="1064.93506493506" calcext:value-type="float">
            <text:p>1064.9350649351</text:p>
          </table:table-cell>
          <table:table-cell table:formula="of:=[.F67]-[.F66]" office:value-type="float" office:value="77" calcext:value-type="float">
            <text:p>77</text:p>
          </table:table-cell>
          <table:table-cell table:formula="of:=50/[.G67]" office:value-type="float" office:value="0.0513333333333333" calcext:value-type="float">
            <text:p>0.0513333333</text:p>
          </table:table-cell>
          <table:table-cell table:formula="of:=50/[.H67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55" calcext:value-type="float">
            <text:p>14255</text:p>
          </table:table-cell>
          <table:table-cell office:value-type="string" calcext:value-type="string">
            <text:p><text:s/>time=</text:p>
          </table:table-cell>
          <table:table-cell office:value-type="float" office:value="13528" calcext:value-type="float">
            <text:p>13528</text:p>
          </table:table-cell>
          <table:table-cell table:formula="of:=1000*([.B68]-[.B67])/[.I68]" office:value-type="float" office:value="974.358974358974" calcext:value-type="float">
            <text:p>974.358974359</text:p>
          </table:table-cell>
          <table:table-cell table:formula="of:=1000*([.D68]-[.D67])/[.I68]" office:value-type="float" office:value="1025.64102564103" calcext:value-type="float">
            <text:p>1025.641025641</text:p>
          </table:table-cell>
          <table:table-cell table:formula="of:=[.F68]-[.F67]" office:value-type="float" office:value="78" calcext:value-type="float">
            <text:p>78</text:p>
          </table:table-cell>
          <table:table-cell table:formula="of:=50/[.G68]" office:value-type="float" office:value="0.0513157894736842" calcext:value-type="float">
            <text:p>0.0513157895</text:p>
          </table:table-cell>
          <table:table-cell table:formula="of:=50/[.H68]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38" calcext:value-type="float">
            <text:p>133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<text:s/>time=</text:p>
          </table:table-cell>
          <table:table-cell office:value-type="float" office:value="13604" calcext:value-type="float">
            <text:p>13604</text:p>
          </table:table-cell>
          <table:table-cell table:formula="of:=1000*([.B69]-[.B68])/[.I69]" office:value-type="float" office:value="986.842105263158" calcext:value-type="float">
            <text:p>986.8421052632</text:p>
          </table:table-cell>
          <table:table-cell table:formula="of:=1000*([.D69]-[.D68])/[.I69]" office:value-type="float" office:value="1065.78947368421" calcext:value-type="float">
            <text:p>1065.7894736842</text:p>
          </table:table-cell>
          <table:table-cell table:formula="of:=[.F69]-[.F68]" office:value-type="float" office:value="76" calcext:value-type="float">
            <text:p>76</text:p>
          </table:table-cell>
          <table:table-cell table:formula="of:=50/[.G69]" office:value-type="float" office:value="0.0506666666666667" calcext:value-type="float">
            <text:p>0.0506666667</text:p>
          </table:table-cell>
          <table:table-cell table:formula="of:=50/[.H69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414" calcext:value-type="float">
            <text:p>134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418" calcext:value-type="float">
            <text:p>14418</text:p>
          </table:table-cell>
          <table:table-cell office:value-type="string" calcext:value-type="string">
            <text:p><text:s/>time=</text:p>
          </table:table-cell>
          <table:table-cell office:value-type="float" office:value="13681" calcext:value-type="float">
            <text:p>13681</text:p>
          </table:table-cell>
          <table:table-cell table:formula="of:=1000*([.B70]-[.B69])/[.I70]" office:value-type="float" office:value="987.012987012987" calcext:value-type="float">
            <text:p>987.012987013</text:p>
          </table:table-cell>
          <table:table-cell table:formula="of:=1000*([.D70]-[.D69])/[.I70]" office:value-type="float" office:value="1064.93506493506" calcext:value-type="float">
            <text:p>1064.9350649351</text:p>
          </table:table-cell>
          <table:table-cell table:formula="of:=[.F70]-[.F69]" office:value-type="float" office:value="77" calcext:value-type="float">
            <text:p>77</text:p>
          </table:table-cell>
          <table:table-cell table:formula="of:=50/[.G70]" office:value-type="float" office:value="0.0506578947368421" calcext:value-type="float">
            <text:p>0.0506578947</text:p>
          </table:table-cell>
          <table:table-cell table:formula="of:=50/[.H70]" office:value-type="float" office:value="0.0469512195121951" calcext:value-type="float">
            <text:p>0.0469512195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AVERAGE([.J2:.J70])" office:value-type="float" office:value="0.0510038220173718" calcext:value-type="float">
            <text:p>0.0510</text:p>
          </table:table-cell>
          <table:table-cell table:style-name="ce2" table:formula="of:=AVERAGE([.K2:.K70])" office:value-type="float" office:value="0.0475194980215807" calcext:value-type="float">
            <text:p>0.0475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COM.MICROSOFT.STDEV.P([.J2:.J70])" office:value-type="float" office:value="0.000509596415515321" calcext:value-type="float">
            <text:p>0.0005</text:p>
          </table:table-cell>
          <table:table-cell table:style-name="ce2" table:formula="of:=COM.MICROSOFT.STDEV.P([.K2:.K70])" office:value-type="float" office:value="0.000717342445685924" calcext:value-type="float">
            <text:p>0.000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4" table:formula="of:=[.J73]/[.J72]" office:value-type="percentage" office:value="0.00999133781271831" calcext:value-type="percentage">
            <text:p>1.00%</text:p>
          </table:table-cell>
          <table:table-cell table:style-name="ce4" table:formula="of:=[.K73]/[.K72]" office:value-type="percentage" office:value="0.0150957496512305" calcext:value-type="percentage">
            <text:p>1.51%</text:p>
          </table:table-cell>
        </table:table-row>
      </table:table>
      <table:table table:name="100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22" calcext:value-type="float">
            <text:p>95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708" calcext:value-type="float">
            <text:p>9708</text:p>
          </table:table-cell>
          <table:table-cell office:value-type="string" calcext:value-type="string">
            <text:p><text:s/>time=</text:p>
          </table:table-cell>
          <table:table-cell office:value-type="float" office:value="4539" calcext:value-type="float">
            <text:p>453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865" calcext:value-type="float">
            <text:p>9865</text:p>
          </table:table-cell>
          <table:table-cell office:value-type="string" calcext:value-type="string">
            <text:p><text:s/>time=</text:p>
          </table:table-cell>
          <table:table-cell office:value-type="float" office:value="4614" calcext:value-type="float">
            <text:p>4614</text:p>
          </table:table-cell>
          <table:table-cell table:formula="of:=1000*([.B2]-[.B1])/[.I2]" office:value-type="float" office:value="2066.66666666667" calcext:value-type="float">
            <text:p>2066.6666666667</text:p>
          </table:table-cell>
          <table:table-cell table:formula="of:=1000*([.D2]-[.D1])/[.I2]" office:value-type="float" office:value="2093.33333333333" calcext:value-type="float">
            <text:p>2093.3333333333</text:p>
          </table:table-cell>
          <table:table-cell table:formula="of:=[.F2]-[.F1]" office:value-type="float" office:value="75" calcext:value-type="float">
            <text:p>75</text:p>
          </table:table-cell>
          <table:table-cell table:formula="of:=100/[.G2]" office:value-type="float" office:value="0.0483870967741936" calcext:value-type="float">
            <text:p>0.0483870968</text:p>
          </table:table-cell>
          <table:table-cell table:formula="of:=100/[.H2]" office:value-type="float" office:value="0.0477707006369427" calcext:value-type="float">
            <text:p>0.047770700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31" calcext:value-type="float">
            <text:p>98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<text:s/>time=</text:p>
          </table:table-cell>
          <table:table-cell office:value-type="float" office:value="4687" calcext:value-type="float">
            <text:p>4687</text:p>
          </table:table-cell>
          <table:table-cell table:formula="of:=1000*([.B3]-[.B2])/[.I3]" office:value-type="float" office:value="2109.58904109589" calcext:value-type="float">
            <text:p>2109.5890410959</text:p>
          </table:table-cell>
          <table:table-cell table:formula="of:=1000*([.D3]-[.D2])/[.I3]" office:value-type="float" office:value="2123.28767123288" calcext:value-type="float">
            <text:p>2123.2876712329</text:p>
          </table:table-cell>
          <table:table-cell table:formula="of:=[.F3]-[.F2]" office:value-type="float" office:value="73" calcext:value-type="float">
            <text:p>73</text:p>
          </table:table-cell>
          <table:table-cell table:formula="of:=100/[.G3]" office:value-type="float" office:value="0.0474025974025974" calcext:value-type="float">
            <text:p>0.0474025974</text:p>
          </table:table-cell>
          <table:table-cell table:formula="of:=100/[.H3]" office:value-type="float" office:value="0.0470967741935484" calcext:value-type="float">
            <text:p>0.04709677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<text:s/>time=</text:p>
          </table:table-cell>
          <table:table-cell office:value-type="float" office:value="4762" calcext:value-type="float">
            <text:p>4762</text:p>
          </table:table-cell>
          <table:table-cell table:formula="of:=1000*([.B4]-[.B3])/[.I4]" office:value-type="float" office:value="2120" calcext:value-type="float">
            <text:p>2120</text:p>
          </table:table-cell>
          <table:table-cell table:formula="of:=1000*([.D4]-[.D3])/[.I4]" office:value-type="float" office:value="2133.33333333333" calcext:value-type="float">
            <text:p>2133.3333333333</text:p>
          </table:table-cell>
          <table:table-cell table:formula="of:=[.F4]-[.F3]" office:value-type="float" office:value="75" calcext:value-type="float">
            <text:p>75</text:p>
          </table:table-cell>
          <table:table-cell table:formula="of:=100/[.G4]" office:value-type="float" office:value="0.0471698113207547" calcext:value-type="float">
            <text:p>0.0471698113</text:p>
          </table:table-cell>
          <table:table-cell table:formula="of:=100/[.H4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345" calcext:value-type="float">
            <text:p>10345</text:p>
          </table:table-cell>
          <table:table-cell office:value-type="string" calcext:value-type="string">
            <text:p><text:s/>time=</text:p>
          </table:table-cell>
          <table:table-cell office:value-type="float" office:value="4837" calcext:value-type="float">
            <text:p>4837</text:p>
          </table:table-cell>
          <table:table-cell table:formula="of:=1000*([.B5]-[.B4])/[.I5]" office:value-type="float" office:value="2106.66666666667" calcext:value-type="float">
            <text:p>2106.6666666667</text:p>
          </table:table-cell>
          <table:table-cell table:formula="of:=1000*([.D5]-[.D4])/[.I5]" office:value-type="float" office:value="2200" calcext:value-type="float">
            <text:p>2200</text:p>
          </table:table-cell>
          <table:table-cell table:formula="of:=[.F5]-[.F4]" office:value-type="float" office:value="75" calcext:value-type="float">
            <text:p>75</text:p>
          </table:table-cell>
          <table:table-cell table:formula="of:=100/[.G5]" office:value-type="float" office:value="0.0474683544303798" calcext:value-type="float">
            <text:p>0.0474683544</text:p>
          </table:table-cell>
          <table:table-cell table:formula="of:=100/[.H5]" office:value-type="float" office:value="0.0454545454545455" calcext:value-type="float">
            <text:p>0.045454545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505" calcext:value-type="float">
            <text:p>10505</text:p>
          </table:table-cell>
          <table:table-cell office:value-type="string" calcext:value-type="string">
            <text:p><text:s/>time=</text:p>
          </table:table-cell>
          <table:table-cell office:value-type="float" office:value="4913" calcext:value-type="float">
            <text:p>4913</text:p>
          </table:table-cell>
          <table:table-cell table:formula="of:=1000*([.B6]-[.B5])/[.I6]" office:value-type="float" office:value="2092.10526315789" calcext:value-type="float">
            <text:p>2092.1052631579</text:p>
          </table:table-cell>
          <table:table-cell table:formula="of:=1000*([.D6]-[.D5])/[.I6]" office:value-type="float" office:value="2105.26315789474" calcext:value-type="float">
            <text:p>2105.2631578947</text:p>
          </table:table-cell>
          <table:table-cell table:formula="of:=[.F6]-[.F5]" office:value-type="float" office:value="76" calcext:value-type="float">
            <text:p>76</text:p>
          </table:table-cell>
          <table:table-cell table:formula="of:=100/[.G6]" office:value-type="float" office:value="0.0477987421383648" calcext:value-type="float">
            <text:p>0.0477987421</text:p>
          </table:table-cell>
          <table:table-cell table:formula="of:=100/[.H6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467" calcext:value-type="float">
            <text:p>104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665" calcext:value-type="float">
            <text:p>10665</text:p>
          </table:table-cell>
          <table:table-cell office:value-type="string" calcext:value-type="string">
            <text:p><text:s/>time=</text:p>
          </table:table-cell>
          <table:table-cell office:value-type="float" office:value="4988" calcext:value-type="float">
            <text:p>4988</text:p>
          </table:table-cell>
          <table:table-cell table:formula="of:=1000*([.B7]-[.B6])/[.I7]" office:value-type="float" office:value="2133.33333333333" calcext:value-type="float">
            <text:p>2133.3333333333</text:p>
          </table:table-cell>
          <table:table-cell table:formula="of:=1000*([.D7]-[.D6])/[.I7]" office:value-type="float" office:value="2133.33333333333" calcext:value-type="float">
            <text:p>2133.3333333333</text:p>
          </table:table-cell>
          <table:table-cell table:formula="of:=[.F7]-[.F6]" office:value-type="float" office:value="75" calcext:value-type="float">
            <text:p>75</text:p>
          </table:table-cell>
          <table:table-cell table:formula="of:=100/[.G7]" office:value-type="float" office:value="0.046875" calcext:value-type="float">
            <text:p>0.046875</text:p>
          </table:table-cell>
          <table:table-cell table:formula="of:=100/[.H7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28" calcext:value-type="float">
            <text:p>106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<text:s/>time=</text:p>
          </table:table-cell>
          <table:table-cell office:value-type="float" office:value="5064" calcext:value-type="float">
            <text:p>5064</text:p>
          </table:table-cell>
          <table:table-cell table:formula="of:=1000*([.B8]-[.B7])/[.I8]" office:value-type="float" office:value="2118.42105263158" calcext:value-type="float">
            <text:p>2118.4210526316</text:p>
          </table:table-cell>
          <table:table-cell table:formula="of:=1000*([.D8]-[.D7])/[.I8]" office:value-type="float" office:value="2184.21052631579" calcext:value-type="float">
            <text:p>2184.2105263158</text:p>
          </table:table-cell>
          <table:table-cell table:formula="of:=[.F8]-[.F7]" office:value-type="float" office:value="76" calcext:value-type="float">
            <text:p>76</text:p>
          </table:table-cell>
          <table:table-cell table:formula="of:=100/[.G8]" office:value-type="float" office:value="0.0472049689440994" calcext:value-type="float">
            <text:p>0.0472049689</text:p>
          </table:table-cell>
          <table:table-cell table:formula="of:=100/[.H8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992" calcext:value-type="float">
            <text:p>10992</text:p>
          </table:table-cell>
          <table:table-cell office:value-type="string" calcext:value-type="string">
            <text:p><text:s/>time=</text:p>
          </table:table-cell>
          <table:table-cell office:value-type="float" office:value="5141" calcext:value-type="float">
            <text:p>5141</text:p>
          </table:table-cell>
          <table:table-cell table:formula="of:=1000*([.B9]-[.B8])/[.I9]" office:value-type="float" office:value="2077.92207792208" calcext:value-type="float">
            <text:p>2077.9220779221</text:p>
          </table:table-cell>
          <table:table-cell table:formula="of:=1000*([.D9]-[.D8])/[.I9]" office:value-type="float" office:value="2090.90909090909" calcext:value-type="float">
            <text:p>2090.9090909091</text:p>
          </table:table-cell>
          <table:table-cell table:formula="of:=[.F9]-[.F8]" office:value-type="float" office:value="77" calcext:value-type="float">
            <text:p>77</text:p>
          </table:table-cell>
          <table:table-cell table:formula="of:=100/[.G9]" office:value-type="float" office:value="0.048125" calcext:value-type="float">
            <text:p>0.048125</text:p>
          </table:table-cell>
          <table:table-cell table:formula="of:=100/[.H9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47" calcext:value-type="float">
            <text:p>109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<text:s/>time=</text:p>
          </table:table-cell>
          <table:table-cell office:value-type="float" office:value="5217" calcext:value-type="float">
            <text:p>5217</text:p>
          </table:table-cell>
          <table:table-cell table:formula="of:=1000*([.B10]-[.B9])/[.I10]" office:value-type="float" office:value="2092.10526315789" calcext:value-type="float">
            <text:p>2092.1052631579</text:p>
          </table:table-cell>
          <table:table-cell table:formula="of:=1000*([.D10]-[.D9])/[.I10]" office:value-type="float" office:value="2092.10526315789" calcext:value-type="float">
            <text:p>2092.1052631579</text:p>
          </table:table-cell>
          <table:table-cell table:formula="of:=[.F10]-[.F9]" office:value-type="float" office:value="76" calcext:value-type="float">
            <text:p>76</text:p>
          </table:table-cell>
          <table:table-cell table:formula="of:=100/[.G10]" office:value-type="float" office:value="0.0477987421383648" calcext:value-type="float">
            <text:p>0.0477987421</text:p>
          </table:table-cell>
          <table:table-cell table:formula="of:=100/[.H10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08" calcext:value-type="float">
            <text:p>111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<text:s/>time=</text:p>
          </table:table-cell>
          <table:table-cell office:value-type="float" office:value="5293" calcext:value-type="float">
            <text:p>5293</text:p>
          </table:table-cell>
          <table:table-cell table:formula="of:=1000*([.B11]-[.B10])/[.I11]" office:value-type="float" office:value="2118.42105263158" calcext:value-type="float">
            <text:p>2118.4210526316</text:p>
          </table:table-cell>
          <table:table-cell table:formula="of:=1000*([.D11]-[.D10])/[.I11]" office:value-type="float" office:value="2144.73684210526" calcext:value-type="float">
            <text:p>2144.7368421053</text:p>
          </table:table-cell>
          <table:table-cell table:formula="of:=[.F11]-[.F10]" office:value-type="float" office:value="76" calcext:value-type="float">
            <text:p>76</text:p>
          </table:table-cell>
          <table:table-cell table:formula="of:=100/[.G11]" office:value-type="float" office:value="0.0472049689440994" calcext:value-type="float">
            <text:p>0.0472049689</text:p>
          </table:table-cell>
          <table:table-cell table:formula="of:=100/[.H11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67" calcext:value-type="float">
            <text:p>112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478" calcext:value-type="float">
            <text:p>11478</text:p>
          </table:table-cell>
          <table:table-cell office:value-type="string" calcext:value-type="string">
            <text:p><text:s/>time=</text:p>
          </table:table-cell>
          <table:table-cell office:value-type="float" office:value="5368" calcext:value-type="float">
            <text:p>5368</text:p>
          </table:table-cell>
          <table:table-cell table:formula="of:=1000*([.B12]-[.B11])/[.I12]" office:value-type="float" office:value="2120" calcext:value-type="float">
            <text:p>2120</text:p>
          </table:table-cell>
          <table:table-cell table:formula="of:=1000*([.D12]-[.D11])/[.I12]" office:value-type="float" office:value="2186.66666666667" calcext:value-type="float">
            <text:p>2186.6666666667</text:p>
          </table:table-cell>
          <table:table-cell table:formula="of:=[.F12]-[.F11]" office:value-type="float" office:value="75" calcext:value-type="float">
            <text:p>75</text:p>
          </table:table-cell>
          <table:table-cell table:formula="of:=100/[.G12]" office:value-type="float" office:value="0.0471698113207547" calcext:value-type="float">
            <text:p>0.0471698113</text:p>
          </table:table-cell>
          <table:table-cell table:formula="of:=100/[.H12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27" calcext:value-type="float">
            <text:p>114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637" calcext:value-type="float">
            <text:p>11637</text:p>
          </table:table-cell>
          <table:table-cell office:value-type="string" calcext:value-type="string">
            <text:p><text:s/>time=</text:p>
          </table:table-cell>
          <table:table-cell office:value-type="float" office:value="5444" calcext:value-type="float">
            <text:p>5444</text:p>
          </table:table-cell>
          <table:table-cell table:formula="of:=1000*([.B13]-[.B12])/[.I13]" office:value-type="float" office:value="2105.26315789474" calcext:value-type="float">
            <text:p>2105.2631578947</text:p>
          </table:table-cell>
          <table:table-cell table:formula="of:=1000*([.D13]-[.D12])/[.I13]" office:value-type="float" office:value="2092.10526315789" calcext:value-type="float">
            <text:p>2092.1052631579</text:p>
          </table:table-cell>
          <table:table-cell table:formula="of:=[.F13]-[.F12]" office:value-type="float" office:value="76" calcext:value-type="float">
            <text:p>76</text:p>
          </table:table-cell>
          <table:table-cell table:formula="of:=100/[.G13]" office:value-type="float" office:value="0.0475" calcext:value-type="float">
            <text:p>0.0475</text:p>
          </table:table-cell>
          <table:table-cell table:formula="of:=100/[.H13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798" calcext:value-type="float">
            <text:p>11798</text:p>
          </table:table-cell>
          <table:table-cell office:value-type="string" calcext:value-type="string">
            <text:p><text:s/>time=</text:p>
          </table:table-cell>
          <table:table-cell office:value-type="float" office:value="5520" calcext:value-type="float">
            <text:p>5520</text:p>
          </table:table-cell>
          <table:table-cell table:formula="of:=1000*([.B14]-[.B13])/[.I14]" office:value-type="float" office:value="2105.26315789474" calcext:value-type="float">
            <text:p>2105.2631578947</text:p>
          </table:table-cell>
          <table:table-cell table:formula="of:=1000*([.D14]-[.D13])/[.I14]" office:value-type="float" office:value="2118.42105263158" calcext:value-type="float">
            <text:p>2118.4210526316</text:p>
          </table:table-cell>
          <table:table-cell table:formula="of:=[.F14]-[.F13]" office:value-type="float" office:value="76" calcext:value-type="float">
            <text:p>76</text:p>
          </table:table-cell>
          <table:table-cell table:formula="of:=100/[.G14]" office:value-type="float" office:value="0.0475" calcext:value-type="float">
            <text:p>0.0475</text:p>
          </table:table-cell>
          <table:table-cell table:formula="of:=100/[.H14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49" calcext:value-type="float">
            <text:p>117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63" calcext:value-type="float">
            <text:p>11963</text:p>
          </table:table-cell>
          <table:table-cell office:value-type="string" calcext:value-type="string">
            <text:p><text:s/>time=</text:p>
          </table:table-cell>
          <table:table-cell office:value-type="float" office:value="5596" calcext:value-type="float">
            <text:p>5596</text:p>
          </table:table-cell>
          <table:table-cell table:formula="of:=1000*([.B15]-[.B14])/[.I15]" office:value-type="float" office:value="2131.57894736842" calcext:value-type="float">
            <text:p>2131.5789473684</text:p>
          </table:table-cell>
          <table:table-cell table:formula="of:=1000*([.D15]-[.D14])/[.I15]" office:value-type="float" office:value="2171.05263157895" calcext:value-type="float">
            <text:p>2171.052631579</text:p>
          </table:table-cell>
          <table:table-cell table:formula="of:=[.F15]-[.F14]" office:value-type="float" office:value="76" calcext:value-type="float">
            <text:p>76</text:p>
          </table:table-cell>
          <table:table-cell table:formula="of:=100/[.G15]" office:value-type="float" office:value="0.0469135802469136" calcext:value-type="float">
            <text:p>0.0469135802</text:p>
          </table:table-cell>
          <table:table-cell table:formula="of:=100/[.H15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08" calcext:value-type="float">
            <text:p>119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124" calcext:value-type="float">
            <text:p>12124</text:p>
          </table:table-cell>
          <table:table-cell office:value-type="string" calcext:value-type="string">
            <text:p><text:s/>time=</text:p>
          </table:table-cell>
          <table:table-cell office:value-type="float" office:value="5672" calcext:value-type="float">
            <text:p>5672</text:p>
          </table:table-cell>
          <table:table-cell table:formula="of:=1000*([.B16]-[.B15])/[.I16]" office:value-type="float" office:value="2092.10526315789" calcext:value-type="float">
            <text:p>2092.1052631579</text:p>
          </table:table-cell>
          <table:table-cell table:formula="of:=1000*([.D16]-[.D15])/[.I16]" office:value-type="float" office:value="2118.42105263158" calcext:value-type="float">
            <text:p>2118.4210526316</text:p>
          </table:table-cell>
          <table:table-cell table:formula="of:=[.F16]-[.F15]" office:value-type="float" office:value="76" calcext:value-type="float">
            <text:p>76</text:p>
          </table:table-cell>
          <table:table-cell table:formula="of:=100/[.G16]" office:value-type="float" office:value="0.0477987421383648" calcext:value-type="float">
            <text:p>0.0477987421</text:p>
          </table:table-cell>
          <table:table-cell table:formula="of:=100/[.H16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83" calcext:value-type="float">
            <text:p>12283</text:p>
          </table:table-cell>
          <table:table-cell office:value-type="string" calcext:value-type="string">
            <text:p><text:s/>time=</text:p>
          </table:table-cell>
          <table:table-cell office:value-type="float" office:value="5748" calcext:value-type="float">
            <text:p>5748</text:p>
          </table:table-cell>
          <table:table-cell table:formula="of:=1000*([.B17]-[.B16])/[.I17]" office:value-type="float" office:value="2105.26315789474" calcext:value-type="float">
            <text:p>2105.2631578947</text:p>
          </table:table-cell>
          <table:table-cell table:formula="of:=1000*([.D17]-[.D16])/[.I17]" office:value-type="float" office:value="2092.10526315789" calcext:value-type="float">
            <text:p>2092.1052631579</text:p>
          </table:table-cell>
          <table:table-cell table:formula="of:=[.F17]-[.F16]" office:value-type="float" office:value="76" calcext:value-type="float">
            <text:p>76</text:p>
          </table:table-cell>
          <table:table-cell table:formula="of:=100/[.G17]" office:value-type="float" office:value="0.0475" calcext:value-type="float">
            <text:p>0.0475</text:p>
          </table:table-cell>
          <table:table-cell table:formula="of:=100/[.H17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29" calcext:value-type="float">
            <text:p>122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46" calcext:value-type="float">
            <text:p>12446</text:p>
          </table:table-cell>
          <table:table-cell office:value-type="string" calcext:value-type="string">
            <text:p><text:s/>time=</text:p>
          </table:table-cell>
          <table:table-cell office:value-type="float" office:value="5824" calcext:value-type="float">
            <text:p>5824</text:p>
          </table:table-cell>
          <table:table-cell table:formula="of:=1000*([.B18]-[.B17])/[.I18]" office:value-type="float" office:value="2118.42105263158" calcext:value-type="float">
            <text:p>2118.4210526316</text:p>
          </table:table-cell>
          <table:table-cell table:formula="of:=1000*([.D18]-[.D17])/[.I18]" office:value-type="float" office:value="2144.73684210526" calcext:value-type="float">
            <text:p>2144.7368421053</text:p>
          </table:table-cell>
          <table:table-cell table:formula="of:=[.F18]-[.F17]" office:value-type="float" office:value="76" calcext:value-type="float">
            <text:p>76</text:p>
          </table:table-cell>
          <table:table-cell table:formula="of:=100/[.G18]" office:value-type="float" office:value="0.0472049689440994" calcext:value-type="float">
            <text:p>0.0472049689</text:p>
          </table:table-cell>
          <table:table-cell table:formula="of:=100/[.H18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88" calcext:value-type="float">
            <text:p>123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609" calcext:value-type="float">
            <text:p>12609</text:p>
          </table:table-cell>
          <table:table-cell office:value-type="string" calcext:value-type="string">
            <text:p><text:s/>time=</text:p>
          </table:table-cell>
          <table:table-cell office:value-type="float" office:value="5900" calcext:value-type="float">
            <text:p>5900</text:p>
          </table:table-cell>
          <table:table-cell table:formula="of:=1000*([.B19]-[.B18])/[.I19]" office:value-type="float" office:value="2092.10526315789" calcext:value-type="float">
            <text:p>2092.1052631579</text:p>
          </table:table-cell>
          <table:table-cell table:formula="of:=1000*([.D19]-[.D18])/[.I19]" office:value-type="float" office:value="2144.73684210526" calcext:value-type="float">
            <text:p>2144.7368421053</text:p>
          </table:table-cell>
          <table:table-cell table:formula="of:=[.F19]-[.F18]" office:value-type="float" office:value="76" calcext:value-type="float">
            <text:p>76</text:p>
          </table:table-cell>
          <table:table-cell table:formula="of:=100/[.G19]" office:value-type="float" office:value="0.0477987421383648" calcext:value-type="float">
            <text:p>0.0477987421</text:p>
          </table:table-cell>
          <table:table-cell table:formula="of:=100/[.H19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68" calcext:value-type="float">
            <text:p>12768</text:p>
          </table:table-cell>
          <table:table-cell office:value-type="string" calcext:value-type="string">
            <text:p><text:s/>time=</text:p>
          </table:table-cell>
          <table:table-cell office:value-type="float" office:value="5976" calcext:value-type="float">
            <text:p>5976</text:p>
          </table:table-cell>
          <table:table-cell table:formula="of:=1000*([.B20]-[.B19])/[.I20]" office:value-type="float" office:value="2092.10526315789" calcext:value-type="float">
            <text:p>2092.1052631579</text:p>
          </table:table-cell>
          <table:table-cell table:formula="of:=1000*([.D20]-[.D19])/[.I20]" office:value-type="float" office:value="2092.10526315789" calcext:value-type="float">
            <text:p>2092.1052631579</text:p>
          </table:table-cell>
          <table:table-cell table:formula="of:=[.F20]-[.F19]" office:value-type="float" office:value="76" calcext:value-type="float">
            <text:p>76</text:p>
          </table:table-cell>
          <table:table-cell table:formula="of:=100/[.G20]" office:value-type="float" office:value="0.0477987421383648" calcext:value-type="float">
            <text:p>0.0477987421</text:p>
          </table:table-cell>
          <table:table-cell table:formula="of:=100/[.H20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<text:s/>time=</text:p>
          </table:table-cell>
          <table:table-cell office:value-type="float" office:value="6051" calcext:value-type="float">
            <text:p>6051</text:p>
          </table:table-cell>
          <table:table-cell table:formula="of:=1000*([.B21]-[.B20])/[.I21]" office:value-type="float" office:value="2133.33333333333" calcext:value-type="float">
            <text:p>2133.3333333333</text:p>
          </table:table-cell>
          <table:table-cell table:formula="of:=1000*([.D21]-[.D20])/[.I21]" office:value-type="float" office:value="2160" calcext:value-type="float">
            <text:p>2160</text:p>
          </table:table-cell>
          <table:table-cell table:formula="of:=[.F21]-[.F20]" office:value-type="float" office:value="75" calcext:value-type="float">
            <text:p>75</text:p>
          </table:table-cell>
          <table:table-cell table:formula="of:=100/[.G21]" office:value-type="float" office:value="0.046875" calcext:value-type="float">
            <text:p>0.046875</text:p>
          </table:table-cell>
          <table:table-cell table:formula="of:=100/[.H21]" office:value-type="float" office:value="0.0462962962962963" calcext:value-type="float">
            <text:p>0.046296296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69" calcext:value-type="float">
            <text:p>128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094" calcext:value-type="float">
            <text:p>13094</text:p>
          </table:table-cell>
          <table:table-cell office:value-type="string" calcext:value-type="string">
            <text:p><text:s/>time=</text:p>
          </table:table-cell>
          <table:table-cell office:value-type="float" office:value="6127" calcext:value-type="float">
            <text:p>6127</text:p>
          </table:table-cell>
          <table:table-cell table:formula="of:=1000*([.B22]-[.B21])/[.I22]" office:value-type="float" office:value="2131.57894736842" calcext:value-type="float">
            <text:p>2131.5789473684</text:p>
          </table:table-cell>
          <table:table-cell table:formula="of:=1000*([.D22]-[.D21])/[.I22]" office:value-type="float" office:value="2157.89473684211" calcext:value-type="float">
            <text:p>2157.8947368421</text:p>
          </table:table-cell>
          <table:table-cell table:formula="of:=[.F22]-[.F21]" office:value-type="float" office:value="76" calcext:value-type="float">
            <text:p>76</text:p>
          </table:table-cell>
          <table:table-cell table:formula="of:=100/[.G22]" office:value-type="float" office:value="0.0469135802469136" calcext:value-type="float">
            <text:p>0.0469135802</text:p>
          </table:table-cell>
          <table:table-cell table:formula="of:=100/[.H22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<text:s/>time=</text:p>
          </table:table-cell>
          <table:table-cell office:value-type="float" office:value="6204" calcext:value-type="float">
            <text:p>6204</text:p>
          </table:table-cell>
          <table:table-cell table:formula="of:=1000*([.B23]-[.B22])/[.I23]" office:value-type="float" office:value="2064.93506493506" calcext:value-type="float">
            <text:p>2064.9350649351</text:p>
          </table:table-cell>
          <table:table-cell table:formula="of:=1000*([.D23]-[.D22])/[.I23]" office:value-type="float" office:value="2077.92207792208" calcext:value-type="float">
            <text:p>2077.9220779221</text:p>
          </table:table-cell>
          <table:table-cell table:formula="of:=[.F23]-[.F22]" office:value-type="float" office:value="77" calcext:value-type="float">
            <text:p>77</text:p>
          </table:table-cell>
          <table:table-cell table:formula="of:=100/[.G23]" office:value-type="float" office:value="0.0484276729559748" calcext:value-type="float">
            <text:p>0.048427673</text:p>
          </table:table-cell>
          <table:table-cell table:formula="of:=100/[.H23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87" calcext:value-type="float">
            <text:p>131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14" calcext:value-type="float">
            <text:p>13414</text:p>
          </table:table-cell>
          <table:table-cell office:value-type="string" calcext:value-type="string">
            <text:p><text:s/>time=</text:p>
          </table:table-cell>
          <table:table-cell office:value-type="float" office:value="6280" calcext:value-type="float">
            <text:p>6280</text:p>
          </table:table-cell>
          <table:table-cell table:formula="of:=1000*([.B24]-[.B23])/[.I24]" office:value-type="float" office:value="2092.10526315789" calcext:value-type="float">
            <text:p>2092.1052631579</text:p>
          </table:table-cell>
          <table:table-cell table:formula="of:=1000*([.D24]-[.D23])/[.I24]" office:value-type="float" office:value="2105.26315789474" calcext:value-type="float">
            <text:p>2105.2631578947</text:p>
          </table:table-cell>
          <table:table-cell table:formula="of:=[.F24]-[.F23]" office:value-type="float" office:value="76" calcext:value-type="float">
            <text:p>76</text:p>
          </table:table-cell>
          <table:table-cell table:formula="of:=100/[.G24]" office:value-type="float" office:value="0.0477987421383648" calcext:value-type="float">
            <text:p>0.0477987421</text:p>
          </table:table-cell>
          <table:table-cell table:formula="of:=100/[.H24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47" calcext:value-type="float">
            <text:p>133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77" calcext:value-type="float">
            <text:p>13577</text:p>
          </table:table-cell>
          <table:table-cell office:value-type="string" calcext:value-type="string">
            <text:p><text:s/>time=</text:p>
          </table:table-cell>
          <table:table-cell office:value-type="float" office:value="6355" calcext:value-type="float">
            <text:p>6355</text:p>
          </table:table-cell>
          <table:table-cell table:formula="of:=1000*([.B25]-[.B24])/[.I25]" office:value-type="float" office:value="2133.33333333333" calcext:value-type="float">
            <text:p>2133.3333333333</text:p>
          </table:table-cell>
          <table:table-cell table:formula="of:=1000*([.D25]-[.D24])/[.I25]" office:value-type="float" office:value="2173.33333333333" calcext:value-type="float">
            <text:p>2173.3333333333</text:p>
          </table:table-cell>
          <table:table-cell table:formula="of:=[.F25]-[.F24]" office:value-type="float" office:value="75" calcext:value-type="float">
            <text:p>75</text:p>
          </table:table-cell>
          <table:table-cell table:formula="of:=100/[.G25]" office:value-type="float" office:value="0.046875" calcext:value-type="float">
            <text:p>0.046875</text:p>
          </table:table-cell>
          <table:table-cell table:formula="of:=100/[.H25]" office:value-type="float" office:value="0.0460122699386503" calcext:value-type="float">
            <text:p>0.046012269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506" calcext:value-type="float">
            <text:p>135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38" calcext:value-type="float">
            <text:p>13738</text:p>
          </table:table-cell>
          <table:table-cell office:value-type="string" calcext:value-type="string">
            <text:p><text:s/>time=</text:p>
          </table:table-cell>
          <table:table-cell office:value-type="float" office:value="6431" calcext:value-type="float">
            <text:p>6431</text:p>
          </table:table-cell>
          <table:table-cell table:formula="of:=1000*([.B26]-[.B25])/[.I26]" office:value-type="float" office:value="2092.10526315789" calcext:value-type="float">
            <text:p>2092.1052631579</text:p>
          </table:table-cell>
          <table:table-cell table:formula="of:=1000*([.D26]-[.D25])/[.I26]" office:value-type="float" office:value="2118.42105263158" calcext:value-type="float">
            <text:p>2118.4210526316</text:p>
          </table:table-cell>
          <table:table-cell table:formula="of:=[.F26]-[.F25]" office:value-type="float" office:value="76" calcext:value-type="float">
            <text:p>76</text:p>
          </table:table-cell>
          <table:table-cell table:formula="of:=100/[.G26]" office:value-type="float" office:value="0.0477987421383648" calcext:value-type="float">
            <text:p>0.0477987421</text:p>
          </table:table-cell>
          <table:table-cell table:formula="of:=100/[.H26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65" calcext:value-type="float">
            <text:p>136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897" calcext:value-type="float">
            <text:p>13897</text:p>
          </table:table-cell>
          <table:table-cell office:value-type="string" calcext:value-type="string">
            <text:p><text:s/>time=</text:p>
          </table:table-cell>
          <table:table-cell office:value-type="float" office:value="6507" calcext:value-type="float">
            <text:p>6507</text:p>
          </table:table-cell>
          <table:table-cell table:formula="of:=1000*([.B27]-[.B26])/[.I27]" office:value-type="float" office:value="2092.10526315789" calcext:value-type="float">
            <text:p>2092.1052631579</text:p>
          </table:table-cell>
          <table:table-cell table:formula="of:=1000*([.D27]-[.D26])/[.I27]" office:value-type="float" office:value="2092.10526315789" calcext:value-type="float">
            <text:p>2092.1052631579</text:p>
          </table:table-cell>
          <table:table-cell table:formula="of:=[.F27]-[.F26]" office:value-type="float" office:value="76" calcext:value-type="float">
            <text:p>76</text:p>
          </table:table-cell>
          <table:table-cell table:formula="of:=100/[.G27]" office:value-type="float" office:value="0.0477987421383648" calcext:value-type="float">
            <text:p>0.0477987421</text:p>
          </table:table-cell>
          <table:table-cell table:formula="of:=100/[.H27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25" calcext:value-type="float">
            <text:p>138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059" calcext:value-type="float">
            <text:p>14059</text:p>
          </table:table-cell>
          <table:table-cell office:value-type="string" calcext:value-type="string">
            <text:p><text:s/>time=</text:p>
          </table:table-cell>
          <table:table-cell office:value-type="float" office:value="6583" calcext:value-type="float">
            <text:p>6583</text:p>
          </table:table-cell>
          <table:table-cell table:formula="of:=1000*([.B28]-[.B27])/[.I28]" office:value-type="float" office:value="2105.26315789474" calcext:value-type="float">
            <text:p>2105.2631578947</text:p>
          </table:table-cell>
          <table:table-cell table:formula="of:=1000*([.D28]-[.D27])/[.I28]" office:value-type="float" office:value="2131.57894736842" calcext:value-type="float">
            <text:p>2131.5789473684</text:p>
          </table:table-cell>
          <table:table-cell table:formula="of:=[.F28]-[.F27]" office:value-type="float" office:value="76" calcext:value-type="float">
            <text:p>76</text:p>
          </table:table-cell>
          <table:table-cell table:formula="of:=100/[.G28]" office:value-type="float" office:value="0.0475" calcext:value-type="float">
            <text:p>0.0475</text:p>
          </table:table-cell>
          <table:table-cell table:formula="of:=100/[.H28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986" calcext:value-type="float">
            <text:p>139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24" calcext:value-type="float">
            <text:p>14224</text:p>
          </table:table-cell>
          <table:table-cell office:value-type="string" calcext:value-type="string">
            <text:p><text:s/>time=</text:p>
          </table:table-cell>
          <table:table-cell office:value-type="float" office:value="6659" calcext:value-type="float">
            <text:p>6659</text:p>
          </table:table-cell>
          <table:table-cell table:formula="of:=1000*([.B29]-[.B28])/[.I29]" office:value-type="float" office:value="2118.42105263158" calcext:value-type="float">
            <text:p>2118.4210526316</text:p>
          </table:table-cell>
          <table:table-cell table:formula="of:=1000*([.D29]-[.D28])/[.I29]" office:value-type="float" office:value="2171.05263157895" calcext:value-type="float">
            <text:p>2171.052631579</text:p>
          </table:table-cell>
          <table:table-cell table:formula="of:=[.F29]-[.F28]" office:value-type="float" office:value="76" calcext:value-type="float">
            <text:p>76</text:p>
          </table:table-cell>
          <table:table-cell table:formula="of:=100/[.G29]" office:value-type="float" office:value="0.0472049689440994" calcext:value-type="float">
            <text:p>0.0472049689</text:p>
          </table:table-cell>
          <table:table-cell table:formula="of:=100/[.H29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383" calcext:value-type="float">
            <text:p>14383</text:p>
          </table:table-cell>
          <table:table-cell office:value-type="string" calcext:value-type="string">
            <text:p><text:s/>time=</text:p>
          </table:table-cell>
          <table:table-cell office:value-type="float" office:value="6735" calcext:value-type="float">
            <text:p>6735</text:p>
          </table:table-cell>
          <table:table-cell table:formula="of:=1000*([.B30]-[.B29])/[.I30]" office:value-type="float" office:value="2092.10526315789" calcext:value-type="float">
            <text:p>2092.1052631579</text:p>
          </table:table-cell>
          <table:table-cell table:formula="of:=1000*([.D30]-[.D29])/[.I30]" office:value-type="float" office:value="2092.10526315789" calcext:value-type="float">
            <text:p>2092.1052631579</text:p>
          </table:table-cell>
          <table:table-cell table:formula="of:=[.F30]-[.F29]" office:value-type="float" office:value="76" calcext:value-type="float">
            <text:p>76</text:p>
          </table:table-cell>
          <table:table-cell table:formula="of:=100/[.G30]" office:value-type="float" office:value="0.0477987421383648" calcext:value-type="float">
            <text:p>0.0477987421</text:p>
          </table:table-cell>
          <table:table-cell table:formula="of:=100/[.H30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304" calcext:value-type="float">
            <text:p>143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543" calcext:value-type="float">
            <text:p>14543</text:p>
          </table:table-cell>
          <table:table-cell office:value-type="string" calcext:value-type="string">
            <text:p><text:s/>time=</text:p>
          </table:table-cell>
          <table:table-cell office:value-type="float" office:value="6811" calcext:value-type="float">
            <text:p>6811</text:p>
          </table:table-cell>
          <table:table-cell table:formula="of:=1000*([.B31]-[.B30])/[.I31]" office:value-type="float" office:value="2092.10526315789" calcext:value-type="float">
            <text:p>2092.1052631579</text:p>
          </table:table-cell>
          <table:table-cell table:formula="of:=1000*([.D31]-[.D30])/[.I31]" office:value-type="float" office:value="2105.26315789474" calcext:value-type="float">
            <text:p>2105.2631578947</text:p>
          </table:table-cell>
          <table:table-cell table:formula="of:=[.F31]-[.F30]" office:value-type="float" office:value="76" calcext:value-type="float">
            <text:p>76</text:p>
          </table:table-cell>
          <table:table-cell table:formula="of:=100/[.G31]" office:value-type="float" office:value="0.0477987421383648" calcext:value-type="float">
            <text:p>0.0477987421</text:p>
          </table:table-cell>
          <table:table-cell table:formula="of:=100/[.H31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464" calcext:value-type="float">
            <text:p>144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706" calcext:value-type="float">
            <text:p>14706</text:p>
          </table:table-cell>
          <table:table-cell office:value-type="string" calcext:value-type="string">
            <text:p><text:s/>time=</text:p>
          </table:table-cell>
          <table:table-cell office:value-type="float" office:value="6887" calcext:value-type="float">
            <text:p>6887</text:p>
          </table:table-cell>
          <table:table-cell table:formula="of:=1000*([.B32]-[.B31])/[.I32]" office:value-type="float" office:value="2105.26315789474" calcext:value-type="float">
            <text:p>2105.2631578947</text:p>
          </table:table-cell>
          <table:table-cell table:formula="of:=1000*([.D32]-[.D31])/[.I32]" office:value-type="float" office:value="2144.73684210526" calcext:value-type="float">
            <text:p>2144.7368421053</text:p>
          </table:table-cell>
          <table:table-cell table:formula="of:=[.F32]-[.F31]" office:value-type="float" office:value="76" calcext:value-type="float">
            <text:p>76</text:p>
          </table:table-cell>
          <table:table-cell table:formula="of:=100/[.G32]" office:value-type="float" office:value="0.0475" calcext:value-type="float">
            <text:p>0.0475</text:p>
          </table:table-cell>
          <table:table-cell table:formula="of:=100/[.H32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623" calcext:value-type="float">
            <text:p>146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868" calcext:value-type="float">
            <text:p>14868</text:p>
          </table:table-cell>
          <table:table-cell office:value-type="string" calcext:value-type="string">
            <text:p><text:s/>time=</text:p>
          </table:table-cell>
          <table:table-cell office:value-type="float" office:value="6963" calcext:value-type="float">
            <text:p>6963</text:p>
          </table:table-cell>
          <table:table-cell table:formula="of:=1000*([.B33]-[.B32])/[.I33]" office:value-type="float" office:value="2092.10526315789" calcext:value-type="float">
            <text:p>2092.1052631579</text:p>
          </table:table-cell>
          <table:table-cell table:formula="of:=1000*([.D33]-[.D32])/[.I33]" office:value-type="float" office:value="2131.57894736842" calcext:value-type="float">
            <text:p>2131.5789473684</text:p>
          </table:table-cell>
          <table:table-cell table:formula="of:=[.F33]-[.F32]" office:value-type="float" office:value="76" calcext:value-type="float">
            <text:p>76</text:p>
          </table:table-cell>
          <table:table-cell table:formula="of:=100/[.G33]" office:value-type="float" office:value="0.0477987421383648" calcext:value-type="float">
            <text:p>0.0477987421</text:p>
          </table:table-cell>
          <table:table-cell table:formula="of:=100/[.H33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<text:s/>time=</text:p>
          </table:table-cell>
          <table:table-cell office:value-type="float" office:value="7038" calcext:value-type="float">
            <text:p>7038</text:p>
          </table:table-cell>
          <table:table-cell table:formula="of:=1000*([.B34]-[.B33])/[.I34]" office:value-type="float" office:value="2120" calcext:value-type="float">
            <text:p>2120</text:p>
          </table:table-cell>
          <table:table-cell table:formula="of:=1000*([.D34]-[.D33])/[.I34]" office:value-type="float" office:value="2120" calcext:value-type="float">
            <text:p>2120</text:p>
          </table:table-cell>
          <table:table-cell table:formula="of:=[.F34]-[.F33]" office:value-type="float" office:value="75" calcext:value-type="float">
            <text:p>75</text:p>
          </table:table-cell>
          <table:table-cell table:formula="of:=100/[.G34]" office:value-type="float" office:value="0.0471698113207547" calcext:value-type="float">
            <text:p>0.0471698113</text:p>
          </table:table-cell>
          <table:table-cell table:formula="of:=100/[.H34]" office:value-type="float" office:value="0.0471698113207547" calcext:value-type="float">
            <text:p>0.047169811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43" calcext:value-type="float">
            <text:p>149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88" calcext:value-type="float">
            <text:p>15188</text:p>
          </table:table-cell>
          <table:table-cell office:value-type="string" calcext:value-type="string">
            <text:p><text:s/>time=</text:p>
          </table:table-cell>
          <table:table-cell office:value-type="float" office:value="7114" calcext:value-type="float">
            <text:p>7114</text:p>
          </table:table-cell>
          <table:table-cell table:formula="of:=1000*([.B35]-[.B34])/[.I35]" office:value-type="float" office:value="2118.42105263158" calcext:value-type="float">
            <text:p>2118.4210526316</text:p>
          </table:table-cell>
          <table:table-cell table:formula="of:=1000*([.D35]-[.D34])/[.I35]" office:value-type="float" office:value="2118.42105263158" calcext:value-type="float">
            <text:p>2118.4210526316</text:p>
          </table:table-cell>
          <table:table-cell table:formula="of:=[.F35]-[.F34]" office:value-type="float" office:value="76" calcext:value-type="float">
            <text:p>76</text:p>
          </table:table-cell>
          <table:table-cell table:formula="of:=100/[.G35]" office:value-type="float" office:value="0.0472049689440994" calcext:value-type="float">
            <text:p>0.0472049689</text:p>
          </table:table-cell>
          <table:table-cell table:formula="of:=100/[.H35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02" calcext:value-type="float">
            <text:p>151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<text:s/>time=</text:p>
          </table:table-cell>
          <table:table-cell office:value-type="float" office:value="7190" calcext:value-type="float">
            <text:p>7190</text:p>
          </table:table-cell>
          <table:table-cell table:formula="of:=1000*([.B36]-[.B35])/[.I36]" office:value-type="float" office:value="2092.10526315789" calcext:value-type="float">
            <text:p>2092.1052631579</text:p>
          </table:table-cell>
          <table:table-cell table:formula="of:=1000*([.D36]-[.D35])/[.I36]" office:value-type="float" office:value="2144.73684210526" calcext:value-type="float">
            <text:p>2144.7368421053</text:p>
          </table:table-cell>
          <table:table-cell table:formula="of:=[.F36]-[.F35]" office:value-type="float" office:value="76" calcext:value-type="float">
            <text:p>76</text:p>
          </table:table-cell>
          <table:table-cell table:formula="of:=100/[.G36]" office:value-type="float" office:value="0.0477987421383648" calcext:value-type="float">
            <text:p>0.0477987421</text:p>
          </table:table-cell>
          <table:table-cell table:formula="of:=100/[.H36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261" calcext:value-type="float">
            <text:p>152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<text:s/>time=</text:p>
          </table:table-cell>
          <table:table-cell office:value-type="float" office:value="7266" calcext:value-type="float">
            <text:p>7266</text:p>
          </table:table-cell>
          <table:table-cell table:formula="of:=1000*([.B37]-[.B36])/[.I37]" office:value-type="float" office:value="2092.10526315789" calcext:value-type="float">
            <text:p>2092.1052631579</text:p>
          </table:table-cell>
          <table:table-cell table:formula="of:=1000*([.D37]-[.D36])/[.I37]" office:value-type="float" office:value="2105.26315789474" calcext:value-type="float">
            <text:p>2105.2631578947</text:p>
          </table:table-cell>
          <table:table-cell table:formula="of:=[.F37]-[.F36]" office:value-type="float" office:value="76" calcext:value-type="float">
            <text:p>76</text:p>
          </table:table-cell>
          <table:table-cell table:formula="of:=100/[.G37]" office:value-type="float" office:value="0.0477987421383648" calcext:value-type="float">
            <text:p>0.0477987421</text:p>
          </table:table-cell>
          <table:table-cell table:formula="of:=100/[.H37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420" calcext:value-type="float">
            <text:p>154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671" calcext:value-type="float">
            <text:p>15671</text:p>
          </table:table-cell>
          <table:table-cell office:value-type="string" calcext:value-type="string">
            <text:p><text:s/>time=</text:p>
          </table:table-cell>
          <table:table-cell office:value-type="float" office:value="7343" calcext:value-type="float">
            <text:p>7343</text:p>
          </table:table-cell>
          <table:table-cell table:formula="of:=1000*([.B38]-[.B37])/[.I38]" office:value-type="float" office:value="2064.93506493506" calcext:value-type="float">
            <text:p>2064.9350649351</text:p>
          </table:table-cell>
          <table:table-cell table:formula="of:=1000*([.D38]-[.D37])/[.I38]" office:value-type="float" office:value="2077.92207792208" calcext:value-type="float">
            <text:p>2077.9220779221</text:p>
          </table:table-cell>
          <table:table-cell table:formula="of:=[.F38]-[.F37]" office:value-type="float" office:value="77" calcext:value-type="float">
            <text:p>77</text:p>
          </table:table-cell>
          <table:table-cell table:formula="of:=100/[.G38]" office:value-type="float" office:value="0.0484276729559748" calcext:value-type="float">
            <text:p>0.048427673</text:p>
          </table:table-cell>
          <table:table-cell table:formula="of:=100/[.H38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580" calcext:value-type="float">
            <text:p>155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34" calcext:value-type="float">
            <text:p>15834</text:p>
          </table:table-cell>
          <table:table-cell office:value-type="string" calcext:value-type="string">
            <text:p><text:s/>time=</text:p>
          </table:table-cell>
          <table:table-cell office:value-type="float" office:value="7418" calcext:value-type="float">
            <text:p>7418</text:p>
          </table:table-cell>
          <table:table-cell table:formula="of:=1000*([.B39]-[.B38])/[.I39]" office:value-type="float" office:value="2133.33333333333" calcext:value-type="float">
            <text:p>2133.3333333333</text:p>
          </table:table-cell>
          <table:table-cell table:formula="of:=1000*([.D39]-[.D38])/[.I39]" office:value-type="float" office:value="2173.33333333333" calcext:value-type="float">
            <text:p>2173.3333333333</text:p>
          </table:table-cell>
          <table:table-cell table:formula="of:=[.F39]-[.F38]" office:value-type="float" office:value="75" calcext:value-type="float">
            <text:p>75</text:p>
          </table:table-cell>
          <table:table-cell table:formula="of:=100/[.G39]" office:value-type="float" office:value="0.046875" calcext:value-type="float">
            <text:p>0.046875</text:p>
          </table:table-cell>
          <table:table-cell table:formula="of:=100/[.H39]" office:value-type="float" office:value="0.0460122699386503" calcext:value-type="float">
            <text:p>0.046012269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739" calcext:value-type="float">
            <text:p>157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995" calcext:value-type="float">
            <text:p>15995</text:p>
          </table:table-cell>
          <table:table-cell office:value-type="string" calcext:value-type="string">
            <text:p><text:s/>time=</text:p>
          </table:table-cell>
          <table:table-cell office:value-type="float" office:value="7494" calcext:value-type="float">
            <text:p>7494</text:p>
          </table:table-cell>
          <table:table-cell table:formula="of:=1000*([.B40]-[.B39])/[.I40]" office:value-type="float" office:value="2092.10526315789" calcext:value-type="float">
            <text:p>2092.1052631579</text:p>
          </table:table-cell>
          <table:table-cell table:formula="of:=1000*([.D40]-[.D39])/[.I40]" office:value-type="float" office:value="2118.42105263158" calcext:value-type="float">
            <text:p>2118.4210526316</text:p>
          </table:table-cell>
          <table:table-cell table:formula="of:=[.F40]-[.F39]" office:value-type="float" office:value="76" calcext:value-type="float">
            <text:p>76</text:p>
          </table:table-cell>
          <table:table-cell table:formula="of:=100/[.G40]" office:value-type="float" office:value="0.0477987421383648" calcext:value-type="float">
            <text:p>0.0477987421</text:p>
          </table:table-cell>
          <table:table-cell table:formula="of:=100/[.H40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98" calcext:value-type="float">
            <text:p>158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154" calcext:value-type="float">
            <text:p>16154</text:p>
          </table:table-cell>
          <table:table-cell office:value-type="string" calcext:value-type="string">
            <text:p><text:s/>time=</text:p>
          </table:table-cell>
          <table:table-cell office:value-type="float" office:value="7570" calcext:value-type="float">
            <text:p>7570</text:p>
          </table:table-cell>
          <table:table-cell table:formula="of:=1000*([.B41]-[.B40])/[.I41]" office:value-type="float" office:value="2092.10526315789" calcext:value-type="float">
            <text:p>2092.1052631579</text:p>
          </table:table-cell>
          <table:table-cell table:formula="of:=1000*([.D41]-[.D40])/[.I41]" office:value-type="float" office:value="2092.10526315789" calcext:value-type="float">
            <text:p>2092.1052631579</text:p>
          </table:table-cell>
          <table:table-cell table:formula="of:=[.F41]-[.F40]" office:value-type="float" office:value="76" calcext:value-type="float">
            <text:p>76</text:p>
          </table:table-cell>
          <table:table-cell table:formula="of:=100/[.G41]" office:value-type="float" office:value="0.0477987421383648" calcext:value-type="float">
            <text:p>0.0477987421</text:p>
          </table:table-cell>
          <table:table-cell table:formula="of:=100/[.H41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058" calcext:value-type="float">
            <text:p>160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17" calcext:value-type="float">
            <text:p>16317</text:p>
          </table:table-cell>
          <table:table-cell office:value-type="string" calcext:value-type="string">
            <text:p><text:s/>time=</text:p>
          </table:table-cell>
          <table:table-cell office:value-type="float" office:value="7646" calcext:value-type="float">
            <text:p>7646</text:p>
          </table:table-cell>
          <table:table-cell table:formula="of:=1000*([.B42]-[.B41])/[.I42]" office:value-type="float" office:value="2105.26315789474" calcext:value-type="float">
            <text:p>2105.2631578947</text:p>
          </table:table-cell>
          <table:table-cell table:formula="of:=1000*([.D42]-[.D41])/[.I42]" office:value-type="float" office:value="2144.73684210526" calcext:value-type="float">
            <text:p>2144.7368421053</text:p>
          </table:table-cell>
          <table:table-cell table:formula="of:=[.F42]-[.F41]" office:value-type="float" office:value="76" calcext:value-type="float">
            <text:p>76</text:p>
          </table:table-cell>
          <table:table-cell table:formula="of:=100/[.G42]" office:value-type="float" office:value="0.0475" calcext:value-type="float">
            <text:p>0.0475</text:p>
          </table:table-cell>
          <table:table-cell table:formula="of:=100/[.H42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218" calcext:value-type="float">
            <text:p>162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479" calcext:value-type="float">
            <text:p>16479</text:p>
          </table:table-cell>
          <table:table-cell office:value-type="string" calcext:value-type="string">
            <text:p><text:s/>time=</text:p>
          </table:table-cell>
          <table:table-cell office:value-type="float" office:value="7721" calcext:value-type="float">
            <text:p>7721</text:p>
          </table:table-cell>
          <table:table-cell table:formula="of:=1000*([.B43]-[.B42])/[.I43]" office:value-type="float" office:value="2133.33333333333" calcext:value-type="float">
            <text:p>2133.3333333333</text:p>
          </table:table-cell>
          <table:table-cell table:formula="of:=1000*([.D43]-[.D42])/[.I43]" office:value-type="float" office:value="2160" calcext:value-type="float">
            <text:p>2160</text:p>
          </table:table-cell>
          <table:table-cell table:formula="of:=[.F43]-[.F42]" office:value-type="float" office:value="75" calcext:value-type="float">
            <text:p>75</text:p>
          </table:table-cell>
          <table:table-cell table:formula="of:=100/[.G43]" office:value-type="float" office:value="0.046875" calcext:value-type="float">
            <text:p>0.046875</text:p>
          </table:table-cell>
          <table:table-cell table:formula="of:=100/[.H43]" office:value-type="float" office:value="0.0462962962962963" calcext:value-type="float">
            <text:p>0.046296296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376" calcext:value-type="float">
            <text:p>163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638" calcext:value-type="float">
            <text:p>16638</text:p>
          </table:table-cell>
          <table:table-cell office:value-type="string" calcext:value-type="string">
            <text:p><text:s/>time=</text:p>
          </table:table-cell>
          <table:table-cell office:value-type="float" office:value="7797" calcext:value-type="float">
            <text:p>7797</text:p>
          </table:table-cell>
          <table:table-cell table:formula="of:=1000*([.B44]-[.B43])/[.I44]" office:value-type="float" office:value="2078.94736842105" calcext:value-type="float">
            <text:p>2078.9473684211</text:p>
          </table:table-cell>
          <table:table-cell table:formula="of:=1000*([.D44]-[.D43])/[.I44]" office:value-type="float" office:value="2092.10526315789" calcext:value-type="float">
            <text:p>2092.1052631579</text:p>
          </table:table-cell>
          <table:table-cell table:formula="of:=[.F44]-[.F43]" office:value-type="float" office:value="76" calcext:value-type="float">
            <text:p>76</text:p>
          </table:table-cell>
          <table:table-cell table:formula="of:=100/[.G44]" office:value-type="float" office:value="0.0481012658227848" calcext:value-type="float">
            <text:p>0.0481012658</text:p>
          </table:table-cell>
          <table:table-cell table:formula="of:=100/[.H44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536" calcext:value-type="float">
            <text:p>165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<text:s/>time=</text:p>
          </table:table-cell>
          <table:table-cell office:value-type="float" office:value="7874" calcext:value-type="float">
            <text:p>7874</text:p>
          </table:table-cell>
          <table:table-cell table:formula="of:=1000*([.B45]-[.B44])/[.I45]" office:value-type="float" office:value="2077.92207792208" calcext:value-type="float">
            <text:p>2077.9220779221</text:p>
          </table:table-cell>
          <table:table-cell table:formula="of:=1000*([.D45]-[.D44])/[.I45]" office:value-type="float" office:value="2077.92207792208" calcext:value-type="float">
            <text:p>2077.9220779221</text:p>
          </table:table-cell>
          <table:table-cell table:formula="of:=[.F45]-[.F44]" office:value-type="float" office:value="77" calcext:value-type="float">
            <text:p>77</text:p>
          </table:table-cell>
          <table:table-cell table:formula="of:=100/[.G45]" office:value-type="float" office:value="0.048125" calcext:value-type="float">
            <text:p>0.048125</text:p>
          </table:table-cell>
          <table:table-cell table:formula="of:=100/[.H45]" office:value-type="float" office:value="0.048125" calcext:value-type="float">
            <text:p>0.0481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697" calcext:value-type="float">
            <text:p>166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<text:s/>time=</text:p>
          </table:table-cell>
          <table:table-cell office:value-type="float" office:value="7950" calcext:value-type="float">
            <text:p>7950</text:p>
          </table:table-cell>
          <table:table-cell table:formula="of:=1000*([.B46]-[.B45])/[.I46]" office:value-type="float" office:value="2118.42105263158" calcext:value-type="float">
            <text:p>2118.4210526316</text:p>
          </table:table-cell>
          <table:table-cell table:formula="of:=1000*([.D46]-[.D45])/[.I46]" office:value-type="float" office:value="2184.21052631579" calcext:value-type="float">
            <text:p>2184.2105263158</text:p>
          </table:table-cell>
          <table:table-cell table:formula="of:=[.F46]-[.F45]" office:value-type="float" office:value="76" calcext:value-type="float">
            <text:p>76</text:p>
          </table:table-cell>
          <table:table-cell table:formula="of:=100/[.G46]" office:value-type="float" office:value="0.0472049689440994" calcext:value-type="float">
            <text:p>0.0472049689</text:p>
          </table:table-cell>
          <table:table-cell table:formula="of:=100/[.H46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856" calcext:value-type="float">
            <text:p>168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124" calcext:value-type="float">
            <text:p>17124</text:p>
          </table:table-cell>
          <table:table-cell office:value-type="string" calcext:value-type="string">
            <text:p><text:s/>time=</text:p>
          </table:table-cell>
          <table:table-cell office:value-type="float" office:value="8026" calcext:value-type="float">
            <text:p>8026</text:p>
          </table:table-cell>
          <table:table-cell table:formula="of:=1000*([.B47]-[.B46])/[.I47]" office:value-type="float" office:value="2092.10526315789" calcext:value-type="float">
            <text:p>2092.1052631579</text:p>
          </table:table-cell>
          <table:table-cell table:formula="of:=1000*([.D47]-[.D46])/[.I47]" office:value-type="float" office:value="2105.26315789474" calcext:value-type="float">
            <text:p>2105.2631578947</text:p>
          </table:table-cell>
          <table:table-cell table:formula="of:=[.F47]-[.F46]" office:value-type="float" office:value="76" calcext:value-type="float">
            <text:p>76</text:p>
          </table:table-cell>
          <table:table-cell table:formula="of:=100/[.G47]" office:value-type="float" office:value="0.0477987421383648" calcext:value-type="float">
            <text:p>0.0477987421</text:p>
          </table:table-cell>
          <table:table-cell table:formula="of:=100/[.H47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016" calcext:value-type="float">
            <text:p>170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84" calcext:value-type="float">
            <text:p>17284</text:p>
          </table:table-cell>
          <table:table-cell office:value-type="string" calcext:value-type="string">
            <text:p><text:s/>time=</text:p>
          </table:table-cell>
          <table:table-cell office:value-type="float" office:value="8101" calcext:value-type="float">
            <text:p>8101</text:p>
          </table:table-cell>
          <table:table-cell table:formula="of:=1000*([.B48]-[.B47])/[.I48]" office:value-type="float" office:value="2133.33333333333" calcext:value-type="float">
            <text:p>2133.3333333333</text:p>
          </table:table-cell>
          <table:table-cell table:formula="of:=1000*([.D48]-[.D47])/[.I48]" office:value-type="float" office:value="2133.33333333333" calcext:value-type="float">
            <text:p>2133.3333333333</text:p>
          </table:table-cell>
          <table:table-cell table:formula="of:=[.F48]-[.F47]" office:value-type="float" office:value="75" calcext:value-type="float">
            <text:p>75</text:p>
          </table:table-cell>
          <table:table-cell table:formula="of:=100/[.G48]" office:value-type="float" office:value="0.046875" calcext:value-type="float">
            <text:p>0.046875</text:p>
          </table:table-cell>
          <table:table-cell table:formula="of:=100/[.H48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<text:s/>time=</text:p>
          </table:table-cell>
          <table:table-cell office:value-type="float" office:value="8177" calcext:value-type="float">
            <text:p>8177</text:p>
          </table:table-cell>
          <table:table-cell table:formula="of:=1000*([.B49]-[.B48])/[.I49]" office:value-type="float" office:value="2118.42105263158" calcext:value-type="float">
            <text:p>2118.4210526316</text:p>
          </table:table-cell>
          <table:table-cell table:formula="of:=1000*([.D49]-[.D48])/[.I49]" office:value-type="float" office:value="2157.89473684211" calcext:value-type="float">
            <text:p>2157.8947368421</text:p>
          </table:table-cell>
          <table:table-cell table:formula="of:=[.F49]-[.F48]" office:value-type="float" office:value="76" calcext:value-type="float">
            <text:p>76</text:p>
          </table:table-cell>
          <table:table-cell table:formula="of:=100/[.G49]" office:value-type="float" office:value="0.0472049689440994" calcext:value-type="float">
            <text:p>0.0472049689</text:p>
          </table:table-cell>
          <table:table-cell table:formula="of:=100/[.H49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336" calcext:value-type="float">
            <text:p>173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611" calcext:value-type="float">
            <text:p>17611</text:p>
          </table:table-cell>
          <table:table-cell office:value-type="string" calcext:value-type="string">
            <text:p><text:s/>time=</text:p>
          </table:table-cell>
          <table:table-cell office:value-type="float" office:value="8253" calcext:value-type="float">
            <text:p>8253</text:p>
          </table:table-cell>
          <table:table-cell table:formula="of:=1000*([.B50]-[.B49])/[.I50]" office:value-type="float" office:value="2092.10526315789" calcext:value-type="float">
            <text:p>2092.1052631579</text:p>
          </table:table-cell>
          <table:table-cell table:formula="of:=1000*([.D50]-[.D49])/[.I50]" office:value-type="float" office:value="2144.73684210526" calcext:value-type="float">
            <text:p>2144.7368421053</text:p>
          </table:table-cell>
          <table:table-cell table:formula="of:=[.F50]-[.F49]" office:value-type="float" office:value="76" calcext:value-type="float">
            <text:p>76</text:p>
          </table:table-cell>
          <table:table-cell table:formula="of:=100/[.G50]" office:value-type="float" office:value="0.0477987421383648" calcext:value-type="float">
            <text:p>0.0477987421</text:p>
          </table:table-cell>
          <table:table-cell table:formula="of:=100/[.H50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496" calcext:value-type="float">
            <text:p>174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<text:s/>time=</text:p>
          </table:table-cell>
          <table:table-cell office:value-type="float" office:value="8329" calcext:value-type="float">
            <text:p>8329</text:p>
          </table:table-cell>
          <table:table-cell table:formula="of:=1000*([.B51]-[.B50])/[.I51]" office:value-type="float" office:value="2105.26315789474" calcext:value-type="float">
            <text:p>2105.2631578947</text:p>
          </table:table-cell>
          <table:table-cell table:formula="of:=1000*([.D51]-[.D50])/[.I51]" office:value-type="float" office:value="2092.10526315789" calcext:value-type="float">
            <text:p>2092.1052631579</text:p>
          </table:table-cell>
          <table:table-cell table:formula="of:=[.F51]-[.F50]" office:value-type="float" office:value="76" calcext:value-type="float">
            <text:p>76</text:p>
          </table:table-cell>
          <table:table-cell table:formula="of:=100/[.G51]" office:value-type="float" office:value="0.0475" calcext:value-type="float">
            <text:p>0.0475</text:p>
          </table:table-cell>
          <table:table-cell table:formula="of:=100/[.H51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656" calcext:value-type="float">
            <text:p>176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31" calcext:value-type="float">
            <text:p>17931</text:p>
          </table:table-cell>
          <table:table-cell office:value-type="string" calcext:value-type="string">
            <text:p><text:s/>time=</text:p>
          </table:table-cell>
          <table:table-cell office:value-type="float" office:value="8406" calcext:value-type="float">
            <text:p>8406</text:p>
          </table:table-cell>
          <table:table-cell table:formula="of:=1000*([.B52]-[.B51])/[.I52]" office:value-type="float" office:value="2077.92207792208" calcext:value-type="float">
            <text:p>2077.9220779221</text:p>
          </table:table-cell>
          <table:table-cell table:formula="of:=1000*([.D52]-[.D51])/[.I52]" office:value-type="float" office:value="2090.90909090909" calcext:value-type="float">
            <text:p>2090.9090909091</text:p>
          </table:table-cell>
          <table:table-cell table:formula="of:=[.F52]-[.F51]" office:value-type="float" office:value="77" calcext:value-type="float">
            <text:p>77</text:p>
          </table:table-cell>
          <table:table-cell table:formula="of:=100/[.G52]" office:value-type="float" office:value="0.048125" calcext:value-type="float">
            <text:p>0.048125</text:p>
          </table:table-cell>
          <table:table-cell table:formula="of:=100/[.H52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817" calcext:value-type="float">
            <text:p>178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<text:s/>time=</text:p>
          </table:table-cell>
          <table:table-cell office:value-type="float" office:value="8481" calcext:value-type="float">
            <text:p>8481</text:p>
          </table:table-cell>
          <table:table-cell table:formula="of:=1000*([.B53]-[.B52])/[.I53]" office:value-type="float" office:value="2146.66666666667" calcext:value-type="float">
            <text:p>2146.6666666667</text:p>
          </table:table-cell>
          <table:table-cell table:formula="of:=1000*([.D53]-[.D52])/[.I53]" office:value-type="float" office:value="2213.33333333333" calcext:value-type="float">
            <text:p>2213.3333333333</text:p>
          </table:table-cell>
          <table:table-cell table:formula="of:=[.F53]-[.F52]" office:value-type="float" office:value="75" calcext:value-type="float">
            <text:p>75</text:p>
          </table:table-cell>
          <table:table-cell table:formula="of:=100/[.G53]" office:value-type="float" office:value="0.046583850931677" calcext:value-type="float">
            <text:p>0.0465838509</text:p>
          </table:table-cell>
          <table:table-cell table:formula="of:=100/[.H53]" office:value-type="float" office:value="0.0451807228915663" calcext:value-type="float">
            <text:p>0.04518072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976" calcext:value-type="float">
            <text:p>179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58" calcext:value-type="float">
            <text:p>18258</text:p>
          </table:table-cell>
          <table:table-cell office:value-type="string" calcext:value-type="string">
            <text:p><text:s/>time=</text:p>
          </table:table-cell>
          <table:table-cell office:value-type="float" office:value="8557" calcext:value-type="float">
            <text:p>8557</text:p>
          </table:table-cell>
          <table:table-cell table:formula="of:=1000*([.B54]-[.B53])/[.I54]" office:value-type="float" office:value="2092.10526315789" calcext:value-type="float">
            <text:p>2092.1052631579</text:p>
          </table:table-cell>
          <table:table-cell table:formula="of:=1000*([.D54]-[.D53])/[.I54]" office:value-type="float" office:value="2118.42105263158" calcext:value-type="float">
            <text:p>2118.4210526316</text:p>
          </table:table-cell>
          <table:table-cell table:formula="of:=[.F54]-[.F53]" office:value-type="float" office:value="76" calcext:value-type="float">
            <text:p>76</text:p>
          </table:table-cell>
          <table:table-cell table:formula="of:=100/[.G54]" office:value-type="float" office:value="0.0477987421383648" calcext:value-type="float">
            <text:p>0.0477987421</text:p>
          </table:table-cell>
          <table:table-cell table:formula="of:=100/[.H54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136" calcext:value-type="float">
            <text:p>181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17" calcext:value-type="float">
            <text:p>18417</text:p>
          </table:table-cell>
          <table:table-cell office:value-type="string" calcext:value-type="string">
            <text:p><text:s/>time=</text:p>
          </table:table-cell>
          <table:table-cell office:value-type="float" office:value="8633" calcext:value-type="float">
            <text:p>8633</text:p>
          </table:table-cell>
          <table:table-cell table:formula="of:=1000*([.B55]-[.B54])/[.I55]" office:value-type="float" office:value="2105.26315789474" calcext:value-type="float">
            <text:p>2105.2631578947</text:p>
          </table:table-cell>
          <table:table-cell table:formula="of:=1000*([.D55]-[.D54])/[.I55]" office:value-type="float" office:value="2092.10526315789" calcext:value-type="float">
            <text:p>2092.1052631579</text:p>
          </table:table-cell>
          <table:table-cell table:formula="of:=[.F55]-[.F54]" office:value-type="float" office:value="76" calcext:value-type="float">
            <text:p>76</text:p>
          </table:table-cell>
          <table:table-cell table:formula="of:=100/[.G55]" office:value-type="float" office:value="0.0475" calcext:value-type="float">
            <text:p>0.0475</text:p>
          </table:table-cell>
          <table:table-cell table:formula="of:=100/[.H55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<text:s/>time=</text:p>
          </table:table-cell>
          <table:table-cell office:value-type="float" office:value="8709" calcext:value-type="float">
            <text:p>8709</text:p>
          </table:table-cell>
          <table:table-cell table:formula="of:=1000*([.B56]-[.B55])/[.I56]" office:value-type="float" office:value="2118.42105263158" calcext:value-type="float">
            <text:p>2118.4210526316</text:p>
          </table:table-cell>
          <table:table-cell table:formula="of:=1000*([.D56]-[.D55])/[.I56]" office:value-type="float" office:value="2157.89473684211" calcext:value-type="float">
            <text:p>2157.8947368421</text:p>
          </table:table-cell>
          <table:table-cell table:formula="of:=[.F56]-[.F55]" office:value-type="float" office:value="76" calcext:value-type="float">
            <text:p>76</text:p>
          </table:table-cell>
          <table:table-cell table:formula="of:=100/[.G56]" office:value-type="float" office:value="0.0472049689440994" calcext:value-type="float">
            <text:p>0.0472049689</text:p>
          </table:table-cell>
          <table:table-cell table:formula="of:=100/[.H56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456" calcext:value-type="float">
            <text:p>184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743" calcext:value-type="float">
            <text:p>18743</text:p>
          </table:table-cell>
          <table:table-cell office:value-type="string" calcext:value-type="string">
            <text:p><text:s/>time=</text:p>
          </table:table-cell>
          <table:table-cell office:value-type="float" office:value="8784" calcext:value-type="float">
            <text:p>8784</text:p>
          </table:table-cell>
          <table:table-cell table:formula="of:=1000*([.B57]-[.B56])/[.I57]" office:value-type="float" office:value="2120" calcext:value-type="float">
            <text:p>2120</text:p>
          </table:table-cell>
          <table:table-cell table:formula="of:=1000*([.D57]-[.D56])/[.I57]" office:value-type="float" office:value="2160" calcext:value-type="float">
            <text:p>2160</text:p>
          </table:table-cell>
          <table:table-cell table:formula="of:=[.F57]-[.F56]" office:value-type="float" office:value="75" calcext:value-type="float">
            <text:p>75</text:p>
          </table:table-cell>
          <table:table-cell table:formula="of:=100/[.G57]" office:value-type="float" office:value="0.0471698113207547" calcext:value-type="float">
            <text:p>0.0471698113</text:p>
          </table:table-cell>
          <table:table-cell table:formula="of:=100/[.H57]" office:value-type="float" office:value="0.0462962962962963" calcext:value-type="float">
            <text:p>0.046296296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615" calcext:value-type="float">
            <text:p>186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02" calcext:value-type="float">
            <text:p>18902</text:p>
          </table:table-cell>
          <table:table-cell office:value-type="string" calcext:value-type="string">
            <text:p><text:s/>time=</text:p>
          </table:table-cell>
          <table:table-cell office:value-type="float" office:value="8860" calcext:value-type="float">
            <text:p>8860</text:p>
          </table:table-cell>
          <table:table-cell table:formula="of:=1000*([.B58]-[.B57])/[.I58]" office:value-type="float" office:value="2092.10526315789" calcext:value-type="float">
            <text:p>2092.1052631579</text:p>
          </table:table-cell>
          <table:table-cell table:formula="of:=1000*([.D58]-[.D57])/[.I58]" office:value-type="float" office:value="2092.10526315789" calcext:value-type="float">
            <text:p>2092.1052631579</text:p>
          </table:table-cell>
          <table:table-cell table:formula="of:=[.F58]-[.F57]" office:value-type="float" office:value="76" calcext:value-type="float">
            <text:p>76</text:p>
          </table:table-cell>
          <table:table-cell table:formula="of:=100/[.G58]" office:value-type="float" office:value="0.0477987421383648" calcext:value-type="float">
            <text:p>0.0477987421</text:p>
          </table:table-cell>
          <table:table-cell table:formula="of:=100/[.H58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775" calcext:value-type="float">
            <text:p>187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066" calcext:value-type="float">
            <text:p>19066</text:p>
          </table:table-cell>
          <table:table-cell office:value-type="string" calcext:value-type="string">
            <text:p><text:s/>time=</text:p>
          </table:table-cell>
          <table:table-cell office:value-type="float" office:value="8937" calcext:value-type="float">
            <text:p>8937</text:p>
          </table:table-cell>
          <table:table-cell table:formula="of:=1000*([.B59]-[.B58])/[.I59]" office:value-type="float" office:value="2077.92207792208" calcext:value-type="float">
            <text:p>2077.9220779221</text:p>
          </table:table-cell>
          <table:table-cell table:formula="of:=1000*([.D59]-[.D58])/[.I59]" office:value-type="float" office:value="2129.87012987013" calcext:value-type="float">
            <text:p>2129.8701298701</text:p>
          </table:table-cell>
          <table:table-cell table:formula="of:=[.F59]-[.F58]" office:value-type="float" office:value="77" calcext:value-type="float">
            <text:p>77</text:p>
          </table:table-cell>
          <table:table-cell table:formula="of:=100/[.G59]" office:value-type="float" office:value="0.048125" calcext:value-type="float">
            <text:p>0.048125</text:p>
          </table:table-cell>
          <table:table-cell table:formula="of:=100/[.H59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937" calcext:value-type="float">
            <text:p>189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231" calcext:value-type="float">
            <text:p>19231</text:p>
          </table:table-cell>
          <table:table-cell office:value-type="string" calcext:value-type="string">
            <text:p><text:s/>time=</text:p>
          </table:table-cell>
          <table:table-cell office:value-type="float" office:value="9013" calcext:value-type="float">
            <text:p>9013</text:p>
          </table:table-cell>
          <table:table-cell table:formula="of:=1000*([.B60]-[.B59])/[.I60]" office:value-type="float" office:value="2131.57894736842" calcext:value-type="float">
            <text:p>2131.5789473684</text:p>
          </table:table-cell>
          <table:table-cell table:formula="of:=1000*([.D60]-[.D59])/[.I60]" office:value-type="float" office:value="2171.05263157895" calcext:value-type="float">
            <text:p>2171.052631579</text:p>
          </table:table-cell>
          <table:table-cell table:formula="of:=[.F60]-[.F59]" office:value-type="float" office:value="76" calcext:value-type="float">
            <text:p>76</text:p>
          </table:table-cell>
          <table:table-cell table:formula="of:=100/[.G60]" office:value-type="float" office:value="0.0469135802469136" calcext:value-type="float">
            <text:p>0.0469135802</text:p>
          </table:table-cell>
          <table:table-cell table:formula="of:=100/[.H60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096" calcext:value-type="float">
            <text:p>190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391" calcext:value-type="float">
            <text:p>19391</text:p>
          </table:table-cell>
          <table:table-cell office:value-type="string" calcext:value-type="string">
            <text:p><text:s/>time=</text:p>
          </table:table-cell>
          <table:table-cell office:value-type="float" office:value="9089" calcext:value-type="float">
            <text:p>9089</text:p>
          </table:table-cell>
          <table:table-cell table:formula="of:=1000*([.B61]-[.B60])/[.I61]" office:value-type="float" office:value="2092.10526315789" calcext:value-type="float">
            <text:p>2092.1052631579</text:p>
          </table:table-cell>
          <table:table-cell table:formula="of:=1000*([.D61]-[.D60])/[.I61]" office:value-type="float" office:value="2105.26315789474" calcext:value-type="float">
            <text:p>2105.2631578947</text:p>
          </table:table-cell>
          <table:table-cell table:formula="of:=[.F61]-[.F60]" office:value-type="float" office:value="76" calcext:value-type="float">
            <text:p>76</text:p>
          </table:table-cell>
          <table:table-cell table:formula="of:=100/[.G61]" office:value-type="float" office:value="0.0477987421383648" calcext:value-type="float">
            <text:p>0.0477987421</text:p>
          </table:table-cell>
          <table:table-cell table:formula="of:=100/[.H61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256" calcext:value-type="float">
            <text:p>192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551" calcext:value-type="float">
            <text:p>19551</text:p>
          </table:table-cell>
          <table:table-cell office:value-type="string" calcext:value-type="string">
            <text:p><text:s/>time=</text:p>
          </table:table-cell>
          <table:table-cell office:value-type="float" office:value="9164" calcext:value-type="float">
            <text:p>9164</text:p>
          </table:table-cell>
          <table:table-cell table:formula="of:=1000*([.B62]-[.B61])/[.I62]" office:value-type="float" office:value="2133.33333333333" calcext:value-type="float">
            <text:p>2133.3333333333</text:p>
          </table:table-cell>
          <table:table-cell table:formula="of:=1000*([.D62]-[.D61])/[.I62]" office:value-type="float" office:value="2133.33333333333" calcext:value-type="float">
            <text:p>2133.3333333333</text:p>
          </table:table-cell>
          <table:table-cell table:formula="of:=[.F62]-[.F61]" office:value-type="float" office:value="75" calcext:value-type="float">
            <text:p>75</text:p>
          </table:table-cell>
          <table:table-cell table:formula="of:=100/[.G62]" office:value-type="float" office:value="0.046875" calcext:value-type="float">
            <text:p>0.046875</text:p>
          </table:table-cell>
          <table:table-cell table:formula="of:=100/[.H62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417" calcext:value-type="float">
            <text:p>194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716" calcext:value-type="float">
            <text:p>19716</text:p>
          </table:table-cell>
          <table:table-cell office:value-type="string" calcext:value-type="string">
            <text:p><text:s/>time=</text:p>
          </table:table-cell>
          <table:table-cell office:value-type="float" office:value="9240" calcext:value-type="float">
            <text:p>9240</text:p>
          </table:table-cell>
          <table:table-cell table:formula="of:=1000*([.B63]-[.B62])/[.I63]" office:value-type="float" office:value="2118.42105263158" calcext:value-type="float">
            <text:p>2118.4210526316</text:p>
          </table:table-cell>
          <table:table-cell table:formula="of:=1000*([.D63]-[.D62])/[.I63]" office:value-type="float" office:value="2171.05263157895" calcext:value-type="float">
            <text:p>2171.052631579</text:p>
          </table:table-cell>
          <table:table-cell table:formula="of:=[.F63]-[.F62]" office:value-type="float" office:value="76" calcext:value-type="float">
            <text:p>76</text:p>
          </table:table-cell>
          <table:table-cell table:formula="of:=100/[.G63]" office:value-type="float" office:value="0.0472049689440994" calcext:value-type="float">
            <text:p>0.0472049689</text:p>
          </table:table-cell>
          <table:table-cell table:formula="of:=100/[.H63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578" calcext:value-type="float">
            <text:p>195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878" calcext:value-type="float">
            <text:p>19878</text:p>
          </table:table-cell>
          <table:table-cell office:value-type="string" calcext:value-type="string">
            <text:p><text:s/>time=</text:p>
          </table:table-cell>
          <table:table-cell office:value-type="float" office:value="9316" calcext:value-type="float">
            <text:p>9316</text:p>
          </table:table-cell>
          <table:table-cell table:formula="of:=1000*([.B64]-[.B63])/[.I64]" office:value-type="float" office:value="2118.42105263158" calcext:value-type="float">
            <text:p>2118.4210526316</text:p>
          </table:table-cell>
          <table:table-cell table:formula="of:=1000*([.D64]-[.D63])/[.I64]" office:value-type="float" office:value="2131.57894736842" calcext:value-type="float">
            <text:p>2131.5789473684</text:p>
          </table:table-cell>
          <table:table-cell table:formula="of:=[.F64]-[.F63]" office:value-type="float" office:value="76" calcext:value-type="float">
            <text:p>76</text:p>
          </table:table-cell>
          <table:table-cell table:formula="of:=100/[.G64]" office:value-type="float" office:value="0.0472049689440994" calcext:value-type="float">
            <text:p>0.0472049689</text:p>
          </table:table-cell>
          <table:table-cell table:formula="of:=100/[.H64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737" calcext:value-type="float">
            <text:p>197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<text:s/>time=</text:p>
          </table:table-cell>
          <table:table-cell office:value-type="float" office:value="9392" calcext:value-type="float">
            <text:p>9392</text:p>
          </table:table-cell>
          <table:table-cell table:formula="of:=1000*([.B65]-[.B64])/[.I65]" office:value-type="float" office:value="2092.10526315789" calcext:value-type="float">
            <text:p>2092.1052631579</text:p>
          </table:table-cell>
          <table:table-cell table:formula="of:=1000*([.D65]-[.D64])/[.I65]" office:value-type="float" office:value="2105.26315789474" calcext:value-type="float">
            <text:p>2105.2631578947</text:p>
          </table:table-cell>
          <table:table-cell table:formula="of:=[.F65]-[.F64]" office:value-type="float" office:value="76" calcext:value-type="float">
            <text:p>76</text:p>
          </table:table-cell>
          <table:table-cell table:formula="of:=100/[.G65]" office:value-type="float" office:value="0.0477987421383648" calcext:value-type="float">
            <text:p>0.0477987421</text:p>
          </table:table-cell>
          <table:table-cell table:formula="of:=100/[.H65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898" calcext:value-type="float">
            <text:p>198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<text:s/>time=</text:p>
          </table:table-cell>
          <table:table-cell office:value-type="float" office:value="9468" calcext:value-type="float">
            <text:p>9468</text:p>
          </table:table-cell>
          <table:table-cell table:formula="of:=1000*([.B66]-[.B65])/[.I66]" office:value-type="float" office:value="2118.42105263158" calcext:value-type="float">
            <text:p>2118.4210526316</text:p>
          </table:table-cell>
          <table:table-cell table:formula="of:=1000*([.D66]-[.D65])/[.I66]" office:value-type="float" office:value="2131.57894736842" calcext:value-type="float">
            <text:p>2131.5789473684</text:p>
          </table:table-cell>
          <table:table-cell table:formula="of:=[.F66]-[.F65]" office:value-type="float" office:value="76" calcext:value-type="float">
            <text:p>76</text:p>
          </table:table-cell>
          <table:table-cell table:formula="of:=100/[.G66]" office:value-type="float" office:value="0.0472049689440994" calcext:value-type="float">
            <text:p>0.0472049689</text:p>
          </table:table-cell>
          <table:table-cell table:formula="of:=100/[.H66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363" calcext:value-type="float">
            <text:p>20363</text:p>
          </table:table-cell>
          <table:table-cell office:value-type="string" calcext:value-type="string">
            <text:p><text:s/>time=</text:p>
          </table:table-cell>
          <table:table-cell office:value-type="float" office:value="9544" calcext:value-type="float">
            <text:p>9544</text:p>
          </table:table-cell>
          <table:table-cell table:formula="of:=1000*([.B67]-[.B66])/[.I67]" office:value-type="float" office:value="2092.10526315789" calcext:value-type="float">
            <text:p>2092.1052631579</text:p>
          </table:table-cell>
          <table:table-cell table:formula="of:=1000*([.D67]-[.D66])/[.I67]" office:value-type="float" office:value="2144.73684210526" calcext:value-type="float">
            <text:p>2144.7368421053</text:p>
          </table:table-cell>
          <table:table-cell table:formula="of:=[.F67]-[.F66]" office:value-type="float" office:value="76" calcext:value-type="float">
            <text:p>76</text:p>
          </table:table-cell>
          <table:table-cell table:formula="of:=100/[.G67]" office:value-type="float" office:value="0.0477987421383648" calcext:value-type="float">
            <text:p>0.0477987421</text:p>
          </table:table-cell>
          <table:table-cell table:formula="of:=100/[.H67]" office:value-type="float" office:value="0.0466257668711656" calcext:value-type="float">
            <text:p>0.04662576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215" calcext:value-type="float">
            <text:p>202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522" calcext:value-type="float">
            <text:p>20522</text:p>
          </table:table-cell>
          <table:table-cell office:value-type="string" calcext:value-type="string">
            <text:p><text:s/>time=</text:p>
          </table:table-cell>
          <table:table-cell office:value-type="float" office:value="9620" calcext:value-type="float">
            <text:p>9620</text:p>
          </table:table-cell>
          <table:table-cell table:formula="of:=1000*([.B68]-[.B67])/[.I68]" office:value-type="float" office:value="2078.94736842105" calcext:value-type="float">
            <text:p>2078.9473684211</text:p>
          </table:table-cell>
          <table:table-cell table:formula="of:=1000*([.D68]-[.D67])/[.I68]" office:value-type="float" office:value="2092.10526315789" calcext:value-type="float">
            <text:p>2092.1052631579</text:p>
          </table:table-cell>
          <table:table-cell table:formula="of:=[.F68]-[.F67]" office:value-type="float" office:value="76" calcext:value-type="float">
            <text:p>76</text:p>
          </table:table-cell>
          <table:table-cell table:formula="of:=100/[.G68]" office:value-type="float" office:value="0.0481012658227848" calcext:value-type="float">
            <text:p>0.0481012658</text:p>
          </table:table-cell>
          <table:table-cell table:formula="of:=100/[.H68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375" calcext:value-type="float">
            <text:p>203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682" calcext:value-type="float">
            <text:p>20682</text:p>
          </table:table-cell>
          <table:table-cell office:value-type="string" calcext:value-type="string">
            <text:p><text:s/>time=</text:p>
          </table:table-cell>
          <table:table-cell office:value-type="float" office:value="9696" calcext:value-type="float">
            <text:p>9696</text:p>
          </table:table-cell>
          <table:table-cell table:formula="of:=1000*([.B69]-[.B68])/[.I69]" office:value-type="float" office:value="2105.26315789474" calcext:value-type="float">
            <text:p>2105.2631578947</text:p>
          </table:table-cell>
          <table:table-cell table:formula="of:=1000*([.D69]-[.D68])/[.I69]" office:value-type="float" office:value="2105.26315789474" calcext:value-type="float">
            <text:p>2105.2631578947</text:p>
          </table:table-cell>
          <table:table-cell table:formula="of:=[.F69]-[.F68]" office:value-type="float" office:value="76" calcext:value-type="float">
            <text:p>76</text:p>
          </table:table-cell>
          <table:table-cell table:formula="of:=100/[.G69]" office:value-type="float" office:value="0.0475" calcext:value-type="float">
            <text:p>0.0475</text:p>
          </table:table-cell>
          <table:table-cell table:formula="of:=100/[.H69]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537" calcext:value-type="float">
            <text:p>205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848" calcext:value-type="float">
            <text:p>20848</text:p>
          </table:table-cell>
          <table:table-cell office:value-type="string" calcext:value-type="string">
            <text:p><text:s/>time=</text:p>
          </table:table-cell>
          <table:table-cell office:value-type="float" office:value="9772" calcext:value-type="float">
            <text:p>9772</text:p>
          </table:table-cell>
          <table:table-cell table:formula="of:=1000*([.B70]-[.B69])/[.I70]" office:value-type="float" office:value="2131.57894736842" calcext:value-type="float">
            <text:p>2131.5789473684</text:p>
          </table:table-cell>
          <table:table-cell table:formula="of:=1000*([.D70]-[.D69])/[.I70]" office:value-type="float" office:value="2184.21052631579" calcext:value-type="float">
            <text:p>2184.2105263158</text:p>
          </table:table-cell>
          <table:table-cell table:formula="of:=[.F70]-[.F69]" office:value-type="float" office:value="76" calcext:value-type="float">
            <text:p>76</text:p>
          </table:table-cell>
          <table:table-cell table:formula="of:=100/[.G70]" office:value-type="float" office:value="0.0469135802469136" calcext:value-type="float">
            <text:p>0.0469135802</text:p>
          </table:table-cell>
          <table:table-cell table:formula="of:=100/[.H70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696" calcext:value-type="float">
            <text:p>206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010" calcext:value-type="float">
            <text:p>21010</text:p>
          </table:table-cell>
          <table:table-cell office:value-type="string" calcext:value-type="string">
            <text:p><text:s/>time=</text:p>
          </table:table-cell>
          <table:table-cell office:value-type="float" office:value="9847" calcext:value-type="float">
            <text:p>9847</text:p>
          </table:table-cell>
          <table:table-cell table:formula="of:=1000*([.B71]-[.B70])/[.I71]" office:value-type="float" office:value="2120" calcext:value-type="float">
            <text:p>2120</text:p>
          </table:table-cell>
          <table:table-cell table:formula="of:=1000*([.D71]-[.D70])/[.I71]" office:value-type="float" office:value="2160" calcext:value-type="float">
            <text:p>2160</text:p>
          </table:table-cell>
          <table:table-cell table:formula="of:=[.F71]-[.F70]" office:value-type="float" office:value="75" calcext:value-type="float">
            <text:p>75</text:p>
          </table:table-cell>
          <table:table-cell table:formula="of:=100/[.G71]" office:value-type="float" office:value="0.0471698113207547" calcext:value-type="float">
            <text:p>0.0471698113</text:p>
          </table:table-cell>
          <table:table-cell table:formula="of:=100/[.H71]" office:value-type="float" office:value="0.0462962962962963" calcext:value-type="float">
            <text:p>0.046296296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856" calcext:value-type="float">
            <text:p>208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<text:s/>time=</text:p>
          </table:table-cell>
          <table:table-cell office:value-type="float" office:value="9923" calcext:value-type="float">
            <text:p>9923</text:p>
          </table:table-cell>
          <table:table-cell table:formula="of:=1000*([.B72]-[.B71])/[.I72]" office:value-type="float" office:value="2105.26315789474" calcext:value-type="float">
            <text:p>2105.2631578947</text:p>
          </table:table-cell>
          <table:table-cell table:formula="of:=1000*([.D72]-[.D71])/[.I72]" office:value-type="float" office:value="2092.10526315789" calcext:value-type="float">
            <text:p>2092.1052631579</text:p>
          </table:table-cell>
          <table:table-cell table:formula="of:=[.F72]-[.F71]" office:value-type="float" office:value="76" calcext:value-type="float">
            <text:p>76</text:p>
          </table:table-cell>
          <table:table-cell table:formula="of:=100/[.G72]" office:value-type="float" office:value="0.0475" calcext:value-type="float">
            <text:p>0.0475</text:p>
          </table:table-cell>
          <table:table-cell table:formula="of:=100/[.H72]" office:value-type="float" office:value="0.0477987421383648" calcext:value-type="float">
            <text:p>0.047798742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017" calcext:value-type="float">
            <text:p>210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333" calcext:value-type="float">
            <text:p>21333</text:p>
          </table:table-cell>
          <table:table-cell office:value-type="string" calcext:value-type="string">
            <text:p><text:s/>time=</text:p>
          </table:table-cell>
          <table:table-cell office:value-type="float" office:value="10000" calcext:value-type="float">
            <text:p>10000</text:p>
          </table:table-cell>
          <table:table-cell table:formula="of:=1000*([.B73]-[.B72])/[.I73]" office:value-type="float" office:value="2090.90909090909" calcext:value-type="float">
            <text:p>2090.9090909091</text:p>
          </table:table-cell>
          <table:table-cell table:formula="of:=1000*([.D73]-[.D72])/[.I73]" office:value-type="float" office:value="2129.87012987013" calcext:value-type="float">
            <text:p>2129.8701298701</text:p>
          </table:table-cell>
          <table:table-cell table:formula="of:=[.F73]-[.F72]" office:value-type="float" office:value="77" calcext:value-type="float">
            <text:p>77</text:p>
          </table:table-cell>
          <table:table-cell table:formula="of:=100/[.G73]" office:value-type="float" office:value="0.0478260869565217" calcext:value-type="float">
            <text:p>0.047826087</text:p>
          </table:table-cell>
          <table:table-cell table:formula="of:=100/[.H73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180" calcext:value-type="float">
            <text:p>211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498" calcext:value-type="float">
            <text:p>21498</text:p>
          </table:table-cell>
          <table:table-cell office:value-type="string" calcext:value-type="string">
            <text:p><text:s/>time=</text:p>
          </table:table-cell>
          <table:table-cell office:value-type="float" office:value="10077" calcext:value-type="float">
            <text:p>10077</text:p>
          </table:table-cell>
          <table:table-cell table:formula="of:=1000*([.B74]-[.B73])/[.I74]" office:value-type="float" office:value="2116.88311688312" calcext:value-type="float">
            <text:p>2116.8831168831</text:p>
          </table:table-cell>
          <table:table-cell table:formula="of:=1000*([.D74]-[.D73])/[.I74]" office:value-type="float" office:value="2142.85714285714" calcext:value-type="float">
            <text:p>2142.8571428572</text:p>
          </table:table-cell>
          <table:table-cell table:formula="of:=[.F74]-[.F73]" office:value-type="float" office:value="77" calcext:value-type="float">
            <text:p>77</text:p>
          </table:table-cell>
          <table:table-cell table:formula="of:=100/[.G74]" office:value-type="float" office:value="0.047239263803681" calcext:value-type="float">
            <text:p>0.0472392638</text:p>
          </table:table-cell>
          <table:table-cell table:formula="of:=100/[.H74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340" calcext:value-type="float">
            <text:p>213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660" calcext:value-type="float">
            <text:p>21660</text:p>
          </table:table-cell>
          <table:table-cell office:value-type="string" calcext:value-type="string">
            <text:p><text:s/>time=</text:p>
          </table:table-cell>
          <table:table-cell office:value-type="float" office:value="10153" calcext:value-type="float">
            <text:p>10153</text:p>
          </table:table-cell>
          <table:table-cell table:formula="of:=1000*([.B75]-[.B74])/[.I75]" office:value-type="float" office:value="2105.26315789474" calcext:value-type="float">
            <text:p>2105.2631578947</text:p>
          </table:table-cell>
          <table:table-cell table:formula="of:=1000*([.D75]-[.D74])/[.I75]" office:value-type="float" office:value="2131.57894736842" calcext:value-type="float">
            <text:p>2131.5789473684</text:p>
          </table:table-cell>
          <table:table-cell table:formula="of:=[.F75]-[.F74]" office:value-type="float" office:value="76" calcext:value-type="float">
            <text:p>76</text:p>
          </table:table-cell>
          <table:table-cell table:formula="of:=100/[.G75]" office:value-type="float" office:value="0.0475" calcext:value-type="float">
            <text:p>0.0475</text:p>
          </table:table-cell>
          <table:table-cell table:formula="of:=100/[.H75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823" calcext:value-type="float">
            <text:p>21823</text:p>
          </table:table-cell>
          <table:table-cell office:value-type="string" calcext:value-type="string">
            <text:p><text:s/>time=</text:p>
          </table:table-cell>
          <table:table-cell office:value-type="float" office:value="10230" calcext:value-type="float">
            <text:p>10230</text:p>
          </table:table-cell>
          <table:table-cell table:formula="of:=1000*([.B76]-[.B75])/[.I76]" office:value-type="float" office:value="2103.8961038961" calcext:value-type="float">
            <text:p>2103.8961038961</text:p>
          </table:table-cell>
          <table:table-cell table:formula="of:=1000*([.D76]-[.D75])/[.I76]" office:value-type="float" office:value="2116.88311688312" calcext:value-type="float">
            <text:p>2116.8831168831</text:p>
          </table:table-cell>
          <table:table-cell table:formula="of:=[.F76]-[.F75]" office:value-type="float" office:value="77" calcext:value-type="float">
            <text:p>77</text:p>
          </table:table-cell>
          <table:table-cell table:formula="of:=100/[.G76]" office:value-type="float" office:value="0.0475308641975309" calcext:value-type="float">
            <text:p>0.0475308642</text:p>
          </table:table-cell>
          <table:table-cell table:formula="of:=100/[.H76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664" calcext:value-type="float">
            <text:p>216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989" calcext:value-type="float">
            <text:p>21989</text:p>
          </table:table-cell>
          <table:table-cell office:value-type="string" calcext:value-type="string">
            <text:p><text:s/>time=</text:p>
          </table:table-cell>
          <table:table-cell office:value-type="float" office:value="10307" calcext:value-type="float">
            <text:p>10307</text:p>
          </table:table-cell>
          <table:table-cell table:formula="of:=1000*([.B77]-[.B76])/[.I77]" office:value-type="float" office:value="2103.8961038961" calcext:value-type="float">
            <text:p>2103.8961038961</text:p>
          </table:table-cell>
          <table:table-cell table:formula="of:=1000*([.D77]-[.D76])/[.I77]" office:value-type="float" office:value="2155.84415584416" calcext:value-type="float">
            <text:p>2155.8441558442</text:p>
          </table:table-cell>
          <table:table-cell table:formula="of:=[.F77]-[.F76]" office:value-type="float" office:value="77" calcext:value-type="float">
            <text:p>77</text:p>
          </table:table-cell>
          <table:table-cell table:formula="of:=100/[.G77]" office:value-type="float" office:value="0.0475308641975309" calcext:value-type="float">
            <text:p>0.0475308642</text:p>
          </table:table-cell>
          <table:table-cell table:formula="of:=100/[.H77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152" calcext:value-type="float">
            <text:p>22152</text:p>
          </table:table-cell>
          <table:table-cell office:value-type="string" calcext:value-type="string">
            <text:p><text:s/>time=</text:p>
          </table:table-cell>
          <table:table-cell office:value-type="float" office:value="10384" calcext:value-type="float">
            <text:p>10384</text:p>
          </table:table-cell>
          <table:table-cell table:formula="of:=1000*([.B78]-[.B77])/[.I78]" office:value-type="float" office:value="2090.90909090909" calcext:value-type="float">
            <text:p>2090.9090909091</text:p>
          </table:table-cell>
          <table:table-cell table:formula="of:=1000*([.D78]-[.D77])/[.I78]" office:value-type="float" office:value="2116.88311688312" calcext:value-type="float">
            <text:p>2116.8831168831</text:p>
          </table:table-cell>
          <table:table-cell table:formula="of:=[.F78]-[.F77]" office:value-type="float" office:value="77" calcext:value-type="float">
            <text:p>77</text:p>
          </table:table-cell>
          <table:table-cell table:formula="of:=100/[.G78]" office:value-type="float" office:value="0.0478260869565217" calcext:value-type="float">
            <text:p>0.047826087</text:p>
          </table:table-cell>
          <table:table-cell table:formula="of:=100/[.H78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987" calcext:value-type="float">
            <text:p>219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<text:s/>time=</text:p>
          </table:table-cell>
          <table:table-cell office:value-type="float" office:value="10461" calcext:value-type="float">
            <text:p>10461</text:p>
          </table:table-cell>
          <table:table-cell table:formula="of:=1000*([.B79]-[.B78])/[.I79]" office:value-type="float" office:value="2103.8961038961" calcext:value-type="float">
            <text:p>2103.8961038961</text:p>
          </table:table-cell>
          <table:table-cell table:formula="of:=1000*([.D79]-[.D78])/[.I79]" office:value-type="float" office:value="2103.8961038961" calcext:value-type="float">
            <text:p>2103.8961038961</text:p>
          </table:table-cell>
          <table:table-cell table:formula="of:=[.F79]-[.F78]" office:value-type="float" office:value="77" calcext:value-type="float">
            <text:p>77</text:p>
          </table:table-cell>
          <table:table-cell table:formula="of:=100/[.G79]" office:value-type="float" office:value="0.0475308641975309" calcext:value-type="float">
            <text:p>0.0475308642</text:p>
          </table:table-cell>
          <table:table-cell table:formula="of:=100/[.H79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150" calcext:value-type="float">
            <text:p>221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480" calcext:value-type="float">
            <text:p>22480</text:p>
          </table:table-cell>
          <table:table-cell office:value-type="string" calcext:value-type="string">
            <text:p><text:s/>time=</text:p>
          </table:table-cell>
          <table:table-cell office:value-type="float" office:value="10539" calcext:value-type="float">
            <text:p>10539</text:p>
          </table:table-cell>
          <table:table-cell table:formula="of:=1000*([.B80]-[.B79])/[.I80]" office:value-type="float" office:value="2089.74358974359" calcext:value-type="float">
            <text:p>2089.7435897436</text:p>
          </table:table-cell>
          <table:table-cell table:formula="of:=1000*([.D80]-[.D79])/[.I80]" office:value-type="float" office:value="2128.20512820513" calcext:value-type="float">
            <text:p>2128.2051282051</text:p>
          </table:table-cell>
          <table:table-cell table:formula="of:=[.F80]-[.F79]" office:value-type="float" office:value="78" calcext:value-type="float">
            <text:p>78</text:p>
          </table:table-cell>
          <table:table-cell table:formula="of:=100/[.G80]" office:value-type="float" office:value="0.0478527607361963" calcext:value-type="float">
            <text:p>0.0478527607</text:p>
          </table:table-cell>
          <table:table-cell table:formula="of:=100/[.H80]" office:value-type="float" office:value="0.0469879518072289" calcext:value-type="float">
            <text:p>0.046987951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311" calcext:value-type="float">
            <text:p>223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644" calcext:value-type="float">
            <text:p>22644</text:p>
          </table:table-cell>
          <table:table-cell office:value-type="string" calcext:value-type="string">
            <text:p><text:s/>time=</text:p>
          </table:table-cell>
          <table:table-cell office:value-type="float" office:value="10615" calcext:value-type="float">
            <text:p>10615</text:p>
          </table:table-cell>
          <table:table-cell table:formula="of:=1000*([.B81]-[.B80])/[.I81]" office:value-type="float" office:value="2118.42105263158" calcext:value-type="float">
            <text:p>2118.4210526316</text:p>
          </table:table-cell>
          <table:table-cell table:formula="of:=1000*([.D81]-[.D80])/[.I81]" office:value-type="float" office:value="2157.89473684211" calcext:value-type="float">
            <text:p>2157.8947368421</text:p>
          </table:table-cell>
          <table:table-cell table:formula="of:=[.F81]-[.F80]" office:value-type="float" office:value="76" calcext:value-type="float">
            <text:p>76</text:p>
          </table:table-cell>
          <table:table-cell table:formula="of:=100/[.G81]" office:value-type="float" office:value="0.0472049689440994" calcext:value-type="float">
            <text:p>0.0472049689</text:p>
          </table:table-cell>
          <table:table-cell table:formula="of:=100/[.H81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472" calcext:value-type="float">
            <text:p>224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805" calcext:value-type="float">
            <text:p>22805</text:p>
          </table:table-cell>
          <table:table-cell office:value-type="string" calcext:value-type="string">
            <text:p><text:s/>time=</text:p>
          </table:table-cell>
          <table:table-cell office:value-type="float" office:value="10692" calcext:value-type="float">
            <text:p>10692</text:p>
          </table:table-cell>
          <table:table-cell table:formula="of:=1000*([.B82]-[.B81])/[.I82]" office:value-type="float" office:value="2090.90909090909" calcext:value-type="float">
            <text:p>2090.9090909091</text:p>
          </table:table-cell>
          <table:table-cell table:formula="of:=1000*([.D82]-[.D81])/[.I82]" office:value-type="float" office:value="2090.90909090909" calcext:value-type="float">
            <text:p>2090.9090909091</text:p>
          </table:table-cell>
          <table:table-cell table:formula="of:=[.F82]-[.F81]" office:value-type="float" office:value="77" calcext:value-type="float">
            <text:p>77</text:p>
          </table:table-cell>
          <table:table-cell table:formula="of:=100/[.G82]" office:value-type="float" office:value="0.0478260869565217" calcext:value-type="float">
            <text:p>0.047826087</text:p>
          </table:table-cell>
          <table:table-cell table:formula="of:=100/[.H82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635" calcext:value-type="float">
            <text:p>226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970" calcext:value-type="float">
            <text:p>22970</text:p>
          </table:table-cell>
          <table:table-cell office:value-type="string" calcext:value-type="string">
            <text:p><text:s/>time=</text:p>
          </table:table-cell>
          <table:table-cell office:value-type="float" office:value="10769" calcext:value-type="float">
            <text:p>10769</text:p>
          </table:table-cell>
          <table:table-cell table:formula="of:=1000*([.B83]-[.B82])/[.I83]" office:value-type="float" office:value="2116.88311688312" calcext:value-type="float">
            <text:p>2116.8831168831</text:p>
          </table:table-cell>
          <table:table-cell table:formula="of:=1000*([.D83]-[.D82])/[.I83]" office:value-type="float" office:value="2142.85714285714" calcext:value-type="float">
            <text:p>2142.8571428572</text:p>
          </table:table-cell>
          <table:table-cell table:formula="of:=[.F83]-[.F82]" office:value-type="float" office:value="77" calcext:value-type="float">
            <text:p>77</text:p>
          </table:table-cell>
          <table:table-cell table:formula="of:=100/[.G83]" office:value-type="float" office:value="0.047239263803681" calcext:value-type="float">
            <text:p>0.0472392638</text:p>
          </table:table-cell>
          <table:table-cell table:formula="of:=100/[.H83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798" calcext:value-type="float">
            <text:p>227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137" calcext:value-type="float">
            <text:p>23137</text:p>
          </table:table-cell>
          <table:table-cell office:value-type="string" calcext:value-type="string">
            <text:p><text:s/>time=</text:p>
          </table:table-cell>
          <table:table-cell office:value-type="float" office:value="10846" calcext:value-type="float">
            <text:p>10846</text:p>
          </table:table-cell>
          <table:table-cell table:formula="of:=1000*([.B84]-[.B83])/[.I84]" office:value-type="float" office:value="2116.88311688312" calcext:value-type="float">
            <text:p>2116.8831168831</text:p>
          </table:table-cell>
          <table:table-cell table:formula="of:=1000*([.D84]-[.D83])/[.I84]" office:value-type="float" office:value="2168.83116883117" calcext:value-type="float">
            <text:p>2168.8311688312</text:p>
          </table:table-cell>
          <table:table-cell table:formula="of:=[.F84]-[.F83]" office:value-type="float" office:value="77" calcext:value-type="float">
            <text:p>77</text:p>
          </table:table-cell>
          <table:table-cell table:formula="of:=100/[.G84]" office:value-type="float" office:value="0.047239263803681" calcext:value-type="float">
            <text:p>0.0472392638</text:p>
          </table:table-cell>
          <table:table-cell table:formula="of:=100/[.H84]" office:value-type="float" office:value="0.0461077844311377" calcext:value-type="float">
            <text:p>0.046107784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960" calcext:value-type="float">
            <text:p>229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298" calcext:value-type="float">
            <text:p>23298</text:p>
          </table:table-cell>
          <table:table-cell office:value-type="string" calcext:value-type="string">
            <text:p><text:s/>time=</text:p>
          </table:table-cell>
          <table:table-cell office:value-type="float" office:value="10923" calcext:value-type="float">
            <text:p>10923</text:p>
          </table:table-cell>
          <table:table-cell table:formula="of:=1000*([.B85]-[.B84])/[.I85]" office:value-type="float" office:value="2103.8961038961" calcext:value-type="float">
            <text:p>2103.8961038961</text:p>
          </table:table-cell>
          <table:table-cell table:formula="of:=1000*([.D85]-[.D84])/[.I85]" office:value-type="float" office:value="2090.90909090909" calcext:value-type="float">
            <text:p>2090.9090909091</text:p>
          </table:table-cell>
          <table:table-cell table:formula="of:=[.F85]-[.F84]" office:value-type="float" office:value="77" calcext:value-type="float">
            <text:p>77</text:p>
          </table:table-cell>
          <table:table-cell table:formula="of:=100/[.G85]" office:value-type="float" office:value="0.0475308641975309" calcext:value-type="float">
            <text:p>0.0475308642</text:p>
          </table:table-cell>
          <table:table-cell table:formula="of:=100/[.H85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461" calcext:value-type="float">
            <text:p>23461</text:p>
          </table:table-cell>
          <table:table-cell office:value-type="string" calcext:value-type="string">
            <text:p><text:s/>time=</text:p>
          </table:table-cell>
          <table:table-cell office:value-type="float" office:value="11000" calcext:value-type="float">
            <text:p>11000</text:p>
          </table:table-cell>
          <table:table-cell table:formula="of:=1000*([.B86]-[.B85])/[.I86]" office:value-type="float" office:value="2090.90909090909" calcext:value-type="float">
            <text:p>2090.9090909091</text:p>
          </table:table-cell>
          <table:table-cell table:formula="of:=1000*([.D86]-[.D85])/[.I86]" office:value-type="float" office:value="2116.88311688312" calcext:value-type="float">
            <text:p>2116.8831168831</text:p>
          </table:table-cell>
          <table:table-cell table:formula="of:=[.F86]-[.F85]" office:value-type="float" office:value="77" calcext:value-type="float">
            <text:p>77</text:p>
          </table:table-cell>
          <table:table-cell table:formula="of:=100/[.G86]" office:value-type="float" office:value="0.0478260869565217" calcext:value-type="float">
            <text:p>0.047826087</text:p>
          </table:table-cell>
          <table:table-cell table:formula="of:=100/[.H86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284" calcext:value-type="float">
            <text:p>232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627" calcext:value-type="float">
            <text:p>23627</text:p>
          </table:table-cell>
          <table:table-cell office:value-type="string" calcext:value-type="string">
            <text:p><text:s/>time=</text:p>
          </table:table-cell>
          <table:table-cell office:value-type="float" office:value="11077" calcext:value-type="float">
            <text:p>11077</text:p>
          </table:table-cell>
          <table:table-cell table:formula="of:=1000*([.B87]-[.B86])/[.I87]" office:value-type="float" office:value="2116.88311688312" calcext:value-type="float">
            <text:p>2116.8831168831</text:p>
          </table:table-cell>
          <table:table-cell table:formula="of:=1000*([.D87]-[.D86])/[.I87]" office:value-type="float" office:value="2155.84415584416" calcext:value-type="float">
            <text:p>2155.8441558442</text:p>
          </table:table-cell>
          <table:table-cell table:formula="of:=[.F87]-[.F86]" office:value-type="float" office:value="77" calcext:value-type="float">
            <text:p>77</text:p>
          </table:table-cell>
          <table:table-cell table:formula="of:=100/[.G87]" office:value-type="float" office:value="0.047239263803681" calcext:value-type="float">
            <text:p>0.0472392638</text:p>
          </table:table-cell>
          <table:table-cell table:formula="of:=100/[.H87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444" calcext:value-type="float">
            <text:p>234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790" calcext:value-type="float">
            <text:p>23790</text:p>
          </table:table-cell>
          <table:table-cell office:value-type="string" calcext:value-type="string">
            <text:p><text:s/>time=</text:p>
          </table:table-cell>
          <table:table-cell office:value-type="float" office:value="11154" calcext:value-type="float">
            <text:p>11154</text:p>
          </table:table-cell>
          <table:table-cell table:formula="of:=1000*([.B88]-[.B87])/[.I88]" office:value-type="float" office:value="2077.92207792208" calcext:value-type="float">
            <text:p>2077.9220779221</text:p>
          </table:table-cell>
          <table:table-cell table:formula="of:=1000*([.D88]-[.D87])/[.I88]" office:value-type="float" office:value="2116.88311688312" calcext:value-type="float">
            <text:p>2116.8831168831</text:p>
          </table:table-cell>
          <table:table-cell table:formula="of:=[.F88]-[.F87]" office:value-type="float" office:value="77" calcext:value-type="float">
            <text:p>77</text:p>
          </table:table-cell>
          <table:table-cell table:formula="of:=100/[.G88]" office:value-type="float" office:value="0.048125" calcext:value-type="float">
            <text:p>0.048125</text:p>
          </table:table-cell>
          <table:table-cell table:formula="of:=100/[.H88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605" calcext:value-type="float">
            <text:p>236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951" calcext:value-type="float">
            <text:p>23951</text:p>
          </table:table-cell>
          <table:table-cell office:value-type="string" calcext:value-type="string">
            <text:p><text:s/>time=</text:p>
          </table:table-cell>
          <table:table-cell office:value-type="float" office:value="11231" calcext:value-type="float">
            <text:p>11231</text:p>
          </table:table-cell>
          <table:table-cell table:formula="of:=1000*([.B89]-[.B88])/[.I89]" office:value-type="float" office:value="2090.90909090909" calcext:value-type="float">
            <text:p>2090.9090909091</text:p>
          </table:table-cell>
          <table:table-cell table:formula="of:=1000*([.D89]-[.D88])/[.I89]" office:value-type="float" office:value="2090.90909090909" calcext:value-type="float">
            <text:p>2090.9090909091</text:p>
          </table:table-cell>
          <table:table-cell table:formula="of:=[.F89]-[.F88]" office:value-type="float" office:value="77" calcext:value-type="float">
            <text:p>77</text:p>
          </table:table-cell>
          <table:table-cell table:formula="of:=100/[.G89]" office:value-type="float" office:value="0.0478260869565217" calcext:value-type="float">
            <text:p>0.047826087</text:p>
          </table:table-cell>
          <table:table-cell table:formula="of:=100/[.H89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117" calcext:value-type="float">
            <text:p>24117</text:p>
          </table:table-cell>
          <table:table-cell office:value-type="string" calcext:value-type="string">
            <text:p><text:s/>time=</text:p>
          </table:table-cell>
          <table:table-cell office:value-type="float" office:value="11308" calcext:value-type="float">
            <text:p>11308</text:p>
          </table:table-cell>
          <table:table-cell table:formula="of:=1000*([.B90]-[.B89])/[.I90]" office:value-type="float" office:value="2129.87012987013" calcext:value-type="float">
            <text:p>2129.8701298701</text:p>
          </table:table-cell>
          <table:table-cell table:formula="of:=1000*([.D90]-[.D89])/[.I90]" office:value-type="float" office:value="2155.84415584416" calcext:value-type="float">
            <text:p>2155.8441558442</text:p>
          </table:table-cell>
          <table:table-cell table:formula="of:=[.F90]-[.F89]" office:value-type="float" office:value="77" calcext:value-type="float">
            <text:p>77</text:p>
          </table:table-cell>
          <table:table-cell table:formula="of:=100/[.G90]" office:value-type="float" office:value="0.0469512195121951" calcext:value-type="float">
            <text:p>0.0469512195</text:p>
          </table:table-cell>
          <table:table-cell table:formula="of:=100/[.H90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930" calcext:value-type="float">
            <text:p>239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282" calcext:value-type="float">
            <text:p>24282</text:p>
          </table:table-cell>
          <table:table-cell office:value-type="string" calcext:value-type="string">
            <text:p><text:s/>time=</text:p>
          </table:table-cell>
          <table:table-cell office:value-type="float" office:value="11384" calcext:value-type="float">
            <text:p>11384</text:p>
          </table:table-cell>
          <table:table-cell table:formula="of:=1000*([.B91]-[.B90])/[.I91]" office:value-type="float" office:value="2118.42105263158" calcext:value-type="float">
            <text:p>2118.4210526316</text:p>
          </table:table-cell>
          <table:table-cell table:formula="of:=1000*([.D91]-[.D90])/[.I91]" office:value-type="float" office:value="2171.05263157895" calcext:value-type="float">
            <text:p>2171.052631579</text:p>
          </table:table-cell>
          <table:table-cell table:formula="of:=[.F91]-[.F90]" office:value-type="float" office:value="76" calcext:value-type="float">
            <text:p>76</text:p>
          </table:table-cell>
          <table:table-cell table:formula="of:=100/[.G91]" office:value-type="float" office:value="0.0472049689440994" calcext:value-type="float">
            <text:p>0.0472049689</text:p>
          </table:table-cell>
          <table:table-cell table:formula="of:=100/[.H91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092" calcext:value-type="float">
            <text:p>240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444" calcext:value-type="float">
            <text:p>24444</text:p>
          </table:table-cell>
          <table:table-cell office:value-type="string" calcext:value-type="string">
            <text:p><text:s/>time=</text:p>
          </table:table-cell>
          <table:table-cell office:value-type="float" office:value="11462" calcext:value-type="float">
            <text:p>11462</text:p>
          </table:table-cell>
          <table:table-cell table:formula="of:=1000*([.B92]-[.B91])/[.I92]" office:value-type="float" office:value="2076.92307692308" calcext:value-type="float">
            <text:p>2076.9230769231</text:p>
          </table:table-cell>
          <table:table-cell table:formula="of:=1000*([.D92]-[.D91])/[.I92]" office:value-type="float" office:value="2076.92307692308" calcext:value-type="float">
            <text:p>2076.9230769231</text:p>
          </table:table-cell>
          <table:table-cell table:formula="of:=[.F92]-[.F91]" office:value-type="float" office:value="78" calcext:value-type="float">
            <text:p>78</text:p>
          </table:table-cell>
          <table:table-cell table:formula="of:=100/[.G92]" office:value-type="float" office:value="0.0481481481481481" calcext:value-type="float">
            <text:p>0.0481481481</text:p>
          </table:table-cell>
          <table:table-cell table:formula="of:=100/[.H92]" office:value-type="float" office:value="0.0481481481481481" calcext:value-type="float">
            <text:p>0.048148148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254" calcext:value-type="float">
            <text:p>242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608" calcext:value-type="float">
            <text:p>24608</text:p>
          </table:table-cell>
          <table:table-cell office:value-type="string" calcext:value-type="string">
            <text:p><text:s/>time=</text:p>
          </table:table-cell>
          <table:table-cell office:value-type="float" office:value="11539" calcext:value-type="float">
            <text:p>11539</text:p>
          </table:table-cell>
          <table:table-cell table:formula="of:=1000*([.B93]-[.B92])/[.I93]" office:value-type="float" office:value="2103.8961038961" calcext:value-type="float">
            <text:p>2103.8961038961</text:p>
          </table:table-cell>
          <table:table-cell table:formula="of:=1000*([.D93]-[.D92])/[.I93]" office:value-type="float" office:value="2129.87012987013" calcext:value-type="float">
            <text:p>2129.8701298701</text:p>
          </table:table-cell>
          <table:table-cell table:formula="of:=[.F93]-[.F92]" office:value-type="float" office:value="77" calcext:value-type="float">
            <text:p>77</text:p>
          </table:table-cell>
          <table:table-cell table:formula="of:=100/[.G93]" office:value-type="float" office:value="0.0475308641975309" calcext:value-type="float">
            <text:p>0.0475308642</text:p>
          </table:table-cell>
          <table:table-cell table:formula="of:=100/[.H93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417" calcext:value-type="float">
            <text:p>244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774" calcext:value-type="float">
            <text:p>24774</text:p>
          </table:table-cell>
          <table:table-cell office:value-type="string" calcext:value-type="string">
            <text:p><text:s/>time=</text:p>
          </table:table-cell>
          <table:table-cell office:value-type="float" office:value="11616" calcext:value-type="float">
            <text:p>11616</text:p>
          </table:table-cell>
          <table:table-cell table:formula="of:=1000*([.B94]-[.B93])/[.I94]" office:value-type="float" office:value="2116.88311688312" calcext:value-type="float">
            <text:p>2116.8831168831</text:p>
          </table:table-cell>
          <table:table-cell table:formula="of:=1000*([.D94]-[.D93])/[.I94]" office:value-type="float" office:value="2155.84415584416" calcext:value-type="float">
            <text:p>2155.8441558442</text:p>
          </table:table-cell>
          <table:table-cell table:formula="of:=[.F94]-[.F93]" office:value-type="float" office:value="77" calcext:value-type="float">
            <text:p>77</text:p>
          </table:table-cell>
          <table:table-cell table:formula="of:=100/[.G94]" office:value-type="float" office:value="0.047239263803681" calcext:value-type="float">
            <text:p>0.0472392638</text:p>
          </table:table-cell>
          <table:table-cell table:formula="of:=100/[.H94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77" calcext:value-type="float">
            <text:p>245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936" calcext:value-type="float">
            <text:p>24936</text:p>
          </table:table-cell>
          <table:table-cell office:value-type="string" calcext:value-type="string">
            <text:p><text:s/>time=</text:p>
          </table:table-cell>
          <table:table-cell office:value-type="float" office:value="11693" calcext:value-type="float">
            <text:p>11693</text:p>
          </table:table-cell>
          <table:table-cell table:formula="of:=1000*([.B95]-[.B94])/[.I95]" office:value-type="float" office:value="2077.92207792208" calcext:value-type="float">
            <text:p>2077.9220779221</text:p>
          </table:table-cell>
          <table:table-cell table:formula="of:=1000*([.D95]-[.D94])/[.I95]" office:value-type="float" office:value="2103.8961038961" calcext:value-type="float">
            <text:p>2103.8961038961</text:p>
          </table:table-cell>
          <table:table-cell table:formula="of:=[.F95]-[.F94]" office:value-type="float" office:value="77" calcext:value-type="float">
            <text:p>77</text:p>
          </table:table-cell>
          <table:table-cell table:formula="of:=100/[.G95]" office:value-type="float" office:value="0.048125" calcext:value-type="float">
            <text:p>0.048125</text:p>
          </table:table-cell>
          <table:table-cell table:formula="of:=100/[.H95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738" calcext:value-type="float">
            <text:p>247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098" calcext:value-type="float">
            <text:p>25098</text:p>
          </table:table-cell>
          <table:table-cell office:value-type="string" calcext:value-type="string">
            <text:p><text:s/>time=</text:p>
          </table:table-cell>
          <table:table-cell office:value-type="float" office:value="11769" calcext:value-type="float">
            <text:p>11769</text:p>
          </table:table-cell>
          <table:table-cell table:formula="of:=1000*([.B96]-[.B95])/[.I96]" office:value-type="float" office:value="2118.42105263158" calcext:value-type="float">
            <text:p>2118.4210526316</text:p>
          </table:table-cell>
          <table:table-cell table:formula="of:=1000*([.D96]-[.D95])/[.I96]" office:value-type="float" office:value="2131.57894736842" calcext:value-type="float">
            <text:p>2131.5789473684</text:p>
          </table:table-cell>
          <table:table-cell table:formula="of:=[.F96]-[.F95]" office:value-type="float" office:value="76" calcext:value-type="float">
            <text:p>76</text:p>
          </table:table-cell>
          <table:table-cell table:formula="of:=100/[.G96]" office:value-type="float" office:value="0.0472049689440994" calcext:value-type="float">
            <text:p>0.0472049689</text:p>
          </table:table-cell>
          <table:table-cell table:formula="of:=100/[.H96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901" calcext:value-type="float">
            <text:p>249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265" calcext:value-type="float">
            <text:p>25265</text:p>
          </table:table-cell>
          <table:table-cell office:value-type="string" calcext:value-type="string">
            <text:p><text:s/>time=</text:p>
          </table:table-cell>
          <table:table-cell office:value-type="float" office:value="11846" calcext:value-type="float">
            <text:p>11846</text:p>
          </table:table-cell>
          <table:table-cell table:formula="of:=1000*([.B97]-[.B96])/[.I97]" office:value-type="float" office:value="2116.88311688312" calcext:value-type="float">
            <text:p>2116.8831168831</text:p>
          </table:table-cell>
          <table:table-cell table:formula="of:=1000*([.D97]-[.D96])/[.I97]" office:value-type="float" office:value="2168.83116883117" calcext:value-type="float">
            <text:p>2168.8311688312</text:p>
          </table:table-cell>
          <table:table-cell table:formula="of:=[.F97]-[.F96]" office:value-type="float" office:value="77" calcext:value-type="float">
            <text:p>77</text:p>
          </table:table-cell>
          <table:table-cell table:formula="of:=100/[.G97]" office:value-type="float" office:value="0.047239263803681" calcext:value-type="float">
            <text:p>0.0472392638</text:p>
          </table:table-cell>
          <table:table-cell table:formula="of:=100/[.H97]" office:value-type="float" office:value="0.0461077844311377" calcext:value-type="float">
            <text:p>0.046107784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063" calcext:value-type="float">
            <text:p>250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429" calcext:value-type="float">
            <text:p>25429</text:p>
          </table:table-cell>
          <table:table-cell office:value-type="string" calcext:value-type="string">
            <text:p><text:s/>time=</text:p>
          </table:table-cell>
          <table:table-cell office:value-type="float" office:value="11923" calcext:value-type="float">
            <text:p>11923</text:p>
          </table:table-cell>
          <table:table-cell table:formula="of:=1000*([.B98]-[.B97])/[.I98]" office:value-type="float" office:value="2103.8961038961" calcext:value-type="float">
            <text:p>2103.8961038961</text:p>
          </table:table-cell>
          <table:table-cell table:formula="of:=1000*([.D98]-[.D97])/[.I98]" office:value-type="float" office:value="2129.87012987013" calcext:value-type="float">
            <text:p>2129.8701298701</text:p>
          </table:table-cell>
          <table:table-cell table:formula="of:=[.F98]-[.F97]" office:value-type="float" office:value="77" calcext:value-type="float">
            <text:p>77</text:p>
          </table:table-cell>
          <table:table-cell table:formula="of:=100/[.G98]" office:value-type="float" office:value="0.0475308641975309" calcext:value-type="float">
            <text:p>0.0475308642</text:p>
          </table:table-cell>
          <table:table-cell table:formula="of:=100/[.H98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224" calcext:value-type="float">
            <text:p>252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591" calcext:value-type="float">
            <text:p>25591</text:p>
          </table:table-cell>
          <table:table-cell office:value-type="string" calcext:value-type="string">
            <text:p><text:s/>time=</text:p>
          </table:table-cell>
          <table:table-cell office:value-type="float" office:value="12001" calcext:value-type="float">
            <text:p>12001</text:p>
          </table:table-cell>
          <table:table-cell table:formula="of:=1000*([.B99]-[.B98])/[.I99]" office:value-type="float" office:value="2064.10256410256" calcext:value-type="float">
            <text:p>2064.1025641026</text:p>
          </table:table-cell>
          <table:table-cell table:formula="of:=1000*([.D99]-[.D98])/[.I99]" office:value-type="float" office:value="2076.92307692308" calcext:value-type="float">
            <text:p>2076.9230769231</text:p>
          </table:table-cell>
          <table:table-cell table:formula="of:=[.F99]-[.F98]" office:value-type="float" office:value="78" calcext:value-type="float">
            <text:p>78</text:p>
          </table:table-cell>
          <table:table-cell table:formula="of:=100/[.G99]" office:value-type="float" office:value="0.0484472049689441" calcext:value-type="float">
            <text:p>0.048447205</text:p>
          </table:table-cell>
          <table:table-cell table:formula="of:=100/[.H99]" office:value-type="float" office:value="0.0481481481481481" calcext:value-type="float">
            <text:p>0.048148148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387" calcext:value-type="float">
            <text:p>253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56" calcext:value-type="float">
            <text:p>25756</text:p>
          </table:table-cell>
          <table:table-cell office:value-type="string" calcext:value-type="string">
            <text:p><text:s/>time=</text:p>
          </table:table-cell>
          <table:table-cell office:value-type="float" office:value="12078" calcext:value-type="float">
            <text:p>12078</text:p>
          </table:table-cell>
          <table:table-cell table:formula="of:=1000*([.B100]-[.B99])/[.I100]" office:value-type="float" office:value="2116.88311688312" calcext:value-type="float">
            <text:p>2116.8831168831</text:p>
          </table:table-cell>
          <table:table-cell table:formula="of:=1000*([.D100]-[.D99])/[.I100]" office:value-type="float" office:value="2142.85714285714" calcext:value-type="float">
            <text:p>2142.8571428572</text:p>
          </table:table-cell>
          <table:table-cell table:formula="of:=[.F100]-[.F99]" office:value-type="float" office:value="77" calcext:value-type="float">
            <text:p>77</text:p>
          </table:table-cell>
          <table:table-cell table:formula="of:=100/[.G100]" office:value-type="float" office:value="0.047239263803681" calcext:value-type="float">
            <text:p>0.0472392638</text:p>
          </table:table-cell>
          <table:table-cell table:formula="of:=100/[.H100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550" calcext:value-type="float">
            <text:p>255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923" calcext:value-type="float">
            <text:p>25923</text:p>
          </table:table-cell>
          <table:table-cell office:value-type="string" calcext:value-type="string">
            <text:p><text:s/>time=</text:p>
          </table:table-cell>
          <table:table-cell office:value-type="float" office:value="12154" calcext:value-type="float">
            <text:p>12154</text:p>
          </table:table-cell>
          <table:table-cell table:formula="of:=1000*([.B101]-[.B100])/[.I101]" office:value-type="float" office:value="2144.73684210526" calcext:value-type="float">
            <text:p>2144.7368421053</text:p>
          </table:table-cell>
          <table:table-cell table:formula="of:=1000*([.D101]-[.D100])/[.I101]" office:value-type="float" office:value="2197.36842105263" calcext:value-type="float">
            <text:p>2197.3684210526</text:p>
          </table:table-cell>
          <table:table-cell table:formula="of:=[.F101]-[.F100]" office:value-type="float" office:value="76" calcext:value-type="float">
            <text:p>76</text:p>
          </table:table-cell>
          <table:table-cell table:formula="of:=100/[.G101]" office:value-type="float" office:value="0.0466257668711656" calcext:value-type="float">
            <text:p>0.0466257669</text:p>
          </table:table-cell>
          <table:table-cell table:formula="of:=100/[.H101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711" calcext:value-type="float">
            <text:p>257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<text:s/>time=</text:p>
          </table:table-cell>
          <table:table-cell office:value-type="float" office:value="12231" calcext:value-type="float">
            <text:p>12231</text:p>
          </table:table-cell>
          <table:table-cell table:formula="of:=1000*([.B102]-[.B101])/[.I102]" office:value-type="float" office:value="2090.90909090909" calcext:value-type="float">
            <text:p>2090.9090909091</text:p>
          </table:table-cell>
          <table:table-cell table:formula="of:=1000*([.D102]-[.D101])/[.I102]" office:value-type="float" office:value="2103.8961038961" calcext:value-type="float">
            <text:p>2103.8961038961</text:p>
          </table:table-cell>
          <table:table-cell table:formula="of:=[.F102]-[.F101]" office:value-type="float" office:value="77" calcext:value-type="float">
            <text:p>77</text:p>
          </table:table-cell>
          <table:table-cell table:formula="of:=100/[.G102]" office:value-type="float" office:value="0.0478260869565217" calcext:value-type="float">
            <text:p>0.047826087</text:p>
          </table:table-cell>
          <table:table-cell table:formula="of:=100/[.H102]" office:value-type="float" office:value="0.0475308641975309" calcext:value-type="float">
            <text:p>0.04753086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873" calcext:value-type="float">
            <text:p>258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248" calcext:value-type="float">
            <text:p>26248</text:p>
          </table:table-cell>
          <table:table-cell office:value-type="string" calcext:value-type="string">
            <text:p><text:s/>time=</text:p>
          </table:table-cell>
          <table:table-cell office:value-type="float" office:value="12308" calcext:value-type="float">
            <text:p>12308</text:p>
          </table:table-cell>
          <table:table-cell table:formula="of:=1000*([.B103]-[.B102])/[.I103]" office:value-type="float" office:value="2103.8961038961" calcext:value-type="float">
            <text:p>2103.8961038961</text:p>
          </table:table-cell>
          <table:table-cell table:formula="of:=1000*([.D103]-[.D102])/[.I103]" office:value-type="float" office:value="2116.88311688312" calcext:value-type="float">
            <text:p>2116.8831168831</text:p>
          </table:table-cell>
          <table:table-cell table:formula="of:=[.F103]-[.F102]" office:value-type="float" office:value="77" calcext:value-type="float">
            <text:p>77</text:p>
          </table:table-cell>
          <table:table-cell table:formula="of:=100/[.G103]" office:value-type="float" office:value="0.0475308641975309" calcext:value-type="float">
            <text:p>0.0475308642</text:p>
          </table:table-cell>
          <table:table-cell table:formula="of:=100/[.H103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416" calcext:value-type="float">
            <text:p>26416</text:p>
          </table:table-cell>
          <table:table-cell office:value-type="string" calcext:value-type="string">
            <text:p><text:s/>time=</text:p>
          </table:table-cell>
          <table:table-cell office:value-type="float" office:value="12385" calcext:value-type="float">
            <text:p>12385</text:p>
          </table:table-cell>
          <table:table-cell table:formula="of:=1000*([.B104]-[.B103])/[.I104]" office:value-type="float" office:value="2129.87012987013" calcext:value-type="float">
            <text:p>2129.8701298701</text:p>
          </table:table-cell>
          <table:table-cell table:formula="of:=1000*([.D104]-[.D103])/[.I104]" office:value-type="float" office:value="2181.81818181818" calcext:value-type="float">
            <text:p>2181.8181818182</text:p>
          </table:table-cell>
          <table:table-cell table:formula="of:=[.F104]-[.F103]" office:value-type="float" office:value="77" calcext:value-type="float">
            <text:p>77</text:p>
          </table:table-cell>
          <table:table-cell table:formula="of:=100/[.G104]" office:value-type="float" office:value="0.0469512195121951" calcext:value-type="float">
            <text:p>0.0469512195</text:p>
          </table:table-cell>
          <table:table-cell table:formula="of:=100/[.H104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198" calcext:value-type="float">
            <text:p>261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579" calcext:value-type="float">
            <text:p>26579</text:p>
          </table:table-cell>
          <table:table-cell office:value-type="string" calcext:value-type="string">
            <text:p><text:s/>time=</text:p>
          </table:table-cell>
          <table:table-cell office:value-type="float" office:value="12463" calcext:value-type="float">
            <text:p>12463</text:p>
          </table:table-cell>
          <table:table-cell table:formula="of:=1000*([.B105]-[.B104])/[.I105]" office:value-type="float" office:value="2064.10256410256" calcext:value-type="float">
            <text:p>2064.1025641026</text:p>
          </table:table-cell>
          <table:table-cell table:formula="of:=1000*([.D105]-[.D104])/[.I105]" office:value-type="float" office:value="2089.74358974359" calcext:value-type="float">
            <text:p>2089.7435897436</text:p>
          </table:table-cell>
          <table:table-cell table:formula="of:=[.F105]-[.F104]" office:value-type="float" office:value="78" calcext:value-type="float">
            <text:p>78</text:p>
          </table:table-cell>
          <table:table-cell table:formula="of:=100/[.G105]" office:value-type="float" office:value="0.0484472049689441" calcext:value-type="float">
            <text:p>0.048447205</text:p>
          </table:table-cell>
          <table:table-cell table:formula="of:=100/[.H105]" office:value-type="float" office:value="0.0478527607361963" calcext:value-type="float">
            <text:p>0.047852760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359" calcext:value-type="float">
            <text:p>263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740" calcext:value-type="float">
            <text:p>26740</text:p>
          </table:table-cell>
          <table:table-cell office:value-type="string" calcext:value-type="string">
            <text:p><text:s/>time=</text:p>
          </table:table-cell>
          <table:table-cell office:value-type="float" office:value="12539" calcext:value-type="float">
            <text:p>12539</text:p>
          </table:table-cell>
          <table:table-cell table:formula="of:=1000*([.B106]-[.B105])/[.I106]" office:value-type="float" office:value="2118.42105263158" calcext:value-type="float">
            <text:p>2118.4210526316</text:p>
          </table:table-cell>
          <table:table-cell table:formula="of:=1000*([.D106]-[.D105])/[.I106]" office:value-type="float" office:value="2118.42105263158" calcext:value-type="float">
            <text:p>2118.4210526316</text:p>
          </table:table-cell>
          <table:table-cell table:formula="of:=[.F106]-[.F105]" office:value-type="float" office:value="76" calcext:value-type="float">
            <text:p>76</text:p>
          </table:table-cell>
          <table:table-cell table:formula="of:=100/[.G106]" office:value-type="float" office:value="0.0472049689440994" calcext:value-type="float">
            <text:p>0.0472049689</text:p>
          </table:table-cell>
          <table:table-cell table:formula="of:=100/[.H106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523" calcext:value-type="float">
            <text:p>265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908" calcext:value-type="float">
            <text:p>26908</text:p>
          </table:table-cell>
          <table:table-cell office:value-type="string" calcext:value-type="string">
            <text:p><text:s/>time=</text:p>
          </table:table-cell>
          <table:table-cell office:value-type="float" office:value="12616" calcext:value-type="float">
            <text:p>12616</text:p>
          </table:table-cell>
          <table:table-cell table:formula="of:=1000*([.B107]-[.B106])/[.I107]" office:value-type="float" office:value="2129.87012987013" calcext:value-type="float">
            <text:p>2129.8701298701</text:p>
          </table:table-cell>
          <table:table-cell table:formula="of:=1000*([.D107]-[.D106])/[.I107]" office:value-type="float" office:value="2181.81818181818" calcext:value-type="float">
            <text:p>2181.8181818182</text:p>
          </table:table-cell>
          <table:table-cell table:formula="of:=[.F107]-[.F106]" office:value-type="float" office:value="77" calcext:value-type="float">
            <text:p>77</text:p>
          </table:table-cell>
          <table:table-cell table:formula="of:=100/[.G107]" office:value-type="float" office:value="0.0469512195121951" calcext:value-type="float">
            <text:p>0.0469512195</text:p>
          </table:table-cell>
          <table:table-cell table:formula="of:=100/[.H107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686" calcext:value-type="float">
            <text:p>266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<text:s/>time=</text:p>
          </table:table-cell>
          <table:table-cell office:value-type="float" office:value="12693" calcext:value-type="float">
            <text:p>12693</text:p>
          </table:table-cell>
          <table:table-cell table:formula="of:=1000*([.B108]-[.B107])/[.I108]" office:value-type="float" office:value="2116.88311688312" calcext:value-type="float">
            <text:p>2116.8831168831</text:p>
          </table:table-cell>
          <table:table-cell table:formula="of:=1000*([.D108]-[.D107])/[.I108]" office:value-type="float" office:value="2155.84415584416" calcext:value-type="float">
            <text:p>2155.8441558442</text:p>
          </table:table-cell>
          <table:table-cell table:formula="of:=[.F108]-[.F107]" office:value-type="float" office:value="77" calcext:value-type="float">
            <text:p>77</text:p>
          </table:table-cell>
          <table:table-cell table:formula="of:=100/[.G108]" office:value-type="float" office:value="0.047239263803681" calcext:value-type="float">
            <text:p>0.0472392638</text:p>
          </table:table-cell>
          <table:table-cell table:formula="of:=100/[.H108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235" calcext:value-type="float">
            <text:p>27235</text:p>
          </table:table-cell>
          <table:table-cell office:value-type="string" calcext:value-type="string">
            <text:p><text:s/>time=</text:p>
          </table:table-cell>
          <table:table-cell office:value-type="float" office:value="12770" calcext:value-type="float">
            <text:p>12770</text:p>
          </table:table-cell>
          <table:table-cell table:formula="of:=1000*([.B109]-[.B108])/[.I109]" office:value-type="float" office:value="2077.92207792208" calcext:value-type="float">
            <text:p>2077.9220779221</text:p>
          </table:table-cell>
          <table:table-cell table:formula="of:=1000*([.D109]-[.D108])/[.I109]" office:value-type="float" office:value="2090.90909090909" calcext:value-type="float">
            <text:p>2090.9090909091</text:p>
          </table:table-cell>
          <table:table-cell table:formula="of:=[.F109]-[.F108]" office:value-type="float" office:value="77" calcext:value-type="float">
            <text:p>77</text:p>
          </table:table-cell>
          <table:table-cell table:formula="of:=100/[.G109]" office:value-type="float" office:value="0.048125" calcext:value-type="float">
            <text:p>0.048125</text:p>
          </table:table-cell>
          <table:table-cell table:formula="of:=100/[.H109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008" calcext:value-type="float">
            <text:p>270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399" calcext:value-type="float">
            <text:p>27399</text:p>
          </table:table-cell>
          <table:table-cell office:value-type="string" calcext:value-type="string">
            <text:p><text:s/>time=</text:p>
          </table:table-cell>
          <table:table-cell office:value-type="float" office:value="12847" calcext:value-type="float">
            <text:p>12847</text:p>
          </table:table-cell>
          <table:table-cell table:formula="of:=1000*([.B110]-[.B109])/[.I110]" office:value-type="float" office:value="2103.8961038961" calcext:value-type="float">
            <text:p>2103.8961038961</text:p>
          </table:table-cell>
          <table:table-cell table:formula="of:=1000*([.D110]-[.D109])/[.I110]" office:value-type="float" office:value="2129.87012987013" calcext:value-type="float">
            <text:p>2129.8701298701</text:p>
          </table:table-cell>
          <table:table-cell table:formula="of:=[.F110]-[.F109]" office:value-type="float" office:value="77" calcext:value-type="float">
            <text:p>77</text:p>
          </table:table-cell>
          <table:table-cell table:formula="of:=100/[.G110]" office:value-type="float" office:value="0.0475308641975309" calcext:value-type="float">
            <text:p>0.0475308642</text:p>
          </table:table-cell>
          <table:table-cell table:formula="of:=100/[.H110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170" calcext:value-type="float">
            <text:p>271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<text:s/>time=</text:p>
          </table:table-cell>
          <table:table-cell office:value-type="float" office:value="12923" calcext:value-type="float">
            <text:p>12923</text:p>
          </table:table-cell>
          <table:table-cell table:formula="of:=1000*([.B111]-[.B110])/[.I111]" office:value-type="float" office:value="2131.57894736842" calcext:value-type="float">
            <text:p>2131.5789473684</text:p>
          </table:table-cell>
          <table:table-cell table:formula="of:=1000*([.D111]-[.D110])/[.I111]" office:value-type="float" office:value="2184.21052631579" calcext:value-type="float">
            <text:p>2184.2105263158</text:p>
          </table:table-cell>
          <table:table-cell table:formula="of:=[.F111]-[.F110]" office:value-type="float" office:value="76" calcext:value-type="float">
            <text:p>76</text:p>
          </table:table-cell>
          <table:table-cell table:formula="of:=100/[.G111]" office:value-type="float" office:value="0.0469135802469136" calcext:value-type="float">
            <text:p>0.0469135802</text:p>
          </table:table-cell>
          <table:table-cell table:formula="of:=100/[.H111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331" calcext:value-type="float">
            <text:p>273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728" calcext:value-type="float">
            <text:p>27728</text:p>
          </table:table-cell>
          <table:table-cell office:value-type="string" calcext:value-type="string">
            <text:p><text:s/>time=</text:p>
          </table:table-cell>
          <table:table-cell office:value-type="float" office:value="13001" calcext:value-type="float">
            <text:p>13001</text:p>
          </table:table-cell>
          <table:table-cell table:formula="of:=1000*([.B112]-[.B111])/[.I112]" office:value-type="float" office:value="2064.10256410256" calcext:value-type="float">
            <text:p>2064.1025641026</text:p>
          </table:table-cell>
          <table:table-cell table:formula="of:=1000*([.D112]-[.D111])/[.I112]" office:value-type="float" office:value="2089.74358974359" calcext:value-type="float">
            <text:p>2089.7435897436</text:p>
          </table:table-cell>
          <table:table-cell table:formula="of:=[.F112]-[.F111]" office:value-type="float" office:value="78" calcext:value-type="float">
            <text:p>78</text:p>
          </table:table-cell>
          <table:table-cell table:formula="of:=100/[.G112]" office:value-type="float" office:value="0.0484472049689441" calcext:value-type="float">
            <text:p>0.048447205</text:p>
          </table:table-cell>
          <table:table-cell table:formula="of:=100/[.H112]" office:value-type="float" office:value="0.0478527607361963" calcext:value-type="float">
            <text:p>0.047852760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492" calcext:value-type="float">
            <text:p>274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889" calcext:value-type="float">
            <text:p>27889</text:p>
          </table:table-cell>
          <table:table-cell office:value-type="string" calcext:value-type="string">
            <text:p><text:s/>time=</text:p>
          </table:table-cell>
          <table:table-cell office:value-type="float" office:value="13078" calcext:value-type="float">
            <text:p>13078</text:p>
          </table:table-cell>
          <table:table-cell table:formula="of:=1000*([.B113]-[.B112])/[.I113]" office:value-type="float" office:value="2090.90909090909" calcext:value-type="float">
            <text:p>2090.9090909091</text:p>
          </table:table-cell>
          <table:table-cell table:formula="of:=1000*([.D113]-[.D112])/[.I113]" office:value-type="float" office:value="2090.90909090909" calcext:value-type="float">
            <text:p>2090.9090909091</text:p>
          </table:table-cell>
          <table:table-cell table:formula="of:=[.F113]-[.F112]" office:value-type="float" office:value="77" calcext:value-type="float">
            <text:p>77</text:p>
          </table:table-cell>
          <table:table-cell table:formula="of:=100/[.G113]" office:value-type="float" office:value="0.0478260869565217" calcext:value-type="float">
            <text:p>0.047826087</text:p>
          </table:table-cell>
          <table:table-cell table:formula="of:=100/[.H113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656" calcext:value-type="float">
            <text:p>276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<text:s/>time=</text:p>
          </table:table-cell>
          <table:table-cell office:value-type="float" office:value="13155" calcext:value-type="float">
            <text:p>13155</text:p>
          </table:table-cell>
          <table:table-cell table:formula="of:=1000*([.B114]-[.B113])/[.I114]" office:value-type="float" office:value="2129.87012987013" calcext:value-type="float">
            <text:p>2129.8701298701</text:p>
          </table:table-cell>
          <table:table-cell table:formula="of:=1000*([.D114]-[.D113])/[.I114]" office:value-type="float" office:value="2194.80519480519" calcext:value-type="float">
            <text:p>2194.8051948052</text:p>
          </table:table-cell>
          <table:table-cell table:formula="of:=[.F114]-[.F113]" office:value-type="float" office:value="77" calcext:value-type="float">
            <text:p>77</text:p>
          </table:table-cell>
          <table:table-cell table:formula="of:=100/[.G114]" office:value-type="float" office:value="0.0469512195121951" calcext:value-type="float">
            <text:p>0.0469512195</text:p>
          </table:table-cell>
          <table:table-cell table:formula="of:=100/[.H114]" office:value-type="float" office:value="0.0455621301775148" calcext:value-type="float">
            <text:p>0.04556213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818" calcext:value-type="float">
            <text:p>278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222" calcext:value-type="float">
            <text:p>28222</text:p>
          </table:table-cell>
          <table:table-cell office:value-type="string" calcext:value-type="string">
            <text:p><text:s/>time=</text:p>
          </table:table-cell>
          <table:table-cell office:value-type="float" office:value="13232" calcext:value-type="float">
            <text:p>13232</text:p>
          </table:table-cell>
          <table:table-cell table:formula="of:=1000*([.B115]-[.B114])/[.I115]" office:value-type="float" office:value="2103.8961038961" calcext:value-type="float">
            <text:p>2103.8961038961</text:p>
          </table:table-cell>
          <table:table-cell table:formula="of:=1000*([.D115]-[.D114])/[.I115]" office:value-type="float" office:value="2129.87012987013" calcext:value-type="float">
            <text:p>2129.8701298701</text:p>
          </table:table-cell>
          <table:table-cell table:formula="of:=[.F115]-[.F114]" office:value-type="float" office:value="77" calcext:value-type="float">
            <text:p>77</text:p>
          </table:table-cell>
          <table:table-cell table:formula="of:=100/[.G115]" office:value-type="float" office:value="0.0475308641975309" calcext:value-type="float">
            <text:p>0.0475308642</text:p>
          </table:table-cell>
          <table:table-cell table:formula="of:=100/[.H115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979" calcext:value-type="float">
            <text:p>279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383" calcext:value-type="float">
            <text:p>28383</text:p>
          </table:table-cell>
          <table:table-cell office:value-type="string" calcext:value-type="string">
            <text:p><text:s/>time=</text:p>
          </table:table-cell>
          <table:table-cell office:value-type="float" office:value="13308" calcext:value-type="float">
            <text:p>13308</text:p>
          </table:table-cell>
          <table:table-cell table:formula="of:=1000*([.B116]-[.B115])/[.I116]" office:value-type="float" office:value="2118.42105263158" calcext:value-type="float">
            <text:p>2118.4210526316</text:p>
          </table:table-cell>
          <table:table-cell table:formula="of:=1000*([.D116]-[.D115])/[.I116]" office:value-type="float" office:value="2118.42105263158" calcext:value-type="float">
            <text:p>2118.4210526316</text:p>
          </table:table-cell>
          <table:table-cell table:formula="of:=[.F116]-[.F115]" office:value-type="float" office:value="76" calcext:value-type="float">
            <text:p>76</text:p>
          </table:table-cell>
          <table:table-cell table:formula="of:=100/[.G116]" office:value-type="float" office:value="0.0472049689440994" calcext:value-type="float">
            <text:p>0.0472049689</text:p>
          </table:table-cell>
          <table:table-cell table:formula="of:=100/[.H116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549" calcext:value-type="float">
            <text:p>28549</text:p>
          </table:table-cell>
          <table:table-cell office:value-type="string" calcext:value-type="string">
            <text:p><text:s/>time=</text:p>
          </table:table-cell>
          <table:table-cell office:value-type="float" office:value="13385" calcext:value-type="float">
            <text:p>13385</text:p>
          </table:table-cell>
          <table:table-cell table:formula="of:=1000*([.B117]-[.B116])/[.I117]" office:value-type="float" office:value="2103.8961038961" calcext:value-type="float">
            <text:p>2103.8961038961</text:p>
          </table:table-cell>
          <table:table-cell table:formula="of:=1000*([.D117]-[.D116])/[.I117]" office:value-type="float" office:value="2155.84415584416" calcext:value-type="float">
            <text:p>2155.8441558442</text:p>
          </table:table-cell>
          <table:table-cell table:formula="of:=[.F117]-[.F116]" office:value-type="float" office:value="77" calcext:value-type="float">
            <text:p>77</text:p>
          </table:table-cell>
          <table:table-cell table:formula="of:=100/[.G117]" office:value-type="float" office:value="0.0475308641975309" calcext:value-type="float">
            <text:p>0.0475308642</text:p>
          </table:table-cell>
          <table:table-cell table:formula="of:=100/[.H117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304" calcext:value-type="float">
            <text:p>283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715" calcext:value-type="float">
            <text:p>28715</text:p>
          </table:table-cell>
          <table:table-cell office:value-type="string" calcext:value-type="string">
            <text:p><text:s/>time=</text:p>
          </table:table-cell>
          <table:table-cell office:value-type="float" office:value="13463" calcext:value-type="float">
            <text:p>13463</text:p>
          </table:table-cell>
          <table:table-cell table:formula="of:=1000*([.B118]-[.B117])/[.I118]" office:value-type="float" office:value="2089.74358974359" calcext:value-type="float">
            <text:p>2089.7435897436</text:p>
          </table:table-cell>
          <table:table-cell table:formula="of:=1000*([.D118]-[.D117])/[.I118]" office:value-type="float" office:value="2128.20512820513" calcext:value-type="float">
            <text:p>2128.2051282051</text:p>
          </table:table-cell>
          <table:table-cell table:formula="of:=[.F118]-[.F117]" office:value-type="float" office:value="78" calcext:value-type="float">
            <text:p>78</text:p>
          </table:table-cell>
          <table:table-cell table:formula="of:=100/[.G118]" office:value-type="float" office:value="0.0478527607361963" calcext:value-type="float">
            <text:p>0.0478527607</text:p>
          </table:table-cell>
          <table:table-cell table:formula="of:=100/[.H118]" office:value-type="float" office:value="0.0469879518072289" calcext:value-type="float">
            <text:p>0.046987951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464" calcext:value-type="float">
            <text:p>284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876" calcext:value-type="float">
            <text:p>28876</text:p>
          </table:table-cell>
          <table:table-cell office:value-type="string" calcext:value-type="string">
            <text:p><text:s/>time=</text:p>
          </table:table-cell>
          <table:table-cell office:value-type="float" office:value="13540" calcext:value-type="float">
            <text:p>13540</text:p>
          </table:table-cell>
          <table:table-cell table:formula="of:=1000*([.B119]-[.B118])/[.I119]" office:value-type="float" office:value="2077.92207792208" calcext:value-type="float">
            <text:p>2077.9220779221</text:p>
          </table:table-cell>
          <table:table-cell table:formula="of:=1000*([.D119]-[.D118])/[.I119]" office:value-type="float" office:value="2090.90909090909" calcext:value-type="float">
            <text:p>2090.9090909091</text:p>
          </table:table-cell>
          <table:table-cell table:formula="of:=[.F119]-[.F118]" office:value-type="float" office:value="77" calcext:value-type="float">
            <text:p>77</text:p>
          </table:table-cell>
          <table:table-cell table:formula="of:=100/[.G119]" office:value-type="float" office:value="0.048125" calcext:value-type="float">
            <text:p>0.048125</text:p>
          </table:table-cell>
          <table:table-cell table:formula="of:=100/[.H119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626" calcext:value-type="float">
            <text:p>286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039" calcext:value-type="float">
            <text:p>29039</text:p>
          </table:table-cell>
          <table:table-cell office:value-type="string" calcext:value-type="string">
            <text:p><text:s/>time=</text:p>
          </table:table-cell>
          <table:table-cell office:value-type="float" office:value="13617" calcext:value-type="float">
            <text:p>13617</text:p>
          </table:table-cell>
          <table:table-cell table:formula="of:=1000*([.B120]-[.B119])/[.I120]" office:value-type="float" office:value="2103.8961038961" calcext:value-type="float">
            <text:p>2103.8961038961</text:p>
          </table:table-cell>
          <table:table-cell table:formula="of:=1000*([.D120]-[.D119])/[.I120]" office:value-type="float" office:value="2116.88311688312" calcext:value-type="float">
            <text:p>2116.8831168831</text:p>
          </table:table-cell>
          <table:table-cell table:formula="of:=[.F120]-[.F119]" office:value-type="float" office:value="77" calcext:value-type="float">
            <text:p>77</text:p>
          </table:table-cell>
          <table:table-cell table:formula="of:=100/[.G120]" office:value-type="float" office:value="0.0475308641975309" calcext:value-type="float">
            <text:p>0.0475308642</text:p>
          </table:table-cell>
          <table:table-cell table:formula="of:=100/[.H120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789" calcext:value-type="float">
            <text:p>287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<text:s/>time=</text:p>
          </table:table-cell>
          <table:table-cell office:value-type="float" office:value="13693" calcext:value-type="float">
            <text:p>13693</text:p>
          </table:table-cell>
          <table:table-cell table:formula="of:=1000*([.B121]-[.B120])/[.I121]" office:value-type="float" office:value="2144.73684210526" calcext:value-type="float">
            <text:p>2144.7368421053</text:p>
          </table:table-cell>
          <table:table-cell table:formula="of:=1000*([.D121]-[.D120])/[.I121]" office:value-type="float" office:value="2210.52631578947" calcext:value-type="float">
            <text:p>2210.5263157895</text:p>
          </table:table-cell>
          <table:table-cell table:formula="of:=[.F121]-[.F120]" office:value-type="float" office:value="76" calcext:value-type="float">
            <text:p>76</text:p>
          </table:table-cell>
          <table:table-cell table:formula="of:=100/[.G121]" office:value-type="float" office:value="0.0466257668711656" calcext:value-type="float">
            <text:p>0.0466257669</text:p>
          </table:table-cell>
          <table:table-cell table:formula="of:=100/[.H121]" office:value-type="float" office:value="0.0452380952380952" calcext:value-type="float">
            <text:p>0.045238095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950" calcext:value-type="float">
            <text:p>289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370" calcext:value-type="float">
            <text:p>29370</text:p>
          </table:table-cell>
          <table:table-cell office:value-type="string" calcext:value-type="string">
            <text:p><text:s/>time=</text:p>
          </table:table-cell>
          <table:table-cell office:value-type="float" office:value="13770" calcext:value-type="float">
            <text:p>13770</text:p>
          </table:table-cell>
          <table:table-cell table:formula="of:=1000*([.B122]-[.B121])/[.I122]" office:value-type="float" office:value="2090.90909090909" calcext:value-type="float">
            <text:p>2090.9090909091</text:p>
          </table:table-cell>
          <table:table-cell table:formula="of:=1000*([.D122]-[.D121])/[.I122]" office:value-type="float" office:value="2116.88311688312" calcext:value-type="float">
            <text:p>2116.8831168831</text:p>
          </table:table-cell>
          <table:table-cell table:formula="of:=[.F122]-[.F121]" office:value-type="float" office:value="77" calcext:value-type="float">
            <text:p>77</text:p>
          </table:table-cell>
          <table:table-cell table:formula="of:=100/[.G122]" office:value-type="float" office:value="0.0478260869565217" calcext:value-type="float">
            <text:p>0.047826087</text:p>
          </table:table-cell>
          <table:table-cell table:formula="of:=100/[.H122]" office:value-type="float" office:value="0.047239263803681" calcext:value-type="float">
            <text:p>0.047239263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111" calcext:value-type="float">
            <text:p>291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531" calcext:value-type="float">
            <text:p>29531</text:p>
          </table:table-cell>
          <table:table-cell office:value-type="string" calcext:value-type="string">
            <text:p><text:s/>time=</text:p>
          </table:table-cell>
          <table:table-cell office:value-type="float" office:value="13847" calcext:value-type="float">
            <text:p>13847</text:p>
          </table:table-cell>
          <table:table-cell table:formula="of:=1000*([.B123]-[.B122])/[.I123]" office:value-type="float" office:value="2090.90909090909" calcext:value-type="float">
            <text:p>2090.9090909091</text:p>
          </table:table-cell>
          <table:table-cell table:formula="of:=1000*([.D123]-[.D122])/[.I123]" office:value-type="float" office:value="2090.90909090909" calcext:value-type="float">
            <text:p>2090.9090909091</text:p>
          </table:table-cell>
          <table:table-cell table:formula="of:=[.F123]-[.F122]" office:value-type="float" office:value="77" calcext:value-type="float">
            <text:p>77</text:p>
          </table:table-cell>
          <table:table-cell table:formula="of:=100/[.G123]" office:value-type="float" office:value="0.0478260869565217" calcext:value-type="float">
            <text:p>0.047826087</text:p>
          </table:table-cell>
          <table:table-cell table:formula="of:=100/[.H123]" office:value-type="float" office:value="0.0478260869565217" calcext:value-type="float">
            <text:p>0.0478260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274" calcext:value-type="float">
            <text:p>292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697" calcext:value-type="float">
            <text:p>29697</text:p>
          </table:table-cell>
          <table:table-cell office:value-type="string" calcext:value-type="string">
            <text:p><text:s/>time=</text:p>
          </table:table-cell>
          <table:table-cell office:value-type="float" office:value="13925" calcext:value-type="float">
            <text:p>13925</text:p>
          </table:table-cell>
          <table:table-cell table:formula="of:=1000*([.B124]-[.B123])/[.I124]" office:value-type="float" office:value="2089.74358974359" calcext:value-type="float">
            <text:p>2089.7435897436</text:p>
          </table:table-cell>
          <table:table-cell table:formula="of:=1000*([.D124]-[.D123])/[.I124]" office:value-type="float" office:value="2128.20512820513" calcext:value-type="float">
            <text:p>2128.2051282051</text:p>
          </table:table-cell>
          <table:table-cell table:formula="of:=[.F124]-[.F123]" office:value-type="float" office:value="78" calcext:value-type="float">
            <text:p>78</text:p>
          </table:table-cell>
          <table:table-cell table:formula="of:=100/[.G124]" office:value-type="float" office:value="0.0478527607361963" calcext:value-type="float">
            <text:p>0.0478527607</text:p>
          </table:table-cell>
          <table:table-cell table:formula="of:=100/[.H124]" office:value-type="float" office:value="0.0469879518072289" calcext:value-type="float">
            <text:p>0.046987951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435" calcext:value-type="float">
            <text:p>294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863" calcext:value-type="float">
            <text:p>29863</text:p>
          </table:table-cell>
          <table:table-cell office:value-type="string" calcext:value-type="string">
            <text:p><text:s/>time=</text:p>
          </table:table-cell>
          <table:table-cell office:value-type="float" office:value="14002" calcext:value-type="float">
            <text:p>14002</text:p>
          </table:table-cell>
          <table:table-cell table:formula="of:=1000*([.B125]-[.B124])/[.I125]" office:value-type="float" office:value="2090.90909090909" calcext:value-type="float">
            <text:p>2090.9090909091</text:p>
          </table:table-cell>
          <table:table-cell table:formula="of:=1000*([.D125]-[.D124])/[.I125]" office:value-type="float" office:value="2155.84415584416" calcext:value-type="float">
            <text:p>2155.8441558442</text:p>
          </table:table-cell>
          <table:table-cell table:formula="of:=[.F125]-[.F124]" office:value-type="float" office:value="77" calcext:value-type="float">
            <text:p>77</text:p>
          </table:table-cell>
          <table:table-cell table:formula="of:=100/[.G125]" office:value-type="float" office:value="0.0478260869565217" calcext:value-type="float">
            <text:p>0.047826087</text:p>
          </table:table-cell>
          <table:table-cell table:formula="of:=100/[.H125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596" calcext:value-type="float">
            <text:p>295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<text:s/>time=</text:p>
          </table:table-cell>
          <table:table-cell office:value-type="float" office:value="14078" calcext:value-type="float">
            <text:p>14078</text:p>
          </table:table-cell>
          <table:table-cell table:formula="of:=1000*([.B126]-[.B125])/[.I126]" office:value-type="float" office:value="2118.42105263158" calcext:value-type="float">
            <text:p>2118.4210526316</text:p>
          </table:table-cell>
          <table:table-cell table:formula="of:=1000*([.D126]-[.D125])/[.I126]" office:value-type="float" office:value="2118.42105263158" calcext:value-type="float">
            <text:p>2118.4210526316</text:p>
          </table:table-cell>
          <table:table-cell table:formula="of:=[.F126]-[.F125]" office:value-type="float" office:value="76" calcext:value-type="float">
            <text:p>76</text:p>
          </table:table-cell>
          <table:table-cell table:formula="of:=100/[.G126]" office:value-type="float" office:value="0.0472049689440994" calcext:value-type="float">
            <text:p>0.0472049689</text:p>
          </table:table-cell>
          <table:table-cell table:formula="of:=100/[.H126]" office:value-type="float" office:value="0.0472049689440994" calcext:value-type="float">
            <text:p>0.04720496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758" calcext:value-type="float">
            <text:p>297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188" calcext:value-type="float">
            <text:p>30188</text:p>
          </table:table-cell>
          <table:table-cell office:value-type="string" calcext:value-type="string">
            <text:p><text:s/>time=</text:p>
          </table:table-cell>
          <table:table-cell office:value-type="float" office:value="14155" calcext:value-type="float">
            <text:p>14155</text:p>
          </table:table-cell>
          <table:table-cell table:formula="of:=1000*([.B127]-[.B126])/[.I127]" office:value-type="float" office:value="2103.8961038961" calcext:value-type="float">
            <text:p>2103.8961038961</text:p>
          </table:table-cell>
          <table:table-cell table:formula="of:=1000*([.D127]-[.D126])/[.I127]" office:value-type="float" office:value="2129.87012987013" calcext:value-type="float">
            <text:p>2129.8701298701</text:p>
          </table:table-cell>
          <table:table-cell table:formula="of:=[.F127]-[.F126]" office:value-type="float" office:value="77" calcext:value-type="float">
            <text:p>77</text:p>
          </table:table-cell>
          <table:table-cell table:formula="of:=100/[.G127]" office:value-type="float" office:value="0.0475308641975309" calcext:value-type="float">
            <text:p>0.0475308642</text:p>
          </table:table-cell>
          <table:table-cell table:formula="of:=100/[.H127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920" calcext:value-type="float">
            <text:p>299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354" calcext:value-type="float">
            <text:p>30354</text:p>
          </table:table-cell>
          <table:table-cell office:value-type="string" calcext:value-type="string">
            <text:p><text:s/>time=</text:p>
          </table:table-cell>
          <table:table-cell office:value-type="float" office:value="14232" calcext:value-type="float">
            <text:p>14232</text:p>
          </table:table-cell>
          <table:table-cell table:formula="of:=1000*([.B128]-[.B127])/[.I128]" office:value-type="float" office:value="2103.8961038961" calcext:value-type="float">
            <text:p>2103.8961038961</text:p>
          </table:table-cell>
          <table:table-cell table:formula="of:=1000*([.D128]-[.D127])/[.I128]" office:value-type="float" office:value="2155.84415584416" calcext:value-type="float">
            <text:p>2155.8441558442</text:p>
          </table:table-cell>
          <table:table-cell table:formula="of:=[.F128]-[.F127]" office:value-type="float" office:value="77" calcext:value-type="float">
            <text:p>77</text:p>
          </table:table-cell>
          <table:table-cell table:formula="of:=100/[.G128]" office:value-type="float" office:value="0.0475308641975309" calcext:value-type="float">
            <text:p>0.0475308642</text:p>
          </table:table-cell>
          <table:table-cell table:formula="of:=100/[.H128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082" calcext:value-type="float">
            <text:p>300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516" calcext:value-type="float">
            <text:p>30516</text:p>
          </table:table-cell>
          <table:table-cell office:value-type="string" calcext:value-type="string">
            <text:p><text:s/>time=</text:p>
          </table:table-cell>
          <table:table-cell office:value-type="float" office:value="14309" calcext:value-type="float">
            <text:p>14309</text:p>
          </table:table-cell>
          <table:table-cell table:formula="of:=1000*([.B129]-[.B128])/[.I129]" office:value-type="float" office:value="2103.8961038961" calcext:value-type="float">
            <text:p>2103.8961038961</text:p>
          </table:table-cell>
          <table:table-cell table:formula="of:=1000*([.D129]-[.D128])/[.I129]" office:value-type="float" office:value="2103.8961038961" calcext:value-type="float">
            <text:p>2103.8961038961</text:p>
          </table:table-cell>
          <table:table-cell table:formula="of:=[.F129]-[.F128]" office:value-type="float" office:value="77" calcext:value-type="float">
            <text:p>77</text:p>
          </table:table-cell>
          <table:table-cell table:formula="of:=100/[.G129]" office:value-type="float" office:value="0.0475308641975309" calcext:value-type="float">
            <text:p>0.0475308642</text:p>
          </table:table-cell>
          <table:table-cell table:formula="of:=100/[.H129]" office:value-type="float" office:value="0.0475308641975309" calcext:value-type="float">
            <text:p>0.0475308642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AVERAGE([.J2:.J129])" office:value-type="float" office:value="0.04752117242065" calcext:value-type="float">
            <text:p>0.0475</text:p>
          </table:table-cell>
          <table:table-cell table:style-name="ce2" table:formula="of:=AVERAGE([.K2:.K129])" office:value-type="float" office:value="0.0469620270455907" calcext:value-type="float">
            <text:p>0.047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COM.MICROSOFT.STDEV.P([.J2:.J129])" office:value-type="float" office:value="0.00042783454485096" calcext:value-type="float">
            <text:p>0.0004</text:p>
          </table:table-cell>
          <table:table-cell table:style-name="ce2" table:formula="of:=COM.MICROSOFT.STDEV.P([.K2:.K129])" office:value-type="float" office:value="0.000719666762034754" calcext:value-type="float">
            <text:p>0.0007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formula="of:=[.J133]/[.J132]" office:value-type="percentage" office:value="0.00900303008233542" calcext:value-type="percentage">
            <text:p>0.90%</text:p>
          </table:table-cell>
          <table:table-cell table:style-name="ce3" table:formula="of:=[.K133]/[.K132]" office:value-type="percentage" office:value="0.0153244399211325" calcext:value-type="percentage">
            <text:p>1.53%</text:p>
          </table:table-cell>
        </table:table-row>
      </table:table>
      <table:table table:name="150 input" table:style-name="ta1">
        <table:table-column table:style-name="co2" table:number-columns-repeated="6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<text:s/>time=</text:p>
          </table:table-cell>
          <table:table-cell office:value-type="float" office:value="1887" calcext:value-type="float">
            <text:p>188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413" calcext:value-type="float">
            <text:p>6413</text:p>
          </table:table-cell>
          <table:table-cell office:value-type="string" calcext:value-type="string">
            <text:p><text:s/>time=</text:p>
          </table:table-cell>
          <table:table-cell office:value-type="float" office:value="1960" calcext:value-type="float">
            <text:p>1960</text:p>
          </table:table-cell>
          <table:table-cell table:formula="of:=1000*([.B2]-[.B1])/[.I2]" office:value-type="float" office:value="3273.97260273973" calcext:value-type="float">
            <text:p>3273.9726027397</text:p>
          </table:table-cell>
          <table:table-cell table:formula="of:=1000*([.D2]-[.D1])/[.I2]" office:value-type="float" office:value="3260.27397260274" calcext:value-type="float">
            <text:p>3260.2739726027</text:p>
          </table:table-cell>
          <table:table-cell table:formula="of:=[.F2]-[.F1]" office:value-type="float" office:value="73" calcext:value-type="float">
            <text:p>73</text:p>
          </table:table-cell>
          <table:table-cell table:formula="of:=150/[.G2]" office:value-type="float" office:value="0.04581589958159" calcext:value-type="float">
            <text:p>0.0458158996</text:p>
          </table:table-cell>
          <table:table-cell table:formula="of:=150/[.H2]" office:value-type="float" office:value="0.0460084033613445" calcext:value-type="float">
            <text:p>0.04600840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<text:s/>time=</text:p>
          </table:table-cell>
          <table:table-cell office:value-type="float" office:value="2034" calcext:value-type="float">
            <text:p>2034</text:p>
          </table:table-cell>
          <table:table-cell table:formula="of:=1000*([.B3]-[.B2])/[.I3]" office:value-type="float" office:value="3229.72972972973" calcext:value-type="float">
            <text:p>3229.7297297297</text:p>
          </table:table-cell>
          <table:table-cell table:formula="of:=1000*([.D3]-[.D2])/[.I3]" office:value-type="float" office:value="3216.21621621622" calcext:value-type="float">
            <text:p>3216.2162162162</text:p>
          </table:table-cell>
          <table:table-cell table:formula="of:=[.F3]-[.F2]" office:value-type="float" office:value="74" calcext:value-type="float">
            <text:p>74</text:p>
          </table:table-cell>
          <table:table-cell table:formula="of:=150/[.G3]" office:value-type="float" office:value="0.0464435146443515" calcext:value-type="float">
            <text:p>0.0464435146</text:p>
          </table:table-cell>
          <table:table-cell table:formula="of:=150/[.H3]" office:value-type="float" office:value="0.0466386554621849" calcext:value-type="float">
            <text:p>0.046638655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889" calcext:value-type="float">
            <text:p>6889</text:p>
          </table:table-cell>
          <table:table-cell office:value-type="string" calcext:value-type="string">
            <text:p><text:s/>time=</text:p>
          </table:table-cell>
          <table:table-cell office:value-type="float" office:value="2108" calcext:value-type="float">
            <text:p>2108</text:p>
          </table:table-cell>
          <table:table-cell table:formula="of:=1000*([.B4]-[.B3])/[.I4]" office:value-type="float" office:value="3216.21621621622" calcext:value-type="float">
            <text:p>3216.2162162162</text:p>
          </table:table-cell>
          <table:table-cell table:formula="of:=1000*([.D4]-[.D3])/[.I4]" office:value-type="float" office:value="3216.21621621622" calcext:value-type="float">
            <text:p>3216.2162162162</text:p>
          </table:table-cell>
          <table:table-cell table:formula="of:=[.F4]-[.F3]" office:value-type="float" office:value="74" calcext:value-type="float">
            <text:p>74</text:p>
          </table:table-cell>
          <table:table-cell table:formula="of:=150/[.G4]" office:value-type="float" office:value="0.0466386554621849" calcext:value-type="float">
            <text:p>0.0466386555</text:p>
          </table:table-cell>
          <table:table-cell table:formula="of:=150/[.H4]" office:value-type="float" office:value="0.0466386554621849" calcext:value-type="float">
            <text:p>0.046638655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<text:s/>time=</text:p>
          </table:table-cell>
          <table:table-cell office:value-type="float" office:value="2182" calcext:value-type="float">
            <text:p>2182</text:p>
          </table:table-cell>
          <table:table-cell table:formula="of:=1000*([.B5]-[.B4])/[.I5]" office:value-type="float" office:value="3216.21621621622" calcext:value-type="float">
            <text:p>3216.2162162162</text:p>
          </table:table-cell>
          <table:table-cell table:formula="of:=1000*([.D5]-[.D4])/[.I5]" office:value-type="float" office:value="3243.24324324324" calcext:value-type="float">
            <text:p>3243.2432432433</text:p>
          </table:table-cell>
          <table:table-cell table:formula="of:=[.F5]-[.F4]" office:value-type="float" office:value="74" calcext:value-type="float">
            <text:p>74</text:p>
          </table:table-cell>
          <table:table-cell table:formula="of:=150/[.G5]" office:value-type="float" office:value="0.0466386554621849" calcext:value-type="float">
            <text:p>0.0466386555</text:p>
          </table:table-cell>
          <table:table-cell table:formula="of:=150/[.H5]" office:value-type="float" office:value="0.04625" calcext:value-type="float">
            <text:p>0.04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368" calcext:value-type="float">
            <text:p>7368</text:p>
          </table:table-cell>
          <table:table-cell office:value-type="string" calcext:value-type="string">
            <text:p><text:s/>time=</text:p>
          </table:table-cell>
          <table:table-cell office:value-type="float" office:value="2255" calcext:value-type="float">
            <text:p>2255</text:p>
          </table:table-cell>
          <table:table-cell table:formula="of:=1000*([.B6]-[.B5])/[.I6]" office:value-type="float" office:value="3287.67123287671" calcext:value-type="float">
            <text:p>3287.6712328767</text:p>
          </table:table-cell>
          <table:table-cell table:formula="of:=1000*([.D6]-[.D5])/[.I6]" office:value-type="float" office:value="3273.97260273973" calcext:value-type="float">
            <text:p>3273.9726027397</text:p>
          </table:table-cell>
          <table:table-cell table:formula="of:=[.F6]-[.F5]" office:value-type="float" office:value="73" calcext:value-type="float">
            <text:p>73</text:p>
          </table:table-cell>
          <table:table-cell table:formula="of:=150/[.G6]" office:value-type="float" office:value="0.045625" calcext:value-type="float">
            <text:p>0.045625</text:p>
          </table:table-cell>
          <table:table-cell table:formula="of:=150/[.H6]" office:value-type="float" office:value="0.04581589958159" calcext:value-type="float">
            <text:p>0.045815899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609" calcext:value-type="float">
            <text:p>7609</text:p>
          </table:table-cell>
          <table:table-cell office:value-type="string" calcext:value-type="string">
            <text:p><text:s/>time=</text:p>
          </table:table-cell>
          <table:table-cell office:value-type="float" office:value="2329" calcext:value-type="float">
            <text:p>2329</text:p>
          </table:table-cell>
          <table:table-cell table:formula="of:=1000*([.B7]-[.B6])/[.I7]" office:value-type="float" office:value="3256.75675675676" calcext:value-type="float">
            <text:p>3256.7567567568</text:p>
          </table:table-cell>
          <table:table-cell table:formula="of:=1000*([.D7]-[.D6])/[.I7]" office:value-type="float" office:value="3256.75675675676" calcext:value-type="float">
            <text:p>3256.7567567568</text:p>
          </table:table-cell>
          <table:table-cell table:formula="of:=[.F7]-[.F6]" office:value-type="float" office:value="74" calcext:value-type="float">
            <text:p>74</text:p>
          </table:table-cell>
          <table:table-cell table:formula="of:=150/[.G7]" office:value-type="float" office:value="0.0460580912863071" calcext:value-type="float">
            <text:p>0.0460580913</text:p>
          </table:table-cell>
          <table:table-cell table:formula="of:=150/[.H7]" office:value-type="float" office:value="0.0460580912863071" calcext:value-type="float">
            <text:p>0.046058091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<text:s/>time=</text:p>
          </table:table-cell>
          <table:table-cell office:value-type="float" office:value="2403" calcext:value-type="float">
            <text:p>2403</text:p>
          </table:table-cell>
          <table:table-cell table:formula="of:=1000*([.B8]-[.B7])/[.I8]" office:value-type="float" office:value="3229.72972972973" calcext:value-type="float">
            <text:p>3229.7297297297</text:p>
          </table:table-cell>
          <table:table-cell table:formula="of:=1000*([.D8]-[.D7])/[.I8]" office:value-type="float" office:value="3256.75675675676" calcext:value-type="float">
            <text:p>3256.7567567568</text:p>
          </table:table-cell>
          <table:table-cell table:formula="of:=[.F8]-[.F7]" office:value-type="float" office:value="74" calcext:value-type="float">
            <text:p>74</text:p>
          </table:table-cell>
          <table:table-cell table:formula="of:=150/[.G8]" office:value-type="float" office:value="0.0464435146443515" calcext:value-type="float">
            <text:p>0.0464435146</text:p>
          </table:table-cell>
          <table:table-cell table:formula="of:=150/[.H8]" office:value-type="float" office:value="0.0460580912863071" calcext:value-type="float">
            <text:p>0.046058091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090" calcext:value-type="float">
            <text:p>8090</text:p>
          </table:table-cell>
          <table:table-cell office:value-type="string" calcext:value-type="string">
            <text:p><text:s/>time=</text:p>
          </table:table-cell>
          <table:table-cell office:value-type="float" office:value="2478" calcext:value-type="float">
            <text:p>2478</text:p>
          </table:table-cell>
          <table:table-cell table:formula="of:=1000*([.B9]-[.B8])/[.I9]" office:value-type="float" office:value="3200" calcext:value-type="float">
            <text:p>3200</text:p>
          </table:table-cell>
          <table:table-cell table:formula="of:=1000*([.D9]-[.D8])/[.I9]" office:value-type="float" office:value="3200" calcext:value-type="float">
            <text:p>3200</text:p>
          </table:table-cell>
          <table:table-cell table:formula="of:=[.F9]-[.F8]" office:value-type="float" office:value="75" calcext:value-type="float">
            <text:p>75</text:p>
          </table:table-cell>
          <table:table-cell table:formula="of:=150/[.G9]" office:value-type="float" office:value="0.046875" calcext:value-type="float">
            <text:p>0.046875</text:p>
          </table:table-cell>
          <table:table-cell table:formula="of:=150/[.H9]" office:value-type="float" office:value="0.046875" calcext:value-type="float">
            <text:p>0.0468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258" calcext:value-type="float">
            <text:p>82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<text:s/>time=</text:p>
          </table:table-cell>
          <table:table-cell office:value-type="float" office:value="2551" calcext:value-type="float">
            <text:p>2551</text:p>
          </table:table-cell>
          <table:table-cell table:formula="of:=1000*([.B10]-[.B9])/[.I10]" office:value-type="float" office:value="3301.3698630137" calcext:value-type="float">
            <text:p>3301.3698630137</text:p>
          </table:table-cell>
          <table:table-cell table:formula="of:=1000*([.D10]-[.D9])/[.I10]" office:value-type="float" office:value="3273.97260273973" calcext:value-type="float">
            <text:p>3273.9726027397</text:p>
          </table:table-cell>
          <table:table-cell table:formula="of:=[.F10]-[.F9]" office:value-type="float" office:value="73" calcext:value-type="float">
            <text:p>73</text:p>
          </table:table-cell>
          <table:table-cell table:formula="of:=150/[.G10]" office:value-type="float" office:value="0.0454356846473029" calcext:value-type="float">
            <text:p>0.0454356846</text:p>
          </table:table-cell>
          <table:table-cell table:formula="of:=150/[.H10]" office:value-type="float" office:value="0.04581589958159" calcext:value-type="float">
            <text:p>0.045815899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499" calcext:value-type="float">
            <text:p>84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<text:s/>time=</text:p>
          </table:table-cell>
          <table:table-cell office:value-type="float" office:value="2625" calcext:value-type="float">
            <text:p>2625</text:p>
          </table:table-cell>
          <table:table-cell table:formula="of:=1000*([.B11]-[.B10])/[.I11]" office:value-type="float" office:value="3256.75675675676" calcext:value-type="float">
            <text:p>3256.7567567568</text:p>
          </table:table-cell>
          <table:table-cell table:formula="of:=1000*([.D11]-[.D10])/[.I11]" office:value-type="float" office:value="3243.24324324324" calcext:value-type="float">
            <text:p>3243.2432432433</text:p>
          </table:table-cell>
          <table:table-cell table:formula="of:=[.F11]-[.F10]" office:value-type="float" office:value="74" calcext:value-type="float">
            <text:p>74</text:p>
          </table:table-cell>
          <table:table-cell table:formula="of:=150/[.G11]" office:value-type="float" office:value="0.0460580912863071" calcext:value-type="float">
            <text:p>0.0460580913</text:p>
          </table:table-cell>
          <table:table-cell table:formula="of:=150/[.H11]" office:value-type="float" office:value="0.04625" calcext:value-type="float">
            <text:p>0.04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738" calcext:value-type="float">
            <text:p>87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809" calcext:value-type="float">
            <text:p>8809</text:p>
          </table:table-cell>
          <table:table-cell office:value-type="string" calcext:value-type="string">
            <text:p><text:s/>time=</text:p>
          </table:table-cell>
          <table:table-cell office:value-type="float" office:value="2699" calcext:value-type="float">
            <text:p>2699</text:p>
          </table:table-cell>
          <table:table-cell table:formula="of:=1000*([.B12]-[.B11])/[.I12]" office:value-type="float" office:value="3229.72972972973" calcext:value-type="float">
            <text:p>3229.7297297297</text:p>
          </table:table-cell>
          <table:table-cell table:formula="of:=1000*([.D12]-[.D11])/[.I12]" office:value-type="float" office:value="3243.24324324324" calcext:value-type="float">
            <text:p>3243.2432432433</text:p>
          </table:table-cell>
          <table:table-cell table:formula="of:=[.F12]-[.F11]" office:value-type="float" office:value="74" calcext:value-type="float">
            <text:p>74</text:p>
          </table:table-cell>
          <table:table-cell table:formula="of:=150/[.G12]" office:value-type="float" office:value="0.0464435146443515" calcext:value-type="float">
            <text:p>0.0464435146</text:p>
          </table:table-cell>
          <table:table-cell table:formula="of:=150/[.H12]" office:value-type="float" office:value="0.04625" calcext:value-type="float">
            <text:p>0.04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978" calcext:value-type="float">
            <text:p>89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047" calcext:value-type="float">
            <text:p>9047</text:p>
          </table:table-cell>
          <table:table-cell office:value-type="string" calcext:value-type="string">
            <text:p><text:s/>time=</text:p>
          </table:table-cell>
          <table:table-cell office:value-type="float" office:value="2772" calcext:value-type="float">
            <text:p>2772</text:p>
          </table:table-cell>
          <table:table-cell table:formula="of:=1000*([.B13]-[.B12])/[.I13]" office:value-type="float" office:value="3287.67123287671" calcext:value-type="float">
            <text:p>3287.6712328767</text:p>
          </table:table-cell>
          <table:table-cell table:formula="of:=1000*([.D13]-[.D12])/[.I13]" office:value-type="float" office:value="3260.27397260274" calcext:value-type="float">
            <text:p>3260.2739726027</text:p>
          </table:table-cell>
          <table:table-cell table:formula="of:=[.F13]-[.F12]" office:value-type="float" office:value="73" calcext:value-type="float">
            <text:p>73</text:p>
          </table:table-cell>
          <table:table-cell table:formula="of:=150/[.G13]" office:value-type="float" office:value="0.045625" calcext:value-type="float">
            <text:p>0.045625</text:p>
          </table:table-cell>
          <table:table-cell table:formula="of:=150/[.H13]" office:value-type="float" office:value="0.0460084033613445" calcext:value-type="float">
            <text:p>0.04600840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19" calcext:value-type="float">
            <text:p>92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287" calcext:value-type="float">
            <text:p>9287</text:p>
          </table:table-cell>
          <table:table-cell office:value-type="string" calcext:value-type="string">
            <text:p><text:s/>time=</text:p>
          </table:table-cell>
          <table:table-cell office:value-type="float" office:value="2846" calcext:value-type="float">
            <text:p>2846</text:p>
          </table:table-cell>
          <table:table-cell table:formula="of:=1000*([.B14]-[.B13])/[.I14]" office:value-type="float" office:value="3256.75675675676" calcext:value-type="float">
            <text:p>3256.7567567568</text:p>
          </table:table-cell>
          <table:table-cell table:formula="of:=1000*([.D14]-[.D13])/[.I14]" office:value-type="float" office:value="3243.24324324324" calcext:value-type="float">
            <text:p>3243.2432432433</text:p>
          </table:table-cell>
          <table:table-cell table:formula="of:=[.F14]-[.F13]" office:value-type="float" office:value="74" calcext:value-type="float">
            <text:p>74</text:p>
          </table:table-cell>
          <table:table-cell table:formula="of:=150/[.G14]" office:value-type="float" office:value="0.0460580912863071" calcext:value-type="float">
            <text:p>0.0460580913</text:p>
          </table:table-cell>
          <table:table-cell table:formula="of:=150/[.H14]" office:value-type="float" office:value="0.04625" calcext:value-type="float">
            <text:p>0.04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<text:s/>time=</text:p>
          </table:table-cell>
          <table:table-cell office:value-type="float" office:value="2920" calcext:value-type="float">
            <text:p>2920</text:p>
          </table:table-cell>
          <table:table-cell table:formula="of:=1000*([.B15]-[.B14])/[.I15]" office:value-type="float" office:value="3243.24324324324" calcext:value-type="float">
            <text:p>3243.2432432433</text:p>
          </table:table-cell>
          <table:table-cell table:formula="of:=1000*([.D15]-[.D14])/[.I15]" office:value-type="float" office:value="3243.24324324324" calcext:value-type="float">
            <text:p>3243.2432432433</text:p>
          </table:table-cell>
          <table:table-cell table:formula="of:=[.F15]-[.F14]" office:value-type="float" office:value="74" calcext:value-type="float">
            <text:p>74</text:p>
          </table:table-cell>
          <table:table-cell table:formula="of:=150/[.G15]" office:value-type="float" office:value="0.04625" calcext:value-type="float">
            <text:p>0.04625</text:p>
          </table:table-cell>
          <table:table-cell table:formula="of:=150/[.H15]" office:value-type="float" office:value="0.04625" calcext:value-type="float">
            <text:p>0.04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97" calcext:value-type="float">
            <text:p>96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<text:s/>time=</text:p>
          </table:table-cell>
          <table:table-cell office:value-type="float" office:value="2994" calcext:value-type="float">
            <text:p>2994</text:p>
          </table:table-cell>
          <table:table-cell table:formula="of:=1000*([.B16]-[.B15])/[.I16]" office:value-type="float" office:value="3216.21621621622" calcext:value-type="float">
            <text:p>3216.2162162162</text:p>
          </table:table-cell>
          <table:table-cell table:formula="of:=1000*([.D16]-[.D15])/[.I16]" office:value-type="float" office:value="3216.21621621622" calcext:value-type="float">
            <text:p>3216.2162162162</text:p>
          </table:table-cell>
          <table:table-cell table:formula="of:=[.F16]-[.F15]" office:value-type="float" office:value="74" calcext:value-type="float">
            <text:p>74</text:p>
          </table:table-cell>
          <table:table-cell table:formula="of:=150/[.G16]" office:value-type="float" office:value="0.0466386554621849" calcext:value-type="float">
            <text:p>0.0466386555</text:p>
          </table:table-cell>
          <table:table-cell table:formula="of:=150/[.H16]" office:value-type="float" office:value="0.0466386554621849" calcext:value-type="float">
            <text:p>0.046638655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<text:s/>time=</text:p>
          </table:table-cell>
          <table:table-cell office:value-type="float" office:value="3067" calcext:value-type="float">
            <text:p>3067</text:p>
          </table:table-cell>
          <table:table-cell table:formula="of:=1000*([.B17]-[.B16])/[.I17]" office:value-type="float" office:value="3287.67123287671" calcext:value-type="float">
            <text:p>3287.6712328767</text:p>
          </table:table-cell>
          <table:table-cell table:formula="of:=1000*([.D17]-[.D16])/[.I17]" office:value-type="float" office:value="3260.27397260274" calcext:value-type="float">
            <text:p>3260.2739726027</text:p>
          </table:table-cell>
          <table:table-cell table:formula="of:=[.F17]-[.F16]" office:value-type="float" office:value="73" calcext:value-type="float">
            <text:p>73</text:p>
          </table:table-cell>
          <table:table-cell table:formula="of:=150/[.G17]" office:value-type="float" office:value="0.045625" calcext:value-type="float">
            <text:p>0.045625</text:p>
          </table:table-cell>
          <table:table-cell table:formula="of:=150/[.H17]" office:value-type="float" office:value="0.0460084033613445" calcext:value-type="float">
            <text:p>0.04600840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<text:s/>time=</text:p>
          </table:table-cell>
          <table:table-cell office:value-type="float" office:value="3143" calcext:value-type="float">
            <text:p>3143</text:p>
          </table:table-cell>
          <table:table-cell table:formula="of:=1000*([.B18]-[.B17])/[.I18]" office:value-type="float" office:value="3184.21052631579" calcext:value-type="float">
            <text:p>3184.2105263158</text:p>
          </table:table-cell>
          <table:table-cell table:formula="of:=1000*([.D18]-[.D17])/[.I18]" office:value-type="float" office:value="3236.84210526316" calcext:value-type="float">
            <text:p>3236.8421052632</text:p>
          </table:table-cell>
          <table:table-cell table:formula="of:=[.F18]-[.F17]" office:value-type="float" office:value="76" calcext:value-type="float">
            <text:p>76</text:p>
          </table:table-cell>
          <table:table-cell table:formula="of:=150/[.G18]" office:value-type="float" office:value="0.0471074380165289" calcext:value-type="float">
            <text:p>0.047107438</text:p>
          </table:table-cell>
          <table:table-cell table:formula="of:=150/[.H18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426" calcext:value-type="float">
            <text:p>104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<text:s/>time=</text:p>
          </table:table-cell>
          <table:table-cell office:value-type="float" office:value="3219" calcext:value-type="float">
            <text:p>3219</text:p>
          </table:table-cell>
          <table:table-cell table:formula="of:=1000*([.B19]-[.B18])/[.I19]" office:value-type="float" office:value="3250" calcext:value-type="float">
            <text:p>3250</text:p>
          </table:table-cell>
          <table:table-cell table:formula="of:=1000*([.D19]-[.D18])/[.I19]" office:value-type="float" office:value="3236.84210526316" calcext:value-type="float">
            <text:p>3236.8421052632</text:p>
          </table:table-cell>
          <table:table-cell table:formula="of:=[.F19]-[.F18]" office:value-type="float" office:value="76" calcext:value-type="float">
            <text:p>76</text:p>
          </table:table-cell>
          <table:table-cell table:formula="of:=150/[.G19]" office:value-type="float" office:value="0.0461538461538462" calcext:value-type="float">
            <text:p>0.0461538462</text:p>
          </table:table-cell>
          <table:table-cell table:formula="of:=150/[.H19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71" calcext:value-type="float">
            <text:p>106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<text:s/>time=</text:p>
          </table:table-cell>
          <table:table-cell office:value-type="float" office:value="3295" calcext:value-type="float">
            <text:p>3295</text:p>
          </table:table-cell>
          <table:table-cell table:formula="of:=1000*([.B20]-[.B19])/[.I20]" office:value-type="float" office:value="3223.68421052632" calcext:value-type="float">
            <text:p>3223.6842105263</text:p>
          </table:table-cell>
          <table:table-cell table:formula="of:=1000*([.D20]-[.D19])/[.I20]" office:value-type="float" office:value="3223.68421052632" calcext:value-type="float">
            <text:p>3223.6842105263</text:p>
          </table:table-cell>
          <table:table-cell table:formula="of:=[.F20]-[.F19]" office:value-type="float" office:value="76" calcext:value-type="float">
            <text:p>76</text:p>
          </table:table-cell>
          <table:table-cell table:formula="of:=150/[.G20]" office:value-type="float" office:value="0.046530612244898" calcext:value-type="float">
            <text:p>0.0465306122</text:p>
          </table:table-cell>
          <table:table-cell table:formula="of:=150/[.H20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17" calcext:value-type="float">
            <text:p>109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985" calcext:value-type="float">
            <text:p>10985</text:p>
          </table:table-cell>
          <table:table-cell office:value-type="string" calcext:value-type="string">
            <text:p><text:s/>time=</text:p>
          </table:table-cell>
          <table:table-cell office:value-type="float" office:value="3371" calcext:value-type="float">
            <text:p>3371</text:p>
          </table:table-cell>
          <table:table-cell table:formula="of:=1000*([.B21]-[.B20])/[.I21]" office:value-type="float" office:value="3236.84210526316" calcext:value-type="float">
            <text:p>3236.8421052632</text:p>
          </table:table-cell>
          <table:table-cell table:formula="of:=1000*([.D21]-[.D20])/[.I21]" office:value-type="float" office:value="3223.68421052632" calcext:value-type="float">
            <text:p>3223.6842105263</text:p>
          </table:table-cell>
          <table:table-cell table:formula="of:=[.F21]-[.F20]" office:value-type="float" office:value="76" calcext:value-type="float">
            <text:p>76</text:p>
          </table:table-cell>
          <table:table-cell table:formula="of:=150/[.G21]" office:value-type="float" office:value="0.0463414634146341" calcext:value-type="float">
            <text:p>0.0463414634</text:p>
          </table:table-cell>
          <table:table-cell table:formula="of:=150/[.H21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61" calcext:value-type="float">
            <text:p>111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32" calcext:value-type="float">
            <text:p>11232</text:p>
          </table:table-cell>
          <table:table-cell office:value-type="string" calcext:value-type="string">
            <text:p><text:s/>time=</text:p>
          </table:table-cell>
          <table:table-cell office:value-type="float" office:value="3446" calcext:value-type="float">
            <text:p>3446</text:p>
          </table:table-cell>
          <table:table-cell table:formula="of:=1000*([.B22]-[.B21])/[.I22]" office:value-type="float" office:value="3253.33333333333" calcext:value-type="float">
            <text:p>3253.3333333333</text:p>
          </table:table-cell>
          <table:table-cell table:formula="of:=1000*([.D22]-[.D21])/[.I22]" office:value-type="float" office:value="3293.33333333333" calcext:value-type="float">
            <text:p>3293.3333333333</text:p>
          </table:table-cell>
          <table:table-cell table:formula="of:=[.F22]-[.F21]" office:value-type="float" office:value="75" calcext:value-type="float">
            <text:p>75</text:p>
          </table:table-cell>
          <table:table-cell table:formula="of:=150/[.G22]" office:value-type="float" office:value="0.0461065573770492" calcext:value-type="float">
            <text:p>0.0461065574</text:p>
          </table:table-cell>
          <table:table-cell table:formula="of:=150/[.H22]" office:value-type="float" office:value="0.0455465587044534" calcext:value-type="float">
            <text:p>0.04554655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07" calcext:value-type="float">
            <text:p>114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479" calcext:value-type="float">
            <text:p>11479</text:p>
          </table:table-cell>
          <table:table-cell office:value-type="string" calcext:value-type="string">
            <text:p><text:s/>time=</text:p>
          </table:table-cell>
          <table:table-cell office:value-type="float" office:value="3522" calcext:value-type="float">
            <text:p>3522</text:p>
          </table:table-cell>
          <table:table-cell table:formula="of:=1000*([.B23]-[.B22])/[.I23]" office:value-type="float" office:value="3236.84210526316" calcext:value-type="float">
            <text:p>3236.8421052632</text:p>
          </table:table-cell>
          <table:table-cell table:formula="of:=1000*([.D23]-[.D22])/[.I23]" office:value-type="float" office:value="3250" calcext:value-type="float">
            <text:p>3250</text:p>
          </table:table-cell>
          <table:table-cell table:formula="of:=[.F23]-[.F22]" office:value-type="float" office:value="76" calcext:value-type="float">
            <text:p>76</text:p>
          </table:table-cell>
          <table:table-cell table:formula="of:=150/[.G23]" office:value-type="float" office:value="0.0463414634146341" calcext:value-type="float">
            <text:p>0.0463414634</text:p>
          </table:table-cell>
          <table:table-cell table:formula="of:=150/[.H23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726" calcext:value-type="float">
            <text:p>11726</text:p>
          </table:table-cell>
          <table:table-cell office:value-type="string" calcext:value-type="string">
            <text:p><text:s/>time=</text:p>
          </table:table-cell>
          <table:table-cell office:value-type="float" office:value="3598" calcext:value-type="float">
            <text:p>3598</text:p>
          </table:table-cell>
          <table:table-cell table:formula="of:=1000*([.B24]-[.B23])/[.I24]" office:value-type="float" office:value="3263.15789473684" calcext:value-type="float">
            <text:p>3263.1578947369</text:p>
          </table:table-cell>
          <table:table-cell table:formula="of:=1000*([.D24]-[.D23])/[.I24]" office:value-type="float" office:value="3250" calcext:value-type="float">
            <text:p>3250</text:p>
          </table:table-cell>
          <table:table-cell table:formula="of:=[.F24]-[.F23]" office:value-type="float" office:value="76" calcext:value-type="float">
            <text:p>76</text:p>
          </table:table-cell>
          <table:table-cell table:formula="of:=150/[.G24]" office:value-type="float" office:value="0.0459677419354839" calcext:value-type="float">
            <text:p>0.0459677419</text:p>
          </table:table-cell>
          <table:table-cell table:formula="of:=150/[.H24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03" calcext:value-type="float">
            <text:p>119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<text:s/>time=</text:p>
          </table:table-cell>
          <table:table-cell office:value-type="float" office:value="3675" calcext:value-type="float">
            <text:p>3675</text:p>
          </table:table-cell>
          <table:table-cell table:formula="of:=1000*([.B25]-[.B24])/[.I25]" office:value-type="float" office:value="3220.77922077922" calcext:value-type="float">
            <text:p>3220.7792207792</text:p>
          </table:table-cell>
          <table:table-cell table:formula="of:=1000*([.D25]-[.D24])/[.I25]" office:value-type="float" office:value="3207.79220779221" calcext:value-type="float">
            <text:p>3207.7922077922</text:p>
          </table:table-cell>
          <table:table-cell table:formula="of:=[.F25]-[.F24]" office:value-type="float" office:value="77" calcext:value-type="float">
            <text:p>77</text:p>
          </table:table-cell>
          <table:table-cell table:formula="of:=150/[.G25]" office:value-type="float" office:value="0.0465725806451613" calcext:value-type="float">
            <text:p>0.0465725806</text:p>
          </table:table-cell>
          <table:table-cell table:formula="of:=150/[.H25]" office:value-type="float" office:value="0.0467611336032389" calcext:value-type="float">
            <text:p>0.046761133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21" calcext:value-type="float">
            <text:p>12221</text:p>
          </table:table-cell>
          <table:table-cell office:value-type="string" calcext:value-type="string">
            <text:p><text:s/>time=</text:p>
          </table:table-cell>
          <table:table-cell office:value-type="float" office:value="3750" calcext:value-type="float">
            <text:p>3750</text:p>
          </table:table-cell>
          <table:table-cell table:formula="of:=1000*([.B26]-[.B25])/[.I26]" office:value-type="float" office:value="3280" calcext:value-type="float">
            <text:p>3280</text:p>
          </table:table-cell>
          <table:table-cell table:formula="of:=1000*([.D26]-[.D25])/[.I26]" office:value-type="float" office:value="3306.66666666667" calcext:value-type="float">
            <text:p>3306.6666666667</text:p>
          </table:table-cell>
          <table:table-cell table:formula="of:=[.F26]-[.F25]" office:value-type="float" office:value="75" calcext:value-type="float">
            <text:p>75</text:p>
          </table:table-cell>
          <table:table-cell table:formula="of:=150/[.G26]" office:value-type="float" office:value="0.0457317073170732" calcext:value-type="float">
            <text:p>0.0457317073</text:p>
          </table:table-cell>
          <table:table-cell table:formula="of:=150/[.H26]" office:value-type="float" office:value="0.0453629032258065" calcext:value-type="float">
            <text:p>0.045362903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96" calcext:value-type="float">
            <text:p>123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67" calcext:value-type="float">
            <text:p>12467</text:p>
          </table:table-cell>
          <table:table-cell office:value-type="string" calcext:value-type="string">
            <text:p><text:s/>time=</text:p>
          </table:table-cell>
          <table:table-cell office:value-type="float" office:value="3826" calcext:value-type="float">
            <text:p>3826</text:p>
          </table:table-cell>
          <table:table-cell table:formula="of:=1000*([.B27]-[.B26])/[.I27]" office:value-type="float" office:value="3250" calcext:value-type="float">
            <text:p>3250</text:p>
          </table:table-cell>
          <table:table-cell table:formula="of:=1000*([.D27]-[.D26])/[.I27]" office:value-type="float" office:value="3236.84210526316" calcext:value-type="float">
            <text:p>3236.8421052632</text:p>
          </table:table-cell>
          <table:table-cell table:formula="of:=[.F27]-[.F26]" office:value-type="float" office:value="76" calcext:value-type="float">
            <text:p>76</text:p>
          </table:table-cell>
          <table:table-cell table:formula="of:=150/[.G27]" office:value-type="float" office:value="0.0461538461538462" calcext:value-type="float">
            <text:p>0.0461538462</text:p>
          </table:table-cell>
          <table:table-cell table:formula="of:=150/[.H27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643" calcext:value-type="float">
            <text:p>126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14" calcext:value-type="float">
            <text:p>12714</text:p>
          </table:table-cell>
          <table:table-cell office:value-type="string" calcext:value-type="string">
            <text:p><text:s/>time=</text:p>
          </table:table-cell>
          <table:table-cell office:value-type="float" office:value="3902" calcext:value-type="float">
            <text:p>3902</text:p>
          </table:table-cell>
          <table:table-cell table:formula="of:=1000*([.B28]-[.B27])/[.I28]" office:value-type="float" office:value="3250" calcext:value-type="float">
            <text:p>3250</text:p>
          </table:table-cell>
          <table:table-cell table:formula="of:=1000*([.D28]-[.D27])/[.I28]" office:value-type="float" office:value="3250" calcext:value-type="float">
            <text:p>3250</text:p>
          </table:table-cell>
          <table:table-cell table:formula="of:=[.F28]-[.F27]" office:value-type="float" office:value="76" calcext:value-type="float">
            <text:p>76</text:p>
          </table:table-cell>
          <table:table-cell table:formula="of:=150/[.G28]" office:value-type="float" office:value="0.0461538461538462" calcext:value-type="float">
            <text:p>0.0461538462</text:p>
          </table:table-cell>
          <table:table-cell table:formula="of:=150/[.H28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89" calcext:value-type="float">
            <text:p>128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61" calcext:value-type="float">
            <text:p>12961</text:p>
          </table:table-cell>
          <table:table-cell office:value-type="string" calcext:value-type="string">
            <text:p><text:s/>time=</text:p>
          </table:table-cell>
          <table:table-cell office:value-type="float" office:value="3978" calcext:value-type="float">
            <text:p>3978</text:p>
          </table:table-cell>
          <table:table-cell table:formula="of:=1000*([.B29]-[.B28])/[.I29]" office:value-type="float" office:value="3236.84210526316" calcext:value-type="float">
            <text:p>3236.8421052632</text:p>
          </table:table-cell>
          <table:table-cell table:formula="of:=1000*([.D29]-[.D28])/[.I29]" office:value-type="float" office:value="3250" calcext:value-type="float">
            <text:p>3250</text:p>
          </table:table-cell>
          <table:table-cell table:formula="of:=[.F29]-[.F28]" office:value-type="float" office:value="76" calcext:value-type="float">
            <text:p>76</text:p>
          </table:table-cell>
          <table:table-cell table:formula="of:=150/[.G29]" office:value-type="float" office:value="0.0463414634146341" calcext:value-type="float">
            <text:p>0.0463414634</text:p>
          </table:table-cell>
          <table:table-cell table:formula="of:=150/[.H29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08" calcext:value-type="float">
            <text:p>13208</text:p>
          </table:table-cell>
          <table:table-cell office:value-type="string" calcext:value-type="string">
            <text:p><text:s/>time=</text:p>
          </table:table-cell>
          <table:table-cell office:value-type="float" office:value="4054" calcext:value-type="float">
            <text:p>4054</text:p>
          </table:table-cell>
          <table:table-cell table:formula="of:=1000*([.B30]-[.B29])/[.I30]" office:value-type="float" office:value="3250" calcext:value-type="float">
            <text:p>3250</text:p>
          </table:table-cell>
          <table:table-cell table:formula="of:=1000*([.D30]-[.D29])/[.I30]" office:value-type="float" office:value="3250" calcext:value-type="float">
            <text:p>3250</text:p>
          </table:table-cell>
          <table:table-cell table:formula="of:=[.F30]-[.F29]" office:value-type="float" office:value="76" calcext:value-type="float">
            <text:p>76</text:p>
          </table:table-cell>
          <table:table-cell table:formula="of:=150/[.G30]" office:value-type="float" office:value="0.0461538461538462" calcext:value-type="float">
            <text:p>0.0461538462</text:p>
          </table:table-cell>
          <table:table-cell table:formula="of:=150/[.H30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83" calcext:value-type="float">
            <text:p>133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52" calcext:value-type="float">
            <text:p>13452</text:p>
          </table:table-cell>
          <table:table-cell office:value-type="string" calcext:value-type="string">
            <text:p><text:s/>time=</text:p>
          </table:table-cell>
          <table:table-cell office:value-type="float" office:value="4129" calcext:value-type="float">
            <text:p>4129</text:p>
          </table:table-cell>
          <table:table-cell table:formula="of:=1000*([.B31]-[.B30])/[.I31]" office:value-type="float" office:value="3293.33333333333" calcext:value-type="float">
            <text:p>3293.3333333333</text:p>
          </table:table-cell>
          <table:table-cell table:formula="of:=1000*([.D31]-[.D30])/[.I31]" office:value-type="float" office:value="3253.33333333333" calcext:value-type="float">
            <text:p>3253.3333333333</text:p>
          </table:table-cell>
          <table:table-cell table:formula="of:=[.F31]-[.F30]" office:value-type="float" office:value="75" calcext:value-type="float">
            <text:p>75</text:p>
          </table:table-cell>
          <table:table-cell table:formula="of:=150/[.G31]" office:value-type="float" office:value="0.0455465587044534" calcext:value-type="float">
            <text:p>0.0455465587</text:p>
          </table:table-cell>
          <table:table-cell table:formula="of:=150/[.H31]" office:value-type="float" office:value="0.0461065573770492" calcext:value-type="float">
            <text:p>0.04610655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27" calcext:value-type="float">
            <text:p>136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698" calcext:value-type="float">
            <text:p>13698</text:p>
          </table:table-cell>
          <table:table-cell office:value-type="string" calcext:value-type="string">
            <text:p><text:s/>time=</text:p>
          </table:table-cell>
          <table:table-cell office:value-type="float" office:value="4206" calcext:value-type="float">
            <text:p>4206</text:p>
          </table:table-cell>
          <table:table-cell table:formula="of:=1000*([.B32]-[.B31])/[.I32]" office:value-type="float" office:value="3168.83116883117" calcext:value-type="float">
            <text:p>3168.8311688312</text:p>
          </table:table-cell>
          <table:table-cell table:formula="of:=1000*([.D32]-[.D31])/[.I32]" office:value-type="float" office:value="3194.80519480519" calcext:value-type="float">
            <text:p>3194.8051948052</text:p>
          </table:table-cell>
          <table:table-cell table:formula="of:=[.F32]-[.F31]" office:value-type="float" office:value="77" calcext:value-type="float">
            <text:p>77</text:p>
          </table:table-cell>
          <table:table-cell table:formula="of:=150/[.G32]" office:value-type="float" office:value="0.0473360655737705" calcext:value-type="float">
            <text:p>0.0473360656</text:p>
          </table:table-cell>
          <table:table-cell table:formula="of:=150/[.H32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72" calcext:value-type="float">
            <text:p>138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43" calcext:value-type="float">
            <text:p>13943</text:p>
          </table:table-cell>
          <table:table-cell office:value-type="string" calcext:value-type="string">
            <text:p><text:s/>time=</text:p>
          </table:table-cell>
          <table:table-cell office:value-type="float" office:value="4282" calcext:value-type="float">
            <text:p>4282</text:p>
          </table:table-cell>
          <table:table-cell table:formula="of:=1000*([.B33]-[.B32])/[.I33]" office:value-type="float" office:value="3223.68421052632" calcext:value-type="float">
            <text:p>3223.6842105263</text:p>
          </table:table-cell>
          <table:table-cell table:formula="of:=1000*([.D33]-[.D32])/[.I33]" office:value-type="float" office:value="3223.68421052632" calcext:value-type="float">
            <text:p>3223.6842105263</text:p>
          </table:table-cell>
          <table:table-cell table:formula="of:=[.F33]-[.F32]" office:value-type="float" office:value="76" calcext:value-type="float">
            <text:p>76</text:p>
          </table:table-cell>
          <table:table-cell table:formula="of:=150/[.G33]" office:value-type="float" office:value="0.046530612244898" calcext:value-type="float">
            <text:p>0.0465306122</text:p>
          </table:table-cell>
          <table:table-cell table:formula="of:=150/[.H33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17" calcext:value-type="float">
            <text:p>141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187" calcext:value-type="float">
            <text:p>14187</text:p>
          </table:table-cell>
          <table:table-cell office:value-type="string" calcext:value-type="string">
            <text:p><text:s/>time=</text:p>
          </table:table-cell>
          <table:table-cell office:value-type="float" office:value="4358" calcext:value-type="float">
            <text:p>4358</text:p>
          </table:table-cell>
          <table:table-cell table:formula="of:=1000*([.B34]-[.B33])/[.I34]" office:value-type="float" office:value="3223.68421052632" calcext:value-type="float">
            <text:p>3223.6842105263</text:p>
          </table:table-cell>
          <table:table-cell table:formula="of:=1000*([.D34]-[.D33])/[.I34]" office:value-type="float" office:value="3210.52631578947" calcext:value-type="float">
            <text:p>3210.5263157895</text:p>
          </table:table-cell>
          <table:table-cell table:formula="of:=[.F34]-[.F33]" office:value-type="float" office:value="76" calcext:value-type="float">
            <text:p>76</text:p>
          </table:table-cell>
          <table:table-cell table:formula="of:=150/[.G34]" office:value-type="float" office:value="0.046530612244898" calcext:value-type="float">
            <text:p>0.0465306122</text:p>
          </table:table-cell>
          <table:table-cell table:formula="of:=150/[.H34]" office:value-type="float" office:value="0.0467213114754098" calcext:value-type="float">
            <text:p>0.046721311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362" calcext:value-type="float">
            <text:p>143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430" calcext:value-type="float">
            <text:p>14430</text:p>
          </table:table-cell>
          <table:table-cell office:value-type="string" calcext:value-type="string">
            <text:p><text:s/>time=</text:p>
          </table:table-cell>
          <table:table-cell office:value-type="float" office:value="4433" calcext:value-type="float">
            <text:p>4433</text:p>
          </table:table-cell>
          <table:table-cell table:formula="of:=1000*([.B35]-[.B34])/[.I35]" office:value-type="float" office:value="3266.66666666667" calcext:value-type="float">
            <text:p>3266.6666666667</text:p>
          </table:table-cell>
          <table:table-cell table:formula="of:=1000*([.D35]-[.D34])/[.I35]" office:value-type="float" office:value="3240" calcext:value-type="float">
            <text:p>3240</text:p>
          </table:table-cell>
          <table:table-cell table:formula="of:=[.F35]-[.F34]" office:value-type="float" office:value="75" calcext:value-type="float">
            <text:p>75</text:p>
          </table:table-cell>
          <table:table-cell table:formula="of:=150/[.G35]" office:value-type="float" office:value="0.0459183673469388" calcext:value-type="float">
            <text:p>0.0459183673</text:p>
          </table:table-cell>
          <table:table-cell table:formula="of:=150/[.H35]" office:value-type="float" office:value="0.0462962962962963" calcext:value-type="float">
            <text:p>0.046296296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607" calcext:value-type="float">
            <text:p>146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76" calcext:value-type="float">
            <text:p>14676</text:p>
          </table:table-cell>
          <table:table-cell office:value-type="string" calcext:value-type="string">
            <text:p><text:s/>time=</text:p>
          </table:table-cell>
          <table:table-cell office:value-type="float" office:value="4509" calcext:value-type="float">
            <text:p>4509</text:p>
          </table:table-cell>
          <table:table-cell table:formula="of:=1000*([.B36]-[.B35])/[.I36]" office:value-type="float" office:value="3223.68421052632" calcext:value-type="float">
            <text:p>3223.6842105263</text:p>
          </table:table-cell>
          <table:table-cell table:formula="of:=1000*([.D36]-[.D35])/[.I36]" office:value-type="float" office:value="3236.84210526316" calcext:value-type="float">
            <text:p>3236.8421052632</text:p>
          </table:table-cell>
          <table:table-cell table:formula="of:=[.F36]-[.F35]" office:value-type="float" office:value="76" calcext:value-type="float">
            <text:p>76</text:p>
          </table:table-cell>
          <table:table-cell table:formula="of:=150/[.G36]" office:value-type="float" office:value="0.046530612244898" calcext:value-type="float">
            <text:p>0.0465306122</text:p>
          </table:table-cell>
          <table:table-cell table:formula="of:=150/[.H36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852" calcext:value-type="float">
            <text:p>14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921" calcext:value-type="float">
            <text:p>14921</text:p>
          </table:table-cell>
          <table:table-cell office:value-type="string" calcext:value-type="string">
            <text:p><text:s/>time=</text:p>
          </table:table-cell>
          <table:table-cell office:value-type="float" office:value="4585" calcext:value-type="float">
            <text:p>4585</text:p>
          </table:table-cell>
          <table:table-cell table:formula="of:=1000*([.B37]-[.B36])/[.I37]" office:value-type="float" office:value="3223.68421052632" calcext:value-type="float">
            <text:p>3223.6842105263</text:p>
          </table:table-cell>
          <table:table-cell table:formula="of:=1000*([.D37]-[.D36])/[.I37]" office:value-type="float" office:value="3223.68421052632" calcext:value-type="float">
            <text:p>3223.6842105263</text:p>
          </table:table-cell>
          <table:table-cell table:formula="of:=[.F37]-[.F36]" office:value-type="float" office:value="76" calcext:value-type="float">
            <text:p>76</text:p>
          </table:table-cell>
          <table:table-cell table:formula="of:=150/[.G37]" office:value-type="float" office:value="0.046530612244898" calcext:value-type="float">
            <text:p>0.0465306122</text:p>
          </table:table-cell>
          <table:table-cell table:formula="of:=150/[.H37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01" calcext:value-type="float">
            <text:p>151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67" calcext:value-type="float">
            <text:p>15167</text:p>
          </table:table-cell>
          <table:table-cell office:value-type="string" calcext:value-type="string">
            <text:p><text:s/>time=</text:p>
          </table:table-cell>
          <table:table-cell office:value-type="float" office:value="4661" calcext:value-type="float">
            <text:p>4661</text:p>
          </table:table-cell>
          <table:table-cell table:formula="of:=1000*([.B38]-[.B37])/[.I38]" office:value-type="float" office:value="3276.31578947368" calcext:value-type="float">
            <text:p>3276.3157894737</text:p>
          </table:table-cell>
          <table:table-cell table:formula="of:=1000*([.D38]-[.D37])/[.I38]" office:value-type="float" office:value="3236.84210526316" calcext:value-type="float">
            <text:p>3236.8421052632</text:p>
          </table:table-cell>
          <table:table-cell table:formula="of:=[.F38]-[.F37]" office:value-type="float" office:value="76" calcext:value-type="float">
            <text:p>76</text:p>
          </table:table-cell>
          <table:table-cell table:formula="of:=150/[.G38]" office:value-type="float" office:value="0.0457831325301205" calcext:value-type="float">
            <text:p>0.0457831325</text:p>
          </table:table-cell>
          <table:table-cell table:formula="of:=150/[.H38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48" calcext:value-type="float">
            <text:p>153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<text:s/>time=</text:p>
          </table:table-cell>
          <table:table-cell office:value-type="float" office:value="4737" calcext:value-type="float">
            <text:p>4737</text:p>
          </table:table-cell>
          <table:table-cell table:formula="of:=1000*([.B39]-[.B38])/[.I39]" office:value-type="float" office:value="3250" calcext:value-type="float">
            <text:p>3250</text:p>
          </table:table-cell>
          <table:table-cell table:formula="of:=1000*([.D39]-[.D38])/[.I39]" office:value-type="float" office:value="3250" calcext:value-type="float">
            <text:p>3250</text:p>
          </table:table-cell>
          <table:table-cell table:formula="of:=[.F39]-[.F38]" office:value-type="float" office:value="76" calcext:value-type="float">
            <text:p>76</text:p>
          </table:table-cell>
          <table:table-cell table:formula="of:=150/[.G39]" office:value-type="float" office:value="0.0461538461538462" calcext:value-type="float">
            <text:p>0.0461538462</text:p>
          </table:table-cell>
          <table:table-cell table:formula="of:=150/[.H39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594" calcext:value-type="float">
            <text:p>155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659" calcext:value-type="float">
            <text:p>15659</text:p>
          </table:table-cell>
          <table:table-cell office:value-type="string" calcext:value-type="string">
            <text:p><text:s/>time=</text:p>
          </table:table-cell>
          <table:table-cell office:value-type="float" office:value="4813" calcext:value-type="float">
            <text:p>4813</text:p>
          </table:table-cell>
          <table:table-cell table:formula="of:=1000*([.B40]-[.B39])/[.I40]" office:value-type="float" office:value="3236.84210526316" calcext:value-type="float">
            <text:p>3236.8421052632</text:p>
          </table:table-cell>
          <table:table-cell table:formula="of:=1000*([.D40]-[.D39])/[.I40]" office:value-type="float" office:value="3223.68421052632" calcext:value-type="float">
            <text:p>3223.6842105263</text:p>
          </table:table-cell>
          <table:table-cell table:formula="of:=[.F40]-[.F39]" office:value-type="float" office:value="76" calcext:value-type="float">
            <text:p>76</text:p>
          </table:table-cell>
          <table:table-cell table:formula="of:=150/[.G40]" office:value-type="float" office:value="0.0463414634146341" calcext:value-type="float">
            <text:p>0.0463414634</text:p>
          </table:table-cell>
          <table:table-cell table:formula="of:=150/[.H40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43" calcext:value-type="float">
            <text:p>158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905" calcext:value-type="float">
            <text:p>15905</text:p>
          </table:table-cell>
          <table:table-cell office:value-type="string" calcext:value-type="string">
            <text:p><text:s/>time=</text:p>
          </table:table-cell>
          <table:table-cell office:value-type="float" office:value="4889" calcext:value-type="float">
            <text:p>4889</text:p>
          </table:table-cell>
          <table:table-cell table:formula="of:=1000*([.B41]-[.B40])/[.I41]" office:value-type="float" office:value="3276.31578947368" calcext:value-type="float">
            <text:p>3276.3157894737</text:p>
          </table:table-cell>
          <table:table-cell table:formula="of:=1000*([.D41]-[.D40])/[.I41]" office:value-type="float" office:value="3236.84210526316" calcext:value-type="float">
            <text:p>3236.8421052632</text:p>
          </table:table-cell>
          <table:table-cell table:formula="of:=[.F41]-[.F40]" office:value-type="float" office:value="76" calcext:value-type="float">
            <text:p>76</text:p>
          </table:table-cell>
          <table:table-cell table:formula="of:=150/[.G41]" office:value-type="float" office:value="0.0457831325301205" calcext:value-type="float">
            <text:p>0.0457831325</text:p>
          </table:table-cell>
          <table:table-cell table:formula="of:=150/[.H41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088" calcext:value-type="float">
            <text:p>160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149" calcext:value-type="float">
            <text:p>16149</text:p>
          </table:table-cell>
          <table:table-cell office:value-type="string" calcext:value-type="string">
            <text:p><text:s/>time=</text:p>
          </table:table-cell>
          <table:table-cell office:value-type="float" office:value="4965" calcext:value-type="float">
            <text:p>4965</text:p>
          </table:table-cell>
          <table:table-cell table:formula="of:=1000*([.B42]-[.B41])/[.I42]" office:value-type="float" office:value="3223.68421052632" calcext:value-type="float">
            <text:p>3223.6842105263</text:p>
          </table:table-cell>
          <table:table-cell table:formula="of:=1000*([.D42]-[.D41])/[.I42]" office:value-type="float" office:value="3210.52631578947" calcext:value-type="float">
            <text:p>3210.5263157895</text:p>
          </table:table-cell>
          <table:table-cell table:formula="of:=[.F42]-[.F41]" office:value-type="float" office:value="76" calcext:value-type="float">
            <text:p>76</text:p>
          </table:table-cell>
          <table:table-cell table:formula="of:=150/[.G42]" office:value-type="float" office:value="0.046530612244898" calcext:value-type="float">
            <text:p>0.0465306122</text:p>
          </table:table-cell>
          <table:table-cell table:formula="of:=150/[.H42]" office:value-type="float" office:value="0.0467213114754098" calcext:value-type="float">
            <text:p>0.046721311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95" calcext:value-type="float">
            <text:p>16395</text:p>
          </table:table-cell>
          <table:table-cell office:value-type="string" calcext:value-type="string">
            <text:p><text:s/>time=</text:p>
          </table:table-cell>
          <table:table-cell office:value-type="float" office:value="5041" calcext:value-type="float">
            <text:p>5041</text:p>
          </table:table-cell>
          <table:table-cell table:formula="of:=1000*([.B43]-[.B42])/[.I43]" office:value-type="float" office:value="3223.68421052632" calcext:value-type="float">
            <text:p>3223.6842105263</text:p>
          </table:table-cell>
          <table:table-cell table:formula="of:=1000*([.D43]-[.D42])/[.I43]" office:value-type="float" office:value="3236.84210526316" calcext:value-type="float">
            <text:p>3236.8421052632</text:p>
          </table:table-cell>
          <table:table-cell table:formula="of:=[.F43]-[.F42]" office:value-type="float" office:value="76" calcext:value-type="float">
            <text:p>76</text:p>
          </table:table-cell>
          <table:table-cell table:formula="of:=150/[.G43]" office:value-type="float" office:value="0.046530612244898" calcext:value-type="float">
            <text:p>0.0465306122</text:p>
          </table:table-cell>
          <table:table-cell table:formula="of:=150/[.H43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579" calcext:value-type="float">
            <text:p>165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640" calcext:value-type="float">
            <text:p>16640</text:p>
          </table:table-cell>
          <table:table-cell office:value-type="string" calcext:value-type="string">
            <text:p><text:s/>time=</text:p>
          </table:table-cell>
          <table:table-cell office:value-type="float" office:value="5116" calcext:value-type="float">
            <text:p>5116</text:p>
          </table:table-cell>
          <table:table-cell table:formula="of:=1000*([.B44]-[.B43])/[.I44]" office:value-type="float" office:value="3280" calcext:value-type="float">
            <text:p>3280</text:p>
          </table:table-cell>
          <table:table-cell table:formula="of:=1000*([.D44]-[.D43])/[.I44]" office:value-type="float" office:value="3266.66666666667" calcext:value-type="float">
            <text:p>3266.6666666667</text:p>
          </table:table-cell>
          <table:table-cell table:formula="of:=[.F44]-[.F43]" office:value-type="float" office:value="75" calcext:value-type="float">
            <text:p>75</text:p>
          </table:table-cell>
          <table:table-cell table:formula="of:=150/[.G44]" office:value-type="float" office:value="0.0457317073170732" calcext:value-type="float">
            <text:p>0.0457317073</text:p>
          </table:table-cell>
          <table:table-cell table:formula="of:=150/[.H44]" office:value-type="float" office:value="0.0459183673469388" calcext:value-type="float">
            <text:p>0.04591836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828" calcext:value-type="float">
            <text:p>168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886" calcext:value-type="float">
            <text:p>16886</text:p>
          </table:table-cell>
          <table:table-cell office:value-type="string" calcext:value-type="string">
            <text:p><text:s/>time=</text:p>
          </table:table-cell>
          <table:table-cell office:value-type="float" office:value="5192" calcext:value-type="float">
            <text:p>5192</text:p>
          </table:table-cell>
          <table:table-cell table:formula="of:=1000*([.B45]-[.B44])/[.I45]" office:value-type="float" office:value="3276.31578947368" calcext:value-type="float">
            <text:p>3276.3157894737</text:p>
          </table:table-cell>
          <table:table-cell table:formula="of:=1000*([.D45]-[.D44])/[.I45]" office:value-type="float" office:value="3236.84210526316" calcext:value-type="float">
            <text:p>3236.8421052632</text:p>
          </table:table-cell>
          <table:table-cell table:formula="of:=[.F45]-[.F44]" office:value-type="float" office:value="76" calcext:value-type="float">
            <text:p>76</text:p>
          </table:table-cell>
          <table:table-cell table:formula="of:=150/[.G45]" office:value-type="float" office:value="0.0457831325301205" calcext:value-type="float">
            <text:p>0.0457831325</text:p>
          </table:table-cell>
          <table:table-cell table:formula="of:=150/[.H45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133" calcext:value-type="float">
            <text:p>17133</text:p>
          </table:table-cell>
          <table:table-cell office:value-type="string" calcext:value-type="string">
            <text:p><text:s/>time=</text:p>
          </table:table-cell>
          <table:table-cell office:value-type="float" office:value="5268" calcext:value-type="float">
            <text:p>5268</text:p>
          </table:table-cell>
          <table:table-cell table:formula="of:=1000*([.B46]-[.B45])/[.I46]" office:value-type="float" office:value="3250" calcext:value-type="float">
            <text:p>3250</text:p>
          </table:table-cell>
          <table:table-cell table:formula="of:=1000*([.D46]-[.D45])/[.I46]" office:value-type="float" office:value="3250" calcext:value-type="float">
            <text:p>3250</text:p>
          </table:table-cell>
          <table:table-cell table:formula="of:=[.F46]-[.F45]" office:value-type="float" office:value="76" calcext:value-type="float">
            <text:p>76</text:p>
          </table:table-cell>
          <table:table-cell table:formula="of:=150/[.G46]" office:value-type="float" office:value="0.0461538461538462" calcext:value-type="float">
            <text:p>0.0461538462</text:p>
          </table:table-cell>
          <table:table-cell table:formula="of:=150/[.H46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321" calcext:value-type="float">
            <text:p>173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<text:s/>time=</text:p>
          </table:table-cell>
          <table:table-cell office:value-type="float" office:value="5345" calcext:value-type="float">
            <text:p>5345</text:p>
          </table:table-cell>
          <table:table-cell table:formula="of:=1000*([.B47]-[.B46])/[.I47]" office:value-type="float" office:value="3194.80519480519" calcext:value-type="float">
            <text:p>3194.8051948052</text:p>
          </table:table-cell>
          <table:table-cell table:formula="of:=1000*([.D47]-[.D46])/[.I47]" office:value-type="float" office:value="3194.80519480519" calcext:value-type="float">
            <text:p>3194.8051948052</text:p>
          </table:table-cell>
          <table:table-cell table:formula="of:=[.F47]-[.F46]" office:value-type="float" office:value="77" calcext:value-type="float">
            <text:p>77</text:p>
          </table:table-cell>
          <table:table-cell table:formula="of:=150/[.G47]" office:value-type="float" office:value="0.0469512195121951" calcext:value-type="float">
            <text:p>0.0469512195</text:p>
          </table:table-cell>
          <table:table-cell table:formula="of:=150/[.H47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569" calcext:value-type="float">
            <text:p>175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625" calcext:value-type="float">
            <text:p>17625</text:p>
          </table:table-cell>
          <table:table-cell office:value-type="string" calcext:value-type="string">
            <text:p><text:s/>time=</text:p>
          </table:table-cell>
          <table:table-cell office:value-type="float" office:value="5421" calcext:value-type="float">
            <text:p>5421</text:p>
          </table:table-cell>
          <table:table-cell table:formula="of:=1000*([.B48]-[.B47])/[.I48]" office:value-type="float" office:value="3263.15789473684" calcext:value-type="float">
            <text:p>3263.1578947369</text:p>
          </table:table-cell>
          <table:table-cell table:formula="of:=1000*([.D48]-[.D47])/[.I48]" office:value-type="float" office:value="3236.84210526316" calcext:value-type="float">
            <text:p>3236.8421052632</text:p>
          </table:table-cell>
          <table:table-cell table:formula="of:=[.F48]-[.F47]" office:value-type="float" office:value="76" calcext:value-type="float">
            <text:p>76</text:p>
          </table:table-cell>
          <table:table-cell table:formula="of:=150/[.G48]" office:value-type="float" office:value="0.0459677419354839" calcext:value-type="float">
            <text:p>0.0459677419</text:p>
          </table:table-cell>
          <table:table-cell table:formula="of:=150/[.H48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816" calcext:value-type="float">
            <text:p>178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871" calcext:value-type="float">
            <text:p>17871</text:p>
          </table:table-cell>
          <table:table-cell office:value-type="string" calcext:value-type="string">
            <text:p><text:s/>time=</text:p>
          </table:table-cell>
          <table:table-cell office:value-type="float" office:value="5496" calcext:value-type="float">
            <text:p>5496</text:p>
          </table:table-cell>
          <table:table-cell table:formula="of:=1000*([.B49]-[.B48])/[.I49]" office:value-type="float" office:value="3293.33333333333" calcext:value-type="float">
            <text:p>3293.3333333333</text:p>
          </table:table-cell>
          <table:table-cell table:formula="of:=1000*([.D49]-[.D48])/[.I49]" office:value-type="float" office:value="3280" calcext:value-type="float">
            <text:p>3280</text:p>
          </table:table-cell>
          <table:table-cell table:formula="of:=[.F49]-[.F48]" office:value-type="float" office:value="75" calcext:value-type="float">
            <text:p>75</text:p>
          </table:table-cell>
          <table:table-cell table:formula="of:=150/[.G49]" office:value-type="float" office:value="0.0455465587044534" calcext:value-type="float">
            <text:p>0.0455465587</text:p>
          </table:table-cell>
          <table:table-cell table:formula="of:=150/[.H49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117" calcext:value-type="float">
            <text:p>18117</text:p>
          </table:table-cell>
          <table:table-cell office:value-type="string" calcext:value-type="string">
            <text:p><text:s/>time=</text:p>
          </table:table-cell>
          <table:table-cell office:value-type="float" office:value="5572" calcext:value-type="float">
            <text:p>5572</text:p>
          </table:table-cell>
          <table:table-cell table:formula="of:=1000*([.B50]-[.B49])/[.I50]" office:value-type="float" office:value="3223.68421052632" calcext:value-type="float">
            <text:p>3223.6842105263</text:p>
          </table:table-cell>
          <table:table-cell table:formula="of:=1000*([.D50]-[.D49])/[.I50]" office:value-type="float" office:value="3236.84210526316" calcext:value-type="float">
            <text:p>3236.8421052632</text:p>
          </table:table-cell>
          <table:table-cell table:formula="of:=[.F50]-[.F49]" office:value-type="float" office:value="76" calcext:value-type="float">
            <text:p>76</text:p>
          </table:table-cell>
          <table:table-cell table:formula="of:=150/[.G50]" office:value-type="float" office:value="0.046530612244898" calcext:value-type="float">
            <text:p>0.0465306122</text:p>
          </table:table-cell>
          <table:table-cell table:formula="of:=150/[.H50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308" calcext:value-type="float">
            <text:p>183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363" calcext:value-type="float">
            <text:p>18363</text:p>
          </table:table-cell>
          <table:table-cell office:value-type="string" calcext:value-type="string">
            <text:p><text:s/>time=</text:p>
          </table:table-cell>
          <table:table-cell office:value-type="float" office:value="5648" calcext:value-type="float">
            <text:p>5648</text:p>
          </table:table-cell>
          <table:table-cell table:formula="of:=1000*([.B51]-[.B50])/[.I51]" office:value-type="float" office:value="3250" calcext:value-type="float">
            <text:p>3250</text:p>
          </table:table-cell>
          <table:table-cell table:formula="of:=1000*([.D51]-[.D50])/[.I51]" office:value-type="float" office:value="3236.84210526316" calcext:value-type="float">
            <text:p>3236.8421052632</text:p>
          </table:table-cell>
          <table:table-cell table:formula="of:=[.F51]-[.F50]" office:value-type="float" office:value="76" calcext:value-type="float">
            <text:p>76</text:p>
          </table:table-cell>
          <table:table-cell table:formula="of:=150/[.G51]" office:value-type="float" office:value="0.0461538461538462" calcext:value-type="float">
            <text:p>0.0461538462</text:p>
          </table:table-cell>
          <table:table-cell table:formula="of:=150/[.H51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555" calcext:value-type="float">
            <text:p>185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609" calcext:value-type="float">
            <text:p>18609</text:p>
          </table:table-cell>
          <table:table-cell office:value-type="string" calcext:value-type="string">
            <text:p><text:s/>time=</text:p>
          </table:table-cell>
          <table:table-cell office:value-type="float" office:value="5724" calcext:value-type="float">
            <text:p>5724</text:p>
          </table:table-cell>
          <table:table-cell table:formula="of:=1000*([.B52]-[.B51])/[.I52]" office:value-type="float" office:value="3250" calcext:value-type="float">
            <text:p>3250</text:p>
          </table:table-cell>
          <table:table-cell table:formula="of:=1000*([.D52]-[.D51])/[.I52]" office:value-type="float" office:value="3236.84210526316" calcext:value-type="float">
            <text:p>3236.8421052632</text:p>
          </table:table-cell>
          <table:table-cell table:formula="of:=[.F52]-[.F51]" office:value-type="float" office:value="76" calcext:value-type="float">
            <text:p>76</text:p>
          </table:table-cell>
          <table:table-cell table:formula="of:=150/[.G52]" office:value-type="float" office:value="0.0461538461538462" calcext:value-type="float">
            <text:p>0.0461538462</text:p>
          </table:table-cell>
          <table:table-cell table:formula="of:=150/[.H52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856" calcext:value-type="float">
            <text:p>18856</text:p>
          </table:table-cell>
          <table:table-cell office:value-type="string" calcext:value-type="string">
            <text:p><text:s/>time=</text:p>
          </table:table-cell>
          <table:table-cell office:value-type="float" office:value="5799" calcext:value-type="float">
            <text:p>5799</text:p>
          </table:table-cell>
          <table:table-cell table:formula="of:=1000*([.B53]-[.B52])/[.I53]" office:value-type="float" office:value="3266.66666666667" calcext:value-type="float">
            <text:p>3266.6666666667</text:p>
          </table:table-cell>
          <table:table-cell table:formula="of:=1000*([.D53]-[.D52])/[.I53]" office:value-type="float" office:value="3293.33333333333" calcext:value-type="float">
            <text:p>3293.3333333333</text:p>
          </table:table-cell>
          <table:table-cell table:formula="of:=[.F53]-[.F52]" office:value-type="float" office:value="75" calcext:value-type="float">
            <text:p>75</text:p>
          </table:table-cell>
          <table:table-cell table:formula="of:=150/[.G53]" office:value-type="float" office:value="0.0459183673469388" calcext:value-type="float">
            <text:p>0.0459183673</text:p>
          </table:table-cell>
          <table:table-cell table:formula="of:=150/[.H53]" office:value-type="float" office:value="0.0455465587044534" calcext:value-type="float">
            <text:p>0.045546558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046" calcext:value-type="float">
            <text:p>190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101" calcext:value-type="float">
            <text:p>19101</text:p>
          </table:table-cell>
          <table:table-cell office:value-type="string" calcext:value-type="string">
            <text:p><text:s/>time=</text:p>
          </table:table-cell>
          <table:table-cell office:value-type="float" office:value="5876" calcext:value-type="float">
            <text:p>5876</text:p>
          </table:table-cell>
          <table:table-cell table:formula="of:=1000*([.B54]-[.B53])/[.I54]" office:value-type="float" office:value="3194.80519480519" calcext:value-type="float">
            <text:p>3194.8051948052</text:p>
          </table:table-cell>
          <table:table-cell table:formula="of:=1000*([.D54]-[.D53])/[.I54]" office:value-type="float" office:value="3181.81818181818" calcext:value-type="float">
            <text:p>3181.8181818182</text:p>
          </table:table-cell>
          <table:table-cell table:formula="of:=[.F54]-[.F53]" office:value-type="float" office:value="77" calcext:value-type="float">
            <text:p>77</text:p>
          </table:table-cell>
          <table:table-cell table:formula="of:=150/[.G54]" office:value-type="float" office:value="0.0469512195121951" calcext:value-type="float">
            <text:p>0.0469512195</text:p>
          </table:table-cell>
          <table:table-cell table:formula="of:=150/[.H54]" office:value-type="float" office:value="0.0471428571428571" calcext:value-type="float">
            <text:p>0.047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293" calcext:value-type="float">
            <text:p>192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346" calcext:value-type="float">
            <text:p>19346</text:p>
          </table:table-cell>
          <table:table-cell office:value-type="string" calcext:value-type="string">
            <text:p><text:s/>time=</text:p>
          </table:table-cell>
          <table:table-cell office:value-type="float" office:value="5952" calcext:value-type="float">
            <text:p>5952</text:p>
          </table:table-cell>
          <table:table-cell table:formula="of:=1000*([.B55]-[.B54])/[.I55]" office:value-type="float" office:value="3250" calcext:value-type="float">
            <text:p>3250</text:p>
          </table:table-cell>
          <table:table-cell table:formula="of:=1000*([.D55]-[.D54])/[.I55]" office:value-type="float" office:value="3223.68421052632" calcext:value-type="float">
            <text:p>3223.6842105263</text:p>
          </table:table-cell>
          <table:table-cell table:formula="of:=[.F55]-[.F54]" office:value-type="float" office:value="76" calcext:value-type="float">
            <text:p>76</text:p>
          </table:table-cell>
          <table:table-cell table:formula="of:=150/[.G55]" office:value-type="float" office:value="0.0461538461538462" calcext:value-type="float">
            <text:p>0.0461538462</text:p>
          </table:table-cell>
          <table:table-cell table:formula="of:=150/[.H55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593" calcext:value-type="float">
            <text:p>19593</text:p>
          </table:table-cell>
          <table:table-cell office:value-type="string" calcext:value-type="string">
            <text:p><text:s/>time=</text:p>
          </table:table-cell>
          <table:table-cell office:value-type="float" office:value="6028" calcext:value-type="float">
            <text:p>6028</text:p>
          </table:table-cell>
          <table:table-cell table:formula="of:=1000*([.B56]-[.B55])/[.I56]" office:value-type="float" office:value="3250" calcext:value-type="float">
            <text:p>3250</text:p>
          </table:table-cell>
          <table:table-cell table:formula="of:=1000*([.D56]-[.D55])/[.I56]" office:value-type="float" office:value="3250" calcext:value-type="float">
            <text:p>3250</text:p>
          </table:table-cell>
          <table:table-cell table:formula="of:=[.F56]-[.F55]" office:value-type="float" office:value="76" calcext:value-type="float">
            <text:p>76</text:p>
          </table:table-cell>
          <table:table-cell table:formula="of:=150/[.G56]" office:value-type="float" office:value="0.0461538461538462" calcext:value-type="float">
            <text:p>0.0461538462</text:p>
          </table:table-cell>
          <table:table-cell table:formula="of:=150/[.H56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787" calcext:value-type="float">
            <text:p>197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839" calcext:value-type="float">
            <text:p>19839</text:p>
          </table:table-cell>
          <table:table-cell office:value-type="string" calcext:value-type="string">
            <text:p><text:s/>time=</text:p>
          </table:table-cell>
          <table:table-cell office:value-type="float" office:value="6104" calcext:value-type="float">
            <text:p>6104</text:p>
          </table:table-cell>
          <table:table-cell table:formula="of:=1000*([.B57]-[.B56])/[.I57]" office:value-type="float" office:value="3250" calcext:value-type="float">
            <text:p>3250</text:p>
          </table:table-cell>
          <table:table-cell table:formula="of:=1000*([.D57]-[.D56])/[.I57]" office:value-type="float" office:value="3236.84210526316" calcext:value-type="float">
            <text:p>3236.8421052632</text:p>
          </table:table-cell>
          <table:table-cell table:formula="of:=[.F57]-[.F56]" office:value-type="float" office:value="76" calcext:value-type="float">
            <text:p>76</text:p>
          </table:table-cell>
          <table:table-cell table:formula="of:=150/[.G57]" office:value-type="float" office:value="0.0461538461538462" calcext:value-type="float">
            <text:p>0.0461538462</text:p>
          </table:table-cell>
          <table:table-cell table:formula="of:=150/[.H57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83" calcext:value-type="float">
            <text:p>20083</text:p>
          </table:table-cell>
          <table:table-cell office:value-type="string" calcext:value-type="string">
            <text:p><text:s/>time=</text:p>
          </table:table-cell>
          <table:table-cell office:value-type="float" office:value="6179" calcext:value-type="float">
            <text:p>6179</text:p>
          </table:table-cell>
          <table:table-cell table:formula="of:=1000*([.B58]-[.B57])/[.I58]" office:value-type="float" office:value="3306.66666666667" calcext:value-type="float">
            <text:p>3306.6666666667</text:p>
          </table:table-cell>
          <table:table-cell table:formula="of:=1000*([.D58]-[.D57])/[.I58]" office:value-type="float" office:value="3253.33333333333" calcext:value-type="float">
            <text:p>3253.3333333333</text:p>
          </table:table-cell>
          <table:table-cell table:formula="of:=[.F58]-[.F57]" office:value-type="float" office:value="75" calcext:value-type="float">
            <text:p>75</text:p>
          </table:table-cell>
          <table:table-cell table:formula="of:=150/[.G58]" office:value-type="float" office:value="0.0453629032258065" calcext:value-type="float">
            <text:p>0.0453629032</text:p>
          </table:table-cell>
          <table:table-cell table:formula="of:=150/[.H58]" office:value-type="float" office:value="0.0461065573770492" calcext:value-type="float">
            <text:p>0.04610655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281" calcext:value-type="float">
            <text:p>202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327" calcext:value-type="float">
            <text:p>20327</text:p>
          </table:table-cell>
          <table:table-cell office:value-type="string" calcext:value-type="string">
            <text:p><text:s/>time=</text:p>
          </table:table-cell>
          <table:table-cell office:value-type="float" office:value="6255" calcext:value-type="float">
            <text:p>6255</text:p>
          </table:table-cell>
          <table:table-cell table:formula="of:=1000*([.B59]-[.B58])/[.I59]" office:value-type="float" office:value="3236.84210526316" calcext:value-type="float">
            <text:p>3236.8421052632</text:p>
          </table:table-cell>
          <table:table-cell table:formula="of:=1000*([.D59]-[.D58])/[.I59]" office:value-type="float" office:value="3210.52631578947" calcext:value-type="float">
            <text:p>3210.5263157895</text:p>
          </table:table-cell>
          <table:table-cell table:formula="of:=[.F59]-[.F58]" office:value-type="float" office:value="76" calcext:value-type="float">
            <text:p>76</text:p>
          </table:table-cell>
          <table:table-cell table:formula="of:=150/[.G59]" office:value-type="float" office:value="0.0463414634146341" calcext:value-type="float">
            <text:p>0.0463414634</text:p>
          </table:table-cell>
          <table:table-cell table:formula="of:=150/[.H59]" office:value-type="float" office:value="0.0467213114754098" calcext:value-type="float">
            <text:p>0.046721311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527" calcext:value-type="float">
            <text:p>205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572" calcext:value-type="float">
            <text:p>20572</text:p>
          </table:table-cell>
          <table:table-cell office:value-type="string" calcext:value-type="string">
            <text:p><text:s/>time=</text:p>
          </table:table-cell>
          <table:table-cell office:value-type="float" office:value="6331" calcext:value-type="float">
            <text:p>6331</text:p>
          </table:table-cell>
          <table:table-cell table:formula="of:=1000*([.B60]-[.B59])/[.I60]" office:value-type="float" office:value="3236.84210526316" calcext:value-type="float">
            <text:p>3236.8421052632</text:p>
          </table:table-cell>
          <table:table-cell table:formula="of:=1000*([.D60]-[.D59])/[.I60]" office:value-type="float" office:value="3223.68421052632" calcext:value-type="float">
            <text:p>3223.6842105263</text:p>
          </table:table-cell>
          <table:table-cell table:formula="of:=[.F60]-[.F59]" office:value-type="float" office:value="76" calcext:value-type="float">
            <text:p>76</text:p>
          </table:table-cell>
          <table:table-cell table:formula="of:=150/[.G60]" office:value-type="float" office:value="0.0463414634146341" calcext:value-type="float">
            <text:p>0.0463414634</text:p>
          </table:table-cell>
          <table:table-cell table:formula="of:=150/[.H60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773" calcext:value-type="float">
            <text:p>207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818" calcext:value-type="float">
            <text:p>20818</text:p>
          </table:table-cell>
          <table:table-cell office:value-type="string" calcext:value-type="string">
            <text:p><text:s/>time=</text:p>
          </table:table-cell>
          <table:table-cell office:value-type="float" office:value="6408" calcext:value-type="float">
            <text:p>6408</text:p>
          </table:table-cell>
          <table:table-cell table:formula="of:=1000*([.B61]-[.B60])/[.I61]" office:value-type="float" office:value="3194.80519480519" calcext:value-type="float">
            <text:p>3194.8051948052</text:p>
          </table:table-cell>
          <table:table-cell table:formula="of:=1000*([.D61]-[.D60])/[.I61]" office:value-type="float" office:value="3194.80519480519" calcext:value-type="float">
            <text:p>3194.8051948052</text:p>
          </table:table-cell>
          <table:table-cell table:formula="of:=[.F61]-[.F60]" office:value-type="float" office:value="77" calcext:value-type="float">
            <text:p>77</text:p>
          </table:table-cell>
          <table:table-cell table:formula="of:=150/[.G61]" office:value-type="float" office:value="0.0469512195121951" calcext:value-type="float">
            <text:p>0.0469512195</text:p>
          </table:table-cell>
          <table:table-cell table:formula="of:=150/[.H61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020" calcext:value-type="float">
            <text:p>210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063" calcext:value-type="float">
            <text:p>21063</text:p>
          </table:table-cell>
          <table:table-cell office:value-type="string" calcext:value-type="string">
            <text:p><text:s/>time=</text:p>
          </table:table-cell>
          <table:table-cell office:value-type="float" office:value="6483" calcext:value-type="float">
            <text:p>6483</text:p>
          </table:table-cell>
          <table:table-cell table:formula="of:=1000*([.B62]-[.B61])/[.I62]" office:value-type="float" office:value="3293.33333333333" calcext:value-type="float">
            <text:p>3293.3333333333</text:p>
          </table:table-cell>
          <table:table-cell table:formula="of:=1000*([.D62]-[.D61])/[.I62]" office:value-type="float" office:value="3266.66666666667" calcext:value-type="float">
            <text:p>3266.6666666667</text:p>
          </table:table-cell>
          <table:table-cell table:formula="of:=[.F62]-[.F61]" office:value-type="float" office:value="75" calcext:value-type="float">
            <text:p>75</text:p>
          </table:table-cell>
          <table:table-cell table:formula="of:=150/[.G62]" office:value-type="float" office:value="0.0455465587044534" calcext:value-type="float">
            <text:p>0.0455465587</text:p>
          </table:table-cell>
          <table:table-cell table:formula="of:=150/[.H62]" office:value-type="float" office:value="0.0459183673469388" calcext:value-type="float">
            <text:p>0.04591836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265" calcext:value-type="float">
            <text:p>212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<text:s/>time=</text:p>
          </table:table-cell>
          <table:table-cell office:value-type="float" office:value="6559" calcext:value-type="float">
            <text:p>6559</text:p>
          </table:table-cell>
          <table:table-cell table:formula="of:=1000*([.B63]-[.B62])/[.I63]" office:value-type="float" office:value="3223.68421052632" calcext:value-type="float">
            <text:p>3223.6842105263</text:p>
          </table:table-cell>
          <table:table-cell table:formula="of:=1000*([.D63]-[.D62])/[.I63]" office:value-type="float" office:value="3223.68421052632" calcext:value-type="float">
            <text:p>3223.6842105263</text:p>
          </table:table-cell>
          <table:table-cell table:formula="of:=[.F63]-[.F62]" office:value-type="float" office:value="76" calcext:value-type="float">
            <text:p>76</text:p>
          </table:table-cell>
          <table:table-cell table:formula="of:=150/[.G63]" office:value-type="float" office:value="0.046530612244898" calcext:value-type="float">
            <text:p>0.0465306122</text:p>
          </table:table-cell>
          <table:table-cell table:formula="of:=150/[.H63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509" calcext:value-type="float">
            <text:p>215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553" calcext:value-type="float">
            <text:p>21553</text:p>
          </table:table-cell>
          <table:table-cell office:value-type="string" calcext:value-type="string">
            <text:p><text:s/>time=</text:p>
          </table:table-cell>
          <table:table-cell office:value-type="float" office:value="6635" calcext:value-type="float">
            <text:p>6635</text:p>
          </table:table-cell>
          <table:table-cell table:formula="of:=1000*([.B64]-[.B63])/[.I64]" office:value-type="float" office:value="3210.52631578947" calcext:value-type="float">
            <text:p>3210.5263157895</text:p>
          </table:table-cell>
          <table:table-cell table:formula="of:=1000*([.D64]-[.D63])/[.I64]" office:value-type="float" office:value="3223.68421052632" calcext:value-type="float">
            <text:p>3223.6842105263</text:p>
          </table:table-cell>
          <table:table-cell table:formula="of:=[.F64]-[.F63]" office:value-type="float" office:value="76" calcext:value-type="float">
            <text:p>76</text:p>
          </table:table-cell>
          <table:table-cell table:formula="of:=150/[.G64]" office:value-type="float" office:value="0.0467213114754098" calcext:value-type="float">
            <text:p>0.0467213115</text:p>
          </table:table-cell>
          <table:table-cell table:formula="of:=150/[.H64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757" calcext:value-type="float">
            <text:p>217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<text:s/>time=</text:p>
          </table:table-cell>
          <table:table-cell office:value-type="float" office:value="6711" calcext:value-type="float">
            <text:p>6711</text:p>
          </table:table-cell>
          <table:table-cell table:formula="of:=1000*([.B65]-[.B64])/[.I65]" office:value-type="float" office:value="3263.15789473684" calcext:value-type="float">
            <text:p>3263.1578947369</text:p>
          </table:table-cell>
          <table:table-cell table:formula="of:=1000*([.D65]-[.D64])/[.I65]" office:value-type="float" office:value="3250" calcext:value-type="float">
            <text:p>3250</text:p>
          </table:table-cell>
          <table:table-cell table:formula="of:=[.F65]-[.F64]" office:value-type="float" office:value="76" calcext:value-type="float">
            <text:p>76</text:p>
          </table:table-cell>
          <table:table-cell table:formula="of:=150/[.G65]" office:value-type="float" office:value="0.0459677419354839" calcext:value-type="float">
            <text:p>0.0459677419</text:p>
          </table:table-cell>
          <table:table-cell table:formula="of:=150/[.H65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004" calcext:value-type="float">
            <text:p>220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046" calcext:value-type="float">
            <text:p>22046</text:p>
          </table:table-cell>
          <table:table-cell office:value-type="string" calcext:value-type="string">
            <text:p><text:s/>time=</text:p>
          </table:table-cell>
          <table:table-cell office:value-type="float" office:value="6787" calcext:value-type="float">
            <text:p>6787</text:p>
          </table:table-cell>
          <table:table-cell table:formula="of:=1000*([.B66]-[.B65])/[.I66]" office:value-type="float" office:value="3250" calcext:value-type="float">
            <text:p>3250</text:p>
          </table:table-cell>
          <table:table-cell table:formula="of:=1000*([.D66]-[.D65])/[.I66]" office:value-type="float" office:value="3236.84210526316" calcext:value-type="float">
            <text:p>3236.8421052632</text:p>
          </table:table-cell>
          <table:table-cell table:formula="of:=[.F66]-[.F65]" office:value-type="float" office:value="76" calcext:value-type="float">
            <text:p>76</text:p>
          </table:table-cell>
          <table:table-cell table:formula="of:=150/[.G66]" office:value-type="float" office:value="0.0461538461538462" calcext:value-type="float">
            <text:p>0.0461538462</text:p>
          </table:table-cell>
          <table:table-cell table:formula="of:=150/[.H66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249" calcext:value-type="float">
            <text:p>222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292" calcext:value-type="float">
            <text:p>22292</text:p>
          </table:table-cell>
          <table:table-cell office:value-type="string" calcext:value-type="string">
            <text:p><text:s/>time=</text:p>
          </table:table-cell>
          <table:table-cell office:value-type="float" office:value="6862" calcext:value-type="float">
            <text:p>6862</text:p>
          </table:table-cell>
          <table:table-cell table:formula="of:=1000*([.B67]-[.B66])/[.I67]" office:value-type="float" office:value="3266.66666666667" calcext:value-type="float">
            <text:p>3266.6666666667</text:p>
          </table:table-cell>
          <table:table-cell table:formula="of:=1000*([.D67]-[.D66])/[.I67]" office:value-type="float" office:value="3280" calcext:value-type="float">
            <text:p>3280</text:p>
          </table:table-cell>
          <table:table-cell table:formula="of:=[.F67]-[.F66]" office:value-type="float" office:value="75" calcext:value-type="float">
            <text:p>75</text:p>
          </table:table-cell>
          <table:table-cell table:formula="of:=150/[.G67]" office:value-type="float" office:value="0.0459183673469388" calcext:value-type="float">
            <text:p>0.0459183673</text:p>
          </table:table-cell>
          <table:table-cell table:formula="of:=150/[.H67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495" calcext:value-type="float">
            <text:p>224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538" calcext:value-type="float">
            <text:p>22538</text:p>
          </table:table-cell>
          <table:table-cell office:value-type="string" calcext:value-type="string">
            <text:p><text:s/>time=</text:p>
          </table:table-cell>
          <table:table-cell office:value-type="float" office:value="6939" calcext:value-type="float">
            <text:p>6939</text:p>
          </table:table-cell>
          <table:table-cell table:formula="of:=1000*([.B68]-[.B67])/[.I68]" office:value-type="float" office:value="3194.80519480519" calcext:value-type="float">
            <text:p>3194.8051948052</text:p>
          </table:table-cell>
          <table:table-cell table:formula="of:=1000*([.D68]-[.D67])/[.I68]" office:value-type="float" office:value="3194.80519480519" calcext:value-type="float">
            <text:p>3194.8051948052</text:p>
          </table:table-cell>
          <table:table-cell table:formula="of:=[.F68]-[.F67]" office:value-type="float" office:value="77" calcext:value-type="float">
            <text:p>77</text:p>
          </table:table-cell>
          <table:table-cell table:formula="of:=150/[.G68]" office:value-type="float" office:value="0.0469512195121951" calcext:value-type="float">
            <text:p>0.0469512195</text:p>
          </table:table-cell>
          <table:table-cell table:formula="of:=150/[.H68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742" calcext:value-type="float">
            <text:p>227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784" calcext:value-type="float">
            <text:p>22784</text:p>
          </table:table-cell>
          <table:table-cell office:value-type="string" calcext:value-type="string">
            <text:p><text:s/>time=</text:p>
          </table:table-cell>
          <table:table-cell office:value-type="float" office:value="7015" calcext:value-type="float">
            <text:p>7015</text:p>
          </table:table-cell>
          <table:table-cell table:formula="of:=1000*([.B69]-[.B68])/[.I69]" office:value-type="float" office:value="3250" calcext:value-type="float">
            <text:p>3250</text:p>
          </table:table-cell>
          <table:table-cell table:formula="of:=1000*([.D69]-[.D68])/[.I69]" office:value-type="float" office:value="3236.84210526316" calcext:value-type="float">
            <text:p>3236.8421052632</text:p>
          </table:table-cell>
          <table:table-cell table:formula="of:=[.F69]-[.F68]" office:value-type="float" office:value="76" calcext:value-type="float">
            <text:p>76</text:p>
          </table:table-cell>
          <table:table-cell table:formula="of:=150/[.G69]" office:value-type="float" office:value="0.0461538461538462" calcext:value-type="float">
            <text:p>0.0461538462</text:p>
          </table:table-cell>
          <table:table-cell table:formula="of:=150/[.H69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988" calcext:value-type="float">
            <text:p>229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032" calcext:value-type="float">
            <text:p>23032</text:p>
          </table:table-cell>
          <table:table-cell office:value-type="string" calcext:value-type="string">
            <text:p><text:s/>time=</text:p>
          </table:table-cell>
          <table:table-cell office:value-type="float" office:value="7091" calcext:value-type="float">
            <text:p>7091</text:p>
          </table:table-cell>
          <table:table-cell table:formula="of:=1000*([.B70]-[.B69])/[.I70]" office:value-type="float" office:value="3236.84210526316" calcext:value-type="float">
            <text:p>3236.8421052632</text:p>
          </table:table-cell>
          <table:table-cell table:formula="of:=1000*([.D70]-[.D69])/[.I70]" office:value-type="float" office:value="3263.15789473684" calcext:value-type="float">
            <text:p>3263.1578947369</text:p>
          </table:table-cell>
          <table:table-cell table:formula="of:=[.F70]-[.F69]" office:value-type="float" office:value="76" calcext:value-type="float">
            <text:p>76</text:p>
          </table:table-cell>
          <table:table-cell table:formula="of:=150/[.G70]" office:value-type="float" office:value="0.0463414634146341" calcext:value-type="float">
            <text:p>0.0463414634</text:p>
          </table:table-cell>
          <table:table-cell table:formula="of:=150/[.H70]" office:value-type="float" office:value="0.0459677419354839" calcext:value-type="float">
            <text:p>0.04596774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233" calcext:value-type="float">
            <text:p>232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278" calcext:value-type="float">
            <text:p>23278</text:p>
          </table:table-cell>
          <table:table-cell office:value-type="string" calcext:value-type="string">
            <text:p><text:s/>time=</text:p>
          </table:table-cell>
          <table:table-cell office:value-type="float" office:value="7166" calcext:value-type="float">
            <text:p>7166</text:p>
          </table:table-cell>
          <table:table-cell table:formula="of:=1000*([.B71]-[.B70])/[.I71]" office:value-type="float" office:value="3266.66666666667" calcext:value-type="float">
            <text:p>3266.6666666667</text:p>
          </table:table-cell>
          <table:table-cell table:formula="of:=1000*([.D71]-[.D70])/[.I71]" office:value-type="float" office:value="3280" calcext:value-type="float">
            <text:p>3280</text:p>
          </table:table-cell>
          <table:table-cell table:formula="of:=[.F71]-[.F70]" office:value-type="float" office:value="75" calcext:value-type="float">
            <text:p>75</text:p>
          </table:table-cell>
          <table:table-cell table:formula="of:=150/[.G71]" office:value-type="float" office:value="0.0459183673469388" calcext:value-type="float">
            <text:p>0.0459183673</text:p>
          </table:table-cell>
          <table:table-cell table:formula="of:=150/[.H71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481" calcext:value-type="float">
            <text:p>234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523" calcext:value-type="float">
            <text:p>23523</text:p>
          </table:table-cell>
          <table:table-cell office:value-type="string" calcext:value-type="string">
            <text:p><text:s/>time=</text:p>
          </table:table-cell>
          <table:table-cell office:value-type="float" office:value="7242" calcext:value-type="float">
            <text:p>7242</text:p>
          </table:table-cell>
          <table:table-cell table:formula="of:=1000*([.B72]-[.B71])/[.I72]" office:value-type="float" office:value="3263.15789473684" calcext:value-type="float">
            <text:p>3263.1578947369</text:p>
          </table:table-cell>
          <table:table-cell table:formula="of:=1000*([.D72]-[.D71])/[.I72]" office:value-type="float" office:value="3223.68421052632" calcext:value-type="float">
            <text:p>3223.6842105263</text:p>
          </table:table-cell>
          <table:table-cell table:formula="of:=[.F72]-[.F71]" office:value-type="float" office:value="76" calcext:value-type="float">
            <text:p>76</text:p>
          </table:table-cell>
          <table:table-cell table:formula="of:=150/[.G72]" office:value-type="float" office:value="0.0459677419354839" calcext:value-type="float">
            <text:p>0.0459677419</text:p>
          </table:table-cell>
          <table:table-cell table:formula="of:=150/[.H72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727" calcext:value-type="float">
            <text:p>237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768" calcext:value-type="float">
            <text:p>23768</text:p>
          </table:table-cell>
          <table:table-cell office:value-type="string" calcext:value-type="string">
            <text:p><text:s/>time=</text:p>
          </table:table-cell>
          <table:table-cell office:value-type="float" office:value="7318" calcext:value-type="float">
            <text:p>7318</text:p>
          </table:table-cell>
          <table:table-cell table:formula="of:=1000*([.B73]-[.B72])/[.I73]" office:value-type="float" office:value="3236.84210526316" calcext:value-type="float">
            <text:p>3236.8421052632</text:p>
          </table:table-cell>
          <table:table-cell table:formula="of:=1000*([.D73]-[.D72])/[.I73]" office:value-type="float" office:value="3223.68421052632" calcext:value-type="float">
            <text:p>3223.6842105263</text:p>
          </table:table-cell>
          <table:table-cell table:formula="of:=[.F73]-[.F72]" office:value-type="float" office:value="76" calcext:value-type="float">
            <text:p>76</text:p>
          </table:table-cell>
          <table:table-cell table:formula="of:=150/[.G73]" office:value-type="float" office:value="0.0463414634146341" calcext:value-type="float">
            <text:p>0.0463414634</text:p>
          </table:table-cell>
          <table:table-cell table:formula="of:=150/[.H73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971" calcext:value-type="float">
            <text:p>239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014" calcext:value-type="float">
            <text:p>24014</text:p>
          </table:table-cell>
          <table:table-cell office:value-type="string" calcext:value-type="string">
            <text:p><text:s/>time=</text:p>
          </table:table-cell>
          <table:table-cell office:value-type="float" office:value="7394" calcext:value-type="float">
            <text:p>7394</text:p>
          </table:table-cell>
          <table:table-cell table:formula="of:=1000*([.B74]-[.B73])/[.I74]" office:value-type="float" office:value="3210.52631578947" calcext:value-type="float">
            <text:p>3210.5263157895</text:p>
          </table:table-cell>
          <table:table-cell table:formula="of:=1000*([.D74]-[.D73])/[.I74]" office:value-type="float" office:value="3236.84210526316" calcext:value-type="float">
            <text:p>3236.8421052632</text:p>
          </table:table-cell>
          <table:table-cell table:formula="of:=[.F74]-[.F73]" office:value-type="float" office:value="76" calcext:value-type="float">
            <text:p>76</text:p>
          </table:table-cell>
          <table:table-cell table:formula="of:=150/[.G74]" office:value-type="float" office:value="0.0467213114754098" calcext:value-type="float">
            <text:p>0.0467213115</text:p>
          </table:table-cell>
          <table:table-cell table:formula="of:=150/[.H74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217" calcext:value-type="float">
            <text:p>242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259" calcext:value-type="float">
            <text:p>24259</text:p>
          </table:table-cell>
          <table:table-cell office:value-type="string" calcext:value-type="string">
            <text:p><text:s/>time=</text:p>
          </table:table-cell>
          <table:table-cell office:value-type="float" office:value="7471" calcext:value-type="float">
            <text:p>7471</text:p>
          </table:table-cell>
          <table:table-cell table:formula="of:=1000*([.B75]-[.B74])/[.I75]" office:value-type="float" office:value="3194.80519480519" calcext:value-type="float">
            <text:p>3194.8051948052</text:p>
          </table:table-cell>
          <table:table-cell table:formula="of:=1000*([.D75]-[.D74])/[.I75]" office:value-type="float" office:value="3181.81818181818" calcext:value-type="float">
            <text:p>3181.8181818182</text:p>
          </table:table-cell>
          <table:table-cell table:formula="of:=[.F75]-[.F74]" office:value-type="float" office:value="77" calcext:value-type="float">
            <text:p>77</text:p>
          </table:table-cell>
          <table:table-cell table:formula="of:=150/[.G75]" office:value-type="float" office:value="0.0469512195121951" calcext:value-type="float">
            <text:p>0.0469512195</text:p>
          </table:table-cell>
          <table:table-cell table:formula="of:=150/[.H75]" office:value-type="float" office:value="0.0471428571428571" calcext:value-type="float">
            <text:p>0.047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466" calcext:value-type="float">
            <text:p>244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505" calcext:value-type="float">
            <text:p>24505</text:p>
          </table:table-cell>
          <table:table-cell office:value-type="string" calcext:value-type="string">
            <text:p><text:s/>time=</text:p>
          </table:table-cell>
          <table:table-cell office:value-type="float" office:value="7546" calcext:value-type="float">
            <text:p>7546</text:p>
          </table:table-cell>
          <table:table-cell table:formula="of:=1000*([.B76]-[.B75])/[.I76]" office:value-type="float" office:value="3320" calcext:value-type="float">
            <text:p>3320</text:p>
          </table:table-cell>
          <table:table-cell table:formula="of:=1000*([.D76]-[.D75])/[.I76]" office:value-type="float" office:value="3280" calcext:value-type="float">
            <text:p>3280</text:p>
          </table:table-cell>
          <table:table-cell table:formula="of:=[.F76]-[.F75]" office:value-type="float" office:value="75" calcext:value-type="float">
            <text:p>75</text:p>
          </table:table-cell>
          <table:table-cell table:formula="of:=150/[.G76]" office:value-type="float" office:value="0.0451807228915663" calcext:value-type="float">
            <text:p>0.0451807229</text:p>
          </table:table-cell>
          <table:table-cell table:formula="of:=150/[.H76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712" calcext:value-type="float">
            <text:p>247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751" calcext:value-type="float">
            <text:p>24751</text:p>
          </table:table-cell>
          <table:table-cell office:value-type="string" calcext:value-type="string">
            <text:p><text:s/>time=</text:p>
          </table:table-cell>
          <table:table-cell office:value-type="float" office:value="7622" calcext:value-type="float">
            <text:p>7622</text:p>
          </table:table-cell>
          <table:table-cell table:formula="of:=1000*([.B77]-[.B76])/[.I77]" office:value-type="float" office:value="3236.84210526316" calcext:value-type="float">
            <text:p>3236.8421052632</text:p>
          </table:table-cell>
          <table:table-cell table:formula="of:=1000*([.D77]-[.D76])/[.I77]" office:value-type="float" office:value="3236.84210526316" calcext:value-type="float">
            <text:p>3236.8421052632</text:p>
          </table:table-cell>
          <table:table-cell table:formula="of:=[.F77]-[.F76]" office:value-type="float" office:value="76" calcext:value-type="float">
            <text:p>76</text:p>
          </table:table-cell>
          <table:table-cell table:formula="of:=150/[.G77]" office:value-type="float" office:value="0.0463414634146341" calcext:value-type="float">
            <text:p>0.0463414634</text:p>
          </table:table-cell>
          <table:table-cell table:formula="of:=150/[.H77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957" calcext:value-type="float">
            <text:p>249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996" calcext:value-type="float">
            <text:p>24996</text:p>
          </table:table-cell>
          <table:table-cell office:value-type="string" calcext:value-type="string">
            <text:p><text:s/>time=</text:p>
          </table:table-cell>
          <table:table-cell office:value-type="float" office:value="7698" calcext:value-type="float">
            <text:p>7698</text:p>
          </table:table-cell>
          <table:table-cell table:formula="of:=1000*([.B78]-[.B77])/[.I78]" office:value-type="float" office:value="3223.68421052632" calcext:value-type="float">
            <text:p>3223.6842105263</text:p>
          </table:table-cell>
          <table:table-cell table:formula="of:=1000*([.D78]-[.D77])/[.I78]" office:value-type="float" office:value="3223.68421052632" calcext:value-type="float">
            <text:p>3223.6842105263</text:p>
          </table:table-cell>
          <table:table-cell table:formula="of:=[.F78]-[.F77]" office:value-type="float" office:value="76" calcext:value-type="float">
            <text:p>76</text:p>
          </table:table-cell>
          <table:table-cell table:formula="of:=150/[.G78]" office:value-type="float" office:value="0.046530612244898" calcext:value-type="float">
            <text:p>0.0465306122</text:p>
          </table:table-cell>
          <table:table-cell table:formula="of:=150/[.H78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204" calcext:value-type="float">
            <text:p>252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240" calcext:value-type="float">
            <text:p>25240</text:p>
          </table:table-cell>
          <table:table-cell office:value-type="string" calcext:value-type="string">
            <text:p><text:s/>time=</text:p>
          </table:table-cell>
          <table:table-cell office:value-type="float" office:value="7774" calcext:value-type="float">
            <text:p>7774</text:p>
          </table:table-cell>
          <table:table-cell table:formula="of:=1000*([.B79]-[.B78])/[.I79]" office:value-type="float" office:value="3250" calcext:value-type="float">
            <text:p>3250</text:p>
          </table:table-cell>
          <table:table-cell table:formula="of:=1000*([.D79]-[.D78])/[.I79]" office:value-type="float" office:value="3210.52631578947" calcext:value-type="float">
            <text:p>3210.5263157895</text:p>
          </table:table-cell>
          <table:table-cell table:formula="of:=[.F79]-[.F78]" office:value-type="float" office:value="76" calcext:value-type="float">
            <text:p>76</text:p>
          </table:table-cell>
          <table:table-cell table:formula="of:=150/[.G79]" office:value-type="float" office:value="0.0461538461538462" calcext:value-type="float">
            <text:p>0.0461538462</text:p>
          </table:table-cell>
          <table:table-cell table:formula="of:=150/[.H79]" office:value-type="float" office:value="0.0467213114754098" calcext:value-type="float">
            <text:p>0.046721311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449" calcext:value-type="float">
            <text:p>254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485" calcext:value-type="float">
            <text:p>25485</text:p>
          </table:table-cell>
          <table:table-cell office:value-type="string" calcext:value-type="string">
            <text:p><text:s/>time=</text:p>
          </table:table-cell>
          <table:table-cell office:value-type="float" office:value="7849" calcext:value-type="float">
            <text:p>7849</text:p>
          </table:table-cell>
          <table:table-cell table:formula="of:=1000*([.B80]-[.B79])/[.I80]" office:value-type="float" office:value="3266.66666666667" calcext:value-type="float">
            <text:p>3266.6666666667</text:p>
          </table:table-cell>
          <table:table-cell table:formula="of:=1000*([.D80]-[.D79])/[.I80]" office:value-type="float" office:value="3266.66666666667" calcext:value-type="float">
            <text:p>3266.6666666667</text:p>
          </table:table-cell>
          <table:table-cell table:formula="of:=[.F80]-[.F79]" office:value-type="float" office:value="75" calcext:value-type="float">
            <text:p>75</text:p>
          </table:table-cell>
          <table:table-cell table:formula="of:=150/[.G80]" office:value-type="float" office:value="0.0459183673469388" calcext:value-type="float">
            <text:p>0.0459183673</text:p>
          </table:table-cell>
          <table:table-cell table:formula="of:=150/[.H80]" office:value-type="float" office:value="0.0459183673469388" calcext:value-type="float">
            <text:p>0.04591836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695" calcext:value-type="float">
            <text:p>256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31" calcext:value-type="float">
            <text:p>25731</text:p>
          </table:table-cell>
          <table:table-cell office:value-type="string" calcext:value-type="string">
            <text:p><text:s/>time=</text:p>
          </table:table-cell>
          <table:table-cell office:value-type="float" office:value="7925" calcext:value-type="float">
            <text:p>7925</text:p>
          </table:table-cell>
          <table:table-cell table:formula="of:=1000*([.B81]-[.B80])/[.I81]" office:value-type="float" office:value="3236.84210526316" calcext:value-type="float">
            <text:p>3236.8421052632</text:p>
          </table:table-cell>
          <table:table-cell table:formula="of:=1000*([.D81]-[.D80])/[.I81]" office:value-type="float" office:value="3236.84210526316" calcext:value-type="float">
            <text:p>3236.8421052632</text:p>
          </table:table-cell>
          <table:table-cell table:formula="of:=[.F81]-[.F80]" office:value-type="float" office:value="76" calcext:value-type="float">
            <text:p>76</text:p>
          </table:table-cell>
          <table:table-cell table:formula="of:=150/[.G81]" office:value-type="float" office:value="0.0463414634146341" calcext:value-type="float">
            <text:p>0.0463414634</text:p>
          </table:table-cell>
          <table:table-cell table:formula="of:=150/[.H81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942" calcext:value-type="float">
            <text:p>259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976" calcext:value-type="float">
            <text:p>25976</text:p>
          </table:table-cell>
          <table:table-cell office:value-type="string" calcext:value-type="string">
            <text:p><text:s/>time=</text:p>
          </table:table-cell>
          <table:table-cell office:value-type="float" office:value="8001" calcext:value-type="float">
            <text:p>8001</text:p>
          </table:table-cell>
          <table:table-cell table:formula="of:=1000*([.B82]-[.B81])/[.I82]" office:value-type="float" office:value="3250" calcext:value-type="float">
            <text:p>3250</text:p>
          </table:table-cell>
          <table:table-cell table:formula="of:=1000*([.D82]-[.D81])/[.I82]" office:value-type="float" office:value="3223.68421052632" calcext:value-type="float">
            <text:p>3223.6842105263</text:p>
          </table:table-cell>
          <table:table-cell table:formula="of:=[.F82]-[.F81]" office:value-type="float" office:value="76" calcext:value-type="float">
            <text:p>76</text:p>
          </table:table-cell>
          <table:table-cell table:formula="of:=150/[.G82]" office:value-type="float" office:value="0.0461538461538462" calcext:value-type="float">
            <text:p>0.0461538462</text:p>
          </table:table-cell>
          <table:table-cell table:formula="of:=150/[.H82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190" calcext:value-type="float">
            <text:p>261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222" calcext:value-type="float">
            <text:p>26222</text:p>
          </table:table-cell>
          <table:table-cell office:value-type="string" calcext:value-type="string">
            <text:p><text:s/>time=</text:p>
          </table:table-cell>
          <table:table-cell office:value-type="float" office:value="8078" calcext:value-type="float">
            <text:p>8078</text:p>
          </table:table-cell>
          <table:table-cell table:formula="of:=1000*([.B83]-[.B82])/[.I83]" office:value-type="float" office:value="3220.77922077922" calcext:value-type="float">
            <text:p>3220.7792207792</text:p>
          </table:table-cell>
          <table:table-cell table:formula="of:=1000*([.D83]-[.D82])/[.I83]" office:value-type="float" office:value="3194.80519480519" calcext:value-type="float">
            <text:p>3194.8051948052</text:p>
          </table:table-cell>
          <table:table-cell table:formula="of:=[.F83]-[.F82]" office:value-type="float" office:value="77" calcext:value-type="float">
            <text:p>77</text:p>
          </table:table-cell>
          <table:table-cell table:formula="of:=150/[.G83]" office:value-type="float" office:value="0.0465725806451613" calcext:value-type="float">
            <text:p>0.0465725806</text:p>
          </table:table-cell>
          <table:table-cell table:formula="of:=150/[.H83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437" calcext:value-type="float">
            <text:p>264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469" calcext:value-type="float">
            <text:p>26469</text:p>
          </table:table-cell>
          <table:table-cell office:value-type="string" calcext:value-type="string">
            <text:p><text:s/>time=</text:p>
          </table:table-cell>
          <table:table-cell office:value-type="float" office:value="8154" calcext:value-type="float">
            <text:p>8154</text:p>
          </table:table-cell>
          <table:table-cell table:formula="of:=1000*([.B84]-[.B83])/[.I84]" office:value-type="float" office:value="3250" calcext:value-type="float">
            <text:p>3250</text:p>
          </table:table-cell>
          <table:table-cell table:formula="of:=1000*([.D84]-[.D83])/[.I84]" office:value-type="float" office:value="3250" calcext:value-type="float">
            <text:p>3250</text:p>
          </table:table-cell>
          <table:table-cell table:formula="of:=[.F84]-[.F83]" office:value-type="float" office:value="76" calcext:value-type="float">
            <text:p>76</text:p>
          </table:table-cell>
          <table:table-cell table:formula="of:=150/[.G84]" office:value-type="float" office:value="0.0461538461538462" calcext:value-type="float">
            <text:p>0.0461538462</text:p>
          </table:table-cell>
          <table:table-cell table:formula="of:=150/[.H84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682" calcext:value-type="float">
            <text:p>266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714" calcext:value-type="float">
            <text:p>26714</text:p>
          </table:table-cell>
          <table:table-cell office:value-type="string" calcext:value-type="string">
            <text:p><text:s/>time=</text:p>
          </table:table-cell>
          <table:table-cell office:value-type="float" office:value="8229" calcext:value-type="float">
            <text:p>8229</text:p>
          </table:table-cell>
          <table:table-cell table:formula="of:=1000*([.B85]-[.B84])/[.I85]" office:value-type="float" office:value="3266.66666666667" calcext:value-type="float">
            <text:p>3266.6666666667</text:p>
          </table:table-cell>
          <table:table-cell table:formula="of:=1000*([.D85]-[.D84])/[.I85]" office:value-type="float" office:value="3266.66666666667" calcext:value-type="float">
            <text:p>3266.6666666667</text:p>
          </table:table-cell>
          <table:table-cell table:formula="of:=[.F85]-[.F84]" office:value-type="float" office:value="75" calcext:value-type="float">
            <text:p>75</text:p>
          </table:table-cell>
          <table:table-cell table:formula="of:=150/[.G85]" office:value-type="float" office:value="0.0459183673469388" calcext:value-type="float">
            <text:p>0.0459183673</text:p>
          </table:table-cell>
          <table:table-cell table:formula="of:=150/[.H85]" office:value-type="float" office:value="0.0459183673469388" calcext:value-type="float">
            <text:p>0.04591836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959" calcext:value-type="float">
            <text:p>26959</text:p>
          </table:table-cell>
          <table:table-cell office:value-type="string" calcext:value-type="string">
            <text:p><text:s/>time=</text:p>
          </table:table-cell>
          <table:table-cell office:value-type="float" office:value="8305" calcext:value-type="float">
            <text:p>8305</text:p>
          </table:table-cell>
          <table:table-cell table:formula="of:=1000*([.B86]-[.B85])/[.I86]" office:value-type="float" office:value="3276.31578947368" calcext:value-type="float">
            <text:p>3276.3157894737</text:p>
          </table:table-cell>
          <table:table-cell table:formula="of:=1000*([.D86]-[.D85])/[.I86]" office:value-type="float" office:value="3223.68421052632" calcext:value-type="float">
            <text:p>3223.6842105263</text:p>
          </table:table-cell>
          <table:table-cell table:formula="of:=[.F86]-[.F85]" office:value-type="float" office:value="76" calcext:value-type="float">
            <text:p>76</text:p>
          </table:table-cell>
          <table:table-cell table:formula="of:=150/[.G86]" office:value-type="float" office:value="0.0457831325301205" calcext:value-type="float">
            <text:p>0.0457831325</text:p>
          </table:table-cell>
          <table:table-cell table:formula="of:=150/[.H86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177" calcext:value-type="float">
            <text:p>271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204" calcext:value-type="float">
            <text:p>27204</text:p>
          </table:table-cell>
          <table:table-cell office:value-type="string" calcext:value-type="string">
            <text:p><text:s/>time=</text:p>
          </table:table-cell>
          <table:table-cell office:value-type="float" office:value="8381" calcext:value-type="float">
            <text:p>8381</text:p>
          </table:table-cell>
          <table:table-cell table:formula="of:=1000*([.B87]-[.B86])/[.I87]" office:value-type="float" office:value="3236.84210526316" calcext:value-type="float">
            <text:p>3236.8421052632</text:p>
          </table:table-cell>
          <table:table-cell table:formula="of:=1000*([.D87]-[.D86])/[.I87]" office:value-type="float" office:value="3223.68421052632" calcext:value-type="float">
            <text:p>3223.6842105263</text:p>
          </table:table-cell>
          <table:table-cell table:formula="of:=[.F87]-[.F86]" office:value-type="float" office:value="76" calcext:value-type="float">
            <text:p>76</text:p>
          </table:table-cell>
          <table:table-cell table:formula="of:=150/[.G87]" office:value-type="float" office:value="0.0463414634146341" calcext:value-type="float">
            <text:p>0.0463414634</text:p>
          </table:table-cell>
          <table:table-cell table:formula="of:=150/[.H87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421" calcext:value-type="float">
            <text:p>274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449" calcext:value-type="float">
            <text:p>27449</text:p>
          </table:table-cell>
          <table:table-cell office:value-type="string" calcext:value-type="string">
            <text:p><text:s/>time=</text:p>
          </table:table-cell>
          <table:table-cell office:value-type="float" office:value="8457" calcext:value-type="float">
            <text:p>8457</text:p>
          </table:table-cell>
          <table:table-cell table:formula="of:=1000*([.B88]-[.B87])/[.I88]" office:value-type="float" office:value="3210.52631578947" calcext:value-type="float">
            <text:p>3210.5263157895</text:p>
          </table:table-cell>
          <table:table-cell table:formula="of:=1000*([.D88]-[.D87])/[.I88]" office:value-type="float" office:value="3223.68421052632" calcext:value-type="float">
            <text:p>3223.6842105263</text:p>
          </table:table-cell>
          <table:table-cell table:formula="of:=[.F88]-[.F87]" office:value-type="float" office:value="76" calcext:value-type="float">
            <text:p>76</text:p>
          </table:table-cell>
          <table:table-cell table:formula="of:=150/[.G88]" office:value-type="float" office:value="0.0467213114754098" calcext:value-type="float">
            <text:p>0.0467213115</text:p>
          </table:table-cell>
          <table:table-cell table:formula="of:=150/[.H88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668" calcext:value-type="float">
            <text:p>276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694" calcext:value-type="float">
            <text:p>27694</text:p>
          </table:table-cell>
          <table:table-cell office:value-type="string" calcext:value-type="string">
            <text:p><text:s/>time=</text:p>
          </table:table-cell>
          <table:table-cell office:value-type="float" office:value="8532" calcext:value-type="float">
            <text:p>8532</text:p>
          </table:table-cell>
          <table:table-cell table:formula="of:=1000*([.B89]-[.B88])/[.I89]" office:value-type="float" office:value="3293.33333333333" calcext:value-type="float">
            <text:p>3293.3333333333</text:p>
          </table:table-cell>
          <table:table-cell table:formula="of:=1000*([.D89]-[.D88])/[.I89]" office:value-type="float" office:value="3266.66666666667" calcext:value-type="float">
            <text:p>3266.6666666667</text:p>
          </table:table-cell>
          <table:table-cell table:formula="of:=[.F89]-[.F88]" office:value-type="float" office:value="75" calcext:value-type="float">
            <text:p>75</text:p>
          </table:table-cell>
          <table:table-cell table:formula="of:=150/[.G89]" office:value-type="float" office:value="0.0455465587044534" calcext:value-type="float">
            <text:p>0.0455465587</text:p>
          </table:table-cell>
          <table:table-cell table:formula="of:=150/[.H89]" office:value-type="float" office:value="0.0459183673469388" calcext:value-type="float">
            <text:p>0.04591836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917" calcext:value-type="float">
            <text:p>279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941" calcext:value-type="float">
            <text:p>27941</text:p>
          </table:table-cell>
          <table:table-cell office:value-type="string" calcext:value-type="string">
            <text:p><text:s/>time=</text:p>
          </table:table-cell>
          <table:table-cell office:value-type="float" office:value="8609" calcext:value-type="float">
            <text:p>8609</text:p>
          </table:table-cell>
          <table:table-cell table:formula="of:=1000*([.B90]-[.B89])/[.I90]" office:value-type="float" office:value="3233.76623376623" calcext:value-type="float">
            <text:p>3233.7662337662</text:p>
          </table:table-cell>
          <table:table-cell table:formula="of:=1000*([.D90]-[.D89])/[.I90]" office:value-type="float" office:value="3207.79220779221" calcext:value-type="float">
            <text:p>3207.7922077922</text:p>
          </table:table-cell>
          <table:table-cell table:formula="of:=[.F90]-[.F89]" office:value-type="float" office:value="77" calcext:value-type="float">
            <text:p>77</text:p>
          </table:table-cell>
          <table:table-cell table:formula="of:=150/[.G90]" office:value-type="float" office:value="0.0463855421686747" calcext:value-type="float">
            <text:p>0.0463855422</text:p>
          </table:table-cell>
          <table:table-cell table:formula="of:=150/[.H90]" office:value-type="float" office:value="0.0467611336032389" calcext:value-type="float">
            <text:p>0.046761133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164" calcext:value-type="float">
            <text:p>281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187" calcext:value-type="float">
            <text:p>28187</text:p>
          </table:table-cell>
          <table:table-cell office:value-type="string" calcext:value-type="string">
            <text:p><text:s/>time=</text:p>
          </table:table-cell>
          <table:table-cell office:value-type="float" office:value="8685" calcext:value-type="float">
            <text:p>8685</text:p>
          </table:table-cell>
          <table:table-cell table:formula="of:=1000*([.B91]-[.B90])/[.I91]" office:value-type="float" office:value="3250" calcext:value-type="float">
            <text:p>3250</text:p>
          </table:table-cell>
          <table:table-cell table:formula="of:=1000*([.D91]-[.D90])/[.I91]" office:value-type="float" office:value="3236.84210526316" calcext:value-type="float">
            <text:p>3236.8421052632</text:p>
          </table:table-cell>
          <table:table-cell table:formula="of:=[.F91]-[.F90]" office:value-type="float" office:value="76" calcext:value-type="float">
            <text:p>76</text:p>
          </table:table-cell>
          <table:table-cell table:formula="of:=150/[.G91]" office:value-type="float" office:value="0.0461538461538462" calcext:value-type="float">
            <text:p>0.0461538462</text:p>
          </table:table-cell>
          <table:table-cell table:formula="of:=150/[.H91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412" calcext:value-type="float">
            <text:p>284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433" calcext:value-type="float">
            <text:p>28433</text:p>
          </table:table-cell>
          <table:table-cell office:value-type="string" calcext:value-type="string">
            <text:p><text:s/>time=</text:p>
          </table:table-cell>
          <table:table-cell office:value-type="float" office:value="8761" calcext:value-type="float">
            <text:p>8761</text:p>
          </table:table-cell>
          <table:table-cell table:formula="of:=1000*([.B92]-[.B91])/[.I92]" office:value-type="float" office:value="3263.15789473684" calcext:value-type="float">
            <text:p>3263.1578947369</text:p>
          </table:table-cell>
          <table:table-cell table:formula="of:=1000*([.D92]-[.D91])/[.I92]" office:value-type="float" office:value="3236.84210526316" calcext:value-type="float">
            <text:p>3236.8421052632</text:p>
          </table:table-cell>
          <table:table-cell table:formula="of:=[.F92]-[.F91]" office:value-type="float" office:value="76" calcext:value-type="float">
            <text:p>76</text:p>
          </table:table-cell>
          <table:table-cell table:formula="of:=150/[.G92]" office:value-type="float" office:value="0.0459677419354839" calcext:value-type="float">
            <text:p>0.0459677419</text:p>
          </table:table-cell>
          <table:table-cell table:formula="of:=150/[.H92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661" calcext:value-type="float">
            <text:p>286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679" calcext:value-type="float">
            <text:p>28679</text:p>
          </table:table-cell>
          <table:table-cell office:value-type="string" calcext:value-type="string">
            <text:p><text:s/>time=</text:p>
          </table:table-cell>
          <table:table-cell office:value-type="float" office:value="8837" calcext:value-type="float">
            <text:p>8837</text:p>
          </table:table-cell>
          <table:table-cell table:formula="of:=1000*([.B93]-[.B92])/[.I93]" office:value-type="float" office:value="3276.31578947368" calcext:value-type="float">
            <text:p>3276.3157894737</text:p>
          </table:table-cell>
          <table:table-cell table:formula="of:=1000*([.D93]-[.D92])/[.I93]" office:value-type="float" office:value="3236.84210526316" calcext:value-type="float">
            <text:p>3236.8421052632</text:p>
          </table:table-cell>
          <table:table-cell table:formula="of:=[.F93]-[.F92]" office:value-type="float" office:value="76" calcext:value-type="float">
            <text:p>76</text:p>
          </table:table-cell>
          <table:table-cell table:formula="of:=150/[.G93]" office:value-type="float" office:value="0.0457831325301205" calcext:value-type="float">
            <text:p>0.0457831325</text:p>
          </table:table-cell>
          <table:table-cell table:formula="of:=150/[.H93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909" calcext:value-type="float">
            <text:p>289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927" calcext:value-type="float">
            <text:p>28927</text:p>
          </table:table-cell>
          <table:table-cell office:value-type="string" calcext:value-type="string">
            <text:p><text:s/>time=</text:p>
          </table:table-cell>
          <table:table-cell office:value-type="float" office:value="8912" calcext:value-type="float">
            <text:p>8912</text:p>
          </table:table-cell>
          <table:table-cell table:formula="of:=1000*([.B94]-[.B93])/[.I94]" office:value-type="float" office:value="3306.66666666667" calcext:value-type="float">
            <text:p>3306.6666666667</text:p>
          </table:table-cell>
          <table:table-cell table:formula="of:=1000*([.D94]-[.D93])/[.I94]" office:value-type="float" office:value="3306.66666666667" calcext:value-type="float">
            <text:p>3306.6666666667</text:p>
          </table:table-cell>
          <table:table-cell table:formula="of:=[.F94]-[.F93]" office:value-type="float" office:value="75" calcext:value-type="float">
            <text:p>75</text:p>
          </table:table-cell>
          <table:table-cell table:formula="of:=150/[.G94]" office:value-type="float" office:value="0.0453629032258065" calcext:value-type="float">
            <text:p>0.0453629032</text:p>
          </table:table-cell>
          <table:table-cell table:formula="of:=150/[.H94]" office:value-type="float" office:value="0.0453629032258065" calcext:value-type="float">
            <text:p>0.045362903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157" calcext:value-type="float">
            <text:p>291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<text:s/>time=</text:p>
          </table:table-cell>
          <table:table-cell office:value-type="float" office:value="8988" calcext:value-type="float">
            <text:p>8988</text:p>
          </table:table-cell>
          <table:table-cell table:formula="of:=1000*([.B95]-[.B94])/[.I95]" office:value-type="float" office:value="3263.15789473684" calcext:value-type="float">
            <text:p>3263.1578947369</text:p>
          </table:table-cell>
          <table:table-cell table:formula="of:=1000*([.D95]-[.D94])/[.I95]" office:value-type="float" office:value="3236.84210526316" calcext:value-type="float">
            <text:p>3236.8421052632</text:p>
          </table:table-cell>
          <table:table-cell table:formula="of:=[.F95]-[.F94]" office:value-type="float" office:value="76" calcext:value-type="float">
            <text:p>76</text:p>
          </table:table-cell>
          <table:table-cell table:formula="of:=150/[.G95]" office:value-type="float" office:value="0.0459677419354839" calcext:value-type="float">
            <text:p>0.0459677419</text:p>
          </table:table-cell>
          <table:table-cell table:formula="of:=150/[.H95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406" calcext:value-type="float">
            <text:p>294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419" calcext:value-type="float">
            <text:p>29419</text:p>
          </table:table-cell>
          <table:table-cell office:value-type="string" calcext:value-type="string">
            <text:p><text:s/>time=</text:p>
          </table:table-cell>
          <table:table-cell office:value-type="float" office:value="9065" calcext:value-type="float">
            <text:p>9065</text:p>
          </table:table-cell>
          <table:table-cell table:formula="of:=1000*([.B96]-[.B95])/[.I96]" office:value-type="float" office:value="3233.76623376623" calcext:value-type="float">
            <text:p>3233.7662337662</text:p>
          </table:table-cell>
          <table:table-cell table:formula="of:=1000*([.D96]-[.D95])/[.I96]" office:value-type="float" office:value="3194.80519480519" calcext:value-type="float">
            <text:p>3194.8051948052</text:p>
          </table:table-cell>
          <table:table-cell table:formula="of:=[.F96]-[.F95]" office:value-type="float" office:value="77" calcext:value-type="float">
            <text:p>77</text:p>
          </table:table-cell>
          <table:table-cell table:formula="of:=150/[.G96]" office:value-type="float" office:value="0.0463855421686747" calcext:value-type="float">
            <text:p>0.0463855422</text:p>
          </table:table-cell>
          <table:table-cell table:formula="of:=150/[.H96]" office:value-type="float" office:value="0.0469512195121951" calcext:value-type="float">
            <text:p>0.046951219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655" calcext:value-type="float">
            <text:p>296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667" calcext:value-type="float">
            <text:p>29667</text:p>
          </table:table-cell>
          <table:table-cell office:value-type="string" calcext:value-type="string">
            <text:p><text:s/>time=</text:p>
          </table:table-cell>
          <table:table-cell office:value-type="float" office:value="9141" calcext:value-type="float">
            <text:p>9141</text:p>
          </table:table-cell>
          <table:table-cell table:formula="of:=1000*([.B97]-[.B96])/[.I97]" office:value-type="float" office:value="3276.31578947368" calcext:value-type="float">
            <text:p>3276.3157894737</text:p>
          </table:table-cell>
          <table:table-cell table:formula="of:=1000*([.D97]-[.D96])/[.I97]" office:value-type="float" office:value="3263.15789473684" calcext:value-type="float">
            <text:p>3263.1578947369</text:p>
          </table:table-cell>
          <table:table-cell table:formula="of:=[.F97]-[.F96]" office:value-type="float" office:value="76" calcext:value-type="float">
            <text:p>76</text:p>
          </table:table-cell>
          <table:table-cell table:formula="of:=150/[.G97]" office:value-type="float" office:value="0.0457831325301205" calcext:value-type="float">
            <text:p>0.0457831325</text:p>
          </table:table-cell>
          <table:table-cell table:formula="of:=150/[.H97]" office:value-type="float" office:value="0.0459677419354839" calcext:value-type="float">
            <text:p>0.04596774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902" calcext:value-type="float">
            <text:p>299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912" calcext:value-type="float">
            <text:p>29912</text:p>
          </table:table-cell>
          <table:table-cell office:value-type="string" calcext:value-type="string">
            <text:p><text:s/>time=</text:p>
          </table:table-cell>
          <table:table-cell office:value-type="float" office:value="9217" calcext:value-type="float">
            <text:p>9217</text:p>
          </table:table-cell>
          <table:table-cell table:formula="of:=1000*([.B98]-[.B97])/[.I98]" office:value-type="float" office:value="3250" calcext:value-type="float">
            <text:p>3250</text:p>
          </table:table-cell>
          <table:table-cell table:formula="of:=1000*([.D98]-[.D97])/[.I98]" office:value-type="float" office:value="3223.68421052632" calcext:value-type="float">
            <text:p>3223.6842105263</text:p>
          </table:table-cell>
          <table:table-cell table:formula="of:=[.F98]-[.F97]" office:value-type="float" office:value="76" calcext:value-type="float">
            <text:p>76</text:p>
          </table:table-cell>
          <table:table-cell table:formula="of:=150/[.G98]" office:value-type="float" office:value="0.0461538461538462" calcext:value-type="float">
            <text:p>0.0461538462</text:p>
          </table:table-cell>
          <table:table-cell table:formula="of:=150/[.H98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150" calcext:value-type="float">
            <text:p>301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158" calcext:value-type="float">
            <text:p>30158</text:p>
          </table:table-cell>
          <table:table-cell office:value-type="string" calcext:value-type="string">
            <text:p><text:s/>time=</text:p>
          </table:table-cell>
          <table:table-cell office:value-type="float" office:value="9292" calcext:value-type="float">
            <text:p>9292</text:p>
          </table:table-cell>
          <table:table-cell table:formula="of:=1000*([.B99]-[.B98])/[.I99]" office:value-type="float" office:value="3306.66666666667" calcext:value-type="float">
            <text:p>3306.6666666667</text:p>
          </table:table-cell>
          <table:table-cell table:formula="of:=1000*([.D99]-[.D98])/[.I99]" office:value-type="float" office:value="3280" calcext:value-type="float">
            <text:p>3280</text:p>
          </table:table-cell>
          <table:table-cell table:formula="of:=[.F99]-[.F98]" office:value-type="float" office:value="75" calcext:value-type="float">
            <text:p>75</text:p>
          </table:table-cell>
          <table:table-cell table:formula="of:=150/[.G99]" office:value-type="float" office:value="0.0453629032258065" calcext:value-type="float">
            <text:p>0.0453629032</text:p>
          </table:table-cell>
          <table:table-cell table:formula="of:=150/[.H99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399" calcext:value-type="float">
            <text:p>303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404" calcext:value-type="float">
            <text:p>30404</text:p>
          </table:table-cell>
          <table:table-cell office:value-type="string" calcext:value-type="string">
            <text:p><text:s/>time=</text:p>
          </table:table-cell>
          <table:table-cell office:value-type="float" office:value="9368" calcext:value-type="float">
            <text:p>9368</text:p>
          </table:table-cell>
          <table:table-cell table:formula="of:=1000*([.B100]-[.B99])/[.I100]" office:value-type="float" office:value="3276.31578947368" calcext:value-type="float">
            <text:p>3276.3157894737</text:p>
          </table:table-cell>
          <table:table-cell table:formula="of:=1000*([.D100]-[.D99])/[.I100]" office:value-type="float" office:value="3236.84210526316" calcext:value-type="float">
            <text:p>3236.8421052632</text:p>
          </table:table-cell>
          <table:table-cell table:formula="of:=[.F100]-[.F99]" office:value-type="float" office:value="76" calcext:value-type="float">
            <text:p>76</text:p>
          </table:table-cell>
          <table:table-cell table:formula="of:=150/[.G100]" office:value-type="float" office:value="0.0457831325301205" calcext:value-type="float">
            <text:p>0.0457831325</text:p>
          </table:table-cell>
          <table:table-cell table:formula="of:=150/[.H100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648" calcext:value-type="float">
            <text:p>306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652" calcext:value-type="float">
            <text:p>30652</text:p>
          </table:table-cell>
          <table:table-cell office:value-type="string" calcext:value-type="string">
            <text:p><text:s/>time=</text:p>
          </table:table-cell>
          <table:table-cell office:value-type="float" office:value="9444" calcext:value-type="float">
            <text:p>9444</text:p>
          </table:table-cell>
          <table:table-cell table:formula="of:=1000*([.B101]-[.B100])/[.I101]" office:value-type="float" office:value="3276.31578947368" calcext:value-type="float">
            <text:p>3276.3157894737</text:p>
          </table:table-cell>
          <table:table-cell table:formula="of:=1000*([.D101]-[.D100])/[.I101]" office:value-type="float" office:value="3263.15789473684" calcext:value-type="float">
            <text:p>3263.1578947369</text:p>
          </table:table-cell>
          <table:table-cell table:formula="of:=[.F101]-[.F100]" office:value-type="float" office:value="76" calcext:value-type="float">
            <text:p>76</text:p>
          </table:table-cell>
          <table:table-cell table:formula="of:=150/[.G101]" office:value-type="float" office:value="0.0457831325301205" calcext:value-type="float">
            <text:p>0.0457831325</text:p>
          </table:table-cell>
          <table:table-cell table:formula="of:=150/[.H101]" office:value-type="float" office:value="0.0459677419354839" calcext:value-type="float">
            <text:p>0.04596774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895" calcext:value-type="float">
            <text:p>308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897" calcext:value-type="float">
            <text:p>30897</text:p>
          </table:table-cell>
          <table:table-cell office:value-type="string" calcext:value-type="string">
            <text:p><text:s/>time=</text:p>
          </table:table-cell>
          <table:table-cell office:value-type="float" office:value="9520" calcext:value-type="float">
            <text:p>9520</text:p>
          </table:table-cell>
          <table:table-cell table:formula="of:=1000*([.B102]-[.B101])/[.I102]" office:value-type="float" office:value="3250" calcext:value-type="float">
            <text:p>3250</text:p>
          </table:table-cell>
          <table:table-cell table:formula="of:=1000*([.D102]-[.D101])/[.I102]" office:value-type="float" office:value="3223.68421052632" calcext:value-type="float">
            <text:p>3223.6842105263</text:p>
          </table:table-cell>
          <table:table-cell table:formula="of:=[.F102]-[.F101]" office:value-type="float" office:value="76" calcext:value-type="float">
            <text:p>76</text:p>
          </table:table-cell>
          <table:table-cell table:formula="of:=150/[.G102]" office:value-type="float" office:value="0.0461538461538462" calcext:value-type="float">
            <text:p>0.0461538462</text:p>
          </table:table-cell>
          <table:table-cell table:formula="of:=150/[.H102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145" calcext:value-type="float">
            <text:p>311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<text:s/>time=</text:p>
          </table:table-cell>
          <table:table-cell office:value-type="float" office:value="9595" calcext:value-type="float">
            <text:p>9595</text:p>
          </table:table-cell>
          <table:table-cell table:formula="of:=1000*([.B103]-[.B102])/[.I103]" office:value-type="float" office:value="3333.33333333333" calcext:value-type="float">
            <text:p>3333.3333333333</text:p>
          </table:table-cell>
          <table:table-cell table:formula="of:=1000*([.D103]-[.D102])/[.I103]" office:value-type="float" office:value="3280" calcext:value-type="float">
            <text:p>3280</text:p>
          </table:table-cell>
          <table:table-cell table:formula="of:=[.F103]-[.F102]" office:value-type="float" office:value="75" calcext:value-type="float">
            <text:p>75</text:p>
          </table:table-cell>
          <table:table-cell table:formula="of:=150/[.G103]" office:value-type="float" office:value="0.045" calcext:value-type="float">
            <text:p>0.045</text:p>
          </table:table-cell>
          <table:table-cell table:formula="of:=150/[.H103]" office:value-type="float" office:value="0.0457317073170732" calcext:value-type="float">
            <text:p>0.04573170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393" calcext:value-type="float">
            <text:p>313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388" calcext:value-type="float">
            <text:p>31388</text:p>
          </table:table-cell>
          <table:table-cell office:value-type="string" calcext:value-type="string">
            <text:p><text:s/>time=</text:p>
          </table:table-cell>
          <table:table-cell office:value-type="float" office:value="9672" calcext:value-type="float">
            <text:p>9672</text:p>
          </table:table-cell>
          <table:table-cell table:formula="of:=1000*([.B104]-[.B103])/[.I104]" office:value-type="float" office:value="3220.77922077922" calcext:value-type="float">
            <text:p>3220.7792207792</text:p>
          </table:table-cell>
          <table:table-cell table:formula="of:=1000*([.D104]-[.D103])/[.I104]" office:value-type="float" office:value="3181.81818181818" calcext:value-type="float">
            <text:p>3181.8181818182</text:p>
          </table:table-cell>
          <table:table-cell table:formula="of:=[.F104]-[.F103]" office:value-type="float" office:value="77" calcext:value-type="float">
            <text:p>77</text:p>
          </table:table-cell>
          <table:table-cell table:formula="of:=150/[.G104]" office:value-type="float" office:value="0.0465725806451613" calcext:value-type="float">
            <text:p>0.0465725806</text:p>
          </table:table-cell>
          <table:table-cell table:formula="of:=150/[.H104]" office:value-type="float" office:value="0.0471428571428571" calcext:value-type="float">
            <text:p>0.04714285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639" calcext:value-type="float">
            <text:p>316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633" calcext:value-type="float">
            <text:p>31633</text:p>
          </table:table-cell>
          <table:table-cell office:value-type="string" calcext:value-type="string">
            <text:p><text:s/>time=</text:p>
          </table:table-cell>
          <table:table-cell office:value-type="float" office:value="9748" calcext:value-type="float">
            <text:p>9748</text:p>
          </table:table-cell>
          <table:table-cell table:formula="of:=1000*([.B105]-[.B104])/[.I105]" office:value-type="float" office:value="3236.84210526316" calcext:value-type="float">
            <text:p>3236.8421052632</text:p>
          </table:table-cell>
          <table:table-cell table:formula="of:=1000*([.D105]-[.D104])/[.I105]" office:value-type="float" office:value="3223.68421052632" calcext:value-type="float">
            <text:p>3223.6842105263</text:p>
          </table:table-cell>
          <table:table-cell table:formula="of:=[.F105]-[.F104]" office:value-type="float" office:value="76" calcext:value-type="float">
            <text:p>76</text:p>
          </table:table-cell>
          <table:table-cell table:formula="of:=150/[.G105]" office:value-type="float" office:value="0.0463414634146341" calcext:value-type="float">
            <text:p>0.0463414634</text:p>
          </table:table-cell>
          <table:table-cell table:formula="of:=150/[.H105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887" calcext:value-type="float">
            <text:p>318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878" calcext:value-type="float">
            <text:p>31878</text:p>
          </table:table-cell>
          <table:table-cell office:value-type="string" calcext:value-type="string">
            <text:p><text:s/>time=</text:p>
          </table:table-cell>
          <table:table-cell office:value-type="float" office:value="9824" calcext:value-type="float">
            <text:p>9824</text:p>
          </table:table-cell>
          <table:table-cell table:formula="of:=1000*([.B106]-[.B105])/[.I106]" office:value-type="float" office:value="3263.15789473684" calcext:value-type="float">
            <text:p>3263.1578947369</text:p>
          </table:table-cell>
          <table:table-cell table:formula="of:=1000*([.D106]-[.D105])/[.I106]" office:value-type="float" office:value="3223.68421052632" calcext:value-type="float">
            <text:p>3223.6842105263</text:p>
          </table:table-cell>
          <table:table-cell table:formula="of:=[.F106]-[.F105]" office:value-type="float" office:value="76" calcext:value-type="float">
            <text:p>76</text:p>
          </table:table-cell>
          <table:table-cell table:formula="of:=150/[.G106]" office:value-type="float" office:value="0.0459677419354839" calcext:value-type="float">
            <text:p>0.0459677419</text:p>
          </table:table-cell>
          <table:table-cell table:formula="of:=150/[.H106]" office:value-type="float" office:value="0.046530612244898" calcext:value-type="float">
            <text:p>0.04653061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134" calcext:value-type="float">
            <text:p>321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121" calcext:value-type="float">
            <text:p>32121</text:p>
          </table:table-cell>
          <table:table-cell office:value-type="string" calcext:value-type="string">
            <text:p><text:s/>time=</text:p>
          </table:table-cell>
          <table:table-cell office:value-type="float" office:value="9900" calcext:value-type="float">
            <text:p>9900</text:p>
          </table:table-cell>
          <table:table-cell table:formula="of:=1000*([.B107]-[.B106])/[.I107]" office:value-type="float" office:value="3250" calcext:value-type="float">
            <text:p>3250</text:p>
          </table:table-cell>
          <table:table-cell table:formula="of:=1000*([.D107]-[.D106])/[.I107]" office:value-type="float" office:value="3197.36842105263" calcext:value-type="float">
            <text:p>3197.3684210526</text:p>
          </table:table-cell>
          <table:table-cell table:formula="of:=[.F107]-[.F106]" office:value-type="float" office:value="76" calcext:value-type="float">
            <text:p>76</text:p>
          </table:table-cell>
          <table:table-cell table:formula="of:=150/[.G107]" office:value-type="float" office:value="0.0461538461538462" calcext:value-type="float">
            <text:p>0.0461538462</text:p>
          </table:table-cell>
          <table:table-cell table:formula="of:=150/[.H107]" office:value-type="float" office:value="0.0469135802469136" calcext:value-type="float">
            <text:p>0.04691358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380" calcext:value-type="float">
            <text:p>323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366" calcext:value-type="float">
            <text:p>32366</text:p>
          </table:table-cell>
          <table:table-cell office:value-type="string" calcext:value-type="string">
            <text:p><text:s/>time=</text:p>
          </table:table-cell>
          <table:table-cell office:value-type="float" office:value="9975" calcext:value-type="float">
            <text:p>9975</text:p>
          </table:table-cell>
          <table:table-cell table:formula="of:=1000*([.B108]-[.B107])/[.I108]" office:value-type="float" office:value="3280" calcext:value-type="float">
            <text:p>3280</text:p>
          </table:table-cell>
          <table:table-cell table:formula="of:=1000*([.D108]-[.D107])/[.I108]" office:value-type="float" office:value="3266.66666666667" calcext:value-type="float">
            <text:p>3266.6666666667</text:p>
          </table:table-cell>
          <table:table-cell table:formula="of:=[.F108]-[.F107]" office:value-type="float" office:value="75" calcext:value-type="float">
            <text:p>75</text:p>
          </table:table-cell>
          <table:table-cell table:formula="of:=150/[.G108]" office:value-type="float" office:value="0.0457317073170732" calcext:value-type="float">
            <text:p>0.0457317073</text:p>
          </table:table-cell>
          <table:table-cell table:formula="of:=150/[.H108]" office:value-type="float" office:value="0.0459183673469388" calcext:value-type="float">
            <text:p>0.04591836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627" calcext:value-type="float">
            <text:p>326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611" calcext:value-type="float">
            <text:p>32611</text:p>
          </table:table-cell>
          <table:table-cell office:value-type="string" calcext:value-type="string">
            <text:p><text:s/>time=</text:p>
          </table:table-cell>
          <table:table-cell office:value-type="float" office:value="10051" calcext:value-type="float">
            <text:p>10051</text:p>
          </table:table-cell>
          <table:table-cell table:formula="of:=1000*([.B109]-[.B108])/[.I109]" office:value-type="float" office:value="3250" calcext:value-type="float">
            <text:p>3250</text:p>
          </table:table-cell>
          <table:table-cell table:formula="of:=1000*([.D109]-[.D108])/[.I109]" office:value-type="float" office:value="3223.68421052632" calcext:value-type="float">
            <text:p>3223.6842105263</text:p>
          </table:table-cell>
          <table:table-cell table:formula="of:=[.F109]-[.F108]" office:value-type="float" office:value="76" calcext:value-type="float">
            <text:p>76</text:p>
          </table:table-cell>
          <table:table-cell table:formula="of:=150/[.G109]" office:value-type="float" office:value="0.0461538461538462" calcext:value-type="float">
            <text:p>0.0461538462</text:p>
          </table:table-cell>
          <table:table-cell table:formula="of:=150/[.H109]" office:value-type="float" office:value="0.046530612244898" calcext:value-type="float">
            <text:p>0.0465306122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AVERAGE([.J2:.J109])" office:value-type="float" office:value="0.046170981365733" calcext:value-type="float">
            <text:p>0.0462</text:p>
          </table:table-cell>
          <table:table-cell table:style-name="ce2" table:formula="of:=AVERAGE([.K2:.K109])" office:value-type="float" office:value="0.0463235011665046" calcext:value-type="float">
            <text:p>0.0463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2" table:formula="of:=COM.MICROSOFT.STDEV.P([.J2:.J109])" office:value-type="float" office:value="0.000427308748396946" calcext:value-type="float">
            <text:p>0.0004</text:p>
          </table:table-cell>
          <table:table-cell table:style-name="ce2" table:formula="of:=COM.MICROSOFT.STDEV.P([.K2:.K109])" office:value-type="float" office:value="0.000374353281419196" calcext:value-type="float">
            <text:p>0.0004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formula="of:=[.J113]/[.J112]" office:value-type="percentage" office:value="0.00925492020652791" calcext:value-type="percentage">
            <text:p>0.93%</text:p>
          </table:table-cell>
          <table:table-cell table:style-name="ce3" table:formula="of:=[.K113]/[.K112]" office:value-type="percentage" office:value="0.00808128211366462" calcext:value-type="percentage">
            <text:p>0.81%</text:p>
          </table:table-cell>
        </table:table-row>
      </table:table>
      <table:table table:name="200 input" table:style-name="ta1">
        <table:table-column table:style-name="co2" table:number-columns-repeated="6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=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time=</text:p>
          </table:table-cell>
          <table:table-cell office:value-type="float" office:value="1" calcext:value-type="float">
            <text:p>1</text:p>
          </table:table-cell>
          <table:table-cell table:formula="of:=1000*([.B2]-[.B1])/[.I2]" office:value-type="float" office:value="22000" calcext:value-type="float">
            <text:p>22000</text:p>
          </table:table-cell>
          <table:table-cell table:formula="of:=1000*([.D2]-[.D1])/[.I2]" office:value-type="float" office:value="89000" calcext:value-type="float">
            <text:p>89000</text:p>
          </table:table-cell>
          <table:table-cell table:formula="of:=[.F2]-[.F1]" office:value-type="float" office:value="1" calcext:value-type="float">
            <text:p>1</text:p>
          </table:table-cell>
          <table:table-cell table:formula="of:=200/[.G2]" office:value-type="float" office:value="0.00909090909090909" calcext:value-type="float">
            <text:p>0.0090909091</text:p>
          </table:table-cell>
          <table:table-cell table:formula="of:=200/[.H2]" office:value-type="float" office:value="0.00224719101123596" calcext:value-type="float">
            <text:p>0.00224719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time=</text:p>
          </table:table-cell>
          <table:table-cell office:value-type="float" office:value="63" calcext:value-type="float">
            <text:p>63</text:p>
          </table:table-cell>
          <table:table-cell table:formula="of:=1000*([.B3]-[.B2])/[.I3]" office:value-type="float" office:value="3758.06451612903" calcext:value-type="float">
            <text:p>3758.064516129</text:p>
          </table:table-cell>
          <table:table-cell table:formula="of:=1000*([.D3]-[.D2])/[.I3]" office:value-type="float" office:value="4241.93548387097" calcext:value-type="float">
            <text:p>4241.935483871</text:p>
          </table:table-cell>
          <table:table-cell table:formula="of:=[.F3]-[.F2]" office:value-type="float" office:value="62" calcext:value-type="float">
            <text:p>62</text:p>
          </table:table-cell>
          <table:table-cell table:formula="of:=200/[.G3]" office:value-type="float" office:value="0.0532188841201717" calcext:value-type="float">
            <text:p>0.0532188841</text:p>
          </table:table-cell>
          <table:table-cell table:formula="of:=200/[.H3]" office:value-type="float" office:value="0.047148288973384" calcext:value-type="float">
            <text:p>0.0471482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time=</text:p>
          </table:table-cell>
          <table:table-cell office:value-type="float" office:value="133" calcext:value-type="float">
            <text:p>133</text:p>
          </table:table-cell>
          <table:table-cell table:formula="of:=1000*([.B4]-[.B3])/[.I4]" office:value-type="float" office:value="4300" calcext:value-type="float">
            <text:p>4300</text:p>
          </table:table-cell>
          <table:table-cell table:formula="of:=1000*([.D4]-[.D3])/[.I4]" office:value-type="float" office:value="4328.57142857143" calcext:value-type="float">
            <text:p>4328.5714285714</text:p>
          </table:table-cell>
          <table:table-cell table:formula="of:=[.F4]-[.F3]" office:value-type="float" office:value="70" calcext:value-type="float">
            <text:p>70</text:p>
          </table:table-cell>
          <table:table-cell table:formula="of:=200/[.G4]" office:value-type="float" office:value="0.0465116279069768" calcext:value-type="float">
            <text:p>0.0465116279</text:p>
          </table:table-cell>
          <table:table-cell table:formula="of:=200/[.H4]" office:value-type="float" office:value="0.0462046204620462" calcext:value-type="float">
            <text:p>0.04620462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<text:s/>time=</text:p>
          </table:table-cell>
          <table:table-cell office:value-type="float" office:value="203" calcext:value-type="float">
            <text:p>203</text:p>
          </table:table-cell>
          <table:table-cell table:formula="of:=1000*([.B5]-[.B4])/[.I5]" office:value-type="float" office:value="4457.14285714286" calcext:value-type="float">
            <text:p>4457.1428571429</text:p>
          </table:table-cell>
          <table:table-cell table:formula="of:=1000*([.D5]-[.D4])/[.I5]" office:value-type="float" office:value="4457.14285714286" calcext:value-type="float">
            <text:p>4457.1428571429</text:p>
          </table:table-cell>
          <table:table-cell table:formula="of:=[.F5]-[.F4]" office:value-type="float" office:value="70" calcext:value-type="float">
            <text:p>70</text:p>
          </table:table-cell>
          <table:table-cell table:formula="of:=200/[.G5]" office:value-type="float" office:value="0.0448717948717949" calcext:value-type="float">
            <text:p>0.0448717949</text:p>
          </table:table-cell>
          <table:table-cell table:formula="of:=200/[.H5]" office:value-type="float" office:value="0.0448717948717949" calcext:value-type="float">
            <text:p>0.044871794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time=</text:p>
          </table:table-cell>
          <table:table-cell office:value-type="float" office:value="274" calcext:value-type="float">
            <text:p>274</text:p>
          </table:table-cell>
          <table:table-cell table:formula="of:=1000*([.B6]-[.B5])/[.I6]" office:value-type="float" office:value="4380.28169014085" calcext:value-type="float">
            <text:p>4380.2816901409</text:p>
          </table:table-cell>
          <table:table-cell table:formula="of:=1000*([.D6]-[.D5])/[.I6]" office:value-type="float" office:value="4436.61971830986" calcext:value-type="float">
            <text:p>4436.6197183099</text:p>
          </table:table-cell>
          <table:table-cell table:formula="of:=[.F6]-[.F5]" office:value-type="float" office:value="71" calcext:value-type="float">
            <text:p>71</text:p>
          </table:table-cell>
          <table:table-cell table:formula="of:=200/[.G6]" office:value-type="float" office:value="0.0456591639871383" calcext:value-type="float">
            <text:p>0.045659164</text:p>
          </table:table-cell>
          <table:table-cell table:formula="of:=200/[.H6]" office:value-type="float" office:value="0.0450793650793651" calcext:value-type="float">
            <text:p>0.045079365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<text:s/>time=</text:p>
          </table:table-cell>
          <table:table-cell office:value-type="float" office:value="347" calcext:value-type="float">
            <text:p>347</text:p>
          </table:table-cell>
          <table:table-cell table:formula="of:=1000*([.B7]-[.B6])/[.I7]" office:value-type="float" office:value="4356.16438356164" calcext:value-type="float">
            <text:p>4356.1643835617</text:p>
          </table:table-cell>
          <table:table-cell table:formula="of:=1000*([.D7]-[.D6])/[.I7]" office:value-type="float" office:value="4383.56164383562" calcext:value-type="float">
            <text:p>4383.5616438356</text:p>
          </table:table-cell>
          <table:table-cell table:formula="of:=[.F7]-[.F6]" office:value-type="float" office:value="73" calcext:value-type="float">
            <text:p>73</text:p>
          </table:table-cell>
          <table:table-cell table:formula="of:=200/[.G7]" office:value-type="float" office:value="0.0459119496855346" calcext:value-type="float">
            <text:p>0.0459119497</text:p>
          </table:table-cell>
          <table:table-cell table:formula="of:=200/[.H7]" office:value-type="float" office:value="0.045625" calcext:value-type="float">
            <text:p>0.0456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/>time=</text:p>
          </table:table-cell>
          <table:table-cell office:value-type="float" office:value="420" calcext:value-type="float">
            <text:p>420</text:p>
          </table:table-cell>
          <table:table-cell table:formula="of:=1000*([.B8]-[.B7])/[.I8]" office:value-type="float" office:value="4369.86301369863" calcext:value-type="float">
            <text:p>4369.8630136986</text:p>
          </table:table-cell>
          <table:table-cell table:formula="of:=1000*([.D8]-[.D7])/[.I8]" office:value-type="float" office:value="4369.86301369863" calcext:value-type="float">
            <text:p>4369.8630136986</text:p>
          </table:table-cell>
          <table:table-cell table:formula="of:=[.F8]-[.F7]" office:value-type="float" office:value="73" calcext:value-type="float">
            <text:p>73</text:p>
          </table:table-cell>
          <table:table-cell table:formula="of:=200/[.G8]" office:value-type="float" office:value="0.0457680250783699" calcext:value-type="float">
            <text:p>0.0457680251</text:p>
          </table:table-cell>
          <table:table-cell table:formula="of:=200/[.H8]" office:value-type="float" office:value="0.0457680250783699" calcext:value-type="float">
            <text:p>0.045768025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<text:s/>time=</text:p>
          </table:table-cell>
          <table:table-cell office:value-type="float" office:value="493" calcext:value-type="float">
            <text:p>493</text:p>
          </table:table-cell>
          <table:table-cell table:formula="of:=1000*([.B9]-[.B8])/[.I9]" office:value-type="float" office:value="4356.16438356164" calcext:value-type="float">
            <text:p>4356.1643835617</text:p>
          </table:table-cell>
          <table:table-cell table:formula="of:=1000*([.D9]-[.D8])/[.I9]" office:value-type="float" office:value="4397.2602739726" calcext:value-type="float">
            <text:p>4397.2602739726</text:p>
          </table:table-cell>
          <table:table-cell table:formula="of:=[.F9]-[.F8]" office:value-type="float" office:value="73" calcext:value-type="float">
            <text:p>73</text:p>
          </table:table-cell>
          <table:table-cell table:formula="of:=200/[.G9]" office:value-type="float" office:value="0.0459119496855346" calcext:value-type="float">
            <text:p>0.0459119497</text:p>
          </table:table-cell>
          <table:table-cell table:formula="of:=200/[.H9]" office:value-type="float" office:value="0.0454828660436137" calcext:value-type="float">
            <text:p>0.04548286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ime=</text:p>
          </table:table-cell>
          <table:table-cell office:value-type="float" office:value="566" calcext:value-type="float">
            <text:p>566</text:p>
          </table:table-cell>
          <table:table-cell table:formula="of:=1000*([.B10]-[.B9])/[.I10]" office:value-type="float" office:value="4342.46575342466" calcext:value-type="float">
            <text:p>4342.4657534247</text:p>
          </table:table-cell>
          <table:table-cell table:formula="of:=1000*([.D10]-[.D9])/[.I10]" office:value-type="float" office:value="4356.16438356164" calcext:value-type="float">
            <text:p>4356.1643835617</text:p>
          </table:table-cell>
          <table:table-cell table:formula="of:=[.F10]-[.F9]" office:value-type="float" office:value="73" calcext:value-type="float">
            <text:p>73</text:p>
          </table:table-cell>
          <table:table-cell table:formula="of:=200/[.G10]" office:value-type="float" office:value="0.0460567823343849" calcext:value-type="float">
            <text:p>0.0460567823</text:p>
          </table:table-cell>
          <table:table-cell table:formula="of:=200/[.H10]" office:value-type="float" office:value="0.0459119496855346" calcext:value-type="float">
            <text:p>0.045911949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<text:s/>time=</text:p>
          </table:table-cell>
          <table:table-cell office:value-type="float" office:value="638" calcext:value-type="float">
            <text:p>638</text:p>
          </table:table-cell>
          <table:table-cell table:formula="of:=1000*([.B11]-[.B10])/[.I11]" office:value-type="float" office:value="4388.88888888889" calcext:value-type="float">
            <text:p>4388.8888888889</text:p>
          </table:table-cell>
          <table:table-cell table:formula="of:=1000*([.D11]-[.D10])/[.I11]" office:value-type="float" office:value="4388.88888888889" calcext:value-type="float">
            <text:p>4388.8888888889</text:p>
          </table:table-cell>
          <table:table-cell table:formula="of:=[.F11]-[.F10]" office:value-type="float" office:value="72" calcext:value-type="float">
            <text:p>72</text:p>
          </table:table-cell>
          <table:table-cell table:formula="of:=200/[.G11]" office:value-type="float" office:value="0.0455696202531646" calcext:value-type="float">
            <text:p>0.0455696203</text:p>
          </table:table-cell>
          <table:table-cell table:formula="of:=200/[.H11]" office:value-type="float" office:value="0.0455696202531646" calcext:value-type="float">
            <text:p>0.045569620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<text:s/>time=</text:p>
          </table:table-cell>
          <table:table-cell office:value-type="float" office:value="711" calcext:value-type="float">
            <text:p>711</text:p>
          </table:table-cell>
          <table:table-cell table:formula="of:=1000*([.B12]-[.B11])/[.I12]" office:value-type="float" office:value="4342.46575342466" calcext:value-type="float">
            <text:p>4342.4657534247</text:p>
          </table:table-cell>
          <table:table-cell table:formula="of:=1000*([.D12]-[.D11])/[.I12]" office:value-type="float" office:value="4356.16438356164" calcext:value-type="float">
            <text:p>4356.1643835617</text:p>
          </table:table-cell>
          <table:table-cell table:formula="of:=[.F12]-[.F11]" office:value-type="float" office:value="73" calcext:value-type="float">
            <text:p>73</text:p>
          </table:table-cell>
          <table:table-cell table:formula="of:=200/[.G12]" office:value-type="float" office:value="0.0460567823343849" calcext:value-type="float">
            <text:p>0.0460567823</text:p>
          </table:table-cell>
          <table:table-cell table:formula="of:=200/[.H12]" office:value-type="float" office:value="0.0459119496855346" calcext:value-type="float">
            <text:p>0.045911949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<text:s/>time=</text:p>
          </table:table-cell>
          <table:table-cell office:value-type="float" office:value="784" calcext:value-type="float">
            <text:p>784</text:p>
          </table:table-cell>
          <table:table-cell table:formula="of:=1000*([.B13]-[.B12])/[.I13]" office:value-type="float" office:value="4328.76712328767" calcext:value-type="float">
            <text:p>4328.7671232877</text:p>
          </table:table-cell>
          <table:table-cell table:formula="of:=1000*([.D13]-[.D12])/[.I13]" office:value-type="float" office:value="4369.86301369863" calcext:value-type="float">
            <text:p>4369.8630136986</text:p>
          </table:table-cell>
          <table:table-cell table:formula="of:=[.F13]-[.F12]" office:value-type="float" office:value="73" calcext:value-type="float">
            <text:p>73</text:p>
          </table:table-cell>
          <table:table-cell table:formula="of:=200/[.G13]" office:value-type="float" office:value="0.0462025316455696" calcext:value-type="float">
            <text:p>0.0462025316</text:p>
          </table:table-cell>
          <table:table-cell table:formula="of:=200/[.H13]" office:value-type="float" office:value="0.0457680250783699" calcext:value-type="float">
            <text:p>0.045768025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<text:s/>time=</text:p>
          </table:table-cell>
          <table:table-cell office:value-type="float" office:value="857" calcext:value-type="float">
            <text:p>857</text:p>
          </table:table-cell>
          <table:table-cell table:formula="of:=1000*([.B14]-[.B13])/[.I14]" office:value-type="float" office:value="4328.76712328767" calcext:value-type="float">
            <text:p>4328.7671232877</text:p>
          </table:table-cell>
          <table:table-cell table:formula="of:=1000*([.D14]-[.D13])/[.I14]" office:value-type="float" office:value="4356.16438356164" calcext:value-type="float">
            <text:p>4356.1643835617</text:p>
          </table:table-cell>
          <table:table-cell table:formula="of:=[.F14]-[.F13]" office:value-type="float" office:value="73" calcext:value-type="float">
            <text:p>73</text:p>
          </table:table-cell>
          <table:table-cell table:formula="of:=200/[.G14]" office:value-type="float" office:value="0.0462025316455696" calcext:value-type="float">
            <text:p>0.0462025316</text:p>
          </table:table-cell>
          <table:table-cell table:formula="of:=200/[.H14]" office:value-type="float" office:value="0.0459119496855346" calcext:value-type="float">
            <text:p>0.045911949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<text:s/>time=</text:p>
          </table:table-cell>
          <table:table-cell office:value-type="float" office:value="929" calcext:value-type="float">
            <text:p>929</text:p>
          </table:table-cell>
          <table:table-cell table:formula="of:=1000*([.B15]-[.B14])/[.I15]" office:value-type="float" office:value="4416.66666666667" calcext:value-type="float">
            <text:p>4416.6666666667</text:p>
          </table:table-cell>
          <table:table-cell table:formula="of:=1000*([.D15]-[.D14])/[.I15]" office:value-type="float" office:value="4402.77777777778" calcext:value-type="float">
            <text:p>4402.7777777778</text:p>
          </table:table-cell>
          <table:table-cell table:formula="of:=[.F15]-[.F14]" office:value-type="float" office:value="72" calcext:value-type="float">
            <text:p>72</text:p>
          </table:table-cell>
          <table:table-cell table:formula="of:=200/[.G15]" office:value-type="float" office:value="0.0452830188679245" calcext:value-type="float">
            <text:p>0.0452830189</text:p>
          </table:table-cell>
          <table:table-cell table:formula="of:=200/[.H15]" office:value-type="float" office:value="0.0454258675078864" calcext:value-type="float">
            <text:p>0.04542586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<text:s/>time=</text:p>
          </table:table-cell>
          <table:table-cell office:value-type="float" office:value="1002" calcext:value-type="float">
            <text:p>1002</text:p>
          </table:table-cell>
          <table:table-cell table:formula="of:=1000*([.B16]-[.B15])/[.I16]" office:value-type="float" office:value="4397.2602739726" calcext:value-type="float">
            <text:p>4397.2602739726</text:p>
          </table:table-cell>
          <table:table-cell table:formula="of:=1000*([.D16]-[.D15])/[.I16]" office:value-type="float" office:value="4369.86301369863" calcext:value-type="float">
            <text:p>4369.8630136986</text:p>
          </table:table-cell>
          <table:table-cell table:formula="of:=[.F16]-[.F15]" office:value-type="float" office:value="73" calcext:value-type="float">
            <text:p>73</text:p>
          </table:table-cell>
          <table:table-cell table:formula="of:=200/[.G16]" office:value-type="float" office:value="0.0454828660436137" calcext:value-type="float">
            <text:p>0.045482866</text:p>
          </table:table-cell>
          <table:table-cell table:formula="of:=200/[.H16]" office:value-type="float" office:value="0.0457680250783699" calcext:value-type="float">
            <text:p>0.045768025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77" calcext:value-type="float">
            <text:p>46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<text:s/>time=</text:p>
          </table:table-cell>
          <table:table-cell office:value-type="float" office:value="1077" calcext:value-type="float">
            <text:p>1077</text:p>
          </table:table-cell>
          <table:table-cell table:formula="of:=1000*([.B17]-[.B16])/[.I17]" office:value-type="float" office:value="4293.33333333333" calcext:value-type="float">
            <text:p>4293.3333333333</text:p>
          </table:table-cell>
          <table:table-cell table:formula="of:=1000*([.D17]-[.D16])/[.I17]" office:value-type="float" office:value="4306.66666666667" calcext:value-type="float">
            <text:p>4306.6666666667</text:p>
          </table:table-cell>
          <table:table-cell table:formula="of:=[.F17]-[.F16]" office:value-type="float" office:value="75" calcext:value-type="float">
            <text:p>75</text:p>
          </table:table-cell>
          <table:table-cell table:formula="of:=200/[.G17]" office:value-type="float" office:value="0.046583850931677" calcext:value-type="float">
            <text:p>0.0465838509</text:p>
          </table:table-cell>
          <table:table-cell table:formula="of:=200/[.H17]" office:value-type="float" office:value="0.0464396284829721" calcext:value-type="float">
            <text:p>0.046439628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<text:s/>time=</text:p>
          </table:table-cell>
          <table:table-cell office:value-type="float" office:value="1150" calcext:value-type="float">
            <text:p>1150</text:p>
          </table:table-cell>
          <table:table-cell table:formula="of:=1000*([.B18]-[.B17])/[.I18]" office:value-type="float" office:value="4410.95890410959" calcext:value-type="float">
            <text:p>4410.9589041096</text:p>
          </table:table-cell>
          <table:table-cell table:formula="of:=1000*([.D18]-[.D17])/[.I18]" office:value-type="float" office:value="4410.95890410959" calcext:value-type="float">
            <text:p>4410.9589041096</text:p>
          </table:table-cell>
          <table:table-cell table:formula="of:=[.F18]-[.F17]" office:value-type="float" office:value="73" calcext:value-type="float">
            <text:p>73</text:p>
          </table:table-cell>
          <table:table-cell table:formula="of:=200/[.G18]" office:value-type="float" office:value="0.0453416149068323" calcext:value-type="float">
            <text:p>0.0453416149</text:p>
          </table:table-cell>
          <table:table-cell table:formula="of:=200/[.H18]" office:value-type="float" office:value="0.0453416149068323" calcext:value-type="float">
            <text:p>0.045341614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<text:s/>time=</text:p>
          </table:table-cell>
          <table:table-cell office:value-type="float" office:value="1224" calcext:value-type="float">
            <text:p>1224</text:p>
          </table:table-cell>
          <table:table-cell table:formula="of:=1000*([.B19]-[.B18])/[.I19]" office:value-type="float" office:value="4378.37837837838" calcext:value-type="float">
            <text:p>4378.3783783784</text:p>
          </table:table-cell>
          <table:table-cell table:formula="of:=1000*([.D19]-[.D18])/[.I19]" office:value-type="float" office:value="4351.35135135135" calcext:value-type="float">
            <text:p>4351.3513513514</text:p>
          </table:table-cell>
          <table:table-cell table:formula="of:=[.F19]-[.F18]" office:value-type="float" office:value="74" calcext:value-type="float">
            <text:p>74</text:p>
          </table:table-cell>
          <table:table-cell table:formula="of:=200/[.G19]" office:value-type="float" office:value="0.045679012345679" calcext:value-type="float">
            <text:p>0.0456790123</text:p>
          </table:table-cell>
          <table:table-cell table:formula="of:=200/[.H19]" office:value-type="float" office:value="0.0459627329192547" calcext:value-type="float">
            <text:p>0.04596273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<text:s/>time=</text:p>
          </table:table-cell>
          <table:table-cell office:value-type="float" office:value="1298" calcext:value-type="float">
            <text:p>1298</text:p>
          </table:table-cell>
          <table:table-cell table:formula="of:=1000*([.B20]-[.B19])/[.I20]" office:value-type="float" office:value="4351.35135135135" calcext:value-type="float">
            <text:p>4351.3513513514</text:p>
          </table:table-cell>
          <table:table-cell table:formula="of:=1000*([.D20]-[.D19])/[.I20]" office:value-type="float" office:value="4351.35135135135" calcext:value-type="float">
            <text:p>4351.3513513514</text:p>
          </table:table-cell>
          <table:table-cell table:formula="of:=[.F20]-[.F19]" office:value-type="float" office:value="74" calcext:value-type="float">
            <text:p>74</text:p>
          </table:table-cell>
          <table:table-cell table:formula="of:=200/[.G20]" office:value-type="float" office:value="0.0459627329192547" calcext:value-type="float">
            <text:p>0.0459627329</text:p>
          </table:table-cell>
          <table:table-cell table:formula="of:=200/[.H20]" office:value-type="float" office:value="0.0459627329192547" calcext:value-type="float">
            <text:p>0.04596273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65" calcext:value-type="float">
            <text:p>59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<text:s/>time=</text:p>
          </table:table-cell>
          <table:table-cell office:value-type="float" office:value="1372" calcext:value-type="float">
            <text:p>1372</text:p>
          </table:table-cell>
          <table:table-cell table:formula="of:=1000*([.B21]-[.B20])/[.I21]" office:value-type="float" office:value="4324.32432432432" calcext:value-type="float">
            <text:p>4324.3243243243</text:p>
          </table:table-cell>
          <table:table-cell table:formula="of:=1000*([.D21]-[.D20])/[.I21]" office:value-type="float" office:value="4310.81081081081" calcext:value-type="float">
            <text:p>4310.8108108108</text:p>
          </table:table-cell>
          <table:table-cell table:formula="of:=[.F21]-[.F20]" office:value-type="float" office:value="74" calcext:value-type="float">
            <text:p>74</text:p>
          </table:table-cell>
          <table:table-cell table:formula="of:=200/[.G21]" office:value-type="float" office:value="0.04625" calcext:value-type="float">
            <text:p>0.04625</text:p>
          </table:table-cell>
          <table:table-cell table:formula="of:=200/[.H21]" office:value-type="float" office:value="0.0463949843260188" calcext:value-type="float">
            <text:p>0.04639498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287" calcext:value-type="float">
            <text:p>62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<text:s/>time=</text:p>
          </table:table-cell>
          <table:table-cell office:value-type="float" office:value="1445" calcext:value-type="float">
            <text:p>1445</text:p>
          </table:table-cell>
          <table:table-cell table:formula="of:=1000*([.B22]-[.B21])/[.I22]" office:value-type="float" office:value="4410.95890410959" calcext:value-type="float">
            <text:p>4410.9589041096</text:p>
          </table:table-cell>
          <table:table-cell table:formula="of:=1000*([.D22]-[.D21])/[.I22]" office:value-type="float" office:value="4410.95890410959" calcext:value-type="float">
            <text:p>4410.9589041096</text:p>
          </table:table-cell>
          <table:table-cell table:formula="of:=[.F22]-[.F21]" office:value-type="float" office:value="73" calcext:value-type="float">
            <text:p>73</text:p>
          </table:table-cell>
          <table:table-cell table:formula="of:=200/[.G22]" office:value-type="float" office:value="0.0453416149068323" calcext:value-type="float">
            <text:p>0.0453416149</text:p>
          </table:table-cell>
          <table:table-cell table:formula="of:=200/[.H22]" office:value-type="float" office:value="0.0453416149068323" calcext:value-type="float">
            <text:p>0.045341614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721" calcext:value-type="float">
            <text:p>6721</text:p>
          </table:table-cell>
          <table:table-cell office:value-type="string" calcext:value-type="string">
            <text:p><text:s/>time=</text:p>
          </table:table-cell>
          <table:table-cell office:value-type="float" office:value="1519" calcext:value-type="float">
            <text:p>1519</text:p>
          </table:table-cell>
          <table:table-cell table:formula="of:=1000*([.B23]-[.B22])/[.I23]" office:value-type="float" office:value="4351.35135135135" calcext:value-type="float">
            <text:p>4351.3513513514</text:p>
          </table:table-cell>
          <table:table-cell table:formula="of:=1000*([.D23]-[.D22])/[.I23]" office:value-type="float" office:value="4378.37837837838" calcext:value-type="float">
            <text:p>4378.3783783784</text:p>
          </table:table-cell>
          <table:table-cell table:formula="of:=[.F23]-[.F22]" office:value-type="float" office:value="74" calcext:value-type="float">
            <text:p>74</text:p>
          </table:table-cell>
          <table:table-cell table:formula="of:=200/[.G23]" office:value-type="float" office:value="0.0459627329192547" calcext:value-type="float">
            <text:p>0.0459627329</text:p>
          </table:table-cell>
          <table:table-cell table:formula="of:=200/[.H23]" office:value-type="float" office:value="0.045679012345679" calcext:value-type="float">
            <text:p>0.045679012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<text:s/>time=</text:p>
          </table:table-cell>
          <table:table-cell office:value-type="float" office:value="1593" calcext:value-type="float">
            <text:p>1593</text:p>
          </table:table-cell>
          <table:table-cell table:formula="of:=1000*([.B24]-[.B23])/[.I24]" office:value-type="float" office:value="4310.81081081081" calcext:value-type="float">
            <text:p>4310.8108108108</text:p>
          </table:table-cell>
          <table:table-cell table:formula="of:=1000*([.D24]-[.D23])/[.I24]" office:value-type="float" office:value="4337.83783783784" calcext:value-type="float">
            <text:p>4337.8378378378</text:p>
          </table:table-cell>
          <table:table-cell table:formula="of:=[.F24]-[.F23]" office:value-type="float" office:value="74" calcext:value-type="float">
            <text:p>74</text:p>
          </table:table-cell>
          <table:table-cell table:formula="of:=200/[.G24]" office:value-type="float" office:value="0.0463949843260188" calcext:value-type="float">
            <text:p>0.0463949843</text:p>
          </table:table-cell>
          <table:table-cell table:formula="of:=200/[.H24]" office:value-type="float" office:value="0.0461059190031153" calcext:value-type="float">
            <text:p>0.0461059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363" calcext:value-type="float">
            <text:p>7363</text:p>
          </table:table-cell>
          <table:table-cell office:value-type="string" calcext:value-type="string">
            <text:p><text:s/>time=</text:p>
          </table:table-cell>
          <table:table-cell office:value-type="float" office:value="1667" calcext:value-type="float">
            <text:p>1667</text:p>
          </table:table-cell>
          <table:table-cell table:formula="of:=1000*([.B25]-[.B24])/[.I25]" office:value-type="float" office:value="4351.35135135135" calcext:value-type="float">
            <text:p>4351.3513513514</text:p>
          </table:table-cell>
          <table:table-cell table:formula="of:=1000*([.D25]-[.D24])/[.I25]" office:value-type="float" office:value="4337.83783783784" calcext:value-type="float">
            <text:p>4337.8378378378</text:p>
          </table:table-cell>
          <table:table-cell table:formula="of:=[.F25]-[.F24]" office:value-type="float" office:value="74" calcext:value-type="float">
            <text:p>74</text:p>
          </table:table-cell>
          <table:table-cell table:formula="of:=200/[.G25]" office:value-type="float" office:value="0.0459627329192547" calcext:value-type="float">
            <text:p>0.0459627329</text:p>
          </table:table-cell>
          <table:table-cell table:formula="of:=200/[.H25]" office:value-type="float" office:value="0.0461059190031153" calcext:value-type="float">
            <text:p>0.0461059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574" calcext:value-type="float">
            <text:p>75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685" calcext:value-type="float">
            <text:p>7685</text:p>
          </table:table-cell>
          <table:table-cell office:value-type="string" calcext:value-type="string">
            <text:p><text:s/>time=</text:p>
          </table:table-cell>
          <table:table-cell office:value-type="float" office:value="1741" calcext:value-type="float">
            <text:p>1741</text:p>
          </table:table-cell>
          <table:table-cell table:formula="of:=1000*([.B26]-[.B25])/[.I26]" office:value-type="float" office:value="4378.37837837838" calcext:value-type="float">
            <text:p>4378.3783783784</text:p>
          </table:table-cell>
          <table:table-cell table:formula="of:=1000*([.D26]-[.D25])/[.I26]" office:value-type="float" office:value="4351.35135135135" calcext:value-type="float">
            <text:p>4351.3513513514</text:p>
          </table:table-cell>
          <table:table-cell table:formula="of:=[.F26]-[.F25]" office:value-type="float" office:value="74" calcext:value-type="float">
            <text:p>74</text:p>
          </table:table-cell>
          <table:table-cell table:formula="of:=200/[.G26]" office:value-type="float" office:value="0.045679012345679" calcext:value-type="float">
            <text:p>0.0456790123</text:p>
          </table:table-cell>
          <table:table-cell table:formula="of:=200/[.H26]" office:value-type="float" office:value="0.0459627329192547" calcext:value-type="float">
            <text:p>0.04596273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<text:s/>time=</text:p>
          </table:table-cell>
          <table:table-cell office:value-type="float" office:value="1815" calcext:value-type="float">
            <text:p>1815</text:p>
          </table:table-cell>
          <table:table-cell table:formula="of:=1000*([.B27]-[.B26])/[.I27]" office:value-type="float" office:value="4405.40540540541" calcext:value-type="float">
            <text:p>4405.4054054054</text:p>
          </table:table-cell>
          <table:table-cell table:formula="of:=1000*([.D27]-[.D26])/[.I27]" office:value-type="float" office:value="4351.35135135135" calcext:value-type="float">
            <text:p>4351.3513513514</text:p>
          </table:table-cell>
          <table:table-cell table:formula="of:=[.F27]-[.F26]" office:value-type="float" office:value="74" calcext:value-type="float">
            <text:p>74</text:p>
          </table:table-cell>
          <table:table-cell table:formula="of:=200/[.G27]" office:value-type="float" office:value="0.045398773006135" calcext:value-type="float">
            <text:p>0.045398773</text:p>
          </table:table-cell>
          <table:table-cell table:formula="of:=200/[.H27]" office:value-type="float" office:value="0.0459627329192547" calcext:value-type="float">
            <text:p>0.04596273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328" calcext:value-type="float">
            <text:p>8328</text:p>
          </table:table-cell>
          <table:table-cell office:value-type="string" calcext:value-type="string">
            <text:p><text:s/>time=</text:p>
          </table:table-cell>
          <table:table-cell office:value-type="float" office:value="1889" calcext:value-type="float">
            <text:p>1889</text:p>
          </table:table-cell>
          <table:table-cell table:formula="of:=1000*([.B28]-[.B27])/[.I28]" office:value-type="float" office:value="4378.37837837838" calcext:value-type="float">
            <text:p>4378.3783783784</text:p>
          </table:table-cell>
          <table:table-cell table:formula="of:=1000*([.D28]-[.D27])/[.I28]" office:value-type="float" office:value="4337.83783783784" calcext:value-type="float">
            <text:p>4337.8378378378</text:p>
          </table:table-cell>
          <table:table-cell table:formula="of:=[.F28]-[.F27]" office:value-type="float" office:value="74" calcext:value-type="float">
            <text:p>74</text:p>
          </table:table-cell>
          <table:table-cell table:formula="of:=200/[.G28]" office:value-type="float" office:value="0.045679012345679" calcext:value-type="float">
            <text:p>0.0456790123</text:p>
          </table:table-cell>
          <table:table-cell table:formula="of:=200/[.H28]" office:value-type="float" office:value="0.0461059190031153" calcext:value-type="float">
            <text:p>0.0461059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549" calcext:value-type="float">
            <text:p>85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<text:s/>time=</text:p>
          </table:table-cell>
          <table:table-cell office:value-type="float" office:value="1963" calcext:value-type="float">
            <text:p>1963</text:p>
          </table:table-cell>
          <table:table-cell table:formula="of:=1000*([.B29]-[.B28])/[.I29]" office:value-type="float" office:value="4391.89189189189" calcext:value-type="float">
            <text:p>4391.8918918919</text:p>
          </table:table-cell>
          <table:table-cell table:formula="of:=1000*([.D29]-[.D28])/[.I29]" office:value-type="float" office:value="4337.83783783784" calcext:value-type="float">
            <text:p>4337.8378378378</text:p>
          </table:table-cell>
          <table:table-cell table:formula="of:=[.F29]-[.F28]" office:value-type="float" office:value="74" calcext:value-type="float">
            <text:p>74</text:p>
          </table:table-cell>
          <table:table-cell table:formula="of:=200/[.G29]" office:value-type="float" office:value="0.0455384615384615" calcext:value-type="float">
            <text:p>0.0455384615</text:p>
          </table:table-cell>
          <table:table-cell table:formula="of:=200/[.H29]" office:value-type="float" office:value="0.0461059190031153" calcext:value-type="float">
            <text:p>0.04610591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<text:s/>time=</text:p>
          </table:table-cell>
          <table:table-cell office:value-type="float" office:value="2036" calcext:value-type="float">
            <text:p>2036</text:p>
          </table:table-cell>
          <table:table-cell table:formula="of:=1000*([.B30]-[.B29])/[.I30]" office:value-type="float" office:value="4465.75342465753" calcext:value-type="float">
            <text:p>4465.7534246575</text:p>
          </table:table-cell>
          <table:table-cell table:formula="of:=1000*([.D30]-[.D29])/[.I30]" office:value-type="float" office:value="4424.65753424658" calcext:value-type="float">
            <text:p>4424.6575342466</text:p>
          </table:table-cell>
          <table:table-cell table:formula="of:=[.F30]-[.F29]" office:value-type="float" office:value="73" calcext:value-type="float">
            <text:p>73</text:p>
          </table:table-cell>
          <table:table-cell table:formula="of:=200/[.G30]" office:value-type="float" office:value="0.0447852760736196" calcext:value-type="float">
            <text:p>0.0447852761</text:p>
          </table:table-cell>
          <table:table-cell table:formula="of:=200/[.H30]" office:value-type="float" office:value="0.0452012383900929" calcext:value-type="float">
            <text:p>0.045201238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296" calcext:value-type="float">
            <text:p>9296</text:p>
          </table:table-cell>
          <table:table-cell office:value-type="string" calcext:value-type="string">
            <text:p><text:s/>time=</text:p>
          </table:table-cell>
          <table:table-cell office:value-type="float" office:value="2110" calcext:value-type="float">
            <text:p>2110</text:p>
          </table:table-cell>
          <table:table-cell table:formula="of:=1000*([.B31]-[.B30])/[.I31]" office:value-type="float" office:value="4391.89189189189" calcext:value-type="float">
            <text:p>4391.8918918919</text:p>
          </table:table-cell>
          <table:table-cell table:formula="of:=1000*([.D31]-[.D30])/[.I31]" office:value-type="float" office:value="4378.37837837838" calcext:value-type="float">
            <text:p>4378.3783783784</text:p>
          </table:table-cell>
          <table:table-cell table:formula="of:=[.F31]-[.F30]" office:value-type="float" office:value="74" calcext:value-type="float">
            <text:p>74</text:p>
          </table:table-cell>
          <table:table-cell table:formula="of:=200/[.G31]" office:value-type="float" office:value="0.0455384615384615" calcext:value-type="float">
            <text:p>0.0455384615</text:p>
          </table:table-cell>
          <table:table-cell table:formula="of:=200/[.H31]" office:value-type="float" office:value="0.045679012345679" calcext:value-type="float">
            <text:p>0.045679012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618" calcext:value-type="float">
            <text:p>9618</text:p>
          </table:table-cell>
          <table:table-cell office:value-type="string" calcext:value-type="string">
            <text:p><text:s/>time=</text:p>
          </table:table-cell>
          <table:table-cell office:value-type="float" office:value="2184" calcext:value-type="float">
            <text:p>2184</text:p>
          </table:table-cell>
          <table:table-cell table:formula="of:=1000*([.B32]-[.B31])/[.I32]" office:value-type="float" office:value="4418.91891891892" calcext:value-type="float">
            <text:p>4418.9189189189</text:p>
          </table:table-cell>
          <table:table-cell table:formula="of:=1000*([.D32]-[.D31])/[.I32]" office:value-type="float" office:value="4351.35135135135" calcext:value-type="float">
            <text:p>4351.3513513514</text:p>
          </table:table-cell>
          <table:table-cell table:formula="of:=[.F32]-[.F31]" office:value-type="float" office:value="74" calcext:value-type="float">
            <text:p>74</text:p>
          </table:table-cell>
          <table:table-cell table:formula="of:=200/[.G32]" office:value-type="float" office:value="0.0452599388379205" calcext:value-type="float">
            <text:p>0.0452599388</text:p>
          </table:table-cell>
          <table:table-cell table:formula="of:=200/[.H32]" office:value-type="float" office:value="0.0459627329192547" calcext:value-type="float">
            <text:p>0.04596273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941" calcext:value-type="float">
            <text:p>9941</text:p>
          </table:table-cell>
          <table:table-cell office:value-type="string" calcext:value-type="string">
            <text:p><text:s/>time=</text:p>
          </table:table-cell>
          <table:table-cell office:value-type="float" office:value="2257" calcext:value-type="float">
            <text:p>2257</text:p>
          </table:table-cell>
          <table:table-cell table:formula="of:=1000*([.B33]-[.B32])/[.I33]" office:value-type="float" office:value="4452.05479452055" calcext:value-type="float">
            <text:p>4452.0547945206</text:p>
          </table:table-cell>
          <table:table-cell table:formula="of:=1000*([.D33]-[.D32])/[.I33]" office:value-type="float" office:value="4424.65753424658" calcext:value-type="float">
            <text:p>4424.6575342466</text:p>
          </table:table-cell>
          <table:table-cell table:formula="of:=[.F33]-[.F32]" office:value-type="float" office:value="73" calcext:value-type="float">
            <text:p>73</text:p>
          </table:table-cell>
          <table:table-cell table:formula="of:=200/[.G33]" office:value-type="float" office:value="0.0449230769230769" calcext:value-type="float">
            <text:p>0.0449230769</text:p>
          </table:table-cell>
          <table:table-cell table:formula="of:=200/[.H33]" office:value-type="float" office:value="0.0452012383900929" calcext:value-type="float">
            <text:p>0.045201238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268" calcext:value-type="float">
            <text:p>10268</text:p>
          </table:table-cell>
          <table:table-cell office:value-type="string" calcext:value-type="string">
            <text:p><text:s/>time=</text:p>
          </table:table-cell>
          <table:table-cell office:value-type="float" office:value="2331" calcext:value-type="float">
            <text:p>2331</text:p>
          </table:table-cell>
          <table:table-cell table:formula="of:=1000*([.B34]-[.B33])/[.I34]" office:value-type="float" office:value="4391.89189189189" calcext:value-type="float">
            <text:p>4391.8918918919</text:p>
          </table:table-cell>
          <table:table-cell table:formula="of:=1000*([.D34]-[.D33])/[.I34]" office:value-type="float" office:value="4418.91891891892" calcext:value-type="float">
            <text:p>4418.9189189189</text:p>
          </table:table-cell>
          <table:table-cell table:formula="of:=[.F34]-[.F33]" office:value-type="float" office:value="74" calcext:value-type="float">
            <text:p>74</text:p>
          </table:table-cell>
          <table:table-cell table:formula="of:=200/[.G34]" office:value-type="float" office:value="0.0455384615384615" calcext:value-type="float">
            <text:p>0.0455384615</text:p>
          </table:table-cell>
          <table:table-cell table:formula="of:=200/[.H34]" office:value-type="float" office:value="0.0452599388379205" calcext:value-type="float">
            <text:p>0.045259938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599" calcext:value-type="float">
            <text:p>10599</text:p>
          </table:table-cell>
          <table:table-cell office:value-type="string" calcext:value-type="string">
            <text:p><text:s/>time=</text:p>
          </table:table-cell>
          <table:table-cell office:value-type="float" office:value="2408" calcext:value-type="float">
            <text:p>2408</text:p>
          </table:table-cell>
          <table:table-cell table:formula="of:=1000*([.B35]-[.B34])/[.I35]" office:value-type="float" office:value="4324.67532467533" calcext:value-type="float">
            <text:p>4324.6753246753</text:p>
          </table:table-cell>
          <table:table-cell table:formula="of:=1000*([.D35]-[.D34])/[.I35]" office:value-type="float" office:value="4298.7012987013" calcext:value-type="float">
            <text:p>4298.7012987013</text:p>
          </table:table-cell>
          <table:table-cell table:formula="of:=[.F35]-[.F34]" office:value-type="float" office:value="77" calcext:value-type="float">
            <text:p>77</text:p>
          </table:table-cell>
          <table:table-cell table:formula="of:=200/[.G35]" office:value-type="float" office:value="0.0462462462462462" calcext:value-type="float">
            <text:p>0.0462462462</text:p>
          </table:table-cell>
          <table:table-cell table:formula="of:=200/[.H35]" office:value-type="float" office:value="0.0465256797583082" calcext:value-type="float">
            <text:p>0.046525679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843" calcext:value-type="float">
            <text:p>108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930" calcext:value-type="float">
            <text:p>10930</text:p>
          </table:table-cell>
          <table:table-cell office:value-type="string" calcext:value-type="string">
            <text:p><text:s/>time=</text:p>
          </table:table-cell>
          <table:table-cell office:value-type="float" office:value="2484" calcext:value-type="float">
            <text:p>2484</text:p>
          </table:table-cell>
          <table:table-cell table:formula="of:=1000*([.B36]-[.B35])/[.I36]" office:value-type="float" office:value="4381.57894736842" calcext:value-type="float">
            <text:p>4381.5789473684</text:p>
          </table:table-cell>
          <table:table-cell table:formula="of:=1000*([.D36]-[.D35])/[.I36]" office:value-type="float" office:value="4355.26315789474" calcext:value-type="float">
            <text:p>4355.2631578947</text:p>
          </table:table-cell>
          <table:table-cell table:formula="of:=[.F36]-[.F35]" office:value-type="float" office:value="76" calcext:value-type="float">
            <text:p>76</text:p>
          </table:table-cell>
          <table:table-cell table:formula="of:=200/[.G36]" office:value-type="float" office:value="0.0456456456456457" calcext:value-type="float">
            <text:p>0.0456456456</text:p>
          </table:table-cell>
          <table:table-cell table:formula="of:=200/[.H36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75" calcext:value-type="float">
            <text:p>111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<text:s/>time=</text:p>
          </table:table-cell>
          <table:table-cell office:value-type="float" office:value="2560" calcext:value-type="float">
            <text:p>2560</text:p>
          </table:table-cell>
          <table:table-cell table:formula="of:=1000*([.B37]-[.B36])/[.I37]" office:value-type="float" office:value="4368.42105263158" calcext:value-type="float">
            <text:p>4368.4210526316</text:p>
          </table:table-cell>
          <table:table-cell table:formula="of:=1000*([.D37]-[.D36])/[.I37]" office:value-type="float" office:value="4394.73684210526" calcext:value-type="float">
            <text:p>4394.7368421053</text:p>
          </table:table-cell>
          <table:table-cell table:formula="of:=[.F37]-[.F36]" office:value-type="float" office:value="76" calcext:value-type="float">
            <text:p>76</text:p>
          </table:table-cell>
          <table:table-cell table:formula="of:=200/[.G37]" office:value-type="float" office:value="0.0457831325301205" calcext:value-type="float">
            <text:p>0.0457831325</text:p>
          </table:table-cell>
          <table:table-cell table:formula="of:=200/[.H37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506" calcext:value-type="float">
            <text:p>115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98" calcext:value-type="float">
            <text:p>11598</text:p>
          </table:table-cell>
          <table:table-cell office:value-type="string" calcext:value-type="string">
            <text:p><text:s/>time=</text:p>
          </table:table-cell>
          <table:table-cell office:value-type="float" office:value="2635" calcext:value-type="float">
            <text:p>2635</text:p>
          </table:table-cell>
          <table:table-cell table:formula="of:=1000*([.B38]-[.B37])/[.I38]" office:value-type="float" office:value="4413.33333333333" calcext:value-type="float">
            <text:p>4413.3333333333</text:p>
          </table:table-cell>
          <table:table-cell table:formula="of:=1000*([.D38]-[.D37])/[.I38]" office:value-type="float" office:value="4453.33333333333" calcext:value-type="float">
            <text:p>4453.3333333333</text:p>
          </table:table-cell>
          <table:table-cell table:formula="of:=[.F38]-[.F37]" office:value-type="float" office:value="75" calcext:value-type="float">
            <text:p>75</text:p>
          </table:table-cell>
          <table:table-cell table:formula="of:=200/[.G38]" office:value-type="float" office:value="0.0453172205438066" calcext:value-type="float">
            <text:p>0.0453172205</text:p>
          </table:table-cell>
          <table:table-cell table:formula="of:=200/[.H38]" office:value-type="float" office:value="0.0449101796407186" calcext:value-type="float">
            <text:p>0.044910179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838" calcext:value-type="float">
            <text:p>118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30" calcext:value-type="float">
            <text:p>11930</text:p>
          </table:table-cell>
          <table:table-cell office:value-type="string" calcext:value-type="string">
            <text:p><text:s/>time=</text:p>
          </table:table-cell>
          <table:table-cell office:value-type="float" office:value="2711" calcext:value-type="float">
            <text:p>2711</text:p>
          </table:table-cell>
          <table:table-cell table:formula="of:=1000*([.B39]-[.B38])/[.I39]" office:value-type="float" office:value="4368.42105263158" calcext:value-type="float">
            <text:p>4368.4210526316</text:p>
          </table:table-cell>
          <table:table-cell table:formula="of:=1000*([.D39]-[.D38])/[.I39]" office:value-type="float" office:value="4368.42105263158" calcext:value-type="float">
            <text:p>4368.4210526316</text:p>
          </table:table-cell>
          <table:table-cell table:formula="of:=[.F39]-[.F38]" office:value-type="float" office:value="76" calcext:value-type="float">
            <text:p>76</text:p>
          </table:table-cell>
          <table:table-cell table:formula="of:=200/[.G39]" office:value-type="float" office:value="0.0457831325301205" calcext:value-type="float">
            <text:p>0.0457831325</text:p>
          </table:table-cell>
          <table:table-cell table:formula="of:=200/[.H39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72" calcext:value-type="float">
            <text:p>121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64" calcext:value-type="float">
            <text:p>12264</text:p>
          </table:table-cell>
          <table:table-cell office:value-type="string" calcext:value-type="string">
            <text:p><text:s/>time=</text:p>
          </table:table-cell>
          <table:table-cell office:value-type="float" office:value="2787" calcext:value-type="float">
            <text:p>2787</text:p>
          </table:table-cell>
          <table:table-cell table:formula="of:=1000*([.B40]-[.B39])/[.I40]" office:value-type="float" office:value="4394.73684210526" calcext:value-type="float">
            <text:p>4394.7368421053</text:p>
          </table:table-cell>
          <table:table-cell table:formula="of:=1000*([.D40]-[.D39])/[.I40]" office:value-type="float" office:value="4394.73684210526" calcext:value-type="float">
            <text:p>4394.7368421053</text:p>
          </table:table-cell>
          <table:table-cell table:formula="of:=[.F40]-[.F39]" office:value-type="float" office:value="76" calcext:value-type="float">
            <text:p>76</text:p>
          </table:table-cell>
          <table:table-cell table:formula="of:=200/[.G40]" office:value-type="float" office:value="0.0455089820359281" calcext:value-type="float">
            <text:p>0.045508982</text:p>
          </table:table-cell>
          <table:table-cell table:formula="of:=200/[.H40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07" calcext:value-type="float">
            <text:p>125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597" calcext:value-type="float">
            <text:p>12597</text:p>
          </table:table-cell>
          <table:table-cell office:value-type="string" calcext:value-type="string">
            <text:p><text:s/>time=</text:p>
          </table:table-cell>
          <table:table-cell office:value-type="float" office:value="2863" calcext:value-type="float">
            <text:p>2863</text:p>
          </table:table-cell>
          <table:table-cell table:formula="of:=1000*([.B41]-[.B40])/[.I41]" office:value-type="float" office:value="4407.89473684211" calcext:value-type="float">
            <text:p>4407.8947368421</text:p>
          </table:table-cell>
          <table:table-cell table:formula="of:=1000*([.D41]-[.D40])/[.I41]" office:value-type="float" office:value="4381.57894736842" calcext:value-type="float">
            <text:p>4381.5789473684</text:p>
          </table:table-cell>
          <table:table-cell table:formula="of:=[.F41]-[.F40]" office:value-type="float" office:value="76" calcext:value-type="float">
            <text:p>76</text:p>
          </table:table-cell>
          <table:table-cell table:formula="of:=200/[.G41]" office:value-type="float" office:value="0.0453731343283582" calcext:value-type="float">
            <text:p>0.0453731343</text:p>
          </table:table-cell>
          <table:table-cell table:formula="of:=200/[.H41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39" calcext:value-type="float">
            <text:p>128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<text:s/>time=</text:p>
          </table:table-cell>
          <table:table-cell office:value-type="float" office:value="2939" calcext:value-type="float">
            <text:p>2939</text:p>
          </table:table-cell>
          <table:table-cell table:formula="of:=1000*([.B42]-[.B41])/[.I42]" office:value-type="float" office:value="4368.42105263158" calcext:value-type="float">
            <text:p>4368.4210526316</text:p>
          </table:table-cell>
          <table:table-cell table:formula="of:=1000*([.D42]-[.D41])/[.I42]" office:value-type="float" office:value="4381.57894736842" calcext:value-type="float">
            <text:p>4381.5789473684</text:p>
          </table:table-cell>
          <table:table-cell table:formula="of:=[.F42]-[.F41]" office:value-type="float" office:value="76" calcext:value-type="float">
            <text:p>76</text:p>
          </table:table-cell>
          <table:table-cell table:formula="of:=200/[.G42]" office:value-type="float" office:value="0.0457831325301205" calcext:value-type="float">
            <text:p>0.0457831325</text:p>
          </table:table-cell>
          <table:table-cell table:formula="of:=200/[.H42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75" calcext:value-type="float">
            <text:p>131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<text:s/>time=</text:p>
          </table:table-cell>
          <table:table-cell office:value-type="float" office:value="3015" calcext:value-type="float">
            <text:p>3015</text:p>
          </table:table-cell>
          <table:table-cell table:formula="of:=1000*([.B43]-[.B42])/[.I43]" office:value-type="float" office:value="4421.05263157895" calcext:value-type="float">
            <text:p>4421.052631579</text:p>
          </table:table-cell>
          <table:table-cell table:formula="of:=1000*([.D43]-[.D42])/[.I43]" office:value-type="float" office:value="4368.42105263158" calcext:value-type="float">
            <text:p>4368.4210526316</text:p>
          </table:table-cell>
          <table:table-cell table:formula="of:=[.F43]-[.F42]" office:value-type="float" office:value="76" calcext:value-type="float">
            <text:p>76</text:p>
          </table:table-cell>
          <table:table-cell table:formula="of:=200/[.G43]" office:value-type="float" office:value="0.0452380952380952" calcext:value-type="float">
            <text:p>0.0452380952</text:p>
          </table:table-cell>
          <table:table-cell table:formula="of:=200/[.H43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95" calcext:value-type="float">
            <text:p>13595</text:p>
          </table:table-cell>
          <table:table-cell office:value-type="string" calcext:value-type="string">
            <text:p><text:s/>time=</text:p>
          </table:table-cell>
          <table:table-cell office:value-type="float" office:value="3091" calcext:value-type="float">
            <text:p>3091</text:p>
          </table:table-cell>
          <table:table-cell table:formula="of:=1000*([.B44]-[.B43])/[.I44]" office:value-type="float" office:value="4394.73684210526" calcext:value-type="float">
            <text:p>4394.7368421053</text:p>
          </table:table-cell>
          <table:table-cell table:formula="of:=1000*([.D44]-[.D43])/[.I44]" office:value-type="float" office:value="4381.57894736842" calcext:value-type="float">
            <text:p>4381.5789473684</text:p>
          </table:table-cell>
          <table:table-cell table:formula="of:=[.F44]-[.F43]" office:value-type="float" office:value="76" calcext:value-type="float">
            <text:p>76</text:p>
          </table:table-cell>
          <table:table-cell table:formula="of:=200/[.G44]" office:value-type="float" office:value="0.0455089820359281" calcext:value-type="float">
            <text:p>0.045508982</text:p>
          </table:table-cell>
          <table:table-cell table:formula="of:=200/[.H44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44" calcext:value-type="float">
            <text:p>138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27" calcext:value-type="float">
            <text:p>13927</text:p>
          </table:table-cell>
          <table:table-cell office:value-type="string" calcext:value-type="string">
            <text:p><text:s/>time=</text:p>
          </table:table-cell>
          <table:table-cell office:value-type="float" office:value="3167" calcext:value-type="float">
            <text:p>3167</text:p>
          </table:table-cell>
          <table:table-cell table:formula="of:=1000*([.B45]-[.B44])/[.I45]" office:value-type="float" office:value="4407.89473684211" calcext:value-type="float">
            <text:p>4407.8947368421</text:p>
          </table:table-cell>
          <table:table-cell table:formula="of:=1000*([.D45]-[.D44])/[.I45]" office:value-type="float" office:value="4368.42105263158" calcext:value-type="float">
            <text:p>4368.4210526316</text:p>
          </table:table-cell>
          <table:table-cell table:formula="of:=[.F45]-[.F44]" office:value-type="float" office:value="76" calcext:value-type="float">
            <text:p>76</text:p>
          </table:table-cell>
          <table:table-cell table:formula="of:=200/[.G45]" office:value-type="float" office:value="0.0453731343283582" calcext:value-type="float">
            <text:p>0.0453731343</text:p>
          </table:table-cell>
          <table:table-cell table:formula="of:=200/[.H45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80" calcext:value-type="float">
            <text:p>141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<text:s/>time=</text:p>
          </table:table-cell>
          <table:table-cell office:value-type="float" office:value="3243" calcext:value-type="float">
            <text:p>3243</text:p>
          </table:table-cell>
          <table:table-cell table:formula="of:=1000*([.B46]-[.B45])/[.I46]" office:value-type="float" office:value="4421.05263157895" calcext:value-type="float">
            <text:p>4421.052631579</text:p>
          </table:table-cell>
          <table:table-cell table:formula="of:=1000*([.D46]-[.D45])/[.I46]" office:value-type="float" office:value="4355.26315789474" calcext:value-type="float">
            <text:p>4355.2631578947</text:p>
          </table:table-cell>
          <table:table-cell table:formula="of:=[.F46]-[.F45]" office:value-type="float" office:value="76" calcext:value-type="float">
            <text:p>76</text:p>
          </table:table-cell>
          <table:table-cell table:formula="of:=200/[.G46]" office:value-type="float" office:value="0.0452380952380952" calcext:value-type="float">
            <text:p>0.0452380952</text:p>
          </table:table-cell>
          <table:table-cell table:formula="of:=200/[.H46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14" calcext:value-type="float">
            <text:p>145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590" calcext:value-type="float">
            <text:p>14590</text:p>
          </table:table-cell>
          <table:table-cell office:value-type="string" calcext:value-type="string">
            <text:p><text:s/>time=</text:p>
          </table:table-cell>
          <table:table-cell office:value-type="float" office:value="3318" calcext:value-type="float">
            <text:p>3318</text:p>
          </table:table-cell>
          <table:table-cell table:formula="of:=1000*([.B47]-[.B46])/[.I47]" office:value-type="float" office:value="4453.33333333333" calcext:value-type="float">
            <text:p>4453.3333333333</text:p>
          </table:table-cell>
          <table:table-cell table:formula="of:=1000*([.D47]-[.D46])/[.I47]" office:value-type="float" office:value="4426.66666666667" calcext:value-type="float">
            <text:p>4426.6666666667</text:p>
          </table:table-cell>
          <table:table-cell table:formula="of:=[.F47]-[.F46]" office:value-type="float" office:value="75" calcext:value-type="float">
            <text:p>75</text:p>
          </table:table-cell>
          <table:table-cell table:formula="of:=200/[.G47]" office:value-type="float" office:value="0.0449101796407186" calcext:value-type="float">
            <text:p>0.0449101796</text:p>
          </table:table-cell>
          <table:table-cell table:formula="of:=200/[.H47]" office:value-type="float" office:value="0.0451807228915663" calcext:value-type="float">
            <text:p>0.04518072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848" calcext:value-type="float">
            <text:p>148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923" calcext:value-type="float">
            <text:p>14923</text:p>
          </table:table-cell>
          <table:table-cell office:value-type="string" calcext:value-type="string">
            <text:p><text:s/>time=</text:p>
          </table:table-cell>
          <table:table-cell office:value-type="float" office:value="3394" calcext:value-type="float">
            <text:p>3394</text:p>
          </table:table-cell>
          <table:table-cell table:formula="of:=1000*([.B48]-[.B47])/[.I48]" office:value-type="float" office:value="4394.73684210526" calcext:value-type="float">
            <text:p>4394.7368421053</text:p>
          </table:table-cell>
          <table:table-cell table:formula="of:=1000*([.D48]-[.D47])/[.I48]" office:value-type="float" office:value="4381.57894736842" calcext:value-type="float">
            <text:p>4381.5789473684</text:p>
          </table:table-cell>
          <table:table-cell table:formula="of:=[.F48]-[.F47]" office:value-type="float" office:value="76" calcext:value-type="float">
            <text:p>76</text:p>
          </table:table-cell>
          <table:table-cell table:formula="of:=200/[.G48]" office:value-type="float" office:value="0.0455089820359281" calcext:value-type="float">
            <text:p>0.045508982</text:p>
          </table:table-cell>
          <table:table-cell table:formula="of:=200/[.H48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256" calcext:value-type="float">
            <text:p>15256</text:p>
          </table:table-cell>
          <table:table-cell office:value-type="string" calcext:value-type="string">
            <text:p><text:s/>time=</text:p>
          </table:table-cell>
          <table:table-cell office:value-type="float" office:value="3470" calcext:value-type="float">
            <text:p>3470</text:p>
          </table:table-cell>
          <table:table-cell table:formula="of:=1000*([.B49]-[.B48])/[.I49]" office:value-type="float" office:value="4421.05263157895" calcext:value-type="float">
            <text:p>4421.052631579</text:p>
          </table:table-cell>
          <table:table-cell table:formula="of:=1000*([.D49]-[.D48])/[.I49]" office:value-type="float" office:value="4381.57894736842" calcext:value-type="float">
            <text:p>4381.5789473684</text:p>
          </table:table-cell>
          <table:table-cell table:formula="of:=[.F49]-[.F48]" office:value-type="float" office:value="76" calcext:value-type="float">
            <text:p>76</text:p>
          </table:table-cell>
          <table:table-cell table:formula="of:=200/[.G49]" office:value-type="float" office:value="0.0452380952380952" calcext:value-type="float">
            <text:p>0.0452380952</text:p>
          </table:table-cell>
          <table:table-cell table:formula="of:=200/[.H49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519" calcext:value-type="float">
            <text:p>155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588" calcext:value-type="float">
            <text:p>15588</text:p>
          </table:table-cell>
          <table:table-cell office:value-type="string" calcext:value-type="string">
            <text:p><text:s/>time=</text:p>
          </table:table-cell>
          <table:table-cell office:value-type="float" office:value="3547" calcext:value-type="float">
            <text:p>3547</text:p>
          </table:table-cell>
          <table:table-cell table:formula="of:=1000*([.B50]-[.B49])/[.I50]" office:value-type="float" office:value="4350.64935064935" calcext:value-type="float">
            <text:p>4350.6493506494</text:p>
          </table:table-cell>
          <table:table-cell table:formula="of:=1000*([.D50]-[.D49])/[.I50]" office:value-type="float" office:value="4311.68831168831" calcext:value-type="float">
            <text:p>4311.6883116883</text:p>
          </table:table-cell>
          <table:table-cell table:formula="of:=[.F50]-[.F49]" office:value-type="float" office:value="77" calcext:value-type="float">
            <text:p>77</text:p>
          </table:table-cell>
          <table:table-cell table:formula="of:=200/[.G50]" office:value-type="float" office:value="0.0459701492537313" calcext:value-type="float">
            <text:p>0.0459701493</text:p>
          </table:table-cell>
          <table:table-cell table:formula="of:=200/[.H50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53" calcext:value-type="float">
            <text:p>158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921" calcext:value-type="float">
            <text:p>15921</text:p>
          </table:table-cell>
          <table:table-cell office:value-type="string" calcext:value-type="string">
            <text:p><text:s/>time=</text:p>
          </table:table-cell>
          <table:table-cell office:value-type="float" office:value="3622" calcext:value-type="float">
            <text:p>3622</text:p>
          </table:table-cell>
          <table:table-cell table:formula="of:=1000*([.B51]-[.B50])/[.I51]" office:value-type="float" office:value="4453.33333333333" calcext:value-type="float">
            <text:p>4453.3333333333</text:p>
          </table:table-cell>
          <table:table-cell table:formula="of:=1000*([.D51]-[.D50])/[.I51]" office:value-type="float" office:value="4440" calcext:value-type="float">
            <text:p>4440</text:p>
          </table:table-cell>
          <table:table-cell table:formula="of:=[.F51]-[.F50]" office:value-type="float" office:value="75" calcext:value-type="float">
            <text:p>75</text:p>
          </table:table-cell>
          <table:table-cell table:formula="of:=200/[.G51]" office:value-type="float" office:value="0.0449101796407186" calcext:value-type="float">
            <text:p>0.0449101796</text:p>
          </table:table-cell>
          <table:table-cell table:formula="of:=200/[.H51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188" calcext:value-type="float">
            <text:p>161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253" calcext:value-type="float">
            <text:p>16253</text:p>
          </table:table-cell>
          <table:table-cell office:value-type="string" calcext:value-type="string">
            <text:p><text:s/>time=</text:p>
          </table:table-cell>
          <table:table-cell office:value-type="float" office:value="3698" calcext:value-type="float">
            <text:p>3698</text:p>
          </table:table-cell>
          <table:table-cell table:formula="of:=1000*([.B52]-[.B51])/[.I52]" office:value-type="float" office:value="4407.89473684211" calcext:value-type="float">
            <text:p>4407.8947368421</text:p>
          </table:table-cell>
          <table:table-cell table:formula="of:=1000*([.D52]-[.D51])/[.I52]" office:value-type="float" office:value="4368.42105263158" calcext:value-type="float">
            <text:p>4368.4210526316</text:p>
          </table:table-cell>
          <table:table-cell table:formula="of:=[.F52]-[.F51]" office:value-type="float" office:value="76" calcext:value-type="float">
            <text:p>76</text:p>
          </table:table-cell>
          <table:table-cell table:formula="of:=200/[.G52]" office:value-type="float" office:value="0.0453731343283582" calcext:value-type="float">
            <text:p>0.0453731343</text:p>
          </table:table-cell>
          <table:table-cell table:formula="of:=200/[.H52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585" calcext:value-type="float">
            <text:p>16585</text:p>
          </table:table-cell>
          <table:table-cell office:value-type="string" calcext:value-type="string">
            <text:p><text:s/>time=</text:p>
          </table:table-cell>
          <table:table-cell office:value-type="float" office:value="3774" calcext:value-type="float">
            <text:p>3774</text:p>
          </table:table-cell>
          <table:table-cell table:formula="of:=1000*([.B53]-[.B52])/[.I53]" office:value-type="float" office:value="4381.57894736842" calcext:value-type="float">
            <text:p>4381.5789473684</text:p>
          </table:table-cell>
          <table:table-cell table:formula="of:=1000*([.D53]-[.D52])/[.I53]" office:value-type="float" office:value="4368.42105263158" calcext:value-type="float">
            <text:p>4368.4210526316</text:p>
          </table:table-cell>
          <table:table-cell table:formula="of:=[.F53]-[.F52]" office:value-type="float" office:value="76" calcext:value-type="float">
            <text:p>76</text:p>
          </table:table-cell>
          <table:table-cell table:formula="of:=200/[.G53]" office:value-type="float" office:value="0.0456456456456457" calcext:value-type="float">
            <text:p>0.0456456456</text:p>
          </table:table-cell>
          <table:table-cell table:formula="of:=200/[.H53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856" calcext:value-type="float">
            <text:p>168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918" calcext:value-type="float">
            <text:p>16918</text:p>
          </table:table-cell>
          <table:table-cell office:value-type="string" calcext:value-type="string">
            <text:p><text:s/>time=</text:p>
          </table:table-cell>
          <table:table-cell office:value-type="float" office:value="3850" calcext:value-type="float">
            <text:p>3850</text:p>
          </table:table-cell>
          <table:table-cell table:formula="of:=1000*([.B54]-[.B53])/[.I54]" office:value-type="float" office:value="4407.89473684211" calcext:value-type="float">
            <text:p>4407.8947368421</text:p>
          </table:table-cell>
          <table:table-cell table:formula="of:=1000*([.D54]-[.D53])/[.I54]" office:value-type="float" office:value="4381.57894736842" calcext:value-type="float">
            <text:p>4381.5789473684</text:p>
          </table:table-cell>
          <table:table-cell table:formula="of:=[.F54]-[.F53]" office:value-type="float" office:value="76" calcext:value-type="float">
            <text:p>76</text:p>
          </table:table-cell>
          <table:table-cell table:formula="of:=200/[.G54]" office:value-type="float" office:value="0.0453731343283582" calcext:value-type="float">
            <text:p>0.0453731343</text:p>
          </table:table-cell>
          <table:table-cell table:formula="of:=200/[.H54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190" calcext:value-type="float">
            <text:p>171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50" calcext:value-type="float">
            <text:p>17250</text:p>
          </table:table-cell>
          <table:table-cell office:value-type="string" calcext:value-type="string">
            <text:p><text:s/>time=</text:p>
          </table:table-cell>
          <table:table-cell office:value-type="float" office:value="3926" calcext:value-type="float">
            <text:p>3926</text:p>
          </table:table-cell>
          <table:table-cell table:formula="of:=1000*([.B55]-[.B54])/[.I55]" office:value-type="float" office:value="4394.73684210526" calcext:value-type="float">
            <text:p>4394.7368421053</text:p>
          </table:table-cell>
          <table:table-cell table:formula="of:=1000*([.D55]-[.D54])/[.I55]" office:value-type="float" office:value="4368.42105263158" calcext:value-type="float">
            <text:p>4368.4210526316</text:p>
          </table:table-cell>
          <table:table-cell table:formula="of:=[.F55]-[.F54]" office:value-type="float" office:value="76" calcext:value-type="float">
            <text:p>76</text:p>
          </table:table-cell>
          <table:table-cell table:formula="of:=200/[.G55]" office:value-type="float" office:value="0.0455089820359281" calcext:value-type="float">
            <text:p>0.045508982</text:p>
          </table:table-cell>
          <table:table-cell table:formula="of:=200/[.H55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525" calcext:value-type="float">
            <text:p>175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580" calcext:value-type="float">
            <text:p>17580</text:p>
          </table:table-cell>
          <table:table-cell office:value-type="string" calcext:value-type="string">
            <text:p><text:s/>time=</text:p>
          </table:table-cell>
          <table:table-cell office:value-type="float" office:value="4001" calcext:value-type="float">
            <text:p>4001</text:p>
          </table:table-cell>
          <table:table-cell table:formula="of:=1000*([.B56]-[.B55])/[.I56]" office:value-type="float" office:value="4466.66666666667" calcext:value-type="float">
            <text:p>4466.6666666667</text:p>
          </table:table-cell>
          <table:table-cell table:formula="of:=1000*([.D56]-[.D55])/[.I56]" office:value-type="float" office:value="4400" calcext:value-type="float">
            <text:p>4400</text:p>
          </table:table-cell>
          <table:table-cell table:formula="of:=[.F56]-[.F55]" office:value-type="float" office:value="75" calcext:value-type="float">
            <text:p>75</text:p>
          </table:table-cell>
          <table:table-cell table:formula="of:=200/[.G56]" office:value-type="float" office:value="0.0447761194029851" calcext:value-type="float">
            <text:p>0.0447761194</text:p>
          </table:table-cell>
          <table:table-cell table:formula="of:=200/[.H56]" office:value-type="float" office:value="0.0454545454545455" calcext:value-type="float">
            <text:p>0.045454545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861" calcext:value-type="float">
            <text:p>178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11" calcext:value-type="float">
            <text:p>17911</text:p>
          </table:table-cell>
          <table:table-cell office:value-type="string" calcext:value-type="string">
            <text:p><text:s/>time=</text:p>
          </table:table-cell>
          <table:table-cell office:value-type="float" office:value="4078" calcext:value-type="float">
            <text:p>4078</text:p>
          </table:table-cell>
          <table:table-cell table:formula="of:=1000*([.B57]-[.B56])/[.I57]" office:value-type="float" office:value="4363.63636363636" calcext:value-type="float">
            <text:p>4363.6363636364</text:p>
          </table:table-cell>
          <table:table-cell table:formula="of:=1000*([.D57]-[.D56])/[.I57]" office:value-type="float" office:value="4298.7012987013" calcext:value-type="float">
            <text:p>4298.7012987013</text:p>
          </table:table-cell>
          <table:table-cell table:formula="of:=[.F57]-[.F56]" office:value-type="float" office:value="77" calcext:value-type="float">
            <text:p>77</text:p>
          </table:table-cell>
          <table:table-cell table:formula="of:=200/[.G57]" office:value-type="float" office:value="0.0458333333333333" calcext:value-type="float">
            <text:p>0.0458333333</text:p>
          </table:table-cell>
          <table:table-cell table:formula="of:=200/[.H57]" office:value-type="float" office:value="0.0465256797583082" calcext:value-type="float">
            <text:p>0.046525679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195" calcext:value-type="float">
            <text:p>181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43" calcext:value-type="float">
            <text:p>18243</text:p>
          </table:table-cell>
          <table:table-cell office:value-type="string" calcext:value-type="string">
            <text:p><text:s/>time=</text:p>
          </table:table-cell>
          <table:table-cell office:value-type="float" office:value="4154" calcext:value-type="float">
            <text:p>4154</text:p>
          </table:table-cell>
          <table:table-cell table:formula="of:=1000*([.B58]-[.B57])/[.I58]" office:value-type="float" office:value="4394.73684210526" calcext:value-type="float">
            <text:p>4394.7368421053</text:p>
          </table:table-cell>
          <table:table-cell table:formula="of:=1000*([.D58]-[.D57])/[.I58]" office:value-type="float" office:value="4368.42105263158" calcext:value-type="float">
            <text:p>4368.4210526316</text:p>
          </table:table-cell>
          <table:table-cell table:formula="of:=[.F58]-[.F57]" office:value-type="float" office:value="76" calcext:value-type="float">
            <text:p>76</text:p>
          </table:table-cell>
          <table:table-cell table:formula="of:=200/[.G58]" office:value-type="float" office:value="0.0455089820359281" calcext:value-type="float">
            <text:p>0.045508982</text:p>
          </table:table-cell>
          <table:table-cell table:formula="of:=200/[.H58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527" calcext:value-type="float">
            <text:p>185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573" calcext:value-type="float">
            <text:p>18573</text:p>
          </table:table-cell>
          <table:table-cell office:value-type="string" calcext:value-type="string">
            <text:p><text:s/>time=</text:p>
          </table:table-cell>
          <table:table-cell office:value-type="float" office:value="4230" calcext:value-type="float">
            <text:p>4230</text:p>
          </table:table-cell>
          <table:table-cell table:formula="of:=1000*([.B59]-[.B58])/[.I59]" office:value-type="float" office:value="4368.42105263158" calcext:value-type="float">
            <text:p>4368.4210526316</text:p>
          </table:table-cell>
          <table:table-cell table:formula="of:=1000*([.D59]-[.D58])/[.I59]" office:value-type="float" office:value="4342.1052631579" calcext:value-type="float">
            <text:p>4342.1052631579</text:p>
          </table:table-cell>
          <table:table-cell table:formula="of:=[.F59]-[.F58]" office:value-type="float" office:value="76" calcext:value-type="float">
            <text:p>76</text:p>
          </table:table-cell>
          <table:table-cell table:formula="of:=200/[.G59]" office:value-type="float" office:value="0.0457831325301205" calcext:value-type="float">
            <text:p>0.0457831325</text:p>
          </table:table-cell>
          <table:table-cell table:formula="of:=200/[.H59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860" calcext:value-type="float">
            <text:p>188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02" calcext:value-type="float">
            <text:p>18902</text:p>
          </table:table-cell>
          <table:table-cell office:value-type="string" calcext:value-type="string">
            <text:p><text:s/>time=</text:p>
          </table:table-cell>
          <table:table-cell office:value-type="float" office:value="4305" calcext:value-type="float">
            <text:p>4305</text:p>
          </table:table-cell>
          <table:table-cell table:formula="of:=1000*([.B60]-[.B59])/[.I60]" office:value-type="float" office:value="4440" calcext:value-type="float">
            <text:p>4440</text:p>
          </table:table-cell>
          <table:table-cell table:formula="of:=1000*([.D60]-[.D59])/[.I60]" office:value-type="float" office:value="4386.66666666667" calcext:value-type="float">
            <text:p>4386.6666666667</text:p>
          </table:table-cell>
          <table:table-cell table:formula="of:=[.F60]-[.F59]" office:value-type="float" office:value="75" calcext:value-type="float">
            <text:p>75</text:p>
          </table:table-cell>
          <table:table-cell table:formula="of:=200/[.G60]" office:value-type="float" office:value="0.045045045045045" calcext:value-type="float">
            <text:p>0.045045045</text:p>
          </table:table-cell>
          <table:table-cell table:formula="of:=200/[.H60]" office:value-type="float" office:value="0.0455927051671732" calcext:value-type="float">
            <text:p>0.045592705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233" calcext:value-type="float">
            <text:p>19233</text:p>
          </table:table-cell>
          <table:table-cell office:value-type="string" calcext:value-type="string">
            <text:p><text:s/>time=</text:p>
          </table:table-cell>
          <table:table-cell office:value-type="float" office:value="4381" calcext:value-type="float">
            <text:p>4381</text:p>
          </table:table-cell>
          <table:table-cell table:formula="of:=1000*([.B61]-[.B60])/[.I61]" office:value-type="float" office:value="4381.57894736842" calcext:value-type="float">
            <text:p>4381.5789473684</text:p>
          </table:table-cell>
          <table:table-cell table:formula="of:=1000*([.D61]-[.D60])/[.I61]" office:value-type="float" office:value="4355.26315789474" calcext:value-type="float">
            <text:p>4355.2631578947</text:p>
          </table:table-cell>
          <table:table-cell table:formula="of:=[.F61]-[.F60]" office:value-type="float" office:value="76" calcext:value-type="float">
            <text:p>76</text:p>
          </table:table-cell>
          <table:table-cell table:formula="of:=200/[.G61]" office:value-type="float" office:value="0.0456456456456457" calcext:value-type="float">
            <text:p>0.0456456456</text:p>
          </table:table-cell>
          <table:table-cell table:formula="of:=200/[.H61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522" calcext:value-type="float">
            <text:p>195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562" calcext:value-type="float">
            <text:p>19562</text:p>
          </table:table-cell>
          <table:table-cell office:value-type="string" calcext:value-type="string">
            <text:p><text:s/>time=</text:p>
          </table:table-cell>
          <table:table-cell office:value-type="float" office:value="4457" calcext:value-type="float">
            <text:p>4457</text:p>
          </table:table-cell>
          <table:table-cell table:formula="of:=1000*([.B62]-[.B61])/[.I62]" office:value-type="float" office:value="4328.94736842105" calcext:value-type="float">
            <text:p>4328.9473684211</text:p>
          </table:table-cell>
          <table:table-cell table:formula="of:=1000*([.D62]-[.D61])/[.I62]" office:value-type="float" office:value="4328.94736842105" calcext:value-type="float">
            <text:p>4328.9473684211</text:p>
          </table:table-cell>
          <table:table-cell table:formula="of:=[.F62]-[.F61]" office:value-type="float" office:value="76" calcext:value-type="float">
            <text:p>76</text:p>
          </table:table-cell>
          <table:table-cell table:formula="of:=200/[.G62]" office:value-type="float" office:value="0.0462006079027356" calcext:value-type="float">
            <text:p>0.0462006079</text:p>
          </table:table-cell>
          <table:table-cell table:formula="of:=200/[.H62]" office:value-type="float" office:value="0.0462006079027356" calcext:value-type="float">
            <text:p>0.046200607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852" calcext:value-type="float">
            <text:p>19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890" calcext:value-type="float">
            <text:p>19890</text:p>
          </table:table-cell>
          <table:table-cell office:value-type="string" calcext:value-type="string">
            <text:p><text:s/>time=</text:p>
          </table:table-cell>
          <table:table-cell office:value-type="float" office:value="4533" calcext:value-type="float">
            <text:p>4533</text:p>
          </table:table-cell>
          <table:table-cell table:formula="of:=1000*([.B63]-[.B62])/[.I63]" office:value-type="float" office:value="4342.1052631579" calcext:value-type="float">
            <text:p>4342.1052631579</text:p>
          </table:table-cell>
          <table:table-cell table:formula="of:=1000*([.D63]-[.D62])/[.I63]" office:value-type="float" office:value="4315.78947368421" calcext:value-type="float">
            <text:p>4315.7894736842</text:p>
          </table:table-cell>
          <table:table-cell table:formula="of:=[.F63]-[.F62]" office:value-type="float" office:value="76" calcext:value-type="float">
            <text:p>76</text:p>
          </table:table-cell>
          <table:table-cell table:formula="of:=200/[.G63]" office:value-type="float" office:value="0.0460606060606061" calcext:value-type="float">
            <text:p>0.0460606061</text:p>
          </table:table-cell>
          <table:table-cell table:formula="of:=200/[.H63]" office:value-type="float" office:value="0.0463414634146341" calcext:value-type="float">
            <text:p>0.046341463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187" calcext:value-type="float">
            <text:p>201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220" calcext:value-type="float">
            <text:p>20220</text:p>
          </table:table-cell>
          <table:table-cell office:value-type="string" calcext:value-type="string">
            <text:p><text:s/>time=</text:p>
          </table:table-cell>
          <table:table-cell office:value-type="float" office:value="4610" calcext:value-type="float">
            <text:p>4610</text:p>
          </table:table-cell>
          <table:table-cell table:formula="of:=1000*([.B64]-[.B63])/[.I64]" office:value-type="float" office:value="4350.64935064935" calcext:value-type="float">
            <text:p>4350.6493506494</text:p>
          </table:table-cell>
          <table:table-cell table:formula="of:=1000*([.D64]-[.D63])/[.I64]" office:value-type="float" office:value="4285.71428571429" calcext:value-type="float">
            <text:p>4285.7142857143</text:p>
          </table:table-cell>
          <table:table-cell table:formula="of:=[.F64]-[.F63]" office:value-type="float" office:value="77" calcext:value-type="float">
            <text:p>77</text:p>
          </table:table-cell>
          <table:table-cell table:formula="of:=200/[.G64]" office:value-type="float" office:value="0.0459701492537313" calcext:value-type="float">
            <text:p>0.0459701493</text:p>
          </table:table-cell>
          <table:table-cell table:formula="of:=200/[.H64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521" calcext:value-type="float">
            <text:p>205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<text:s/>time=</text:p>
          </table:table-cell>
          <table:table-cell office:value-type="float" office:value="4685" calcext:value-type="float">
            <text:p>4685</text:p>
          </table:table-cell>
          <table:table-cell table:formula="of:=1000*([.B65]-[.B64])/[.I65]" office:value-type="float" office:value="4453.33333333333" calcext:value-type="float">
            <text:p>4453.3333333333</text:p>
          </table:table-cell>
          <table:table-cell table:formula="of:=1000*([.D65]-[.D64])/[.I65]" office:value-type="float" office:value="4400" calcext:value-type="float">
            <text:p>4400</text:p>
          </table:table-cell>
          <table:table-cell table:formula="of:=[.F65]-[.F64]" office:value-type="float" office:value="75" calcext:value-type="float">
            <text:p>75</text:p>
          </table:table-cell>
          <table:table-cell table:formula="of:=200/[.G65]" office:value-type="float" office:value="0.0449101796407186" calcext:value-type="float">
            <text:p>0.0449101796</text:p>
          </table:table-cell>
          <table:table-cell table:formula="of:=200/[.H65]" office:value-type="float" office:value="0.0454545454545455" calcext:value-type="float">
            <text:p>0.045454545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854" calcext:value-type="float">
            <text:p>208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879" calcext:value-type="float">
            <text:p>20879</text:p>
          </table:table-cell>
          <table:table-cell office:value-type="string" calcext:value-type="string">
            <text:p><text:s/>time=</text:p>
          </table:table-cell>
          <table:table-cell office:value-type="float" office:value="4761" calcext:value-type="float">
            <text:p>4761</text:p>
          </table:table-cell>
          <table:table-cell table:formula="of:=1000*([.B66]-[.B65])/[.I66]" office:value-type="float" office:value="4381.57894736842" calcext:value-type="float">
            <text:p>4381.5789473684</text:p>
          </table:table-cell>
          <table:table-cell table:formula="of:=1000*([.D66]-[.D65])/[.I66]" office:value-type="float" office:value="4328.94736842105" calcext:value-type="float">
            <text:p>4328.9473684211</text:p>
          </table:table-cell>
          <table:table-cell table:formula="of:=[.F66]-[.F65]" office:value-type="float" office:value="76" calcext:value-type="float">
            <text:p>76</text:p>
          </table:table-cell>
          <table:table-cell table:formula="of:=200/[.G66]" office:value-type="float" office:value="0.0456456456456457" calcext:value-type="float">
            <text:p>0.0456456456</text:p>
          </table:table-cell>
          <table:table-cell table:formula="of:=200/[.H66]" office:value-type="float" office:value="0.0462006079027356" calcext:value-type="float">
            <text:p>0.046200607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186" calcext:value-type="float">
            <text:p>211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211" calcext:value-type="float">
            <text:p>21211</text:p>
          </table:table-cell>
          <table:table-cell office:value-type="string" calcext:value-type="string">
            <text:p><text:s/>time=</text:p>
          </table:table-cell>
          <table:table-cell office:value-type="float" office:value="4837" calcext:value-type="float">
            <text:p>4837</text:p>
          </table:table-cell>
          <table:table-cell table:formula="of:=1000*([.B67]-[.B66])/[.I67]" office:value-type="float" office:value="4368.42105263158" calcext:value-type="float">
            <text:p>4368.4210526316</text:p>
          </table:table-cell>
          <table:table-cell table:formula="of:=1000*([.D67]-[.D66])/[.I67]" office:value-type="float" office:value="4368.42105263158" calcext:value-type="float">
            <text:p>4368.4210526316</text:p>
          </table:table-cell>
          <table:table-cell table:formula="of:=[.F67]-[.F66]" office:value-type="float" office:value="76" calcext:value-type="float">
            <text:p>76</text:p>
          </table:table-cell>
          <table:table-cell table:formula="of:=200/[.G67]" office:value-type="float" office:value="0.0457831325301205" calcext:value-type="float">
            <text:p>0.0457831325</text:p>
          </table:table-cell>
          <table:table-cell table:formula="of:=200/[.H67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519" calcext:value-type="float">
            <text:p>215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545" calcext:value-type="float">
            <text:p>21545</text:p>
          </table:table-cell>
          <table:table-cell office:value-type="string" calcext:value-type="string">
            <text:p><text:s/>time=</text:p>
          </table:table-cell>
          <table:table-cell office:value-type="float" office:value="4913" calcext:value-type="float">
            <text:p>4913</text:p>
          </table:table-cell>
          <table:table-cell table:formula="of:=1000*([.B68]-[.B67])/[.I68]" office:value-type="float" office:value="4381.57894736842" calcext:value-type="float">
            <text:p>4381.5789473684</text:p>
          </table:table-cell>
          <table:table-cell table:formula="of:=1000*([.D68]-[.D67])/[.I68]" office:value-type="float" office:value="4394.73684210526" calcext:value-type="float">
            <text:p>4394.7368421053</text:p>
          </table:table-cell>
          <table:table-cell table:formula="of:=[.F68]-[.F67]" office:value-type="float" office:value="76" calcext:value-type="float">
            <text:p>76</text:p>
          </table:table-cell>
          <table:table-cell table:formula="of:=200/[.G68]" office:value-type="float" office:value="0.0456456456456457" calcext:value-type="float">
            <text:p>0.0456456456</text:p>
          </table:table-cell>
          <table:table-cell table:formula="of:=200/[.H68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849" calcext:value-type="float">
            <text:p>218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877" calcext:value-type="float">
            <text:p>21877</text:p>
          </table:table-cell>
          <table:table-cell office:value-type="string" calcext:value-type="string">
            <text:p><text:s/>time=</text:p>
          </table:table-cell>
          <table:table-cell office:value-type="float" office:value="4988" calcext:value-type="float">
            <text:p>4988</text:p>
          </table:table-cell>
          <table:table-cell table:formula="of:=1000*([.B69]-[.B68])/[.I69]" office:value-type="float" office:value="4400" calcext:value-type="float">
            <text:p>4400</text:p>
          </table:table-cell>
          <table:table-cell table:formula="of:=1000*([.D69]-[.D68])/[.I69]" office:value-type="float" office:value="4426.66666666667" calcext:value-type="float">
            <text:p>4426.6666666667</text:p>
          </table:table-cell>
          <table:table-cell table:formula="of:=[.F69]-[.F68]" office:value-type="float" office:value="75" calcext:value-type="float">
            <text:p>75</text:p>
          </table:table-cell>
          <table:table-cell table:formula="of:=200/[.G69]" office:value-type="float" office:value="0.0454545454545455" calcext:value-type="float">
            <text:p>0.0454545455</text:p>
          </table:table-cell>
          <table:table-cell table:formula="of:=200/[.H69]" office:value-type="float" office:value="0.0451807228915663" calcext:value-type="float">
            <text:p>0.045180722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181" calcext:value-type="float">
            <text:p>221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<text:s/>time=</text:p>
          </table:table-cell>
          <table:table-cell office:value-type="float" office:value="5064" calcext:value-type="float">
            <text:p>5064</text:p>
          </table:table-cell>
          <table:table-cell table:formula="of:=1000*([.B70]-[.B69])/[.I70]" office:value-type="float" office:value="4368.42105263158" calcext:value-type="float">
            <text:p>4368.4210526316</text:p>
          </table:table-cell>
          <table:table-cell table:formula="of:=1000*([.D70]-[.D69])/[.I70]" office:value-type="float" office:value="4355.26315789474" calcext:value-type="float">
            <text:p>4355.2631578947</text:p>
          </table:table-cell>
          <table:table-cell table:formula="of:=[.F70]-[.F69]" office:value-type="float" office:value="76" calcext:value-type="float">
            <text:p>76</text:p>
          </table:table-cell>
          <table:table-cell table:formula="of:=200/[.G70]" office:value-type="float" office:value="0.0457831325301205" calcext:value-type="float">
            <text:p>0.0457831325</text:p>
          </table:table-cell>
          <table:table-cell table:formula="of:=200/[.H70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517" calcext:value-type="float">
            <text:p>225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541" calcext:value-type="float">
            <text:p>22541</text:p>
          </table:table-cell>
          <table:table-cell office:value-type="string" calcext:value-type="string">
            <text:p><text:s/>time=</text:p>
          </table:table-cell>
          <table:table-cell office:value-type="float" office:value="5141" calcext:value-type="float">
            <text:p>5141</text:p>
          </table:table-cell>
          <table:table-cell table:formula="of:=1000*([.B71]-[.B70])/[.I71]" office:value-type="float" office:value="4363.63636363636" calcext:value-type="float">
            <text:p>4363.6363636364</text:p>
          </table:table-cell>
          <table:table-cell table:formula="of:=1000*([.D71]-[.D70])/[.I71]" office:value-type="float" office:value="4324.67532467533" calcext:value-type="float">
            <text:p>4324.6753246753</text:p>
          </table:table-cell>
          <table:table-cell table:formula="of:=[.F71]-[.F70]" office:value-type="float" office:value="77" calcext:value-type="float">
            <text:p>77</text:p>
          </table:table-cell>
          <table:table-cell table:formula="of:=200/[.G71]" office:value-type="float" office:value="0.0458333333333333" calcext:value-type="float">
            <text:p>0.0458333333</text:p>
          </table:table-cell>
          <table:table-cell table:formula="of:=200/[.H71]" office:value-type="float" office:value="0.0462462462462462" calcext:value-type="float">
            <text:p>0.0462462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851" calcext:value-type="float">
            <text:p>228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872" calcext:value-type="float">
            <text:p>22872</text:p>
          </table:table-cell>
          <table:table-cell office:value-type="string" calcext:value-type="string">
            <text:p><text:s/>time=</text:p>
          </table:table-cell>
          <table:table-cell office:value-type="float" office:value="5217" calcext:value-type="float">
            <text:p>5217</text:p>
          </table:table-cell>
          <table:table-cell table:formula="of:=1000*([.B72]-[.B71])/[.I72]" office:value-type="float" office:value="4394.73684210526" calcext:value-type="float">
            <text:p>4394.7368421053</text:p>
          </table:table-cell>
          <table:table-cell table:formula="of:=1000*([.D72]-[.D71])/[.I72]" office:value-type="float" office:value="4355.26315789474" calcext:value-type="float">
            <text:p>4355.2631578947</text:p>
          </table:table-cell>
          <table:table-cell table:formula="of:=[.F72]-[.F71]" office:value-type="float" office:value="76" calcext:value-type="float">
            <text:p>76</text:p>
          </table:table-cell>
          <table:table-cell table:formula="of:=200/[.G72]" office:value-type="float" office:value="0.0455089820359281" calcext:value-type="float">
            <text:p>0.045508982</text:p>
          </table:table-cell>
          <table:table-cell table:formula="of:=200/[.H72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183" calcext:value-type="float">
            <text:p>231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202" calcext:value-type="float">
            <text:p>23202</text:p>
          </table:table-cell>
          <table:table-cell office:value-type="string" calcext:value-type="string">
            <text:p><text:s/>time=</text:p>
          </table:table-cell>
          <table:table-cell office:value-type="float" office:value="5293" calcext:value-type="float">
            <text:p>5293</text:p>
          </table:table-cell>
          <table:table-cell table:formula="of:=1000*([.B73]-[.B72])/[.I73]" office:value-type="float" office:value="4368.42105263158" calcext:value-type="float">
            <text:p>4368.4210526316</text:p>
          </table:table-cell>
          <table:table-cell table:formula="of:=1000*([.D73]-[.D72])/[.I73]" office:value-type="float" office:value="4342.1052631579" calcext:value-type="float">
            <text:p>4342.1052631579</text:p>
          </table:table-cell>
          <table:table-cell table:formula="of:=[.F73]-[.F72]" office:value-type="float" office:value="76" calcext:value-type="float">
            <text:p>76</text:p>
          </table:table-cell>
          <table:table-cell table:formula="of:=200/[.G73]" office:value-type="float" office:value="0.0457831325301205" calcext:value-type="float">
            <text:p>0.0457831325</text:p>
          </table:table-cell>
          <table:table-cell table:formula="of:=200/[.H73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518" calcext:value-type="float">
            <text:p>235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533" calcext:value-type="float">
            <text:p>23533</text:p>
          </table:table-cell>
          <table:table-cell office:value-type="string" calcext:value-type="string">
            <text:p><text:s/>time=</text:p>
          </table:table-cell>
          <table:table-cell office:value-type="float" office:value="5368" calcext:value-type="float">
            <text:p>5368</text:p>
          </table:table-cell>
          <table:table-cell table:formula="of:=1000*([.B74]-[.B73])/[.I74]" office:value-type="float" office:value="4466.66666666667" calcext:value-type="float">
            <text:p>4466.6666666667</text:p>
          </table:table-cell>
          <table:table-cell table:formula="of:=1000*([.D74]-[.D73])/[.I74]" office:value-type="float" office:value="4413.33333333333" calcext:value-type="float">
            <text:p>4413.3333333333</text:p>
          </table:table-cell>
          <table:table-cell table:formula="of:=[.F74]-[.F73]" office:value-type="float" office:value="75" calcext:value-type="float">
            <text:p>75</text:p>
          </table:table-cell>
          <table:table-cell table:formula="of:=200/[.G74]" office:value-type="float" office:value="0.0447761194029851" calcext:value-type="float">
            <text:p>0.0447761194</text:p>
          </table:table-cell>
          <table:table-cell table:formula="of:=200/[.H74]" office:value-type="float" office:value="0.0453172205438066" calcext:value-type="float">
            <text:p>0.04531722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853" calcext:value-type="float">
            <text:p>238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866" calcext:value-type="float">
            <text:p>23866</text:p>
          </table:table-cell>
          <table:table-cell office:value-type="string" calcext:value-type="string">
            <text:p><text:s/>time=</text:p>
          </table:table-cell>
          <table:table-cell office:value-type="float" office:value="5444" calcext:value-type="float">
            <text:p>5444</text:p>
          </table:table-cell>
          <table:table-cell table:formula="of:=1000*([.B75]-[.B74])/[.I75]" office:value-type="float" office:value="4407.89473684211" calcext:value-type="float">
            <text:p>4407.8947368421</text:p>
          </table:table-cell>
          <table:table-cell table:formula="of:=1000*([.D75]-[.D74])/[.I75]" office:value-type="float" office:value="4381.57894736842" calcext:value-type="float">
            <text:p>4381.5789473684</text:p>
          </table:table-cell>
          <table:table-cell table:formula="of:=[.F75]-[.F74]" office:value-type="float" office:value="76" calcext:value-type="float">
            <text:p>76</text:p>
          </table:table-cell>
          <table:table-cell table:formula="of:=200/[.G75]" office:value-type="float" office:value="0.0453731343283582" calcext:value-type="float">
            <text:p>0.0453731343</text:p>
          </table:table-cell>
          <table:table-cell table:formula="of:=200/[.H75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186" calcext:value-type="float">
            <text:p>241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196" calcext:value-type="float">
            <text:p>24196</text:p>
          </table:table-cell>
          <table:table-cell office:value-type="string" calcext:value-type="string">
            <text:p><text:s/>time=</text:p>
          </table:table-cell>
          <table:table-cell office:value-type="float" office:value="5520" calcext:value-type="float">
            <text:p>5520</text:p>
          </table:table-cell>
          <table:table-cell table:formula="of:=1000*([.B76]-[.B75])/[.I76]" office:value-type="float" office:value="4381.57894736842" calcext:value-type="float">
            <text:p>4381.5789473684</text:p>
          </table:table-cell>
          <table:table-cell table:formula="of:=1000*([.D76]-[.D75])/[.I76]" office:value-type="float" office:value="4342.1052631579" calcext:value-type="float">
            <text:p>4342.1052631579</text:p>
          </table:table-cell>
          <table:table-cell table:formula="of:=[.F76]-[.F75]" office:value-type="float" office:value="76" calcext:value-type="float">
            <text:p>76</text:p>
          </table:table-cell>
          <table:table-cell table:formula="of:=200/[.G76]" office:value-type="float" office:value="0.0456456456456457" calcext:value-type="float">
            <text:p>0.0456456456</text:p>
          </table:table-cell>
          <table:table-cell table:formula="of:=200/[.H76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19" calcext:value-type="float">
            <text:p>245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527" calcext:value-type="float">
            <text:p>24527</text:p>
          </table:table-cell>
          <table:table-cell office:value-type="string" calcext:value-type="string">
            <text:p><text:s/>time=</text:p>
          </table:table-cell>
          <table:table-cell office:value-type="float" office:value="5596" calcext:value-type="float">
            <text:p>5596</text:p>
          </table:table-cell>
          <table:table-cell table:formula="of:=1000*([.B77]-[.B76])/[.I77]" office:value-type="float" office:value="4381.57894736842" calcext:value-type="float">
            <text:p>4381.5789473684</text:p>
          </table:table-cell>
          <table:table-cell table:formula="of:=1000*([.D77]-[.D76])/[.I77]" office:value-type="float" office:value="4355.26315789474" calcext:value-type="float">
            <text:p>4355.2631578947</text:p>
          </table:table-cell>
          <table:table-cell table:formula="of:=[.F77]-[.F76]" office:value-type="float" office:value="76" calcext:value-type="float">
            <text:p>76</text:p>
          </table:table-cell>
          <table:table-cell table:formula="of:=200/[.G77]" office:value-type="float" office:value="0.0456456456456457" calcext:value-type="float">
            <text:p>0.0456456456</text:p>
          </table:table-cell>
          <table:table-cell table:formula="of:=200/[.H77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852" calcext:value-type="float">
            <text:p>24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861" calcext:value-type="float">
            <text:p>24861</text:p>
          </table:table-cell>
          <table:table-cell office:value-type="string" calcext:value-type="string">
            <text:p><text:s/>time=</text:p>
          </table:table-cell>
          <table:table-cell office:value-type="float" office:value="5672" calcext:value-type="float">
            <text:p>5672</text:p>
          </table:table-cell>
          <table:table-cell table:formula="of:=1000*([.B78]-[.B77])/[.I78]" office:value-type="float" office:value="4381.57894736842" calcext:value-type="float">
            <text:p>4381.5789473684</text:p>
          </table:table-cell>
          <table:table-cell table:formula="of:=1000*([.D78]-[.D77])/[.I78]" office:value-type="float" office:value="4394.73684210526" calcext:value-type="float">
            <text:p>4394.7368421053</text:p>
          </table:table-cell>
          <table:table-cell table:formula="of:=[.F78]-[.F77]" office:value-type="float" office:value="76" calcext:value-type="float">
            <text:p>76</text:p>
          </table:table-cell>
          <table:table-cell table:formula="of:=200/[.G78]" office:value-type="float" office:value="0.0456456456456457" calcext:value-type="float">
            <text:p>0.0456456456</text:p>
          </table:table-cell>
          <table:table-cell table:formula="of:=200/[.H78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187" calcext:value-type="float">
            <text:p>251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193" calcext:value-type="float">
            <text:p>25193</text:p>
          </table:table-cell>
          <table:table-cell office:value-type="string" calcext:value-type="string">
            <text:p><text:s/>time=</text:p>
          </table:table-cell>
          <table:table-cell office:value-type="float" office:value="5748" calcext:value-type="float">
            <text:p>5748</text:p>
          </table:table-cell>
          <table:table-cell table:formula="of:=1000*([.B79]-[.B78])/[.I79]" office:value-type="float" office:value="4407.89473684211" calcext:value-type="float">
            <text:p>4407.8947368421</text:p>
          </table:table-cell>
          <table:table-cell table:formula="of:=1000*([.D79]-[.D78])/[.I79]" office:value-type="float" office:value="4368.42105263158" calcext:value-type="float">
            <text:p>4368.4210526316</text:p>
          </table:table-cell>
          <table:table-cell table:formula="of:=[.F79]-[.F78]" office:value-type="float" office:value="76" calcext:value-type="float">
            <text:p>76</text:p>
          </table:table-cell>
          <table:table-cell table:formula="of:=200/[.G79]" office:value-type="float" office:value="0.0453731343283582" calcext:value-type="float">
            <text:p>0.0453731343</text:p>
          </table:table-cell>
          <table:table-cell table:formula="of:=200/[.H79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518" calcext:value-type="float">
            <text:p>255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524" calcext:value-type="float">
            <text:p>25524</text:p>
          </table:table-cell>
          <table:table-cell office:value-type="string" calcext:value-type="string">
            <text:p><text:s/>time=</text:p>
          </table:table-cell>
          <table:table-cell office:value-type="float" office:value="5824" calcext:value-type="float">
            <text:p>5824</text:p>
          </table:table-cell>
          <table:table-cell table:formula="of:=1000*([.B80]-[.B79])/[.I80]" office:value-type="float" office:value="4355.26315789474" calcext:value-type="float">
            <text:p>4355.2631578947</text:p>
          </table:table-cell>
          <table:table-cell table:formula="of:=1000*([.D80]-[.D79])/[.I80]" office:value-type="float" office:value="4355.26315789474" calcext:value-type="float">
            <text:p>4355.2631578947</text:p>
          </table:table-cell>
          <table:table-cell table:formula="of:=[.F80]-[.F79]" office:value-type="float" office:value="76" calcext:value-type="float">
            <text:p>76</text:p>
          </table:table-cell>
          <table:table-cell table:formula="of:=200/[.G80]" office:value-type="float" office:value="0.0459214501510574" calcext:value-type="float">
            <text:p>0.0459214502</text:p>
          </table:table-cell>
          <table:table-cell table:formula="of:=200/[.H80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851" calcext:value-type="float">
            <text:p>258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856" calcext:value-type="float">
            <text:p>25856</text:p>
          </table:table-cell>
          <table:table-cell office:value-type="string" calcext:value-type="string">
            <text:p><text:s/>time=</text:p>
          </table:table-cell>
          <table:table-cell office:value-type="float" office:value="5900" calcext:value-type="float">
            <text:p>5900</text:p>
          </table:table-cell>
          <table:table-cell table:formula="of:=1000*([.B81]-[.B80])/[.I81]" office:value-type="float" office:value="4381.57894736842" calcext:value-type="float">
            <text:p>4381.5789473684</text:p>
          </table:table-cell>
          <table:table-cell table:formula="of:=1000*([.D81]-[.D80])/[.I81]" office:value-type="float" office:value="4368.42105263158" calcext:value-type="float">
            <text:p>4368.4210526316</text:p>
          </table:table-cell>
          <table:table-cell table:formula="of:=[.F81]-[.F80]" office:value-type="float" office:value="76" calcext:value-type="float">
            <text:p>76</text:p>
          </table:table-cell>
          <table:table-cell table:formula="of:=200/[.G81]" office:value-type="float" office:value="0.0456456456456457" calcext:value-type="float">
            <text:p>0.0456456456</text:p>
          </table:table-cell>
          <table:table-cell table:formula="of:=200/[.H81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184" calcext:value-type="float">
            <text:p>261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188" calcext:value-type="float">
            <text:p>26188</text:p>
          </table:table-cell>
          <table:table-cell office:value-type="string" calcext:value-type="string">
            <text:p><text:s/>time=</text:p>
          </table:table-cell>
          <table:table-cell office:value-type="float" office:value="5976" calcext:value-type="float">
            <text:p>5976</text:p>
          </table:table-cell>
          <table:table-cell table:formula="of:=1000*([.B82]-[.B81])/[.I82]" office:value-type="float" office:value="4381.57894736842" calcext:value-type="float">
            <text:p>4381.5789473684</text:p>
          </table:table-cell>
          <table:table-cell table:formula="of:=1000*([.D82]-[.D81])/[.I82]" office:value-type="float" office:value="4368.42105263158" calcext:value-type="float">
            <text:p>4368.4210526316</text:p>
          </table:table-cell>
          <table:table-cell table:formula="of:=[.F82]-[.F81]" office:value-type="float" office:value="76" calcext:value-type="float">
            <text:p>76</text:p>
          </table:table-cell>
          <table:table-cell table:formula="of:=200/[.G82]" office:value-type="float" office:value="0.0456456456456457" calcext:value-type="float">
            <text:p>0.0456456456</text:p>
          </table:table-cell>
          <table:table-cell table:formula="of:=200/[.H82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514" calcext:value-type="float">
            <text:p>265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521" calcext:value-type="float">
            <text:p>26521</text:p>
          </table:table-cell>
          <table:table-cell office:value-type="string" calcext:value-type="string">
            <text:p><text:s/>time=</text:p>
          </table:table-cell>
          <table:table-cell office:value-type="float" office:value="6051" calcext:value-type="float">
            <text:p>6051</text:p>
          </table:table-cell>
          <table:table-cell table:formula="of:=1000*([.B83]-[.B82])/[.I83]" office:value-type="float" office:value="4400" calcext:value-type="float">
            <text:p>4400</text:p>
          </table:table-cell>
          <table:table-cell table:formula="of:=1000*([.D83]-[.D82])/[.I83]" office:value-type="float" office:value="4440" calcext:value-type="float">
            <text:p>4440</text:p>
          </table:table-cell>
          <table:table-cell table:formula="of:=[.F83]-[.F82]" office:value-type="float" office:value="75" calcext:value-type="float">
            <text:p>75</text:p>
          </table:table-cell>
          <table:table-cell table:formula="of:=200/[.G83]" office:value-type="float" office:value="0.0454545454545455" calcext:value-type="float">
            <text:p>0.0454545455</text:p>
          </table:table-cell>
          <table:table-cell table:formula="of:=200/[.H83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852" calcext:value-type="float">
            <text:p>26852</text:p>
          </table:table-cell>
          <table:table-cell office:value-type="string" calcext:value-type="string">
            <text:p><text:s/>time=</text:p>
          </table:table-cell>
          <table:table-cell office:value-type="float" office:value="6127" calcext:value-type="float">
            <text:p>6127</text:p>
          </table:table-cell>
          <table:table-cell table:formula="of:=1000*([.B84]-[.B83])/[.I84]" office:value-type="float" office:value="4368.42105263158" calcext:value-type="float">
            <text:p>4368.4210526316</text:p>
          </table:table-cell>
          <table:table-cell table:formula="of:=1000*([.D84]-[.D83])/[.I84]" office:value-type="float" office:value="4355.26315789474" calcext:value-type="float">
            <text:p>4355.2631578947</text:p>
          </table:table-cell>
          <table:table-cell table:formula="of:=[.F84]-[.F83]" office:value-type="float" office:value="76" calcext:value-type="float">
            <text:p>76</text:p>
          </table:table-cell>
          <table:table-cell table:formula="of:=200/[.G84]" office:value-type="float" office:value="0.0457831325301205" calcext:value-type="float">
            <text:p>0.0457831325</text:p>
          </table:table-cell>
          <table:table-cell table:formula="of:=200/[.H84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178" calcext:value-type="float">
            <text:p>271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186" calcext:value-type="float">
            <text:p>27186</text:p>
          </table:table-cell>
          <table:table-cell office:value-type="string" calcext:value-type="string">
            <text:p><text:s/>time=</text:p>
          </table:table-cell>
          <table:table-cell office:value-type="float" office:value="6204" calcext:value-type="float">
            <text:p>6204</text:p>
          </table:table-cell>
          <table:table-cell table:formula="of:=1000*([.B85]-[.B84])/[.I85]" office:value-type="float" office:value="4311.68831168831" calcext:value-type="float">
            <text:p>4311.6883116883</text:p>
          </table:table-cell>
          <table:table-cell table:formula="of:=1000*([.D85]-[.D84])/[.I85]" office:value-type="float" office:value="4337.66233766234" calcext:value-type="float">
            <text:p>4337.6623376623</text:p>
          </table:table-cell>
          <table:table-cell table:formula="of:=[.F85]-[.F84]" office:value-type="float" office:value="77" calcext:value-type="float">
            <text:p>77</text:p>
          </table:table-cell>
          <table:table-cell table:formula="of:=200/[.G85]" office:value-type="float" office:value="0.0463855421686747" calcext:value-type="float">
            <text:p>0.0463855422</text:p>
          </table:table-cell>
          <table:table-cell table:formula="of:=200/[.H85]" office:value-type="float" office:value="0.0461077844311377" calcext:value-type="float">
            <text:p>0.046107784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508" calcext:value-type="float">
            <text:p>275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518" calcext:value-type="float">
            <text:p>27518</text:p>
          </table:table-cell>
          <table:table-cell office:value-type="string" calcext:value-type="string">
            <text:p><text:s/>time=</text:p>
          </table:table-cell>
          <table:table-cell office:value-type="float" office:value="6280" calcext:value-type="float">
            <text:p>6280</text:p>
          </table:table-cell>
          <table:table-cell table:formula="of:=1000*([.B86]-[.B85])/[.I86]" office:value-type="float" office:value="4342.1052631579" calcext:value-type="float">
            <text:p>4342.1052631579</text:p>
          </table:table-cell>
          <table:table-cell table:formula="of:=1000*([.D86]-[.D85])/[.I86]" office:value-type="float" office:value="4368.42105263158" calcext:value-type="float">
            <text:p>4368.4210526316</text:p>
          </table:table-cell>
          <table:table-cell table:formula="of:=[.F86]-[.F85]" office:value-type="float" office:value="76" calcext:value-type="float">
            <text:p>76</text:p>
          </table:table-cell>
          <table:table-cell table:formula="of:=200/[.G86]" office:value-type="float" office:value="0.0460606060606061" calcext:value-type="float">
            <text:p>0.0460606061</text:p>
          </table:table-cell>
          <table:table-cell table:formula="of:=200/[.H86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838" calcext:value-type="float">
            <text:p>278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851" calcext:value-type="float">
            <text:p>27851</text:p>
          </table:table-cell>
          <table:table-cell office:value-type="string" calcext:value-type="string">
            <text:p><text:s/>time=</text:p>
          </table:table-cell>
          <table:table-cell office:value-type="float" office:value="6355" calcext:value-type="float">
            <text:p>6355</text:p>
          </table:table-cell>
          <table:table-cell table:formula="of:=1000*([.B87]-[.B86])/[.I87]" office:value-type="float" office:value="4400" calcext:value-type="float">
            <text:p>4400</text:p>
          </table:table-cell>
          <table:table-cell table:formula="of:=1000*([.D87]-[.D86])/[.I87]" office:value-type="float" office:value="4440" calcext:value-type="float">
            <text:p>4440</text:p>
          </table:table-cell>
          <table:table-cell table:formula="of:=[.F87]-[.F86]" office:value-type="float" office:value="75" calcext:value-type="float">
            <text:p>75</text:p>
          </table:table-cell>
          <table:table-cell table:formula="of:=200/[.G87]" office:value-type="float" office:value="0.0454545454545455" calcext:value-type="float">
            <text:p>0.0454545455</text:p>
          </table:table-cell>
          <table:table-cell table:formula="of:=200/[.H87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183" calcext:value-type="float">
            <text:p>28183</text:p>
          </table:table-cell>
          <table:table-cell office:value-type="string" calcext:value-type="string">
            <text:p><text:s/>time=</text:p>
          </table:table-cell>
          <table:table-cell office:value-type="float" office:value="6431" calcext:value-type="float">
            <text:p>6431</text:p>
          </table:table-cell>
          <table:table-cell table:formula="of:=1000*([.B88]-[.B87])/[.I88]" office:value-type="float" office:value="4381.57894736842" calcext:value-type="float">
            <text:p>4381.5789473684</text:p>
          </table:table-cell>
          <table:table-cell table:formula="of:=1000*([.D88]-[.D87])/[.I88]" office:value-type="float" office:value="4368.42105263158" calcext:value-type="float">
            <text:p>4368.4210526316</text:p>
          </table:table-cell>
          <table:table-cell table:formula="of:=[.F88]-[.F87]" office:value-type="float" office:value="76" calcext:value-type="float">
            <text:p>76</text:p>
          </table:table-cell>
          <table:table-cell table:formula="of:=200/[.G88]" office:value-type="float" office:value="0.0456456456456457" calcext:value-type="float">
            <text:p>0.0456456456</text:p>
          </table:table-cell>
          <table:table-cell table:formula="of:=200/[.H88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505" calcext:value-type="float">
            <text:p>285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517" calcext:value-type="float">
            <text:p>28517</text:p>
          </table:table-cell>
          <table:table-cell office:value-type="string" calcext:value-type="string">
            <text:p><text:s/>time=</text:p>
          </table:table-cell>
          <table:table-cell office:value-type="float" office:value="6507" calcext:value-type="float">
            <text:p>6507</text:p>
          </table:table-cell>
          <table:table-cell table:formula="of:=1000*([.B89]-[.B88])/[.I89]" office:value-type="float" office:value="4394.73684210526" calcext:value-type="float">
            <text:p>4394.7368421053</text:p>
          </table:table-cell>
          <table:table-cell table:formula="of:=1000*([.D89]-[.D88])/[.I89]" office:value-type="float" office:value="4394.73684210526" calcext:value-type="float">
            <text:p>4394.7368421053</text:p>
          </table:table-cell>
          <table:table-cell table:formula="of:=[.F89]-[.F88]" office:value-type="float" office:value="76" calcext:value-type="float">
            <text:p>76</text:p>
          </table:table-cell>
          <table:table-cell table:formula="of:=200/[.G89]" office:value-type="float" office:value="0.0455089820359281" calcext:value-type="float">
            <text:p>0.045508982</text:p>
          </table:table-cell>
          <table:table-cell table:formula="of:=200/[.H89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837" calcext:value-type="float">
            <text:p>288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849" calcext:value-type="float">
            <text:p>28849</text:p>
          </table:table-cell>
          <table:table-cell office:value-type="string" calcext:value-type="string">
            <text:p><text:s/>time=</text:p>
          </table:table-cell>
          <table:table-cell office:value-type="float" office:value="6583" calcext:value-type="float">
            <text:p>6583</text:p>
          </table:table-cell>
          <table:table-cell table:formula="of:=1000*([.B90]-[.B89])/[.I90]" office:value-type="float" office:value="4368.42105263158" calcext:value-type="float">
            <text:p>4368.4210526316</text:p>
          </table:table-cell>
          <table:table-cell table:formula="of:=1000*([.D90]-[.D89])/[.I90]" office:value-type="float" office:value="4368.42105263158" calcext:value-type="float">
            <text:p>4368.4210526316</text:p>
          </table:table-cell>
          <table:table-cell table:formula="of:=[.F90]-[.F89]" office:value-type="float" office:value="76" calcext:value-type="float">
            <text:p>76</text:p>
          </table:table-cell>
          <table:table-cell table:formula="of:=200/[.G90]" office:value-type="float" office:value="0.0457831325301205" calcext:value-type="float">
            <text:p>0.0457831325</text:p>
          </table:table-cell>
          <table:table-cell table:formula="of:=200/[.H90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181" calcext:value-type="float">
            <text:p>29181</text:p>
          </table:table-cell>
          <table:table-cell office:value-type="string" calcext:value-type="string">
            <text:p><text:s/>time=</text:p>
          </table:table-cell>
          <table:table-cell office:value-type="float" office:value="6659" calcext:value-type="float">
            <text:p>6659</text:p>
          </table:table-cell>
          <table:table-cell table:formula="of:=1000*([.B91]-[.B90])/[.I91]" office:value-type="float" office:value="4368.42105263158" calcext:value-type="float">
            <text:p>4368.4210526316</text:p>
          </table:table-cell>
          <table:table-cell table:formula="of:=1000*([.D91]-[.D90])/[.I91]" office:value-type="float" office:value="4368.42105263158" calcext:value-type="float">
            <text:p>4368.4210526316</text:p>
          </table:table-cell>
          <table:table-cell table:formula="of:=[.F91]-[.F90]" office:value-type="float" office:value="76" calcext:value-type="float">
            <text:p>76</text:p>
          </table:table-cell>
          <table:table-cell table:formula="of:=200/[.G91]" office:value-type="float" office:value="0.0457831325301205" calcext:value-type="float">
            <text:p>0.0457831325</text:p>
          </table:table-cell>
          <table:table-cell table:formula="of:=200/[.H91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501" calcext:value-type="float">
            <text:p>295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515" calcext:value-type="float">
            <text:p>29515</text:p>
          </table:table-cell>
          <table:table-cell office:value-type="string" calcext:value-type="string">
            <text:p><text:s/>time=</text:p>
          </table:table-cell>
          <table:table-cell office:value-type="float" office:value="6735" calcext:value-type="float">
            <text:p>6735</text:p>
          </table:table-cell>
          <table:table-cell table:formula="of:=1000*([.B92]-[.B91])/[.I92]" office:value-type="float" office:value="4368.42105263158" calcext:value-type="float">
            <text:p>4368.4210526316</text:p>
          </table:table-cell>
          <table:table-cell table:formula="of:=1000*([.D92]-[.D91])/[.I92]" office:value-type="float" office:value="4394.73684210526" calcext:value-type="float">
            <text:p>4394.7368421053</text:p>
          </table:table-cell>
          <table:table-cell table:formula="of:=[.F92]-[.F91]" office:value-type="float" office:value="76" calcext:value-type="float">
            <text:p>76</text:p>
          </table:table-cell>
          <table:table-cell table:formula="of:=200/[.G92]" office:value-type="float" office:value="0.0457831325301205" calcext:value-type="float">
            <text:p>0.0457831325</text:p>
          </table:table-cell>
          <table:table-cell table:formula="of:=200/[.H92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831" calcext:value-type="float">
            <text:p>298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849" calcext:value-type="float">
            <text:p>29849</text:p>
          </table:table-cell>
          <table:table-cell office:value-type="string" calcext:value-type="string">
            <text:p><text:s/>time=</text:p>
          </table:table-cell>
          <table:table-cell office:value-type="float" office:value="6811" calcext:value-type="float">
            <text:p>6811</text:p>
          </table:table-cell>
          <table:table-cell table:formula="of:=1000*([.B93]-[.B92])/[.I93]" office:value-type="float" office:value="4342.1052631579" calcext:value-type="float">
            <text:p>4342.1052631579</text:p>
          </table:table-cell>
          <table:table-cell table:formula="of:=1000*([.D93]-[.D92])/[.I93]" office:value-type="float" office:value="4394.73684210526" calcext:value-type="float">
            <text:p>4394.7368421053</text:p>
          </table:table-cell>
          <table:table-cell table:formula="of:=[.F93]-[.F92]" office:value-type="float" office:value="76" calcext:value-type="float">
            <text:p>76</text:p>
          </table:table-cell>
          <table:table-cell table:formula="of:=200/[.G93]" office:value-type="float" office:value="0.0460606060606061" calcext:value-type="float">
            <text:p>0.0460606061</text:p>
          </table:table-cell>
          <table:table-cell table:formula="of:=200/[.H93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163" calcext:value-type="float">
            <text:p>301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181" calcext:value-type="float">
            <text:p>30181</text:p>
          </table:table-cell>
          <table:table-cell office:value-type="string" calcext:value-type="string">
            <text:p><text:s/>time=</text:p>
          </table:table-cell>
          <table:table-cell office:value-type="float" office:value="6887" calcext:value-type="float">
            <text:p>6887</text:p>
          </table:table-cell>
          <table:table-cell table:formula="of:=1000*([.B94]-[.B93])/[.I94]" office:value-type="float" office:value="4368.42105263158" calcext:value-type="float">
            <text:p>4368.4210526316</text:p>
          </table:table-cell>
          <table:table-cell table:formula="of:=1000*([.D94]-[.D93])/[.I94]" office:value-type="float" office:value="4368.42105263158" calcext:value-type="float">
            <text:p>4368.4210526316</text:p>
          </table:table-cell>
          <table:table-cell table:formula="of:=[.F94]-[.F93]" office:value-type="float" office:value="76" calcext:value-type="float">
            <text:p>76</text:p>
          </table:table-cell>
          <table:table-cell table:formula="of:=200/[.G94]" office:value-type="float" office:value="0.0457831325301205" calcext:value-type="float">
            <text:p>0.0457831325</text:p>
          </table:table-cell>
          <table:table-cell table:formula="of:=200/[.H94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496" calcext:value-type="float">
            <text:p>304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514" calcext:value-type="float">
            <text:p>30514</text:p>
          </table:table-cell>
          <table:table-cell office:value-type="string" calcext:value-type="string">
            <text:p><text:s/>time=</text:p>
          </table:table-cell>
          <table:table-cell office:value-type="float" office:value="6963" calcext:value-type="float">
            <text:p>6963</text:p>
          </table:table-cell>
          <table:table-cell table:formula="of:=1000*([.B95]-[.B94])/[.I95]" office:value-type="float" office:value="4381.57894736842" calcext:value-type="float">
            <text:p>4381.5789473684</text:p>
          </table:table-cell>
          <table:table-cell table:formula="of:=1000*([.D95]-[.D94])/[.I95]" office:value-type="float" office:value="4381.57894736842" calcext:value-type="float">
            <text:p>4381.5789473684</text:p>
          </table:table-cell>
          <table:table-cell table:formula="of:=[.F95]-[.F94]" office:value-type="float" office:value="76" calcext:value-type="float">
            <text:p>76</text:p>
          </table:table-cell>
          <table:table-cell table:formula="of:=200/[.G95]" office:value-type="float" office:value="0.0456456456456457" calcext:value-type="float">
            <text:p>0.0456456456</text:p>
          </table:table-cell>
          <table:table-cell table:formula="of:=200/[.H95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826" calcext:value-type="float">
            <text:p>308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847" calcext:value-type="float">
            <text:p>30847</text:p>
          </table:table-cell>
          <table:table-cell office:value-type="string" calcext:value-type="string">
            <text:p><text:s/>time=</text:p>
          </table:table-cell>
          <table:table-cell office:value-type="float" office:value="7038" calcext:value-type="float">
            <text:p>7038</text:p>
          </table:table-cell>
          <table:table-cell table:formula="of:=1000*([.B96]-[.B95])/[.I96]" office:value-type="float" office:value="4400" calcext:value-type="float">
            <text:p>4400</text:p>
          </table:table-cell>
          <table:table-cell table:formula="of:=1000*([.D96]-[.D95])/[.I96]" office:value-type="float" office:value="4440" calcext:value-type="float">
            <text:p>4440</text:p>
          </table:table-cell>
          <table:table-cell table:formula="of:=[.F96]-[.F95]" office:value-type="float" office:value="75" calcext:value-type="float">
            <text:p>75</text:p>
          </table:table-cell>
          <table:table-cell table:formula="of:=200/[.G96]" office:value-type="float" office:value="0.0454545454545455" calcext:value-type="float">
            <text:p>0.0454545455</text:p>
          </table:table-cell>
          <table:table-cell table:formula="of:=200/[.H96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156" calcext:value-type="float">
            <text:p>311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180" calcext:value-type="float">
            <text:p>31180</text:p>
          </table:table-cell>
          <table:table-cell office:value-type="string" calcext:value-type="string">
            <text:p><text:s/>time=</text:p>
          </table:table-cell>
          <table:table-cell office:value-type="float" office:value="7114" calcext:value-type="float">
            <text:p>7114</text:p>
          </table:table-cell>
          <table:table-cell table:formula="of:=1000*([.B97]-[.B96])/[.I97]" office:value-type="float" office:value="4342.1052631579" calcext:value-type="float">
            <text:p>4342.1052631579</text:p>
          </table:table-cell>
          <table:table-cell table:formula="of:=1000*([.D97]-[.D96])/[.I97]" office:value-type="float" office:value="4381.57894736842" calcext:value-type="float">
            <text:p>4381.5789473684</text:p>
          </table:table-cell>
          <table:table-cell table:formula="of:=[.F97]-[.F96]" office:value-type="float" office:value="76" calcext:value-type="float">
            <text:p>76</text:p>
          </table:table-cell>
          <table:table-cell table:formula="of:=200/[.G97]" office:value-type="float" office:value="0.0460606060606061" calcext:value-type="float">
            <text:p>0.0460606061</text:p>
          </table:table-cell>
          <table:table-cell table:formula="of:=200/[.H97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489" calcext:value-type="float">
            <text:p>314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512" calcext:value-type="float">
            <text:p>31512</text:p>
          </table:table-cell>
          <table:table-cell office:value-type="string" calcext:value-type="string">
            <text:p><text:s/>time=</text:p>
          </table:table-cell>
          <table:table-cell office:value-type="float" office:value="7190" calcext:value-type="float">
            <text:p>7190</text:p>
          </table:table-cell>
          <table:table-cell table:formula="of:=1000*([.B98]-[.B97])/[.I98]" office:value-type="float" office:value="4381.57894736842" calcext:value-type="float">
            <text:p>4381.5789473684</text:p>
          </table:table-cell>
          <table:table-cell table:formula="of:=1000*([.D98]-[.D97])/[.I98]" office:value-type="float" office:value="4368.42105263158" calcext:value-type="float">
            <text:p>4368.4210526316</text:p>
          </table:table-cell>
          <table:table-cell table:formula="of:=[.F98]-[.F97]" office:value-type="float" office:value="76" calcext:value-type="float">
            <text:p>76</text:p>
          </table:table-cell>
          <table:table-cell table:formula="of:=200/[.G98]" office:value-type="float" office:value="0.0456456456456457" calcext:value-type="float">
            <text:p>0.0456456456</text:p>
          </table:table-cell>
          <table:table-cell table:formula="of:=200/[.H98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820" calcext:value-type="float">
            <text:p>318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845" calcext:value-type="float">
            <text:p>31845</text:p>
          </table:table-cell>
          <table:table-cell office:value-type="string" calcext:value-type="string">
            <text:p><text:s/>time=</text:p>
          </table:table-cell>
          <table:table-cell office:value-type="float" office:value="7266" calcext:value-type="float">
            <text:p>7266</text:p>
          </table:table-cell>
          <table:table-cell table:formula="of:=1000*([.B99]-[.B98])/[.I99]" office:value-type="float" office:value="4355.26315789474" calcext:value-type="float">
            <text:p>4355.2631578947</text:p>
          </table:table-cell>
          <table:table-cell table:formula="of:=1000*([.D99]-[.D98])/[.I99]" office:value-type="float" office:value="4381.57894736842" calcext:value-type="float">
            <text:p>4381.5789473684</text:p>
          </table:table-cell>
          <table:table-cell table:formula="of:=[.F99]-[.F98]" office:value-type="float" office:value="76" calcext:value-type="float">
            <text:p>76</text:p>
          </table:table-cell>
          <table:table-cell table:formula="of:=200/[.G99]" office:value-type="float" office:value="0.0459214501510574" calcext:value-type="float">
            <text:p>0.0459214502</text:p>
          </table:table-cell>
          <table:table-cell table:formula="of:=200/[.H99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150" calcext:value-type="float">
            <text:p>321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177" calcext:value-type="float">
            <text:p>32177</text:p>
          </table:table-cell>
          <table:table-cell office:value-type="string" calcext:value-type="string">
            <text:p><text:s/>time=</text:p>
          </table:table-cell>
          <table:table-cell office:value-type="float" office:value="7343" calcext:value-type="float">
            <text:p>7343</text:p>
          </table:table-cell>
          <table:table-cell table:formula="of:=1000*([.B100]-[.B99])/[.I100]" office:value-type="float" office:value="4285.71428571429" calcext:value-type="float">
            <text:p>4285.7142857143</text:p>
          </table:table-cell>
          <table:table-cell table:formula="of:=1000*([.D100]-[.D99])/[.I100]" office:value-type="float" office:value="4311.68831168831" calcext:value-type="float">
            <text:p>4311.6883116883</text:p>
          </table:table-cell>
          <table:table-cell table:formula="of:=[.F100]-[.F99]" office:value-type="float" office:value="77" calcext:value-type="float">
            <text:p>77</text:p>
          </table:table-cell>
          <table:table-cell table:formula="of:=200/[.G100]" office:value-type="float" office:value="0.0466666666666667" calcext:value-type="float">
            <text:p>0.0466666667</text:p>
          </table:table-cell>
          <table:table-cell table:formula="of:=200/[.H100]" office:value-type="float" office:value="0.0463855421686747" calcext:value-type="float">
            <text:p>0.046385542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480" calcext:value-type="float">
            <text:p>324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508" calcext:value-type="float">
            <text:p>32508</text:p>
          </table:table-cell>
          <table:table-cell office:value-type="string" calcext:value-type="string">
            <text:p><text:s/>time=</text:p>
          </table:table-cell>
          <table:table-cell office:value-type="float" office:value="7418" calcext:value-type="float">
            <text:p>7418</text:p>
          </table:table-cell>
          <table:table-cell table:formula="of:=1000*([.B101]-[.B100])/[.I101]" office:value-type="float" office:value="4400" calcext:value-type="float">
            <text:p>4400</text:p>
          </table:table-cell>
          <table:table-cell table:formula="of:=1000*([.D101]-[.D100])/[.I101]" office:value-type="float" office:value="4413.33333333333" calcext:value-type="float">
            <text:p>4413.3333333333</text:p>
          </table:table-cell>
          <table:table-cell table:formula="of:=[.F101]-[.F100]" office:value-type="float" office:value="75" calcext:value-type="float">
            <text:p>75</text:p>
          </table:table-cell>
          <table:table-cell table:formula="of:=200/[.G101]" office:value-type="float" office:value="0.0454545454545455" calcext:value-type="float">
            <text:p>0.0454545455</text:p>
          </table:table-cell>
          <table:table-cell table:formula="of:=200/[.H101]" office:value-type="float" office:value="0.0453172205438066" calcext:value-type="float">
            <text:p>0.04531722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811" calcext:value-type="float">
            <text:p>328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841" calcext:value-type="float">
            <text:p>32841</text:p>
          </table:table-cell>
          <table:table-cell office:value-type="string" calcext:value-type="string">
            <text:p><text:s/>time=</text:p>
          </table:table-cell>
          <table:table-cell office:value-type="float" office:value="7494" calcext:value-type="float">
            <text:p>7494</text:p>
          </table:table-cell>
          <table:table-cell table:formula="of:=1000*([.B102]-[.B101])/[.I102]" office:value-type="float" office:value="4355.26315789474" calcext:value-type="float">
            <text:p>4355.2631578947</text:p>
          </table:table-cell>
          <table:table-cell table:formula="of:=1000*([.D102]-[.D101])/[.I102]" office:value-type="float" office:value="4381.57894736842" calcext:value-type="float">
            <text:p>4381.5789473684</text:p>
          </table:table-cell>
          <table:table-cell table:formula="of:=[.F102]-[.F101]" office:value-type="float" office:value="76" calcext:value-type="float">
            <text:p>76</text:p>
          </table:table-cell>
          <table:table-cell table:formula="of:=200/[.G102]" office:value-type="float" office:value="0.0459214501510574" calcext:value-type="float">
            <text:p>0.0459214502</text:p>
          </table:table-cell>
          <table:table-cell table:formula="of:=200/[.H102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141" calcext:value-type="float">
            <text:p>331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174" calcext:value-type="float">
            <text:p>33174</text:p>
          </table:table-cell>
          <table:table-cell office:value-type="string" calcext:value-type="string">
            <text:p><text:s/>time=</text:p>
          </table:table-cell>
          <table:table-cell office:value-type="float" office:value="7570" calcext:value-type="float">
            <text:p>7570</text:p>
          </table:table-cell>
          <table:table-cell table:formula="of:=1000*([.B103]-[.B102])/[.I103]" office:value-type="float" office:value="4342.1052631579" calcext:value-type="float">
            <text:p>4342.1052631579</text:p>
          </table:table-cell>
          <table:table-cell table:formula="of:=1000*([.D103]-[.D102])/[.I103]" office:value-type="float" office:value="4381.57894736842" calcext:value-type="float">
            <text:p>4381.5789473684</text:p>
          </table:table-cell>
          <table:table-cell table:formula="of:=[.F103]-[.F102]" office:value-type="float" office:value="76" calcext:value-type="float">
            <text:p>76</text:p>
          </table:table-cell>
          <table:table-cell table:formula="of:=200/[.G103]" office:value-type="float" office:value="0.0460606060606061" calcext:value-type="float">
            <text:p>0.0460606061</text:p>
          </table:table-cell>
          <table:table-cell table:formula="of:=200/[.H103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470" calcext:value-type="float">
            <text:p>334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505" calcext:value-type="float">
            <text:p>33505</text:p>
          </table:table-cell>
          <table:table-cell office:value-type="string" calcext:value-type="string">
            <text:p><text:s/>time=</text:p>
          </table:table-cell>
          <table:table-cell office:value-type="float" office:value="7646" calcext:value-type="float">
            <text:p>7646</text:p>
          </table:table-cell>
          <table:table-cell table:formula="of:=1000*([.B104]-[.B103])/[.I104]" office:value-type="float" office:value="4328.94736842105" calcext:value-type="float">
            <text:p>4328.9473684211</text:p>
          </table:table-cell>
          <table:table-cell table:formula="of:=1000*([.D104]-[.D103])/[.I104]" office:value-type="float" office:value="4355.26315789474" calcext:value-type="float">
            <text:p>4355.2631578947</text:p>
          </table:table-cell>
          <table:table-cell table:formula="of:=[.F104]-[.F103]" office:value-type="float" office:value="76" calcext:value-type="float">
            <text:p>76</text:p>
          </table:table-cell>
          <table:table-cell table:formula="of:=200/[.G104]" office:value-type="float" office:value="0.0462006079027356" calcext:value-type="float">
            <text:p>0.0462006079</text:p>
          </table:table-cell>
          <table:table-cell table:formula="of:=200/[.H104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806" calcext:value-type="float">
            <text:p>338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838" calcext:value-type="float">
            <text:p>33838</text:p>
          </table:table-cell>
          <table:table-cell office:value-type="string" calcext:value-type="string">
            <text:p><text:s/>time=</text:p>
          </table:table-cell>
          <table:table-cell office:value-type="float" office:value="7721" calcext:value-type="float">
            <text:p>7721</text:p>
          </table:table-cell>
          <table:table-cell table:formula="of:=1000*([.B105]-[.B104])/[.I105]" office:value-type="float" office:value="4480" calcext:value-type="float">
            <text:p>4480</text:p>
          </table:table-cell>
          <table:table-cell table:formula="of:=1000*([.D105]-[.D104])/[.I105]" office:value-type="float" office:value="4440" calcext:value-type="float">
            <text:p>4440</text:p>
          </table:table-cell>
          <table:table-cell table:formula="of:=[.F105]-[.F104]" office:value-type="float" office:value="75" calcext:value-type="float">
            <text:p>75</text:p>
          </table:table-cell>
          <table:table-cell table:formula="of:=200/[.G105]" office:value-type="float" office:value="0.0446428571428571" calcext:value-type="float">
            <text:p>0.0446428571</text:p>
          </table:table-cell>
          <table:table-cell table:formula="of:=200/[.H105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141" calcext:value-type="float">
            <text:p>341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172" calcext:value-type="float">
            <text:p>34172</text:p>
          </table:table-cell>
          <table:table-cell office:value-type="string" calcext:value-type="string">
            <text:p><text:s/>time=</text:p>
          </table:table-cell>
          <table:table-cell office:value-type="float" office:value="7798" calcext:value-type="float">
            <text:p>7798</text:p>
          </table:table-cell>
          <table:table-cell table:formula="of:=1000*([.B106]-[.B105])/[.I106]" office:value-type="float" office:value="4350.64935064935" calcext:value-type="float">
            <text:p>4350.6493506494</text:p>
          </table:table-cell>
          <table:table-cell table:formula="of:=1000*([.D106]-[.D105])/[.I106]" office:value-type="float" office:value="4337.66233766234" calcext:value-type="float">
            <text:p>4337.6623376623</text:p>
          </table:table-cell>
          <table:table-cell table:formula="of:=[.F106]-[.F105]" office:value-type="float" office:value="77" calcext:value-type="float">
            <text:p>77</text:p>
          </table:table-cell>
          <table:table-cell table:formula="of:=200/[.G106]" office:value-type="float" office:value="0.0459701492537313" calcext:value-type="float">
            <text:p>0.0459701493</text:p>
          </table:table-cell>
          <table:table-cell table:formula="of:=200/[.H106]" office:value-type="float" office:value="0.0461077844311377" calcext:value-type="float">
            <text:p>0.046107784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472" calcext:value-type="float">
            <text:p>344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503" calcext:value-type="float">
            <text:p>34503</text:p>
          </table:table-cell>
          <table:table-cell office:value-type="string" calcext:value-type="string">
            <text:p><text:s/>time=</text:p>
          </table:table-cell>
          <table:table-cell office:value-type="float" office:value="7874" calcext:value-type="float">
            <text:p>7874</text:p>
          </table:table-cell>
          <table:table-cell table:formula="of:=1000*([.B107]-[.B106])/[.I107]" office:value-type="float" office:value="4355.26315789474" calcext:value-type="float">
            <text:p>4355.2631578947</text:p>
          </table:table-cell>
          <table:table-cell table:formula="of:=1000*([.D107]-[.D106])/[.I107]" office:value-type="float" office:value="4355.26315789474" calcext:value-type="float">
            <text:p>4355.2631578947</text:p>
          </table:table-cell>
          <table:table-cell table:formula="of:=[.F107]-[.F106]" office:value-type="float" office:value="76" calcext:value-type="float">
            <text:p>76</text:p>
          </table:table-cell>
          <table:table-cell table:formula="of:=200/[.G107]" office:value-type="float" office:value="0.0459214501510574" calcext:value-type="float">
            <text:p>0.0459214502</text:p>
          </table:table-cell>
          <table:table-cell table:formula="of:=200/[.H107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804" calcext:value-type="float">
            <text:p>348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834" calcext:value-type="float">
            <text:p>34834</text:p>
          </table:table-cell>
          <table:table-cell office:value-type="string" calcext:value-type="string">
            <text:p><text:s/>time=</text:p>
          </table:table-cell>
          <table:table-cell office:value-type="float" office:value="7950" calcext:value-type="float">
            <text:p>7950</text:p>
          </table:table-cell>
          <table:table-cell table:formula="of:=1000*([.B108]-[.B107])/[.I108]" office:value-type="float" office:value="4368.42105263158" calcext:value-type="float">
            <text:p>4368.4210526316</text:p>
          </table:table-cell>
          <table:table-cell table:formula="of:=1000*([.D108]-[.D107])/[.I108]" office:value-type="float" office:value="4355.26315789474" calcext:value-type="float">
            <text:p>4355.2631578947</text:p>
          </table:table-cell>
          <table:table-cell table:formula="of:=[.F108]-[.F107]" office:value-type="float" office:value="76" calcext:value-type="float">
            <text:p>76</text:p>
          </table:table-cell>
          <table:table-cell table:formula="of:=200/[.G108]" office:value-type="float" office:value="0.0457831325301205" calcext:value-type="float">
            <text:p>0.0457831325</text:p>
          </table:table-cell>
          <table:table-cell table:formula="of:=200/[.H108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140" calcext:value-type="float">
            <text:p>351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167" calcext:value-type="float">
            <text:p>35167</text:p>
          </table:table-cell>
          <table:table-cell office:value-type="string" calcext:value-type="string">
            <text:p><text:s/>time=</text:p>
          </table:table-cell>
          <table:table-cell office:value-type="float" office:value="8026" calcext:value-type="float">
            <text:p>8026</text:p>
          </table:table-cell>
          <table:table-cell table:formula="of:=1000*([.B109]-[.B108])/[.I109]" office:value-type="float" office:value="4421.05263157895" calcext:value-type="float">
            <text:p>4421.052631579</text:p>
          </table:table-cell>
          <table:table-cell table:formula="of:=1000*([.D109]-[.D108])/[.I109]" office:value-type="float" office:value="4381.57894736842" calcext:value-type="float">
            <text:p>4381.5789473684</text:p>
          </table:table-cell>
          <table:table-cell table:formula="of:=[.F109]-[.F108]" office:value-type="float" office:value="76" calcext:value-type="float">
            <text:p>76</text:p>
          </table:table-cell>
          <table:table-cell table:formula="of:=200/[.G109]" office:value-type="float" office:value="0.0452380952380952" calcext:value-type="float">
            <text:p>0.0452380952</text:p>
          </table:table-cell>
          <table:table-cell table:formula="of:=200/[.H109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474" calcext:value-type="float">
            <text:p>354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500" calcext:value-type="float">
            <text:p>35500</text:p>
          </table:table-cell>
          <table:table-cell office:value-type="string" calcext:value-type="string">
            <text:p><text:s/>time=</text:p>
          </table:table-cell>
          <table:table-cell office:value-type="float" office:value="8101" calcext:value-type="float">
            <text:p>8101</text:p>
          </table:table-cell>
          <table:table-cell table:formula="of:=1000*([.B110]-[.B109])/[.I110]" office:value-type="float" office:value="4453.33333333333" calcext:value-type="float">
            <text:p>4453.3333333333</text:p>
          </table:table-cell>
          <table:table-cell table:formula="of:=1000*([.D110]-[.D109])/[.I110]" office:value-type="float" office:value="4440" calcext:value-type="float">
            <text:p>4440</text:p>
          </table:table-cell>
          <table:table-cell table:formula="of:=[.F110]-[.F109]" office:value-type="float" office:value="75" calcext:value-type="float">
            <text:p>75</text:p>
          </table:table-cell>
          <table:table-cell table:formula="of:=200/[.G110]" office:value-type="float" office:value="0.0449101796407186" calcext:value-type="float">
            <text:p>0.0449101796</text:p>
          </table:table-cell>
          <table:table-cell table:formula="of:=200/[.H110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809" calcext:value-type="float">
            <text:p>358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832" calcext:value-type="float">
            <text:p>35832</text:p>
          </table:table-cell>
          <table:table-cell office:value-type="string" calcext:value-type="string">
            <text:p><text:s/>time=</text:p>
          </table:table-cell>
          <table:table-cell office:value-type="float" office:value="8177" calcext:value-type="float">
            <text:p>8177</text:p>
          </table:table-cell>
          <table:table-cell table:formula="of:=1000*([.B111]-[.B110])/[.I111]" office:value-type="float" office:value="4407.89473684211" calcext:value-type="float">
            <text:p>4407.8947368421</text:p>
          </table:table-cell>
          <table:table-cell table:formula="of:=1000*([.D111]-[.D110])/[.I111]" office:value-type="float" office:value="4368.42105263158" calcext:value-type="float">
            <text:p>4368.4210526316</text:p>
          </table:table-cell>
          <table:table-cell table:formula="of:=[.F111]-[.F110]" office:value-type="float" office:value="76" calcext:value-type="float">
            <text:p>76</text:p>
          </table:table-cell>
          <table:table-cell table:formula="of:=200/[.G111]" office:value-type="float" office:value="0.0453731343283582" calcext:value-type="float">
            <text:p>0.0453731343</text:p>
          </table:table-cell>
          <table:table-cell table:formula="of:=200/[.H111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145" calcext:value-type="float">
            <text:p>361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164" calcext:value-type="float">
            <text:p>36164</text:p>
          </table:table-cell>
          <table:table-cell office:value-type="string" calcext:value-type="string">
            <text:p><text:s/>time=</text:p>
          </table:table-cell>
          <table:table-cell office:value-type="float" office:value="8253" calcext:value-type="float">
            <text:p>8253</text:p>
          </table:table-cell>
          <table:table-cell table:formula="of:=1000*([.B112]-[.B111])/[.I112]" office:value-type="float" office:value="4421.05263157895" calcext:value-type="float">
            <text:p>4421.052631579</text:p>
          </table:table-cell>
          <table:table-cell table:formula="of:=1000*([.D112]-[.D111])/[.I112]" office:value-type="float" office:value="4368.42105263158" calcext:value-type="float">
            <text:p>4368.4210526316</text:p>
          </table:table-cell>
          <table:table-cell table:formula="of:=[.F112]-[.F111]" office:value-type="float" office:value="76" calcext:value-type="float">
            <text:p>76</text:p>
          </table:table-cell>
          <table:table-cell table:formula="of:=200/[.G112]" office:value-type="float" office:value="0.0452380952380952" calcext:value-type="float">
            <text:p>0.0452380952</text:p>
          </table:table-cell>
          <table:table-cell table:formula="of:=200/[.H112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479" calcext:value-type="float">
            <text:p>364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497" calcext:value-type="float">
            <text:p>36497</text:p>
          </table:table-cell>
          <table:table-cell office:value-type="string" calcext:value-type="string">
            <text:p><text:s/>time=</text:p>
          </table:table-cell>
          <table:table-cell office:value-type="float" office:value="8329" calcext:value-type="float">
            <text:p>8329</text:p>
          </table:table-cell>
          <table:table-cell table:formula="of:=1000*([.B113]-[.B112])/[.I113]" office:value-type="float" office:value="4394.73684210526" calcext:value-type="float">
            <text:p>4394.7368421053</text:p>
          </table:table-cell>
          <table:table-cell table:formula="of:=1000*([.D113]-[.D112])/[.I113]" office:value-type="float" office:value="4381.57894736842" calcext:value-type="float">
            <text:p>4381.5789473684</text:p>
          </table:table-cell>
          <table:table-cell table:formula="of:=[.F113]-[.F112]" office:value-type="float" office:value="76" calcext:value-type="float">
            <text:p>76</text:p>
          </table:table-cell>
          <table:table-cell table:formula="of:=200/[.G113]" office:value-type="float" office:value="0.0455089820359281" calcext:value-type="float">
            <text:p>0.045508982</text:p>
          </table:table-cell>
          <table:table-cell table:formula="of:=200/[.H113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809" calcext:value-type="float">
            <text:p>368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827" calcext:value-type="float">
            <text:p>36827</text:p>
          </table:table-cell>
          <table:table-cell office:value-type="string" calcext:value-type="string">
            <text:p><text:s/>time=</text:p>
          </table:table-cell>
          <table:table-cell office:value-type="float" office:value="8406" calcext:value-type="float">
            <text:p>8406</text:p>
          </table:table-cell>
          <table:table-cell table:formula="of:=1000*([.B114]-[.B113])/[.I114]" office:value-type="float" office:value="4285.71428571429" calcext:value-type="float">
            <text:p>4285.7142857143</text:p>
          </table:table-cell>
          <table:table-cell table:formula="of:=1000*([.D114]-[.D113])/[.I114]" office:value-type="float" office:value="4285.71428571429" calcext:value-type="float">
            <text:p>4285.7142857143</text:p>
          </table:table-cell>
          <table:table-cell table:formula="of:=[.F114]-[.F113]" office:value-type="float" office:value="77" calcext:value-type="float">
            <text:p>77</text:p>
          </table:table-cell>
          <table:table-cell table:formula="of:=200/[.G114]" office:value-type="float" office:value="0.0466666666666667" calcext:value-type="float">
            <text:p>0.0466666667</text:p>
          </table:table-cell>
          <table:table-cell table:formula="of:=200/[.H114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158" calcext:value-type="float">
            <text:p>37158</text:p>
          </table:table-cell>
          <table:table-cell office:value-type="string" calcext:value-type="string">
            <text:p><text:s/>time=</text:p>
          </table:table-cell>
          <table:table-cell office:value-type="float" office:value="8481" calcext:value-type="float">
            <text:p>8481</text:p>
          </table:table-cell>
          <table:table-cell table:formula="of:=1000*([.B115]-[.B114])/[.I115]" office:value-type="float" office:value="4426.66666666667" calcext:value-type="float">
            <text:p>4426.6666666667</text:p>
          </table:table-cell>
          <table:table-cell table:formula="of:=1000*([.D115]-[.D114])/[.I115]" office:value-type="float" office:value="4413.33333333333" calcext:value-type="float">
            <text:p>4413.3333333333</text:p>
          </table:table-cell>
          <table:table-cell table:formula="of:=[.F115]-[.F114]" office:value-type="float" office:value="75" calcext:value-type="float">
            <text:p>75</text:p>
          </table:table-cell>
          <table:table-cell table:formula="of:=200/[.G115]" office:value-type="float" office:value="0.0451807228915663" calcext:value-type="float">
            <text:p>0.0451807229</text:p>
          </table:table-cell>
          <table:table-cell table:formula="of:=200/[.H115]" office:value-type="float" office:value="0.0453172205438066" calcext:value-type="float">
            <text:p>0.04531722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473" calcext:value-type="float">
            <text:p>374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491" calcext:value-type="float">
            <text:p>37491</text:p>
          </table:table-cell>
          <table:table-cell office:value-type="string" calcext:value-type="string">
            <text:p><text:s/>time=</text:p>
          </table:table-cell>
          <table:table-cell office:value-type="float" office:value="8557" calcext:value-type="float">
            <text:p>8557</text:p>
          </table:table-cell>
          <table:table-cell table:formula="of:=1000*([.B116]-[.B115])/[.I116]" office:value-type="float" office:value="4368.42105263158" calcext:value-type="float">
            <text:p>4368.4210526316</text:p>
          </table:table-cell>
          <table:table-cell table:formula="of:=1000*([.D116]-[.D115])/[.I116]" office:value-type="float" office:value="4381.57894736842" calcext:value-type="float">
            <text:p>4381.5789473684</text:p>
          </table:table-cell>
          <table:table-cell table:formula="of:=[.F116]-[.F115]" office:value-type="float" office:value="76" calcext:value-type="float">
            <text:p>76</text:p>
          </table:table-cell>
          <table:table-cell table:formula="of:=200/[.G116]" office:value-type="float" office:value="0.0457831325301205" calcext:value-type="float">
            <text:p>0.0457831325</text:p>
          </table:table-cell>
          <table:table-cell table:formula="of:=200/[.H116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803" calcext:value-type="float">
            <text:p>378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823" calcext:value-type="float">
            <text:p>37823</text:p>
          </table:table-cell>
          <table:table-cell office:value-type="string" calcext:value-type="string">
            <text:p><text:s/>time=</text:p>
          </table:table-cell>
          <table:table-cell office:value-type="float" office:value="8633" calcext:value-type="float">
            <text:p>8633</text:p>
          </table:table-cell>
          <table:table-cell table:formula="of:=1000*([.B117]-[.B116])/[.I117]" office:value-type="float" office:value="4342.1052631579" calcext:value-type="float">
            <text:p>4342.1052631579</text:p>
          </table:table-cell>
          <table:table-cell table:formula="of:=1000*([.D117]-[.D116])/[.I117]" office:value-type="float" office:value="4368.42105263158" calcext:value-type="float">
            <text:p>4368.4210526316</text:p>
          </table:table-cell>
          <table:table-cell table:formula="of:=[.F117]-[.F116]" office:value-type="float" office:value="76" calcext:value-type="float">
            <text:p>76</text:p>
          </table:table-cell>
          <table:table-cell table:formula="of:=200/[.G117]" office:value-type="float" office:value="0.0460606060606061" calcext:value-type="float">
            <text:p>0.0460606061</text:p>
          </table:table-cell>
          <table:table-cell table:formula="of:=200/[.H117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132" calcext:value-type="float">
            <text:p>381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152" calcext:value-type="float">
            <text:p>38152</text:p>
          </table:table-cell>
          <table:table-cell office:value-type="string" calcext:value-type="string">
            <text:p><text:s/>time=</text:p>
          </table:table-cell>
          <table:table-cell office:value-type="float" office:value="8709" calcext:value-type="float">
            <text:p>8709</text:p>
          </table:table-cell>
          <table:table-cell table:formula="of:=1000*([.B118]-[.B117])/[.I118]" office:value-type="float" office:value="4328.94736842105" calcext:value-type="float">
            <text:p>4328.9473684211</text:p>
          </table:table-cell>
          <table:table-cell table:formula="of:=1000*([.D118]-[.D117])/[.I118]" office:value-type="float" office:value="4328.94736842105" calcext:value-type="float">
            <text:p>4328.9473684211</text:p>
          </table:table-cell>
          <table:table-cell table:formula="of:=[.F118]-[.F117]" office:value-type="float" office:value="76" calcext:value-type="float">
            <text:p>76</text:p>
          </table:table-cell>
          <table:table-cell table:formula="of:=200/[.G118]" office:value-type="float" office:value="0.0462006079027356" calcext:value-type="float">
            <text:p>0.0462006079</text:p>
          </table:table-cell>
          <table:table-cell table:formula="of:=200/[.H118]" office:value-type="float" office:value="0.0462006079027356" calcext:value-type="float">
            <text:p>0.046200607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464" calcext:value-type="float">
            <text:p>384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483" calcext:value-type="float">
            <text:p>38483</text:p>
          </table:table-cell>
          <table:table-cell office:value-type="string" calcext:value-type="string">
            <text:p><text:s/>time=</text:p>
          </table:table-cell>
          <table:table-cell office:value-type="float" office:value="8784" calcext:value-type="float">
            <text:p>8784</text:p>
          </table:table-cell>
          <table:table-cell table:formula="of:=1000*([.B119]-[.B118])/[.I119]" office:value-type="float" office:value="4426.66666666667" calcext:value-type="float">
            <text:p>4426.6666666667</text:p>
          </table:table-cell>
          <table:table-cell table:formula="of:=1000*([.D119]-[.D118])/[.I119]" office:value-type="float" office:value="4413.33333333333" calcext:value-type="float">
            <text:p>4413.3333333333</text:p>
          </table:table-cell>
          <table:table-cell table:formula="of:=[.F119]-[.F118]" office:value-type="float" office:value="75" calcext:value-type="float">
            <text:p>75</text:p>
          </table:table-cell>
          <table:table-cell table:formula="of:=200/[.G119]" office:value-type="float" office:value="0.0451807228915663" calcext:value-type="float">
            <text:p>0.0451807229</text:p>
          </table:table-cell>
          <table:table-cell table:formula="of:=200/[.H119]" office:value-type="float" office:value="0.0453172205438066" calcext:value-type="float">
            <text:p>0.04531722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793" calcext:value-type="float">
            <text:p>387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814" calcext:value-type="float">
            <text:p>38814</text:p>
          </table:table-cell>
          <table:table-cell office:value-type="string" calcext:value-type="string">
            <text:p><text:s/>time=</text:p>
          </table:table-cell>
          <table:table-cell office:value-type="float" office:value="8860" calcext:value-type="float">
            <text:p>8860</text:p>
          </table:table-cell>
          <table:table-cell table:formula="of:=1000*([.B120]-[.B119])/[.I120]" office:value-type="float" office:value="4328.94736842105" calcext:value-type="float">
            <text:p>4328.9473684211</text:p>
          </table:table-cell>
          <table:table-cell table:formula="of:=1000*([.D120]-[.D119])/[.I120]" office:value-type="float" office:value="4355.26315789474" calcext:value-type="float">
            <text:p>4355.2631578947</text:p>
          </table:table-cell>
          <table:table-cell table:formula="of:=[.F120]-[.F119]" office:value-type="float" office:value="76" calcext:value-type="float">
            <text:p>76</text:p>
          </table:table-cell>
          <table:table-cell table:formula="of:=200/[.G120]" office:value-type="float" office:value="0.0462006079027356" calcext:value-type="float">
            <text:p>0.0462006079</text:p>
          </table:table-cell>
          <table:table-cell table:formula="of:=200/[.H120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121" calcext:value-type="float">
            <text:p>391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144" calcext:value-type="float">
            <text:p>39144</text:p>
          </table:table-cell>
          <table:table-cell office:value-type="string" calcext:value-type="string">
            <text:p><text:s/>time=</text:p>
          </table:table-cell>
          <table:table-cell office:value-type="float" office:value="8937" calcext:value-type="float">
            <text:p>8937</text:p>
          </table:table-cell>
          <table:table-cell table:formula="of:=1000*([.B121]-[.B120])/[.I121]" office:value-type="float" office:value="4259.74025974026" calcext:value-type="float">
            <text:p>4259.7402597403</text:p>
          </table:table-cell>
          <table:table-cell table:formula="of:=1000*([.D121]-[.D120])/[.I121]" office:value-type="float" office:value="4285.71428571429" calcext:value-type="float">
            <text:p>4285.7142857143</text:p>
          </table:table-cell>
          <table:table-cell table:formula="of:=[.F121]-[.F120]" office:value-type="float" office:value="77" calcext:value-type="float">
            <text:p>77</text:p>
          </table:table-cell>
          <table:table-cell table:formula="of:=200/[.G121]" office:value-type="float" office:value="0.0469512195121951" calcext:value-type="float">
            <text:p>0.0469512195</text:p>
          </table:table-cell>
          <table:table-cell table:formula="of:=200/[.H121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454" calcext:value-type="float">
            <text:p>394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475" calcext:value-type="float">
            <text:p>39475</text:p>
          </table:table-cell>
          <table:table-cell office:value-type="string" calcext:value-type="string">
            <text:p><text:s/>time=</text:p>
          </table:table-cell>
          <table:table-cell office:value-type="float" office:value="9013" calcext:value-type="float">
            <text:p>9013</text:p>
          </table:table-cell>
          <table:table-cell table:formula="of:=1000*([.B122]-[.B121])/[.I122]" office:value-type="float" office:value="4381.57894736842" calcext:value-type="float">
            <text:p>4381.5789473684</text:p>
          </table:table-cell>
          <table:table-cell table:formula="of:=1000*([.D122]-[.D121])/[.I122]" office:value-type="float" office:value="4355.26315789474" calcext:value-type="float">
            <text:p>4355.2631578947</text:p>
          </table:table-cell>
          <table:table-cell table:formula="of:=[.F122]-[.F121]" office:value-type="float" office:value="76" calcext:value-type="float">
            <text:p>76</text:p>
          </table:table-cell>
          <table:table-cell table:formula="of:=200/[.G122]" office:value-type="float" office:value="0.0456456456456457" calcext:value-type="float">
            <text:p>0.0456456456</text:p>
          </table:table-cell>
          <table:table-cell table:formula="of:=200/[.H122]" office:value-type="float" office:value="0.0459214501510574" calcext:value-type="float">
            <text:p>0.04592145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787" calcext:value-type="float">
            <text:p>397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809" calcext:value-type="float">
            <text:p>39809</text:p>
          </table:table-cell>
          <table:table-cell office:value-type="string" calcext:value-type="string">
            <text:p><text:s/>time=</text:p>
          </table:table-cell>
          <table:table-cell office:value-type="float" office:value="9089" calcext:value-type="float">
            <text:p>9089</text:p>
          </table:table-cell>
          <table:table-cell table:formula="of:=1000*([.B123]-[.B122])/[.I123]" office:value-type="float" office:value="4381.57894736842" calcext:value-type="float">
            <text:p>4381.5789473684</text:p>
          </table:table-cell>
          <table:table-cell table:formula="of:=1000*([.D123]-[.D122])/[.I123]" office:value-type="float" office:value="4394.73684210526" calcext:value-type="float">
            <text:p>4394.7368421053</text:p>
          </table:table-cell>
          <table:table-cell table:formula="of:=[.F123]-[.F122]" office:value-type="float" office:value="76" calcext:value-type="float">
            <text:p>76</text:p>
          </table:table-cell>
          <table:table-cell table:formula="of:=200/[.G123]" office:value-type="float" office:value="0.0456456456456457" calcext:value-type="float">
            <text:p>0.0456456456</text:p>
          </table:table-cell>
          <table:table-cell table:formula="of:=200/[.H123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117" calcext:value-type="float">
            <text:p>401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140" calcext:value-type="float">
            <text:p>40140</text:p>
          </table:table-cell>
          <table:table-cell office:value-type="string" calcext:value-type="string">
            <text:p><text:s/>time=</text:p>
          </table:table-cell>
          <table:table-cell office:value-type="float" office:value="9164" calcext:value-type="float">
            <text:p>9164</text:p>
          </table:table-cell>
          <table:table-cell table:formula="of:=1000*([.B124]-[.B123])/[.I124]" office:value-type="float" office:value="4400" calcext:value-type="float">
            <text:p>4400</text:p>
          </table:table-cell>
          <table:table-cell table:formula="of:=1000*([.D124]-[.D123])/[.I124]" office:value-type="float" office:value="4413.33333333333" calcext:value-type="float">
            <text:p>4413.3333333333</text:p>
          </table:table-cell>
          <table:table-cell table:formula="of:=[.F124]-[.F123]" office:value-type="float" office:value="75" calcext:value-type="float">
            <text:p>75</text:p>
          </table:table-cell>
          <table:table-cell table:formula="of:=200/[.G124]" office:value-type="float" office:value="0.0454545454545455" calcext:value-type="float">
            <text:p>0.0454545455</text:p>
          </table:table-cell>
          <table:table-cell table:formula="of:=200/[.H124]" office:value-type="float" office:value="0.0453172205438066" calcext:value-type="float">
            <text:p>0.045317220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449" calcext:value-type="float">
            <text:p>404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470" calcext:value-type="float">
            <text:p>40470</text:p>
          </table:table-cell>
          <table:table-cell office:value-type="string" calcext:value-type="string">
            <text:p><text:s/>time=</text:p>
          </table:table-cell>
          <table:table-cell office:value-type="float" office:value="9240" calcext:value-type="float">
            <text:p>9240</text:p>
          </table:table-cell>
          <table:table-cell table:formula="of:=1000*([.B125]-[.B124])/[.I125]" office:value-type="float" office:value="4368.42105263158" calcext:value-type="float">
            <text:p>4368.4210526316</text:p>
          </table:table-cell>
          <table:table-cell table:formula="of:=1000*([.D125]-[.D124])/[.I125]" office:value-type="float" office:value="4342.1052631579" calcext:value-type="float">
            <text:p>4342.1052631579</text:p>
          </table:table-cell>
          <table:table-cell table:formula="of:=[.F125]-[.F124]" office:value-type="float" office:value="76" calcext:value-type="float">
            <text:p>76</text:p>
          </table:table-cell>
          <table:table-cell table:formula="of:=200/[.G125]" office:value-type="float" office:value="0.0457831325301205" calcext:value-type="float">
            <text:p>0.0457831325</text:p>
          </table:table-cell>
          <table:table-cell table:formula="of:=200/[.H125]" office:value-type="float" office:value="0.0460606060606061" calcext:value-type="float">
            <text:p>0.046060606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781" calcext:value-type="float">
            <text:p>407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802" calcext:value-type="float">
            <text:p>40802</text:p>
          </table:table-cell>
          <table:table-cell office:value-type="string" calcext:value-type="string">
            <text:p><text:s/>time=</text:p>
          </table:table-cell>
          <table:table-cell office:value-type="float" office:value="9316" calcext:value-type="float">
            <text:p>9316</text:p>
          </table:table-cell>
          <table:table-cell table:formula="of:=1000*([.B126]-[.B125])/[.I126]" office:value-type="float" office:value="4368.42105263158" calcext:value-type="float">
            <text:p>4368.4210526316</text:p>
          </table:table-cell>
          <table:table-cell table:formula="of:=1000*([.D126]-[.D125])/[.I126]" office:value-type="float" office:value="4368.42105263158" calcext:value-type="float">
            <text:p>4368.4210526316</text:p>
          </table:table-cell>
          <table:table-cell table:formula="of:=[.F126]-[.F125]" office:value-type="float" office:value="76" calcext:value-type="float">
            <text:p>76</text:p>
          </table:table-cell>
          <table:table-cell table:formula="of:=200/[.G126]" office:value-type="float" office:value="0.0457831325301205" calcext:value-type="float">
            <text:p>0.0457831325</text:p>
          </table:table-cell>
          <table:table-cell table:formula="of:=200/[.H126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time=</text:p>
          </table:table-cell>
          <table:table-cell office:value-type="float" office:value="9392" calcext:value-type="float">
            <text:p>9392</text:p>
          </table:table-cell>
          <table:table-cell table:formula="of:=1000*([.B127]-[.B126])/[.I127]" office:value-type="float" office:value="4355.26315789474" calcext:value-type="float">
            <text:p>4355.2631578947</text:p>
          </table:table-cell>
          <table:table-cell table:formula="of:=1000*([.D127]-[.D126])/[.I127]" office:value-type="float" office:value="4407.89473684211" calcext:value-type="float">
            <text:p>4407.8947368421</text:p>
          </table:table-cell>
          <table:table-cell table:formula="of:=[.F127]-[.F126]" office:value-type="float" office:value="76" calcext:value-type="float">
            <text:p>76</text:p>
          </table:table-cell>
          <table:table-cell table:formula="of:=200/[.G127]" office:value-type="float" office:value="0.0459214501510574" calcext:value-type="float">
            <text:p>0.0459214502</text:p>
          </table:table-cell>
          <table:table-cell table:formula="of:=200/[.H127]" office:value-type="float" office:value="0.0453731343283582" calcext:value-type="float">
            <text:p>0.045373134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442" calcext:value-type="float">
            <text:p>414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time=</text:p>
          </table:table-cell>
          <table:table-cell office:value-type="float" office:value="9468" calcext:value-type="float">
            <text:p>9468</text:p>
          </table:table-cell>
          <table:table-cell table:formula="of:=1000*([.B128]-[.B127])/[.I128]" office:value-type="float" office:value="4342.1052631579" calcext:value-type="float">
            <text:p>4342.1052631579</text:p>
          </table:table-cell>
          <table:table-cell table:formula="of:=1000*([.D128]-[.D127])/[.I128]" office:value-type="float" office:value="4381.57894736842" calcext:value-type="float">
            <text:p>4381.5789473684</text:p>
          </table:table-cell>
          <table:table-cell table:formula="of:=[.F128]-[.F127]" office:value-type="float" office:value="76" calcext:value-type="float">
            <text:p>76</text:p>
          </table:table-cell>
          <table:table-cell table:formula="of:=200/[.G128]" office:value-type="float" office:value="0.0460606060606061" calcext:value-type="float">
            <text:p>0.0460606061</text:p>
          </table:table-cell>
          <table:table-cell table:formula="of:=200/[.H128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775" calcext:value-type="float">
            <text:p>417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802" calcext:value-type="float">
            <text:p>41802</text:p>
          </table:table-cell>
          <table:table-cell office:value-type="string" calcext:value-type="string">
            <text:p><text:s/>time=</text:p>
          </table:table-cell>
          <table:table-cell office:value-type="float" office:value="9544" calcext:value-type="float">
            <text:p>9544</text:p>
          </table:table-cell>
          <table:table-cell table:formula="of:=1000*([.B129]-[.B128])/[.I129]" office:value-type="float" office:value="4381.57894736842" calcext:value-type="float">
            <text:p>4381.5789473684</text:p>
          </table:table-cell>
          <table:table-cell table:formula="of:=1000*([.D129]-[.D128])/[.I129]" office:value-type="float" office:value="4368.42105263158" calcext:value-type="float">
            <text:p>4368.4210526316</text:p>
          </table:table-cell>
          <table:table-cell table:formula="of:=[.F129]-[.F128]" office:value-type="float" office:value="76" calcext:value-type="float">
            <text:p>76</text:p>
          </table:table-cell>
          <table:table-cell table:formula="of:=200/[.G129]" office:value-type="float" office:value="0.0456456456456457" calcext:value-type="float">
            <text:p>0.0456456456</text:p>
          </table:table-cell>
          <table:table-cell table:formula="of:=200/[.H129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108" calcext:value-type="float">
            <text:p>421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136" calcext:value-type="float">
            <text:p>42136</text:p>
          </table:table-cell>
          <table:table-cell office:value-type="string" calcext:value-type="string">
            <text:p><text:s/>time=</text:p>
          </table:table-cell>
          <table:table-cell office:value-type="float" office:value="9620" calcext:value-type="float">
            <text:p>9620</text:p>
          </table:table-cell>
          <table:table-cell table:formula="of:=1000*([.B130]-[.B129])/[.I130]" office:value-type="float" office:value="4381.57894736842" calcext:value-type="float">
            <text:p>4381.5789473684</text:p>
          </table:table-cell>
          <table:table-cell table:formula="of:=1000*([.D130]-[.D129])/[.I130]" office:value-type="float" office:value="4394.73684210526" calcext:value-type="float">
            <text:p>4394.7368421053</text:p>
          </table:table-cell>
          <table:table-cell table:formula="of:=[.F130]-[.F129]" office:value-type="float" office:value="76" calcext:value-type="float">
            <text:p>76</text:p>
          </table:table-cell>
          <table:table-cell table:formula="of:=200/[.G130]" office:value-type="float" office:value="0.0456456456456457" calcext:value-type="float">
            <text:p>0.0456456456</text:p>
          </table:table-cell>
          <table:table-cell table:formula="of:=200/[.H130]" office:value-type="float" office:value="0.0455089820359281" calcext:value-type="float">
            <text:p>0.04550898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439" calcext:value-type="float">
            <text:p>424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<text:s/>time=</text:p>
          </table:table-cell>
          <table:table-cell office:value-type="float" office:value="9696" calcext:value-type="float">
            <text:p>9696</text:p>
          </table:table-cell>
          <table:table-cell table:formula="of:=1000*([.B131]-[.B130])/[.I131]" office:value-type="float" office:value="4355.26315789474" calcext:value-type="float">
            <text:p>4355.2631578947</text:p>
          </table:table-cell>
          <table:table-cell table:formula="of:=1000*([.D131]-[.D130])/[.I131]" office:value-type="float" office:value="4381.57894736842" calcext:value-type="float">
            <text:p>4381.5789473684</text:p>
          </table:table-cell>
          <table:table-cell table:formula="of:=[.F131]-[.F130]" office:value-type="float" office:value="76" calcext:value-type="float">
            <text:p>76</text:p>
          </table:table-cell>
          <table:table-cell table:formula="of:=200/[.G131]" office:value-type="float" office:value="0.0459214501510574" calcext:value-type="float">
            <text:p>0.0459214502</text:p>
          </table:table-cell>
          <table:table-cell table:formula="of:=200/[.H131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770" calcext:value-type="float">
            <text:p>427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802" calcext:value-type="float">
            <text:p>42802</text:p>
          </table:table-cell>
          <table:table-cell office:value-type="string" calcext:value-type="string">
            <text:p><text:s/>time=</text:p>
          </table:table-cell>
          <table:table-cell office:value-type="float" office:value="9772" calcext:value-type="float">
            <text:p>9772</text:p>
          </table:table-cell>
          <table:table-cell table:formula="of:=1000*([.B132]-[.B131])/[.I132]" office:value-type="float" office:value="4355.26315789474" calcext:value-type="float">
            <text:p>4355.2631578947</text:p>
          </table:table-cell>
          <table:table-cell table:formula="of:=1000*([.D132]-[.D131])/[.I132]" office:value-type="float" office:value="4381.57894736842" calcext:value-type="float">
            <text:p>4381.5789473684</text:p>
          </table:table-cell>
          <table:table-cell table:formula="of:=[.F132]-[.F131]" office:value-type="float" office:value="76" calcext:value-type="float">
            <text:p>76</text:p>
          </table:table-cell>
          <table:table-cell table:formula="of:=200/[.G132]" office:value-type="float" office:value="0.0459214501510574" calcext:value-type="float">
            <text:p>0.0459214502</text:p>
          </table:table-cell>
          <table:table-cell table:formula="of:=200/[.H132]" office:value-type="float" office:value="0.0456456456456457" calcext:value-type="float">
            <text:p>0.045645645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103" calcext:value-type="float">
            <text:p>431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135" calcext:value-type="float">
            <text:p>43135</text:p>
          </table:table-cell>
          <table:table-cell office:value-type="string" calcext:value-type="string">
            <text:p><text:s/>time=</text:p>
          </table:table-cell>
          <table:table-cell office:value-type="float" office:value="9847" calcext:value-type="float">
            <text:p>9847</text:p>
          </table:table-cell>
          <table:table-cell table:formula="of:=1000*([.B133]-[.B132])/[.I133]" office:value-type="float" office:value="4440" calcext:value-type="float">
            <text:p>4440</text:p>
          </table:table-cell>
          <table:table-cell table:formula="of:=1000*([.D133]-[.D132])/[.I133]" office:value-type="float" office:value="4440" calcext:value-type="float">
            <text:p>4440</text:p>
          </table:table-cell>
          <table:table-cell table:formula="of:=[.F133]-[.F132]" office:value-type="float" office:value="75" calcext:value-type="float">
            <text:p>75</text:p>
          </table:table-cell>
          <table:table-cell table:formula="of:=200/[.G133]" office:value-type="float" office:value="0.045045045045045" calcext:value-type="float">
            <text:p>0.045045045</text:p>
          </table:table-cell>
          <table:table-cell table:formula="of:=200/[.H133]" office:value-type="float" office:value="0.045045045045045" calcext:value-type="float">
            <text:p>0.04504504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433" calcext:value-type="float">
            <text:p>434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time=</text:p>
          </table:table-cell>
          <table:table-cell office:value-type="float" office:value="9923" calcext:value-type="float">
            <text:p>9923</text:p>
          </table:table-cell>
          <table:table-cell table:formula="of:=1000*([.B134]-[.B133])/[.I134]" office:value-type="float" office:value="4342.1052631579" calcext:value-type="float">
            <text:p>4342.1052631579</text:p>
          </table:table-cell>
          <table:table-cell table:formula="of:=1000*([.D134]-[.D133])/[.I134]" office:value-type="float" office:value="4368.42105263158" calcext:value-type="float">
            <text:p>4368.4210526316</text:p>
          </table:table-cell>
          <table:table-cell table:formula="of:=[.F134]-[.F133]" office:value-type="float" office:value="76" calcext:value-type="float">
            <text:p>76</text:p>
          </table:table-cell>
          <table:table-cell table:formula="of:=200/[.G134]" office:value-type="float" office:value="0.0460606060606061" calcext:value-type="float">
            <text:p>0.0460606061</text:p>
          </table:table-cell>
          <table:table-cell table:formula="of:=200/[.H134]" office:value-type="float" office:value="0.0457831325301205" calcext:value-type="float">
            <text:p>0.045783132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764" calcext:value-type="float">
            <text:p>437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797" calcext:value-type="float">
            <text:p>43797</text:p>
          </table:table-cell>
          <table:table-cell office:value-type="string" calcext:value-type="string">
            <text:p><text:s/>time=</text:p>
          </table:table-cell>
          <table:table-cell office:value-type="float" office:value="10000" calcext:value-type="float">
            <text:p>10000</text:p>
          </table:table-cell>
          <table:table-cell table:formula="of:=1000*([.B135]-[.B134])/[.I135]" office:value-type="float" office:value="4298.7012987013" calcext:value-type="float">
            <text:p>4298.7012987013</text:p>
          </table:table-cell>
          <table:table-cell table:formula="of:=1000*([.D135]-[.D134])/[.I135]" office:value-type="float" office:value="4285.71428571429" calcext:value-type="float">
            <text:p>4285.7142857143</text:p>
          </table:table-cell>
          <table:table-cell table:formula="of:=[.F135]-[.F134]" office:value-type="float" office:value="77" calcext:value-type="float">
            <text:p>77</text:p>
          </table:table-cell>
          <table:table-cell table:formula="of:=200/[.G135]" office:value-type="float" office:value="0.0465256797583082" calcext:value-type="float">
            <text:p>0.0465256798</text:p>
          </table:table-cell>
          <table:table-cell table:formula="of:=200/[.H135]" office:value-type="float" office:value="0.0466666666666667" calcext:value-type="float">
            <text:p>0.0466666667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100" calcext:value-type="float">
            <text:p>441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134" calcext:value-type="float">
            <text:p>44134</text:p>
          </table:table-cell>
          <table:table-cell office:value-type="string" calcext:value-type="string">
            <text:p><text:s/>time=</text:p>
          </table:table-cell>
          <table:table-cell office:value-type="float" office:value="10077" calcext:value-type="float">
            <text:p>10077</text:p>
          </table:table-cell>
          <table:table-cell table:formula="of:=1000*([.B136]-[.B135])/[.I136]" office:value-type="float" office:value="4363.63636363636" calcext:value-type="float">
            <text:p>4363.6363636364</text:p>
          </table:table-cell>
          <table:table-cell table:formula="of:=1000*([.D136]-[.D135])/[.I136]" office:value-type="float" office:value="4376.62337662338" calcext:value-type="float">
            <text:p>4376.6233766234</text:p>
          </table:table-cell>
          <table:table-cell table:formula="of:=[.F136]-[.F135]" office:value-type="float" office:value="77" calcext:value-type="float">
            <text:p>77</text:p>
          </table:table-cell>
          <table:table-cell table:formula="of:=200/[.G136]" office:value-type="float" office:value="0.0458333333333333" calcext:value-type="float">
            <text:p>0.0458333333</text:p>
          </table:table-cell>
          <table:table-cell table:formula="of:=200/[.H136]" office:value-type="float" office:value="0.0456973293768546" calcext:value-type="float">
            <text:p>0.045697329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436" calcext:value-type="float">
            <text:p>444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471" calcext:value-type="float">
            <text:p>44471</text:p>
          </table:table-cell>
          <table:table-cell office:value-type="string" calcext:value-type="string">
            <text:p><text:s/>time=</text:p>
          </table:table-cell>
          <table:table-cell office:value-type="float" office:value="10153" calcext:value-type="float">
            <text:p>10153</text:p>
          </table:table-cell>
          <table:table-cell table:formula="of:=1000*([.B137]-[.B136])/[.I137]" office:value-type="float" office:value="4421.05263157895" calcext:value-type="float">
            <text:p>4421.052631579</text:p>
          </table:table-cell>
          <table:table-cell table:formula="of:=1000*([.D137]-[.D136])/[.I137]" office:value-type="float" office:value="4434.21052631579" calcext:value-type="float">
            <text:p>4434.2105263158</text:p>
          </table:table-cell>
          <table:table-cell table:formula="of:=[.F137]-[.F136]" office:value-type="float" office:value="76" calcext:value-type="float">
            <text:p>76</text:p>
          </table:table-cell>
          <table:table-cell table:formula="of:=200/[.G137]" office:value-type="float" office:value="0.0452380952380952" calcext:value-type="float">
            <text:p>0.0452380952</text:p>
          </table:table-cell>
          <table:table-cell table:formula="of:=200/[.H137]" office:value-type="float" office:value="0.0451038575667656" calcext:value-type="float">
            <text:p>0.04510385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771" calcext:value-type="float">
            <text:p>447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807" calcext:value-type="float">
            <text:p>44807</text:p>
          </table:table-cell>
          <table:table-cell office:value-type="string" calcext:value-type="string">
            <text:p><text:s/>time=</text:p>
          </table:table-cell>
          <table:table-cell office:value-type="float" office:value="10230" calcext:value-type="float">
            <text:p>10230</text:p>
          </table:table-cell>
          <table:table-cell table:formula="of:=1000*([.B138]-[.B137])/[.I138]" office:value-type="float" office:value="4350.64935064935" calcext:value-type="float">
            <text:p>4350.6493506494</text:p>
          </table:table-cell>
          <table:table-cell table:formula="of:=1000*([.D138]-[.D137])/[.I138]" office:value-type="float" office:value="4363.63636363636" calcext:value-type="float">
            <text:p>4363.6363636364</text:p>
          </table:table-cell>
          <table:table-cell table:formula="of:=[.F138]-[.F137]" office:value-type="float" office:value="77" calcext:value-type="float">
            <text:p>77</text:p>
          </table:table-cell>
          <table:table-cell table:formula="of:=200/[.G138]" office:value-type="float" office:value="0.0459701492537313" calcext:value-type="float">
            <text:p>0.0459701493</text:p>
          </table:table-cell>
          <table:table-cell table:formula="of:=200/[.H138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110" calcext:value-type="float">
            <text:p>451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143" calcext:value-type="float">
            <text:p>45143</text:p>
          </table:table-cell>
          <table:table-cell office:value-type="string" calcext:value-type="string">
            <text:p><text:s/>time=</text:p>
          </table:table-cell>
          <table:table-cell office:value-type="float" office:value="10307" calcext:value-type="float">
            <text:p>10307</text:p>
          </table:table-cell>
          <table:table-cell table:formula="of:=1000*([.B139]-[.B138])/[.I139]" office:value-type="float" office:value="4402.5974025974" calcext:value-type="float">
            <text:p>4402.5974025974</text:p>
          </table:table-cell>
          <table:table-cell table:formula="of:=1000*([.D139]-[.D138])/[.I139]" office:value-type="float" office:value="4363.63636363636" calcext:value-type="float">
            <text:p>4363.6363636364</text:p>
          </table:table-cell>
          <table:table-cell table:formula="of:=[.F139]-[.F138]" office:value-type="float" office:value="77" calcext:value-type="float">
            <text:p>77</text:p>
          </table:table-cell>
          <table:table-cell table:formula="of:=200/[.G139]" office:value-type="float" office:value="0.0454277286135693" calcext:value-type="float">
            <text:p>0.0454277286</text:p>
          </table:table-cell>
          <table:table-cell table:formula="of:=200/[.H139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482" calcext:value-type="float">
            <text:p>45482</text:p>
          </table:table-cell>
          <table:table-cell office:value-type="string" calcext:value-type="string">
            <text:p><text:s/>time=</text:p>
          </table:table-cell>
          <table:table-cell office:value-type="float" office:value="10384" calcext:value-type="float">
            <text:p>10384</text:p>
          </table:table-cell>
          <table:table-cell table:formula="of:=1000*([.B140]-[.B139])/[.I140]" office:value-type="float" office:value="4415.58441558442" calcext:value-type="float">
            <text:p>4415.5844155844</text:p>
          </table:table-cell>
          <table:table-cell table:formula="of:=1000*([.D140]-[.D139])/[.I140]" office:value-type="float" office:value="4402.5974025974" calcext:value-type="float">
            <text:p>4402.5974025974</text:p>
          </table:table-cell>
          <table:table-cell table:formula="of:=[.F140]-[.F139]" office:value-type="float" office:value="77" calcext:value-type="float">
            <text:p>77</text:p>
          </table:table-cell>
          <table:table-cell table:formula="of:=200/[.G140]" office:value-type="float" office:value="0.0452941176470588" calcext:value-type="float">
            <text:p>0.0452941176</text:p>
          </table:table-cell>
          <table:table-cell table:formula="of:=200/[.H140]" office:value-type="float" office:value="0.0454277286135693" calcext:value-type="float">
            <text:p>0.0454277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786" calcext:value-type="float">
            <text:p>457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819" calcext:value-type="float">
            <text:p>45819</text:p>
          </table:table-cell>
          <table:table-cell office:value-type="string" calcext:value-type="string">
            <text:p><text:s/>time=</text:p>
          </table:table-cell>
          <table:table-cell office:value-type="float" office:value="10462" calcext:value-type="float">
            <text:p>10462</text:p>
          </table:table-cell>
          <table:table-cell table:formula="of:=1000*([.B141]-[.B140])/[.I141]" office:value-type="float" office:value="4307.69230769231" calcext:value-type="float">
            <text:p>4307.6923076923</text:p>
          </table:table-cell>
          <table:table-cell table:formula="of:=1000*([.D141]-[.D140])/[.I141]" office:value-type="float" office:value="4320.51282051282" calcext:value-type="float">
            <text:p>4320.5128205128</text:p>
          </table:table-cell>
          <table:table-cell table:formula="of:=[.F141]-[.F140]" office:value-type="float" office:value="78" calcext:value-type="float">
            <text:p>78</text:p>
          </table:table-cell>
          <table:table-cell table:formula="of:=200/[.G141]" office:value-type="float" office:value="0.0464285714285714" calcext:value-type="float">
            <text:p>0.0464285714</text:p>
          </table:table-cell>
          <table:table-cell table:formula="of:=200/[.H141]" office:value-type="float" office:value="0.0462908011869436" calcext:value-type="float">
            <text:p>0.046290801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122" calcext:value-type="float">
            <text:p>461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154" calcext:value-type="float">
            <text:p>46154</text:p>
          </table:table-cell>
          <table:table-cell office:value-type="string" calcext:value-type="string">
            <text:p><text:s/>time=</text:p>
          </table:table-cell>
          <table:table-cell office:value-type="float" office:value="10539" calcext:value-type="float">
            <text:p>10539</text:p>
          </table:table-cell>
          <table:table-cell table:formula="of:=1000*([.B142]-[.B141])/[.I142]" office:value-type="float" office:value="4363.63636363636" calcext:value-type="float">
            <text:p>4363.6363636364</text:p>
          </table:table-cell>
          <table:table-cell table:formula="of:=1000*([.D142]-[.D141])/[.I142]" office:value-type="float" office:value="4350.64935064935" calcext:value-type="float">
            <text:p>4350.6493506494</text:p>
          </table:table-cell>
          <table:table-cell table:formula="of:=[.F142]-[.F141]" office:value-type="float" office:value="77" calcext:value-type="float">
            <text:p>77</text:p>
          </table:table-cell>
          <table:table-cell table:formula="of:=200/[.G142]" office:value-type="float" office:value="0.0458333333333333" calcext:value-type="float">
            <text:p>0.0458333333</text:p>
          </table:table-cell>
          <table:table-cell table:formula="of:=200/[.H142]" office:value-type="float" office:value="0.0459701492537313" calcext:value-type="float">
            <text:p>0.045970149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462" calcext:value-type="float">
            <text:p>464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492" calcext:value-type="float">
            <text:p>46492</text:p>
          </table:table-cell>
          <table:table-cell office:value-type="string" calcext:value-type="string">
            <text:p><text:s/>time=</text:p>
          </table:table-cell>
          <table:table-cell office:value-type="float" office:value="10615" calcext:value-type="float">
            <text:p>10615</text:p>
          </table:table-cell>
          <table:table-cell table:formula="of:=1000*([.B143]-[.B142])/[.I143]" office:value-type="float" office:value="4473.68421052632" calcext:value-type="float">
            <text:p>4473.6842105263</text:p>
          </table:table-cell>
          <table:table-cell table:formula="of:=1000*([.D143]-[.D142])/[.I143]" office:value-type="float" office:value="4447.36842105263" calcext:value-type="float">
            <text:p>4447.3684210526</text:p>
          </table:table-cell>
          <table:table-cell table:formula="of:=[.F143]-[.F142]" office:value-type="float" office:value="76" calcext:value-type="float">
            <text:p>76</text:p>
          </table:table-cell>
          <table:table-cell table:formula="of:=200/[.G143]" office:value-type="float" office:value="0.0447058823529412" calcext:value-type="float">
            <text:p>0.0447058824</text:p>
          </table:table-cell>
          <table:table-cell table:formula="of:=200/[.H143]" office:value-type="float" office:value="0.0449704142011834" calcext:value-type="float">
            <text:p>0.044970414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801" calcext:value-type="float">
            <text:p>468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829" calcext:value-type="float">
            <text:p>46829</text:p>
          </table:table-cell>
          <table:table-cell office:value-type="string" calcext:value-type="string">
            <text:p><text:s/>time=</text:p>
          </table:table-cell>
          <table:table-cell office:value-type="float" office:value="10692" calcext:value-type="float">
            <text:p>10692</text:p>
          </table:table-cell>
          <table:table-cell table:formula="of:=1000*([.B144]-[.B143])/[.I144]" office:value-type="float" office:value="4402.5974025974" calcext:value-type="float">
            <text:p>4402.5974025974</text:p>
          </table:table-cell>
          <table:table-cell table:formula="of:=1000*([.D144]-[.D143])/[.I144]" office:value-type="float" office:value="4376.62337662338" calcext:value-type="float">
            <text:p>4376.6233766234</text:p>
          </table:table-cell>
          <table:table-cell table:formula="of:=[.F144]-[.F143]" office:value-type="float" office:value="77" calcext:value-type="float">
            <text:p>77</text:p>
          </table:table-cell>
          <table:table-cell table:formula="of:=200/[.G144]" office:value-type="float" office:value="0.0454277286135693" calcext:value-type="float">
            <text:p>0.0454277286</text:p>
          </table:table-cell>
          <table:table-cell table:formula="of:=200/[.H144]" office:value-type="float" office:value="0.0456973293768546" calcext:value-type="float">
            <text:p>0.045697329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136" calcext:value-type="float">
            <text:p>471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<text:s/>time=</text:p>
          </table:table-cell>
          <table:table-cell office:value-type="float" office:value="10769" calcext:value-type="float">
            <text:p>10769</text:p>
          </table:table-cell>
          <table:table-cell table:formula="of:=1000*([.B145]-[.B144])/[.I145]" office:value-type="float" office:value="4350.64935064935" calcext:value-type="float">
            <text:p>4350.6493506494</text:p>
          </table:table-cell>
          <table:table-cell table:formula="of:=1000*([.D145]-[.D144])/[.I145]" office:value-type="float" office:value="4376.62337662338" calcext:value-type="float">
            <text:p>4376.6233766234</text:p>
          </table:table-cell>
          <table:table-cell table:formula="of:=[.F145]-[.F144]" office:value-type="float" office:value="77" calcext:value-type="float">
            <text:p>77</text:p>
          </table:table-cell>
          <table:table-cell table:formula="of:=200/[.G145]" office:value-type="float" office:value="0.0459701492537313" calcext:value-type="float">
            <text:p>0.0459701493</text:p>
          </table:table-cell>
          <table:table-cell table:formula="of:=200/[.H145]" office:value-type="float" office:value="0.0456973293768546" calcext:value-type="float">
            <text:p>0.045697329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473" calcext:value-type="float">
            <text:p>474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503" calcext:value-type="float">
            <text:p>47503</text:p>
          </table:table-cell>
          <table:table-cell office:value-type="string" calcext:value-type="string">
            <text:p><text:s/>time=</text:p>
          </table:table-cell>
          <table:table-cell office:value-type="float" office:value="10846" calcext:value-type="float">
            <text:p>10846</text:p>
          </table:table-cell>
          <table:table-cell table:formula="of:=1000*([.B146]-[.B145])/[.I146]" office:value-type="float" office:value="4376.62337662338" calcext:value-type="float">
            <text:p>4376.6233766234</text:p>
          </table:table-cell>
          <table:table-cell table:formula="of:=1000*([.D146]-[.D145])/[.I146]" office:value-type="float" office:value="4376.62337662338" calcext:value-type="float">
            <text:p>4376.6233766234</text:p>
          </table:table-cell>
          <table:table-cell table:formula="of:=[.F146]-[.F145]" office:value-type="float" office:value="77" calcext:value-type="float">
            <text:p>77</text:p>
          </table:table-cell>
          <table:table-cell table:formula="of:=200/[.G146]" office:value-type="float" office:value="0.0456973293768546" calcext:value-type="float">
            <text:p>0.0456973294</text:p>
          </table:table-cell>
          <table:table-cell table:formula="of:=200/[.H146]" office:value-type="float" office:value="0.0456973293768546" calcext:value-type="float">
            <text:p>0.045697329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842" calcext:value-type="float">
            <text:p>47842</text:p>
          </table:table-cell>
          <table:table-cell office:value-type="string" calcext:value-type="string">
            <text:p><text:s/>time=</text:p>
          </table:table-cell>
          <table:table-cell office:value-type="float" office:value="10923" calcext:value-type="float">
            <text:p>10923</text:p>
          </table:table-cell>
          <table:table-cell table:formula="of:=1000*([.B147]-[.B146])/[.I147]" office:value-type="float" office:value="4363.63636363636" calcext:value-type="float">
            <text:p>4363.6363636364</text:p>
          </table:table-cell>
          <table:table-cell table:formula="of:=1000*([.D147]-[.D146])/[.I147]" office:value-type="float" office:value="4402.5974025974" calcext:value-type="float">
            <text:p>4402.5974025974</text:p>
          </table:table-cell>
          <table:table-cell table:formula="of:=[.F147]-[.F146]" office:value-type="float" office:value="77" calcext:value-type="float">
            <text:p>77</text:p>
          </table:table-cell>
          <table:table-cell table:formula="of:=200/[.G147]" office:value-type="float" office:value="0.0458333333333333" calcext:value-type="float">
            <text:p>0.0458333333</text:p>
          </table:table-cell>
          <table:table-cell table:formula="of:=200/[.H147]" office:value-type="float" office:value="0.0454277286135693" calcext:value-type="float">
            <text:p>0.0454277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143" calcext:value-type="float">
            <text:p>481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177" calcext:value-type="float">
            <text:p>48177</text:p>
          </table:table-cell>
          <table:table-cell office:value-type="string" calcext:value-type="string">
            <text:p><text:s/>time=</text:p>
          </table:table-cell>
          <table:table-cell office:value-type="float" office:value="11000" calcext:value-type="float">
            <text:p>11000</text:p>
          </table:table-cell>
          <table:table-cell table:formula="of:=1000*([.B148]-[.B147])/[.I148]" office:value-type="float" office:value="4337.66233766234" calcext:value-type="float">
            <text:p>4337.6623376623</text:p>
          </table:table-cell>
          <table:table-cell table:formula="of:=1000*([.D148]-[.D147])/[.I148]" office:value-type="float" office:value="4350.64935064935" calcext:value-type="float">
            <text:p>4350.6493506494</text:p>
          </table:table-cell>
          <table:table-cell table:formula="of:=[.F148]-[.F147]" office:value-type="float" office:value="77" calcext:value-type="float">
            <text:p>77</text:p>
          </table:table-cell>
          <table:table-cell table:formula="of:=200/[.G148]" office:value-type="float" office:value="0.0461077844311377" calcext:value-type="float">
            <text:p>0.0461077844</text:p>
          </table:table-cell>
          <table:table-cell table:formula="of:=200/[.H148]" office:value-type="float" office:value="0.0459701492537313" calcext:value-type="float">
            <text:p>0.045970149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478" calcext:value-type="float">
            <text:p>484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512" calcext:value-type="float">
            <text:p>48512</text:p>
          </table:table-cell>
          <table:table-cell office:value-type="string" calcext:value-type="string">
            <text:p><text:s/>time=</text:p>
          </table:table-cell>
          <table:table-cell office:value-type="float" office:value="11077" calcext:value-type="float">
            <text:p>11077</text:p>
          </table:table-cell>
          <table:table-cell table:formula="of:=1000*([.B149]-[.B148])/[.I149]" office:value-type="float" office:value="4350.64935064935" calcext:value-type="float">
            <text:p>4350.6493506494</text:p>
          </table:table-cell>
          <table:table-cell table:formula="of:=1000*([.D149]-[.D148])/[.I149]" office:value-type="float" office:value="4350.64935064935" calcext:value-type="float">
            <text:p>4350.6493506494</text:p>
          </table:table-cell>
          <table:table-cell table:formula="of:=[.F149]-[.F148]" office:value-type="float" office:value="77" calcext:value-type="float">
            <text:p>77</text:p>
          </table:table-cell>
          <table:table-cell table:formula="of:=200/[.G149]" office:value-type="float" office:value="0.0459701492537313" calcext:value-type="float">
            <text:p>0.0459701493</text:p>
          </table:table-cell>
          <table:table-cell table:formula="of:=200/[.H149]" office:value-type="float" office:value="0.0459701492537313" calcext:value-type="float">
            <text:p>0.045970149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816" calcext:value-type="float">
            <text:p>488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848" calcext:value-type="float">
            <text:p>48848</text:p>
          </table:table-cell>
          <table:table-cell office:value-type="string" calcext:value-type="string">
            <text:p><text:s/>time=</text:p>
          </table:table-cell>
          <table:table-cell office:value-type="float" office:value="11154" calcext:value-type="float">
            <text:p>11154</text:p>
          </table:table-cell>
          <table:table-cell table:formula="of:=1000*([.B150]-[.B149])/[.I150]" office:value-type="float" office:value="4389.61038961039" calcext:value-type="float">
            <text:p>4389.6103896104</text:p>
          </table:table-cell>
          <table:table-cell table:formula="of:=1000*([.D150]-[.D149])/[.I150]" office:value-type="float" office:value="4363.63636363636" calcext:value-type="float">
            <text:p>4363.6363636364</text:p>
          </table:table-cell>
          <table:table-cell table:formula="of:=[.F150]-[.F149]" office:value-type="float" office:value="77" calcext:value-type="float">
            <text:p>77</text:p>
          </table:table-cell>
          <table:table-cell table:formula="of:=200/[.G150]" office:value-type="float" office:value="0.0455621301775148" calcext:value-type="float">
            <text:p>0.0455621302</text:p>
          </table:table-cell>
          <table:table-cell table:formula="of:=200/[.H150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151" calcext:value-type="float">
            <text:p>491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186" calcext:value-type="float">
            <text:p>49186</text:p>
          </table:table-cell>
          <table:table-cell office:value-type="string" calcext:value-type="string">
            <text:p><text:s/>time=</text:p>
          </table:table-cell>
          <table:table-cell office:value-type="float" office:value="11231" calcext:value-type="float">
            <text:p>11231</text:p>
          </table:table-cell>
          <table:table-cell table:formula="of:=1000*([.B151]-[.B150])/[.I151]" office:value-type="float" office:value="4350.64935064935" calcext:value-type="float">
            <text:p>4350.6493506494</text:p>
          </table:table-cell>
          <table:table-cell table:formula="of:=1000*([.D151]-[.D150])/[.I151]" office:value-type="float" office:value="4389.61038961039" calcext:value-type="float">
            <text:p>4389.6103896104</text:p>
          </table:table-cell>
          <table:table-cell table:formula="of:=[.F151]-[.F150]" office:value-type="float" office:value="77" calcext:value-type="float">
            <text:p>77</text:p>
          </table:table-cell>
          <table:table-cell table:formula="of:=200/[.G151]" office:value-type="float" office:value="0.0459701492537313" calcext:value-type="float">
            <text:p>0.0459701493</text:p>
          </table:table-cell>
          <table:table-cell table:formula="of:=200/[.H151]" office:value-type="float" office:value="0.0455621301775148" calcext:value-type="float">
            <text:p>0.04556213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487" calcext:value-type="float">
            <text:p>494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522" calcext:value-type="float">
            <text:p>49522</text:p>
          </table:table-cell>
          <table:table-cell office:value-type="string" calcext:value-type="string">
            <text:p><text:s/>time=</text:p>
          </table:table-cell>
          <table:table-cell office:value-type="float" office:value="11308" calcext:value-type="float">
            <text:p>11308</text:p>
          </table:table-cell>
          <table:table-cell table:formula="of:=1000*([.B152]-[.B151])/[.I152]" office:value-type="float" office:value="4363.63636363636" calcext:value-type="float">
            <text:p>4363.6363636364</text:p>
          </table:table-cell>
          <table:table-cell table:formula="of:=1000*([.D152]-[.D151])/[.I152]" office:value-type="float" office:value="4363.63636363636" calcext:value-type="float">
            <text:p>4363.6363636364</text:p>
          </table:table-cell>
          <table:table-cell table:formula="of:=[.F152]-[.F151]" office:value-type="float" office:value="77" calcext:value-type="float">
            <text:p>77</text:p>
          </table:table-cell>
          <table:table-cell table:formula="of:=200/[.G152]" office:value-type="float" office:value="0.0458333333333333" calcext:value-type="float">
            <text:p>0.0458333333</text:p>
          </table:table-cell>
          <table:table-cell table:formula="of:=200/[.H152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828" calcext:value-type="float">
            <text:p>498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859" calcext:value-type="float">
            <text:p>49859</text:p>
          </table:table-cell>
          <table:table-cell office:value-type="string" calcext:value-type="string">
            <text:p><text:s/>time=</text:p>
          </table:table-cell>
          <table:table-cell office:value-type="float" office:value="11384" calcext:value-type="float">
            <text:p>11384</text:p>
          </table:table-cell>
          <table:table-cell table:formula="of:=1000*([.B153]-[.B152])/[.I153]" office:value-type="float" office:value="4486.84210526316" calcext:value-type="float">
            <text:p>4486.8421052632</text:p>
          </table:table-cell>
          <table:table-cell table:formula="of:=1000*([.D153]-[.D152])/[.I153]" office:value-type="float" office:value="4434.21052631579" calcext:value-type="float">
            <text:p>4434.2105263158</text:p>
          </table:table-cell>
          <table:table-cell table:formula="of:=[.F153]-[.F152]" office:value-type="float" office:value="76" calcext:value-type="float">
            <text:p>76</text:p>
          </table:table-cell>
          <table:table-cell table:formula="of:=200/[.G153]" office:value-type="float" office:value="0.044574780058651" calcext:value-type="float">
            <text:p>0.0445747801</text:p>
          </table:table-cell>
          <table:table-cell table:formula="of:=200/[.H153]" office:value-type="float" office:value="0.0451038575667656" calcext:value-type="float">
            <text:p>0.04510385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166" calcext:value-type="float">
            <text:p>501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197" calcext:value-type="float">
            <text:p>50197</text:p>
          </table:table-cell>
          <table:table-cell office:value-type="string" calcext:value-type="string">
            <text:p><text:s/>time=</text:p>
          </table:table-cell>
          <table:table-cell office:value-type="float" office:value="11462" calcext:value-type="float">
            <text:p>11462</text:p>
          </table:table-cell>
          <table:table-cell table:formula="of:=1000*([.B154]-[.B153])/[.I154]" office:value-type="float" office:value="4333.33333333333" calcext:value-type="float">
            <text:p>4333.3333333333</text:p>
          </table:table-cell>
          <table:table-cell table:formula="of:=1000*([.D154]-[.D153])/[.I154]" office:value-type="float" office:value="4333.33333333333" calcext:value-type="float">
            <text:p>4333.3333333333</text:p>
          </table:table-cell>
          <table:table-cell table:formula="of:=[.F154]-[.F153]" office:value-type="float" office:value="78" calcext:value-type="float">
            <text:p>78</text:p>
          </table:table-cell>
          <table:table-cell table:formula="of:=200/[.G154]" office:value-type="float" office:value="0.0461538461538462" calcext:value-type="float">
            <text:p>0.0461538462</text:p>
          </table:table-cell>
          <table:table-cell table:formula="of:=200/[.H154]" office:value-type="float" office:value="0.0461538461538462" calcext:value-type="float">
            <text:p>0.046153846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502" calcext:value-type="float">
            <text:p>505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535" calcext:value-type="float">
            <text:p>50535</text:p>
          </table:table-cell>
          <table:table-cell office:value-type="string" calcext:value-type="string">
            <text:p><text:s/>time=</text:p>
          </table:table-cell>
          <table:table-cell office:value-type="float" office:value="11539" calcext:value-type="float">
            <text:p>11539</text:p>
          </table:table-cell>
          <table:table-cell table:formula="of:=1000*([.B155]-[.B154])/[.I155]" office:value-type="float" office:value="4363.63636363636" calcext:value-type="float">
            <text:p>4363.6363636364</text:p>
          </table:table-cell>
          <table:table-cell table:formula="of:=1000*([.D155]-[.D154])/[.I155]" office:value-type="float" office:value="4389.61038961039" calcext:value-type="float">
            <text:p>4389.6103896104</text:p>
          </table:table-cell>
          <table:table-cell table:formula="of:=[.F155]-[.F154]" office:value-type="float" office:value="77" calcext:value-type="float">
            <text:p>77</text:p>
          </table:table-cell>
          <table:table-cell table:formula="of:=200/[.G155]" office:value-type="float" office:value="0.0458333333333333" calcext:value-type="float">
            <text:p>0.0458333333</text:p>
          </table:table-cell>
          <table:table-cell table:formula="of:=200/[.H155]" office:value-type="float" office:value="0.0455621301775148" calcext:value-type="float">
            <text:p>0.04556213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840" calcext:value-type="float">
            <text:p>508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873" calcext:value-type="float">
            <text:p>50873</text:p>
          </table:table-cell>
          <table:table-cell office:value-type="string" calcext:value-type="string">
            <text:p><text:s/>time=</text:p>
          </table:table-cell>
          <table:table-cell office:value-type="float" office:value="11616" calcext:value-type="float">
            <text:p>11616</text:p>
          </table:table-cell>
          <table:table-cell table:formula="of:=1000*([.B156]-[.B155])/[.I156]" office:value-type="float" office:value="4389.61038961039" calcext:value-type="float">
            <text:p>4389.6103896104</text:p>
          </table:table-cell>
          <table:table-cell table:formula="of:=1000*([.D156]-[.D155])/[.I156]" office:value-type="float" office:value="4389.61038961039" calcext:value-type="float">
            <text:p>4389.6103896104</text:p>
          </table:table-cell>
          <table:table-cell table:formula="of:=[.F156]-[.F155]" office:value-type="float" office:value="77" calcext:value-type="float">
            <text:p>77</text:p>
          </table:table-cell>
          <table:table-cell table:formula="of:=200/[.G156]" office:value-type="float" office:value="0.0455621301775148" calcext:value-type="float">
            <text:p>0.0455621302</text:p>
          </table:table-cell>
          <table:table-cell table:formula="of:=200/[.H156]" office:value-type="float" office:value="0.0455621301775148" calcext:value-type="float">
            <text:p>0.045562130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180" calcext:value-type="float">
            <text:p>511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<text:s/>time=</text:p>
          </table:table-cell>
          <table:table-cell office:value-type="float" office:value="11693" calcext:value-type="float">
            <text:p>11693</text:p>
          </table:table-cell>
          <table:table-cell table:formula="of:=1000*([.B157]-[.B156])/[.I157]" office:value-type="float" office:value="4415.58441558442" calcext:value-type="float">
            <text:p>4415.5844155844</text:p>
          </table:table-cell>
          <table:table-cell table:formula="of:=1000*([.D157]-[.D156])/[.I157]" office:value-type="float" office:value="4402.5974025974" calcext:value-type="float">
            <text:p>4402.5974025974</text:p>
          </table:table-cell>
          <table:table-cell table:formula="of:=[.F157]-[.F156]" office:value-type="float" office:value="77" calcext:value-type="float">
            <text:p>77</text:p>
          </table:table-cell>
          <table:table-cell table:formula="of:=200/[.G157]" office:value-type="float" office:value="0.0452941176470588" calcext:value-type="float">
            <text:p>0.0452941176</text:p>
          </table:table-cell>
          <table:table-cell table:formula="of:=200/[.H157]" office:value-type="float" office:value="0.0454277286135693" calcext:value-type="float">
            <text:p>0.0454277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517" calcext:value-type="float">
            <text:p>515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548" calcext:value-type="float">
            <text:p>51548</text:p>
          </table:table-cell>
          <table:table-cell office:value-type="string" calcext:value-type="string">
            <text:p><text:s/>time=</text:p>
          </table:table-cell>
          <table:table-cell office:value-type="float" office:value="11769" calcext:value-type="float">
            <text:p>11769</text:p>
          </table:table-cell>
          <table:table-cell table:formula="of:=1000*([.B158]-[.B157])/[.I158]" office:value-type="float" office:value="4434.21052631579" calcext:value-type="float">
            <text:p>4434.2105263158</text:p>
          </table:table-cell>
          <table:table-cell table:formula="of:=1000*([.D158]-[.D157])/[.I158]" office:value-type="float" office:value="4421.05263157895" calcext:value-type="float">
            <text:p>4421.052631579</text:p>
          </table:table-cell>
          <table:table-cell table:formula="of:=[.F158]-[.F157]" office:value-type="float" office:value="76" calcext:value-type="float">
            <text:p>76</text:p>
          </table:table-cell>
          <table:table-cell table:formula="of:=200/[.G158]" office:value-type="float" office:value="0.0451038575667656" calcext:value-type="float">
            <text:p>0.0451038576</text:p>
          </table:table-cell>
          <table:table-cell table:formula="of:=200/[.H158]" office:value-type="float" office:value="0.0452380952380952" calcext:value-type="float">
            <text:p>0.045238095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852" calcext:value-type="float">
            <text:p>51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883" calcext:value-type="float">
            <text:p>51883</text:p>
          </table:table-cell>
          <table:table-cell office:value-type="string" calcext:value-type="string">
            <text:p><text:s/>time=</text:p>
          </table:table-cell>
          <table:table-cell office:value-type="float" office:value="11846" calcext:value-type="float">
            <text:p>11846</text:p>
          </table:table-cell>
          <table:table-cell table:formula="of:=1000*([.B159]-[.B158])/[.I159]" office:value-type="float" office:value="4350.64935064935" calcext:value-type="float">
            <text:p>4350.6493506494</text:p>
          </table:table-cell>
          <table:table-cell table:formula="of:=1000*([.D159]-[.D158])/[.I159]" office:value-type="float" office:value="4350.64935064935" calcext:value-type="float">
            <text:p>4350.6493506494</text:p>
          </table:table-cell>
          <table:table-cell table:formula="of:=[.F159]-[.F158]" office:value-type="float" office:value="77" calcext:value-type="float">
            <text:p>77</text:p>
          </table:table-cell>
          <table:table-cell table:formula="of:=200/[.G159]" office:value-type="float" office:value="0.0459701492537313" calcext:value-type="float">
            <text:p>0.0459701493</text:p>
          </table:table-cell>
          <table:table-cell table:formula="of:=200/[.H159]" office:value-type="float" office:value="0.0459701492537313" calcext:value-type="float">
            <text:p>0.045970149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192" calcext:value-type="float">
            <text:p>521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219" calcext:value-type="float">
            <text:p>52219</text:p>
          </table:table-cell>
          <table:table-cell office:value-type="string" calcext:value-type="string">
            <text:p><text:s/>time=</text:p>
          </table:table-cell>
          <table:table-cell office:value-type="float" office:value="11923" calcext:value-type="float">
            <text:p>11923</text:p>
          </table:table-cell>
          <table:table-cell table:formula="of:=1000*([.B160]-[.B159])/[.I160]" office:value-type="float" office:value="4415.58441558442" calcext:value-type="float">
            <text:p>4415.5844155844</text:p>
          </table:table-cell>
          <table:table-cell table:formula="of:=1000*([.D160]-[.D159])/[.I160]" office:value-type="float" office:value="4363.63636363636" calcext:value-type="float">
            <text:p>4363.6363636364</text:p>
          </table:table-cell>
          <table:table-cell table:formula="of:=[.F160]-[.F159]" office:value-type="float" office:value="77" calcext:value-type="float">
            <text:p>77</text:p>
          </table:table-cell>
          <table:table-cell table:formula="of:=200/[.G160]" office:value-type="float" office:value="0.0452941176470588" calcext:value-type="float">
            <text:p>0.0452941176</text:p>
          </table:table-cell>
          <table:table-cell table:formula="of:=200/[.H160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531" calcext:value-type="float">
            <text:p>525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556" calcext:value-type="float">
            <text:p>52556</text:p>
          </table:table-cell>
          <table:table-cell office:value-type="string" calcext:value-type="string">
            <text:p><text:s/>time=</text:p>
          </table:table-cell>
          <table:table-cell office:value-type="float" office:value="12001" calcext:value-type="float">
            <text:p>12001</text:p>
          </table:table-cell>
          <table:table-cell table:formula="of:=1000*([.B161]-[.B160])/[.I161]" office:value-type="float" office:value="4346.15384615385" calcext:value-type="float">
            <text:p>4346.1538461539</text:p>
          </table:table-cell>
          <table:table-cell table:formula="of:=1000*([.D161]-[.D160])/[.I161]" office:value-type="float" office:value="4320.51282051282" calcext:value-type="float">
            <text:p>4320.5128205128</text:p>
          </table:table-cell>
          <table:table-cell table:formula="of:=[.F161]-[.F160]" office:value-type="float" office:value="78" calcext:value-type="float">
            <text:p>78</text:p>
          </table:table-cell>
          <table:table-cell table:formula="of:=200/[.G161]" office:value-type="float" office:value="0.0460176991150443" calcext:value-type="float">
            <text:p>0.0460176991</text:p>
          </table:table-cell>
          <table:table-cell table:formula="of:=200/[.H161]" office:value-type="float" office:value="0.0462908011869436" calcext:value-type="float">
            <text:p>0.046290801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865" calcext:value-type="float">
            <text:p>528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891" calcext:value-type="float">
            <text:p>52891</text:p>
          </table:table-cell>
          <table:table-cell office:value-type="string" calcext:value-type="string">
            <text:p><text:s/>time=</text:p>
          </table:table-cell>
          <table:table-cell office:value-type="float" office:value="12078" calcext:value-type="float">
            <text:p>12078</text:p>
          </table:table-cell>
          <table:table-cell table:formula="of:=1000*([.B162]-[.B161])/[.I162]" office:value-type="float" office:value="4337.66233766234" calcext:value-type="float">
            <text:p>4337.6623376623</text:p>
          </table:table-cell>
          <table:table-cell table:formula="of:=1000*([.D162]-[.D161])/[.I162]" office:value-type="float" office:value="4350.64935064935" calcext:value-type="float">
            <text:p>4350.6493506494</text:p>
          </table:table-cell>
          <table:table-cell table:formula="of:=[.F162]-[.F161]" office:value-type="float" office:value="77" calcext:value-type="float">
            <text:p>77</text:p>
          </table:table-cell>
          <table:table-cell table:formula="of:=200/[.G162]" office:value-type="float" office:value="0.0461077844311377" calcext:value-type="float">
            <text:p>0.0461077844</text:p>
          </table:table-cell>
          <table:table-cell table:formula="of:=200/[.H162]" office:value-type="float" office:value="0.0459701492537313" calcext:value-type="float">
            <text:p>0.045970149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205" calcext:value-type="float">
            <text:p>532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230" calcext:value-type="float">
            <text:p>53230</text:p>
          </table:table-cell>
          <table:table-cell office:value-type="string" calcext:value-type="string">
            <text:p><text:s/>time=</text:p>
          </table:table-cell>
          <table:table-cell office:value-type="float" office:value="12154" calcext:value-type="float">
            <text:p>12154</text:p>
          </table:table-cell>
          <table:table-cell table:formula="of:=1000*([.B163]-[.B162])/[.I163]" office:value-type="float" office:value="4473.68421052632" calcext:value-type="float">
            <text:p>4473.6842105263</text:p>
          </table:table-cell>
          <table:table-cell table:formula="of:=1000*([.D163]-[.D162])/[.I163]" office:value-type="float" office:value="4460.52631578947" calcext:value-type="float">
            <text:p>4460.5263157895</text:p>
          </table:table-cell>
          <table:table-cell table:formula="of:=[.F163]-[.F162]" office:value-type="float" office:value="76" calcext:value-type="float">
            <text:p>76</text:p>
          </table:table-cell>
          <table:table-cell table:formula="of:=200/[.G163]" office:value-type="float" office:value="0.0447058823529412" calcext:value-type="float">
            <text:p>0.0447058824</text:p>
          </table:table-cell>
          <table:table-cell table:formula="of:=200/[.H163]" office:value-type="float" office:value="0.0448377581120944" calcext:value-type="float">
            <text:p>0.044837758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544" calcext:value-type="float">
            <text:p>535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569" calcext:value-type="float">
            <text:p>53569</text:p>
          </table:table-cell>
          <table:table-cell office:value-type="string" calcext:value-type="string">
            <text:p><text:s/>time=</text:p>
          </table:table-cell>
          <table:table-cell office:value-type="float" office:value="12231" calcext:value-type="float">
            <text:p>12231</text:p>
          </table:table-cell>
          <table:table-cell table:formula="of:=1000*([.B164]-[.B163])/[.I164]" office:value-type="float" office:value="4402.5974025974" calcext:value-type="float">
            <text:p>4402.5974025974</text:p>
          </table:table-cell>
          <table:table-cell table:formula="of:=1000*([.D164]-[.D163])/[.I164]" office:value-type="float" office:value="4402.5974025974" calcext:value-type="float">
            <text:p>4402.5974025974</text:p>
          </table:table-cell>
          <table:table-cell table:formula="of:=[.F164]-[.F163]" office:value-type="float" office:value="77" calcext:value-type="float">
            <text:p>77</text:p>
          </table:table-cell>
          <table:table-cell table:formula="of:=200/[.G164]" office:value-type="float" office:value="0.0454277286135693" calcext:value-type="float">
            <text:p>0.0454277286</text:p>
          </table:table-cell>
          <table:table-cell table:formula="of:=200/[.H164]" office:value-type="float" office:value="0.0454277286135693" calcext:value-type="float">
            <text:p>0.045427728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880" calcext:value-type="float">
            <text:p>538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905" calcext:value-type="float">
            <text:p>53905</text:p>
          </table:table-cell>
          <table:table-cell office:value-type="string" calcext:value-type="string">
            <text:p><text:s/>time=</text:p>
          </table:table-cell>
          <table:table-cell office:value-type="float" office:value="12308" calcext:value-type="float">
            <text:p>12308</text:p>
          </table:table-cell>
          <table:table-cell table:formula="of:=1000*([.B165]-[.B164])/[.I165]" office:value-type="float" office:value="4363.63636363636" calcext:value-type="float">
            <text:p>4363.6363636364</text:p>
          </table:table-cell>
          <table:table-cell table:formula="of:=1000*([.D165]-[.D164])/[.I165]" office:value-type="float" office:value="4363.63636363636" calcext:value-type="float">
            <text:p>4363.6363636364</text:p>
          </table:table-cell>
          <table:table-cell table:formula="of:=[.F165]-[.F164]" office:value-type="float" office:value="77" calcext:value-type="float">
            <text:p>77</text:p>
          </table:table-cell>
          <table:table-cell table:formula="of:=200/[.G165]" office:value-type="float" office:value="0.0458333333333333" calcext:value-type="float">
            <text:p>0.0458333333</text:p>
          </table:table-cell>
          <table:table-cell table:formula="of:=200/[.H165]" office:value-type="float" office:value="0.0458333333333333" calcext:value-type="float">
            <text:p>0.045833333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215" calcext:value-type="float">
            <text:p>542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240" calcext:value-type="float">
            <text:p>54240</text:p>
          </table:table-cell>
          <table:table-cell office:value-type="string" calcext:value-type="string">
            <text:p><text:s/>time=</text:p>
          </table:table-cell>
          <table:table-cell office:value-type="float" office:value="12385" calcext:value-type="float">
            <text:p>12385</text:p>
          </table:table-cell>
          <table:table-cell table:formula="of:=1000*([.B166]-[.B165])/[.I166]" office:value-type="float" office:value="4350.64935064935" calcext:value-type="float">
            <text:p>4350.6493506494</text:p>
          </table:table-cell>
          <table:table-cell table:formula="of:=1000*([.D166]-[.D165])/[.I166]" office:value-type="float" office:value="4350.64935064935" calcext:value-type="float">
            <text:p>4350.6493506494</text:p>
          </table:table-cell>
          <table:table-cell table:formula="of:=[.F166]-[.F165]" office:value-type="float" office:value="77" calcext:value-type="float">
            <text:p>77</text:p>
          </table:table-cell>
          <table:table-cell table:formula="of:=200/[.G166]" office:value-type="float" office:value="0.0459701492537313" calcext:value-type="float">
            <text:p>0.0459701493</text:p>
          </table:table-cell>
          <table:table-cell table:formula="of:=200/[.H166]" office:value-type="float" office:value="0.0459701492537313" calcext:value-type="float">
            <text:p>0.0459701493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5" table:formula="of:=AVERAGE([.J2:.J166])" office:value-type="float" office:value="0.0454972071183561" calcext:value-type="float">
            <text:p>0.0454972071</text:p>
          </table:table-cell>
          <table:table-cell table:style-name="ce5" table:formula="of:=AVERAGE([.K2:.K166])" office:value-type="float" office:value="0.04547784898317" calcext:value-type="float">
            <text:p>0.045477849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5" table:formula="of:=COM.MICROSOFT.STDEV.P([.J2:.J166])" office:value-type="float" office:value="0.00293313927030393" calcext:value-type="float">
            <text:p>0.0029331393</text:p>
          </table:table-cell>
          <table:table-cell table:style-name="ce5" table:formula="of:=COM.MICROSOFT.STDEV.P([.K2:.K166])" office:value-type="float" office:value="0.00339819634316281" calcext:value-type="float">
            <text:p>0.0033981963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formula="of:=[.J170]/[.J169]" office:value-type="percentage" office:value="0.06446855655719" calcext:value-type="percentage">
            <text:p>6.45%</text:p>
          </table:table-cell>
          <table:table-cell table:style-name="ce3" table:formula="of:=[.K170]/[.K169]" office:value-type="percentage" office:value="0.0747220112459669" calcext:value-type="percentage">
            <text:p>7.47%</text:p>
          </table:table-cell>
        </table:table-row>
      </table:table>
      <table:table table:name="Summary" table:style-name="ta1"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ULSES/SEC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string" calcext:value-type="string">
            <text:p>AVERAGE</text:p>
          </table:table-cell>
          <table:table-cell table:style-name="ce6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style-name="ce7" office:value-type="float" office:value="0.0626810477657935" calcext:value-type="float">
            <text:p>0.0627</text:p>
          </table:table-cell>
          <table:table-cell table:style-name="ce7" office:value-type="float" office:value="0.0510133554607238" calcext:value-type="float">
            <text:p>0.0510</text:p>
          </table:table-cell>
          <table:table-cell table:style-name="ce7" office:value-type="float" office:value="0.0510038220173718" calcext:value-type="float">
            <text:p>0.0510</text:p>
          </table:table-cell>
          <table:table-cell table:style-name="ce7" office:value-type="float" office:value="0.04752117242065" calcext:value-type="float">
            <text:p>0.0475</text:p>
          </table:table-cell>
          <table:table-cell table:style-name="ce8" office:value-type="float" office:value="0.046170981365733" calcext:value-type="float">
            <text:p>0.0462</text:p>
          </table:table-cell>
          <table:table-cell table:style-name="ce8" office:value-type="float" office:value="0.0454972071183561" calcext:value-type="float">
            <text:p>0.0455</text:p>
          </table:table-cell>
          <table:table-cell table:style-name="ce10" table:formula="of:=AVERAGE([.B2:.G2])" office:value-type="float" office:value="0.0506479310247714" calcext:value-type="float">
            <text:p>0.0506</text:p>
          </table:table-cell>
          <table:table-cell table:style-name="ce11" table:formula="of:=COM.MICROSOFT.STDEV.P([.B2:.G2])/[.H2]" office:value-type="percentage" office:value="0.114392774708102" calcext:value-type="percentage">
            <text:p>11.44%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style-name="ce7" office:value-type="float" office:value="0.0525334947538337" calcext:value-type="float">
            <text:p>0.0525</text:p>
          </table:table-cell>
          <table:table-cell table:style-name="ce7" office:value-type="float" office:value="0.0486913411387096" calcext:value-type="float">
            <text:p>0.0487</text:p>
          </table:table-cell>
          <table:table-cell table:style-name="ce7" office:value-type="float" office:value="0.0475194980215807" calcext:value-type="float">
            <text:p>0.0475</text:p>
          </table:table-cell>
          <table:table-cell table:style-name="ce7" office:value-type="float" office:value="0.0469620270455907" calcext:value-type="float">
            <text:p>0.0470</text:p>
          </table:table-cell>
          <table:table-cell table:style-name="ce8" office:value-type="float" office:value="0.0463235011665046" calcext:value-type="float">
            <text:p>0.0463</text:p>
          </table:table-cell>
          <table:table-cell table:style-name="ce8" office:value-type="float" office:value="0.04547784898317" calcext:value-type="float">
            <text:p>0.0455</text:p>
          </table:table-cell>
          <table:table-cell table:style-name="ce10" table:formula="of:=AVERAGE([.B3:.G3])" office:value-type="float" office:value="0.0479179518515649" calcext:value-type="float">
            <text:p>0.0479</text:p>
          </table:table-cell>
          <table:table-cell table:style-name="ce11" table:formula="of:=COM.MICROSOFT.STDEV.P([.B3:.G3])/[.H3]" office:value-type="percentage" office:value="0.0477943510547706" calcext:value-type="percentage">
            <text:p>4.7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float" office:value="0.0530548494161348" calcext:value-type="float">
            <text:p>0.053054849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0489265902399287" calcext:value-type="float">
            <text:p>0.04892659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6:18:52.73897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6:12:02.588980237</meta:creation-date>
    <dc:date>2016-07-28T16:30:19.164877844</dc:date>
    <meta:editing-duration>PT1H28M33S</meta:editing-duration>
    <meta:editing-cycles>18</meta:editing-cycles>
    <meta:generator>LibreOffice/4.2.8.2$Linux_X86_64 LibreOffice_project/420m0$Build-2</meta:generator>
    <meta:document-statistic meta:table-count="7" meta:cell-count="7325" meta:object-count="0"/>
  </office:meta>
</office:document-meta>
</file>